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6.1458in" table:align="left"/>
    </style:style>
    <style:style style:name="Table22.A" style:family="table-column">
      <style:table-column-properties style:column-width="0.5625in"/>
    </style:style>
    <style:style style:name="Table22.B" style:family="table-column">
      <style:table-column-properties style:column-width="0.3799in"/>
    </style:style>
    <style:style style:name="Table22.C" style:family="table-column">
      <style:table-column-properties style:column-width="0.5056in"/>
    </style:style>
    <style:style style:name="Table22.D" style:family="table-column">
      <style:table-column-properties style:column-width="0.4167in"/>
    </style:style>
    <style:style style:name="Table22.E" style:family="table-column">
      <style:table-column-properties style:column-width="0.5417in"/>
    </style:style>
    <style:style style:name="Table22.F" style:family="table-column">
      <style:table-column-properties style:column-width="3.7396in"/>
    </style:style>
    <style:style style:name="Table22.A1" style:family="table-cell">
      <style:table-cell-properties style:vertical-align="middle" fo:background-color="#3b3b3b" fo:padding="0.0194in" fo:border="none">
        <style:background-image/>
      </style:table-cell-properties>
    </style:style>
    <style:style style:name="Table22.A2" style:family="table-cell">
      <style:table-cell-properties style:vertical-align="middle" fo:background-color="#f0efe2" fo:padding="0.0194in" fo:border="none">
        <style:background-image/>
      </style:table-cell-properties>
    </style:style>
    <style:style style:name="Table22.B2" style:family="table-cell" style:data-style-name="N0">
      <style:table-cell-properties style:vertical-align="middle" fo:background-color="#f0efe2" fo:padding="0.0194in" fo:border="none">
        <style:background-image/>
      </style:table-cell-properties>
    </style:style>
    <style:style style:name="Table23" style:family="table">
      <style:table-properties style:width="3.4896in" table:align="left" fo:background-color="#ffffff">
        <style:background-image/>
      </style:table-properties>
    </style:style>
    <style:style style:name="Table23.A" style:family="table-column">
      <style:table-column-properties style:column-width="0.6542in"/>
    </style:style>
    <style:style style:name="Table23.B" style:family="table-column">
      <style:table-column-properties style:column-width="2.8354in"/>
    </style:style>
    <style:style style:name="Table23.A1" style:family="table-cell">
      <style:table-cell-properties style:vertical-align="middle" fo:background-color="#cfe2f3" fo:padding="0.0521in" fo:border="none">
        <style:background-image/>
      </style:table-cell-properties>
    </style:style>
    <style:style style:name="Table23.A2" style:family="table-cell">
      <style:table-cell-properties style:vertical-align="middle" fo:padding="0.0521in" fo:border="none"/>
    </style:style>
    <style:style style:name="Table23.3" style:family="table-row">
      <style:table-row-properties fo:background-color="#f3f3f3">
        <style:background-image/>
      </style:table-row-properties>
    </style:style>
    <style:style style:name="Table23.A7" style:family="table-cell">
      <style:table-cell-properties style:vertical-align="middle" style:border-line-width-left="0.0007in 0.0347in 0.0007in" style:border-line-width-bottom="0.0007in 0.0347in 0.0007in" fo:padding="0.0521in" fo:border-left="0.0361in double #808080" fo:border-right="none" fo:border-top="none" fo:border-bottom="0.0361in double #808080"/>
    </style:style>
    <style:style style:name="Table23.B7" style:family="table-cell">
      <style:table-cell-properties style:vertical-align="middle"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1" style:family="table">
      <style:table-properties style:width="6.1542in" fo:margin-left="-0.0063in" fo:margin-right="0.7792in" table:align="margins"/>
    </style:style>
    <style:style style:name="Table1.A" style:family="table-column">
      <style:table-column-properties style:column-width="0.5729in" style:rel-column-width="6102*"/>
    </style:style>
    <style:style style:name="Table1.B" style:family="table-column">
      <style:table-column-properties style:column-width="0.375in" style:rel-column-width="3994*"/>
    </style:style>
    <style:style style:name="Table1.C" style:family="table-column">
      <style:table-column-properties style:column-width="0.5104in" style:rel-column-width="5437*"/>
    </style:style>
    <style:style style:name="Table1.D" style:family="table-column">
      <style:table-column-properties style:column-width="0.4167in" style:rel-column-width="4438*"/>
    </style:style>
    <style:style style:name="Table1.E" style:family="table-column">
      <style:table-column-properties style:column-width="0.5417in" style:rel-column-width="5770*"/>
    </style:style>
    <style:style style:name="Table1.F" style:family="table-column">
      <style:table-column-properties style:column-width="3.7368in" style:rel-column-width="39794*"/>
    </style:style>
    <style:style style:name="Table1.A1" style:family="table-cell">
      <style:table-cell-properties style:vertical-align="middle" fo:background-color="#3b3b3b" fo:padding="0.0194in" fo:border="none">
        <style:background-image/>
      </style:table-cell-properties>
    </style:style>
    <style:style style:name="Table1.A2" style:family="table-cell">
      <style:table-cell-properties style:vertical-align="middle" fo:background-color="#f0efe2" fo:padding="0.0194in" fo:border="none">
        <style:background-image/>
      </style:table-cell-properties>
    </style:style>
    <style:style style:name="Table1.B2" style:family="table-cell" style:data-style-name="N0">
      <style:table-cell-properties style:vertical-align="middle" fo:background-color="#f0efe2" fo:padding="0.0194in" fo:border="none">
        <style:background-image/>
      </style:table-cell-properties>
    </style:style>
    <style:style style:name="Table4" style:family="table">
      <style:table-properties style:width="6.1542in" fo:margin-left="-0.0063in" fo:margin-right="0.7792in" table:align="margins"/>
    </style:style>
    <style:style style:name="Table4.A" style:family="table-column">
      <style:table-column-properties style:column-width="0.5729in" style:rel-column-width="6102*"/>
    </style:style>
    <style:style style:name="Table4.B" style:family="table-column">
      <style:table-column-properties style:column-width="0.375in" style:rel-column-width="3994*"/>
    </style:style>
    <style:style style:name="Table4.C" style:family="table-column">
      <style:table-column-properties style:column-width="0.5104in" style:rel-column-width="5437*"/>
    </style:style>
    <style:style style:name="Table4.D" style:family="table-column">
      <style:table-column-properties style:column-width="0.4167in" style:rel-column-width="4438*"/>
    </style:style>
    <style:style style:name="Table4.E" style:family="table-column">
      <style:table-column-properties style:column-width="0.5417in" style:rel-column-width="5770*"/>
    </style:style>
    <style:style style:name="Table4.F" style:family="table-column">
      <style:table-column-properties style:column-width="3.7368in" style:rel-column-width="39794*"/>
    </style:style>
    <style:style style:name="Table4.A1" style:family="table-cell">
      <style:table-cell-properties style:vertical-align="middle" fo:background-color="#3b3b3b" fo:padding="0.0194in" fo:border="none">
        <style:background-image/>
      </style:table-cell-properties>
    </style:style>
    <style:style style:name="Table4.A2" style:family="table-cell">
      <style:table-cell-properties style:vertical-align="middle" fo:background-color="#f0efe2" fo:padding="0.0194in" fo:border="none">
        <style:background-image/>
      </style:table-cell-properties>
    </style:style>
    <style:style style:name="Table4.B2" style:family="table-cell" style:data-style-name="N0">
      <style:table-cell-properties style:vertical-align="middle" fo:background-color="#f0efe2" fo:padding="0.0194in" fo:border="none">
        <style:background-image/>
      </style:table-cell-properties>
    </style:style>
    <style:style style:name="Table5" style:family="table">
      <style:table-properties style:width="6.1542in" fo:margin-left="-0.0063in" fo:margin-right="0.7792in" table:align="margins"/>
    </style:style>
    <style:style style:name="Table5.A" style:family="table-column">
      <style:table-column-properties style:column-width="0.5729in" style:rel-column-width="6102*"/>
    </style:style>
    <style:style style:name="Table5.B" style:family="table-column">
      <style:table-column-properties style:column-width="0.375in" style:rel-column-width="3994*"/>
    </style:style>
    <style:style style:name="Table5.C" style:family="table-column">
      <style:table-column-properties style:column-width="0.5104in" style:rel-column-width="5437*"/>
    </style:style>
    <style:style style:name="Table5.D" style:family="table-column">
      <style:table-column-properties style:column-width="0.4167in" style:rel-column-width="4438*"/>
    </style:style>
    <style:style style:name="Table5.E" style:family="table-column">
      <style:table-column-properties style:column-width="0.5417in" style:rel-column-width="5770*"/>
    </style:style>
    <style:style style:name="Table5.F" style:family="table-column">
      <style:table-column-properties style:column-width="3.7368in" style:rel-column-width="39794*"/>
    </style:style>
    <style:style style:name="Table5.A1" style:family="table-cell">
      <style:table-cell-properties style:vertical-align="middle" fo:background-color="#3b3b3b" fo:padding="0.0194in" fo:border="none">
        <style:background-image/>
      </style:table-cell-properties>
    </style:style>
    <style:style style:name="Table5.A2" style:family="table-cell">
      <style:table-cell-properties style:vertical-align="middle" fo:background-color="#f0efe2" fo:padding="0.0194in" fo:border="none">
        <style:background-image/>
      </style:table-cell-properties>
    </style:style>
    <style:style style:name="Table5.B2" style:family="table-cell" style:data-style-name="N0">
      <style:table-cell-properties style:vertical-align="middle" fo:background-color="#f0efe2" fo:padding="0.0194in" fo:border="none">
        <style:background-image/>
      </style:table-cell-properties>
    </style:style>
    <style:style style:name="Table6" style:family="table">
      <style:table-properties style:width="6.1542in" fo:margin-left="-0.0063in" fo:margin-right="0.7792in" table:align="margins"/>
    </style:style>
    <style:style style:name="Table6.A" style:family="table-column">
      <style:table-column-properties style:column-width="0.8958in" style:rel-column-width="9542*"/>
    </style:style>
    <style:style style:name="Table6.B" style:family="table-column">
      <style:table-column-properties style:column-width="0.9271in" style:rel-column-width="9875*"/>
    </style:style>
    <style:style style:name="Table6.C" style:family="table-column">
      <style:table-column-properties style:column-width="0.9792in" style:rel-column-width="10430*"/>
    </style:style>
    <style:style style:name="Table6.D" style:family="table-column">
      <style:table-column-properties style:column-width="1.0208in" style:rel-column-width="10874*"/>
    </style:style>
    <style:style style:name="Table6.E" style:family="table-column">
      <style:table-column-properties style:column-width="1.2715in" style:rel-column-width="13537*"/>
    </style:style>
    <style:style style:name="Table6.F" style:family="table-column">
      <style:table-column-properties style:column-width="1.059in" style:rel-column-width="11277*"/>
    </style:style>
    <style:style style:name="Table6.A1" style:family="table-cell">
      <style:table-cell-properties style:vertical-align="middle" fo:background-color="#f0efe2" fo:padding="0.0194in" fo:border="none">
        <style:background-image/>
      </style:table-cell-properties>
    </style:style>
    <style:style style:name="Table6.B1" style:family="table-cell" style:data-style-name="N0">
      <style:table-cell-properties style:vertical-align="middle" fo:background-color="#f0efe2" fo:padding="0.0194in" fo:border="none">
        <style:background-image/>
      </style:table-cell-properties>
    </style:style>
    <style:style style:name="Table2" style:family="table">
      <style:table-properties style:width="6.1458in" table:align="left"/>
    </style:style>
    <style:style style:name="Table2.A" style:family="table-column">
      <style:table-column-properties style:column-width="0.5625in"/>
    </style:style>
    <style:style style:name="Table2.B" style:family="table-column">
      <style:table-column-properties style:column-width="0.3799in"/>
    </style:style>
    <style:style style:name="Table2.C" style:family="table-column">
      <style:table-column-properties style:column-width="0.5056in"/>
    </style:style>
    <style:style style:name="Table2.D" style:family="table-column">
      <style:table-column-properties style:column-width="0.4167in"/>
    </style:style>
    <style:style style:name="Table2.E" style:family="table-column">
      <style:table-column-properties style:column-width="0.5417in"/>
    </style:style>
    <style:style style:name="Table2.F" style:family="table-column">
      <style:table-column-properties style:column-width="3.7396in"/>
    </style:style>
    <style:style style:name="Table2.A1" style:family="table-cell">
      <style:table-cell-properties style:vertical-align="middle" fo:background-color="#3b3b3b" fo:padding="0.0194in" fo:border="none">
        <style:background-image/>
      </style:table-cell-properties>
    </style:style>
    <style:style style:name="Table2.A2" style:family="table-cell">
      <style:table-cell-properties style:vertical-align="middle" fo:background-color="#f0efe2" fo:padding="0.0194in" fo:border="none">
        <style:background-image/>
      </style:table-cell-properties>
    </style:style>
    <style:style style:name="Table2.B2" style:family="table-cell" style:data-style-name="N0">
      <style:table-cell-properties style:vertical-align="middle" fo:background-color="#f0efe2" fo:padding="0.0194in" fo:border="none">
        <style:background-image/>
      </style:table-cell-properties>
    </style:style>
    <style:style style:name="Table3" style:family="table">
      <style:table-properties style:width="6.1458in" table:align="left"/>
    </style:style>
    <style:style style:name="Table3.A" style:family="table-column">
      <style:table-column-properties style:column-width="0.5625in"/>
    </style:style>
    <style:style style:name="Table3.B" style:family="table-column">
      <style:table-column-properties style:column-width="0.3799in"/>
    </style:style>
    <style:style style:name="Table3.C" style:family="table-column">
      <style:table-column-properties style:column-width="0.5056in"/>
    </style:style>
    <style:style style:name="Table3.D" style:family="table-column">
      <style:table-column-properties style:column-width="0.4167in"/>
    </style:style>
    <style:style style:name="Table3.E" style:family="table-column">
      <style:table-column-properties style:column-width="0.5417in"/>
    </style:style>
    <style:style style:name="Table3.F" style:family="table-column">
      <style:table-column-properties style:column-width="3.7396in"/>
    </style:style>
    <style:style style:name="Table3.A1" style:family="table-cell">
      <style:table-cell-properties style:vertical-align="middle" fo:background-color="#3b3b3b" fo:padding="0.0194in" fo:border="none">
        <style:background-image/>
      </style:table-cell-properties>
    </style:style>
    <style:style style:name="Table3.A2" style:family="table-cell">
      <style:table-cell-properties style:vertical-align="middle" fo:background-color="#f0efe2" fo:padding="0.0194in" fo:border="none">
        <style:background-image/>
      </style:table-cell-properties>
    </style:style>
    <style:style style:name="Table3.B2" style:family="table-cell" style:data-style-name="N0">
      <style:table-cell-properties style:vertical-align="middle" fo:background-color="#f0efe2" fo:padding="0.0194in" fo:border="none">
        <style:background-image/>
      </style:table-cell-properties>
    </style:style>
    <style:style style:name="Table7" style:family="table">
      <style:table-properties style:width="6.1458in" table:align="left"/>
    </style:style>
    <style:style style:name="Table7.A" style:family="table-column">
      <style:table-column-properties style:column-width="0.5625in"/>
    </style:style>
    <style:style style:name="Table7.B" style:family="table-column">
      <style:table-column-properties style:column-width="0.3799in"/>
    </style:style>
    <style:style style:name="Table7.C" style:family="table-column">
      <style:table-column-properties style:column-width="0.5056in"/>
    </style:style>
    <style:style style:name="Table7.D" style:family="table-column">
      <style:table-column-properties style:column-width="0.4167in"/>
    </style:style>
    <style:style style:name="Table7.E" style:family="table-column">
      <style:table-column-properties style:column-width="0.5417in"/>
    </style:style>
    <style:style style:name="Table7.F" style:family="table-column">
      <style:table-column-properties style:column-width="3.7396in"/>
    </style:style>
    <style:style style:name="Table7.A1" style:family="table-cell">
      <style:table-cell-properties style:vertical-align="middle" fo:background-color="#3b3b3b" fo:padding="0.0194in" fo:border="none">
        <style:background-image/>
      </style:table-cell-properties>
    </style:style>
    <style:style style:name="Table7.A2" style:family="table-cell">
      <style:table-cell-properties style:vertical-align="middle" fo:background-color="#f0efe2" fo:padding="0.0194in" fo:border="none">
        <style:background-image/>
      </style:table-cell-properties>
    </style:style>
    <style:style style:name="Table7.B2" style:family="table-cell" style:data-style-name="N0">
      <style:table-cell-properties style:vertical-align="middle" fo:background-color="#f0efe2" fo:padding="0.0194in" fo:border="none">
        <style:background-image/>
      </style:table-cell-properties>
    </style:style>
    <style:style style:name="Table8" style:family="table">
      <style:table-properties style:width="6.1458in" table:align="left"/>
    </style:style>
    <style:style style:name="Table8.A" style:family="table-column">
      <style:table-column-properties style:column-width="0.5625in"/>
    </style:style>
    <style:style style:name="Table8.B" style:family="table-column">
      <style:table-column-properties style:column-width="0.3799in"/>
    </style:style>
    <style:style style:name="Table8.C" style:family="table-column">
      <style:table-column-properties style:column-width="0.5056in"/>
    </style:style>
    <style:style style:name="Table8.D" style:family="table-column">
      <style:table-column-properties style:column-width="0.4167in"/>
    </style:style>
    <style:style style:name="Table8.E" style:family="table-column">
      <style:table-column-properties style:column-width="0.5417in"/>
    </style:style>
    <style:style style:name="Table8.F" style:family="table-column">
      <style:table-column-properties style:column-width="3.7396in"/>
    </style:style>
    <style:style style:name="Table8.A1" style:family="table-cell">
      <style:table-cell-properties style:vertical-align="middle" fo:background-color="#3b3b3b" fo:padding="0.0194in" fo:border="none">
        <style:background-image/>
      </style:table-cell-properties>
    </style:style>
    <style:style style:name="Table8.A2" style:family="table-cell">
      <style:table-cell-properties style:vertical-align="middle" fo:background-color="#f0efe2" fo:padding="0.0194in" fo:border="none">
        <style:background-image/>
      </style:table-cell-properties>
    </style:style>
    <style:style style:name="Table8.B2" style:family="table-cell" style:data-style-name="N0">
      <style:table-cell-properties style:vertical-align="middle" fo:background-color="#f0efe2" fo:padding="0.0194in" fo:border="none">
        <style:background-image/>
      </style:table-cell-properties>
    </style:style>
    <style:style style:name="Table9" style:family="table">
      <style:table-properties style:width="6.1458in" table:align="left"/>
    </style:style>
    <style:style style:name="Table9.A" style:family="table-column">
      <style:table-column-properties style:column-width="0.5625in"/>
    </style:style>
    <style:style style:name="Table9.B" style:family="table-column">
      <style:table-column-properties style:column-width="0.3799in"/>
    </style:style>
    <style:style style:name="Table9.C" style:family="table-column">
      <style:table-column-properties style:column-width="0.5056in"/>
    </style:style>
    <style:style style:name="Table9.D" style:family="table-column">
      <style:table-column-properties style:column-width="0.4167in"/>
    </style:style>
    <style:style style:name="Table9.E" style:family="table-column">
      <style:table-column-properties style:column-width="0.5417in"/>
    </style:style>
    <style:style style:name="Table9.F" style:family="table-column">
      <style:table-column-properties style:column-width="3.7396in"/>
    </style:style>
    <style:style style:name="Table9.A1" style:family="table-cell">
      <style:table-cell-properties style:vertical-align="middle" fo:background-color="#3b3b3b" fo:padding="0.0194in" fo:border="none">
        <style:background-image/>
      </style:table-cell-properties>
    </style:style>
    <style:style style:name="Table9.A2" style:family="table-cell">
      <style:table-cell-properties style:vertical-align="middle" fo:background-color="#f0efe2" fo:padding="0.0194in" fo:border="none">
        <style:background-image/>
      </style:table-cell-properties>
    </style:style>
    <style:style style:name="Table9.B2" style:family="table-cell" style:data-style-name="N0">
      <style:table-cell-properties style:vertical-align="middle" fo:background-color="#f0efe2" fo:padding="0.0194in" fo:border="none">
        <style:background-image/>
      </style:table-cell-properties>
    </style:style>
    <style:style style:name="Table10" style:family="table">
      <style:table-properties style:width="6.1458in" table:align="left"/>
    </style:style>
    <style:style style:name="Table10.A" style:family="table-column">
      <style:table-column-properties style:column-width="0.5625in"/>
    </style:style>
    <style:style style:name="Table10.B" style:family="table-column">
      <style:table-column-properties style:column-width="0.3799in"/>
    </style:style>
    <style:style style:name="Table10.C" style:family="table-column">
      <style:table-column-properties style:column-width="0.5056in"/>
    </style:style>
    <style:style style:name="Table10.D" style:family="table-column">
      <style:table-column-properties style:column-width="0.4167in"/>
    </style:style>
    <style:style style:name="Table10.E" style:family="table-column">
      <style:table-column-properties style:column-width="0.5417in"/>
    </style:style>
    <style:style style:name="Table10.F" style:family="table-column">
      <style:table-column-properties style:column-width="3.7396in"/>
    </style:style>
    <style:style style:name="Table10.A1" style:family="table-cell">
      <style:table-cell-properties style:vertical-align="middle" fo:background-color="#3b3b3b" fo:padding="0.0194in" fo:border="none">
        <style:background-image/>
      </style:table-cell-properties>
    </style:style>
    <style:style style:name="Table10.A2" style:family="table-cell">
      <style:table-cell-properties style:vertical-align="middle" fo:background-color="#f0efe2" fo:padding="0.0194in" fo:border="none">
        <style:background-image/>
      </style:table-cell-properties>
    </style:style>
    <style:style style:name="Table10.B2" style:family="table-cell" style:data-style-name="N0">
      <style:table-cell-properties style:vertical-align="middle" fo:background-color="#f0efe2" fo:padding="0.0194in" fo:border="none">
        <style:background-image/>
      </style:table-cell-properties>
    </style:style>
    <style:style style:name="Table11" style:family="table">
      <style:table-properties style:width="6.1458in" table:align="left"/>
    </style:style>
    <style:style style:name="Table11.A" style:family="table-column">
      <style:table-column-properties style:column-width="0.5625in"/>
    </style:style>
    <style:style style:name="Table11.B" style:family="table-column">
      <style:table-column-properties style:column-width="0.3799in"/>
    </style:style>
    <style:style style:name="Table11.C" style:family="table-column">
      <style:table-column-properties style:column-width="0.5056in"/>
    </style:style>
    <style:style style:name="Table11.D" style:family="table-column">
      <style:table-column-properties style:column-width="0.4167in"/>
    </style:style>
    <style:style style:name="Table11.E" style:family="table-column">
      <style:table-column-properties style:column-width="0.5417in"/>
    </style:style>
    <style:style style:name="Table11.F" style:family="table-column">
      <style:table-column-properties style:column-width="3.7396in"/>
    </style:style>
    <style:style style:name="Table11.A1" style:family="table-cell">
      <style:table-cell-properties style:vertical-align="middle" fo:background-color="#3b3b3b" fo:padding="0.0194in" fo:border="none">
        <style:background-image/>
      </style:table-cell-properties>
    </style:style>
    <style:style style:name="Table11.A2" style:family="table-cell">
      <style:table-cell-properties style:vertical-align="middle" fo:background-color="#f0efe2" fo:padding="0.0194in" fo:border="none">
        <style:background-image/>
      </style:table-cell-properties>
    </style:style>
    <style:style style:name="Table11.B2" style:family="table-cell" style:data-style-name="N0">
      <style:table-cell-properties style:vertical-align="middle" fo:background-color="#f0efe2" fo:padding="0.0194in" fo:border="none">
        <style:background-image/>
      </style:table-cell-properties>
    </style:style>
    <style:style style:name="Table12" style:family="table">
      <style:table-properties style:width="6.1458in" table:align="left"/>
    </style:style>
    <style:style style:name="Table12.A" style:family="table-column">
      <style:table-column-properties style:column-width="0.5625in"/>
    </style:style>
    <style:style style:name="Table12.B" style:family="table-column">
      <style:table-column-properties style:column-width="0.3799in"/>
    </style:style>
    <style:style style:name="Table12.C" style:family="table-column">
      <style:table-column-properties style:column-width="0.5056in"/>
    </style:style>
    <style:style style:name="Table12.D" style:family="table-column">
      <style:table-column-properties style:column-width="0.4167in"/>
    </style:style>
    <style:style style:name="Table12.E" style:family="table-column">
      <style:table-column-properties style:column-width="0.5417in"/>
    </style:style>
    <style:style style:name="Table12.F" style:family="table-column">
      <style:table-column-properties style:column-width="3.7396in"/>
    </style:style>
    <style:style style:name="Table12.A1" style:family="table-cell">
      <style:table-cell-properties style:vertical-align="middle" fo:background-color="#3b3b3b" fo:padding="0.0194in" fo:border="none">
        <style:background-image/>
      </style:table-cell-properties>
    </style:style>
    <style:style style:name="Table12.A2" style:family="table-cell">
      <style:table-cell-properties style:vertical-align="middle" fo:background-color="#f0efe2" fo:padding="0.0194in" fo:border="none">
        <style:background-image/>
      </style:table-cell-properties>
    </style:style>
    <style:style style:name="Table12.B2" style:family="table-cell" style:data-style-name="N0">
      <style:table-cell-properties style:vertical-align="middle" fo:background-color="#f0efe2" fo:padding="0.0194in" fo:border="none">
        <style:background-image/>
      </style:table-cell-properties>
    </style:style>
    <style:style style:name="Table13" style:family="table">
      <style:table-properties style:width="6.1458in" table:align="left"/>
    </style:style>
    <style:style style:name="Table13.A" style:family="table-column">
      <style:table-column-properties style:column-width="0.5625in"/>
    </style:style>
    <style:style style:name="Table13.B" style:family="table-column">
      <style:table-column-properties style:column-width="0.3799in"/>
    </style:style>
    <style:style style:name="Table13.C" style:family="table-column">
      <style:table-column-properties style:column-width="0.5056in"/>
    </style:style>
    <style:style style:name="Table13.D" style:family="table-column">
      <style:table-column-properties style:column-width="0.4167in"/>
    </style:style>
    <style:style style:name="Table13.E" style:family="table-column">
      <style:table-column-properties style:column-width="0.5417in"/>
    </style:style>
    <style:style style:name="Table13.F" style:family="table-column">
      <style:table-column-properties style:column-width="3.7396in"/>
    </style:style>
    <style:style style:name="Table13.A1" style:family="table-cell">
      <style:table-cell-properties style:vertical-align="middle" fo:background-color="#3b3b3b" fo:padding="0.0194in" fo:border="none">
        <style:background-image/>
      </style:table-cell-properties>
    </style:style>
    <style:style style:name="Table13.A2" style:family="table-cell">
      <style:table-cell-properties style:vertical-align="middle" fo:background-color="#f0efe2" fo:padding="0.0194in" fo:border="none">
        <style:background-image/>
      </style:table-cell-properties>
    </style:style>
    <style:style style:name="Table13.B2" style:family="table-cell" style:data-style-name="N0">
      <style:table-cell-properties style:vertical-align="middle" fo:background-color="#f0efe2" fo:padding="0.0194in" fo:border="none">
        <style:background-image/>
      </style:table-cell-properties>
    </style:style>
    <style:style style:name="Table15" style:family="table">
      <style:table-properties style:width="6.1458in" table:align="left"/>
    </style:style>
    <style:style style:name="Table15.A" style:family="table-column">
      <style:table-column-properties style:column-width="0.5625in"/>
    </style:style>
    <style:style style:name="Table15.B" style:family="table-column">
      <style:table-column-properties style:column-width="0.3799in"/>
    </style:style>
    <style:style style:name="Table15.C" style:family="table-column">
      <style:table-column-properties style:column-width="0.5056in"/>
    </style:style>
    <style:style style:name="Table15.D" style:family="table-column">
      <style:table-column-properties style:column-width="0.4167in"/>
    </style:style>
    <style:style style:name="Table15.E" style:family="table-column">
      <style:table-column-properties style:column-width="0.5417in"/>
    </style:style>
    <style:style style:name="Table15.F" style:family="table-column">
      <style:table-column-properties style:column-width="3.7396in"/>
    </style:style>
    <style:style style:name="Table15.A1" style:family="table-cell">
      <style:table-cell-properties style:vertical-align="middle" fo:background-color="#3b3b3b" fo:padding="0.0194in" fo:border="none">
        <style:background-image/>
      </style:table-cell-properties>
    </style:style>
    <style:style style:name="Table15.A2" style:family="table-cell">
      <style:table-cell-properties style:vertical-align="middle" fo:background-color="#f0efe2" fo:padding="0.0194in" fo:border="none">
        <style:background-image/>
      </style:table-cell-properties>
    </style:style>
    <style:style style:name="Table15.B2" style:family="table-cell" style:data-style-name="N0">
      <style:table-cell-properties style:vertical-align="middle" fo:background-color="#f0efe2" fo:padding="0.0194in" fo:border="none">
        <style:background-image/>
      </style:table-cell-properties>
    </style:style>
    <style:style style:name="Table14" style:family="table">
      <style:table-properties style:width="6.1458in" table:align="left"/>
    </style:style>
    <style:style style:name="Table14.A" style:family="table-column">
      <style:table-column-properties style:column-width="0.5625in"/>
    </style:style>
    <style:style style:name="Table14.B" style:family="table-column">
      <style:table-column-properties style:column-width="0.3799in"/>
    </style:style>
    <style:style style:name="Table14.C" style:family="table-column">
      <style:table-column-properties style:column-width="0.5056in"/>
    </style:style>
    <style:style style:name="Table14.D" style:family="table-column">
      <style:table-column-properties style:column-width="0.4167in"/>
    </style:style>
    <style:style style:name="Table14.E" style:family="table-column">
      <style:table-column-properties style:column-width="0.5417in"/>
    </style:style>
    <style:style style:name="Table14.F" style:family="table-column">
      <style:table-column-properties style:column-width="3.7396in"/>
    </style:style>
    <style:style style:name="Table14.A1" style:family="table-cell">
      <style:table-cell-properties style:vertical-align="middle" fo:background-color="#3b3b3b" fo:padding="0.0194in" fo:border="none">
        <style:background-image/>
      </style:table-cell-properties>
    </style:style>
    <style:style style:name="Table14.A2" style:family="table-cell">
      <style:table-cell-properties style:vertical-align="middle" fo:background-color="#f0efe2" fo:padding="0.0194in" fo:border="none">
        <style:background-image/>
      </style:table-cell-properties>
    </style:style>
    <style:style style:name="Table14.B2" style:family="table-cell" style:data-style-name="N0">
      <style:table-cell-properties style:vertical-align="middle" fo:background-color="#f0efe2" fo:padding="0.0194in" fo:border="none">
        <style:background-image/>
      </style:table-cell-properties>
    </style:style>
    <style:style style:name="Table16" style:family="table">
      <style:table-properties style:width="6.1458in" table:align="left"/>
    </style:style>
    <style:style style:name="Table16.A" style:family="table-column">
      <style:table-column-properties style:column-width="0.5625in"/>
    </style:style>
    <style:style style:name="Table16.B" style:family="table-column">
      <style:table-column-properties style:column-width="0.3799in"/>
    </style:style>
    <style:style style:name="Table16.C" style:family="table-column">
      <style:table-column-properties style:column-width="0.5056in"/>
    </style:style>
    <style:style style:name="Table16.D" style:family="table-column">
      <style:table-column-properties style:column-width="0.4167in"/>
    </style:style>
    <style:style style:name="Table16.E" style:family="table-column">
      <style:table-column-properties style:column-width="0.5417in"/>
    </style:style>
    <style:style style:name="Table16.F" style:family="table-column">
      <style:table-column-properties style:column-width="3.7396in"/>
    </style:style>
    <style:style style:name="Table16.A1" style:family="table-cell">
      <style:table-cell-properties style:vertical-align="middle" fo:background-color="#3b3b3b" fo:padding="0.0194in" fo:border="none">
        <style:background-image/>
      </style:table-cell-properties>
    </style:style>
    <style:style style:name="Table16.A2" style:family="table-cell">
      <style:table-cell-properties style:vertical-align="middle" fo:background-color="#f0efe2" fo:padding="0.0194in" fo:border="none">
        <style:background-image/>
      </style:table-cell-properties>
    </style:style>
    <style:style style:name="Table16.B2" style:family="table-cell" style:data-style-name="N0">
      <style:table-cell-properties style:vertical-align="middle" fo:background-color="#f0efe2" fo:padding="0.0194in" fo:border="none">
        <style:background-image/>
      </style:table-cell-properties>
    </style:style>
    <style:style style:name="Table17" style:family="table">
      <style:table-properties style:width="6.1458in" table:align="left"/>
    </style:style>
    <style:style style:name="Table17.A" style:family="table-column">
      <style:table-column-properties style:column-width="0.5625in"/>
    </style:style>
    <style:style style:name="Table17.B" style:family="table-column">
      <style:table-column-properties style:column-width="0.3799in"/>
    </style:style>
    <style:style style:name="Table17.C" style:family="table-column">
      <style:table-column-properties style:column-width="0.5056in"/>
    </style:style>
    <style:style style:name="Table17.D" style:family="table-column">
      <style:table-column-properties style:column-width="0.4167in"/>
    </style:style>
    <style:style style:name="Table17.E" style:family="table-column">
      <style:table-column-properties style:column-width="0.5417in"/>
    </style:style>
    <style:style style:name="Table17.F" style:family="table-column">
      <style:table-column-properties style:column-width="3.7396in"/>
    </style:style>
    <style:style style:name="Table17.A1" style:family="table-cell">
      <style:table-cell-properties style:vertical-align="middle" fo:background-color="#3b3b3b" fo:padding="0.0194in" fo:border="none">
        <style:background-image/>
      </style:table-cell-properties>
    </style:style>
    <style:style style:name="Table17.A2" style:family="table-cell">
      <style:table-cell-properties style:vertical-align="middle" fo:background-color="#f0efe2" fo:padding="0.0194in" fo:border="none">
        <style:background-image/>
      </style:table-cell-properties>
    </style:style>
    <style:style style:name="Table17.B2" style:family="table-cell" style:data-style-name="N0">
      <style:table-cell-properties style:vertical-align="middle" fo:background-color="#f0efe2" fo:padding="0.0194in" fo:border="none">
        <style:background-image/>
      </style:table-cell-properties>
    </style:style>
    <style:style style:name="Table18" style:family="table">
      <style:table-properties style:width="6.1458in" table:align="left"/>
    </style:style>
    <style:style style:name="Table18.A" style:family="table-column">
      <style:table-column-properties style:column-width="0.5625in"/>
    </style:style>
    <style:style style:name="Table18.B" style:family="table-column">
      <style:table-column-properties style:column-width="0.3799in"/>
    </style:style>
    <style:style style:name="Table18.C" style:family="table-column">
      <style:table-column-properties style:column-width="0.5056in"/>
    </style:style>
    <style:style style:name="Table18.D" style:family="table-column">
      <style:table-column-properties style:column-width="0.4167in"/>
    </style:style>
    <style:style style:name="Table18.E" style:family="table-column">
      <style:table-column-properties style:column-width="0.5417in"/>
    </style:style>
    <style:style style:name="Table18.F" style:family="table-column">
      <style:table-column-properties style:column-width="3.7396in"/>
    </style:style>
    <style:style style:name="Table18.A1" style:family="table-cell">
      <style:table-cell-properties style:vertical-align="middle" fo:background-color="#3b3b3b" fo:padding="0.0194in" fo:border="none">
        <style:background-image/>
      </style:table-cell-properties>
    </style:style>
    <style:style style:name="Table18.A2" style:family="table-cell">
      <style:table-cell-properties style:vertical-align="middle" fo:background-color="#f0efe2" fo:padding="0.0194in" fo:border="none">
        <style:background-image/>
      </style:table-cell-properties>
    </style:style>
    <style:style style:name="Table18.B2" style:family="table-cell" style:data-style-name="N0">
      <style:table-cell-properties style:vertical-align="middle" fo:background-color="#f0efe2" fo:padding="0.0194in" fo:border="none">
        <style:background-image/>
      </style:table-cell-properties>
    </style:style>
    <style:style style:name="Table19" style:family="table">
      <style:table-properties style:width="6.1458in" table:align="left"/>
    </style:style>
    <style:style style:name="Table19.A" style:family="table-column">
      <style:table-column-properties style:column-width="0.5625in"/>
    </style:style>
    <style:style style:name="Table19.B" style:family="table-column">
      <style:table-column-properties style:column-width="0.3799in"/>
    </style:style>
    <style:style style:name="Table19.C" style:family="table-column">
      <style:table-column-properties style:column-width="0.5056in"/>
    </style:style>
    <style:style style:name="Table19.D" style:family="table-column">
      <style:table-column-properties style:column-width="0.4167in"/>
    </style:style>
    <style:style style:name="Table19.E" style:family="table-column">
      <style:table-column-properties style:column-width="0.5417in"/>
    </style:style>
    <style:style style:name="Table19.F" style:family="table-column">
      <style:table-column-properties style:column-width="3.7396in"/>
    </style:style>
    <style:style style:name="Table19.A1" style:family="table-cell">
      <style:table-cell-properties style:vertical-align="middle" fo:background-color="#3b3b3b" fo:padding="0.0194in" fo:border="none">
        <style:background-image/>
      </style:table-cell-properties>
    </style:style>
    <style:style style:name="Table19.A2" style:family="table-cell">
      <style:table-cell-properties style:vertical-align="middle" fo:background-color="#f0efe2" fo:padding="0.0194in" fo:border="none">
        <style:background-image/>
      </style:table-cell-properties>
    </style:style>
    <style:style style:name="Table19.B2" style:family="table-cell" style:data-style-name="N0">
      <style:table-cell-properties style:vertical-align="middle" fo:background-color="#f0efe2" fo:padding="0.0194in" fo:border="none">
        <style:background-image/>
      </style:table-cell-properties>
    </style:style>
    <style:style style:name="Table20" style:family="table">
      <style:table-properties style:width="6.1458in" table:align="left"/>
    </style:style>
    <style:style style:name="Table20.A" style:family="table-column">
      <style:table-column-properties style:column-width="0.5625in"/>
    </style:style>
    <style:style style:name="Table20.B" style:family="table-column">
      <style:table-column-properties style:column-width="0.3799in"/>
    </style:style>
    <style:style style:name="Table20.C" style:family="table-column">
      <style:table-column-properties style:column-width="0.5056in"/>
    </style:style>
    <style:style style:name="Table20.D" style:family="table-column">
      <style:table-column-properties style:column-width="0.4167in"/>
    </style:style>
    <style:style style:name="Table20.E" style:family="table-column">
      <style:table-column-properties style:column-width="0.5417in"/>
    </style:style>
    <style:style style:name="Table20.F" style:family="table-column">
      <style:table-column-properties style:column-width="3.7396in"/>
    </style:style>
    <style:style style:name="Table20.A1" style:family="table-cell">
      <style:table-cell-properties style:vertical-align="middle" fo:background-color="#3b3b3b" fo:padding="0.0194in" fo:border="none">
        <style:background-image/>
      </style:table-cell-properties>
    </style:style>
    <style:style style:name="Table20.A2" style:family="table-cell">
      <style:table-cell-properties style:vertical-align="middle" fo:background-color="#f0efe2" fo:padding="0.0194in" fo:border="none">
        <style:background-image/>
      </style:table-cell-properties>
    </style:style>
    <style:style style:name="Table20.B2" style:family="table-cell" style:data-style-name="N0">
      <style:table-cell-properties style:vertical-align="middle" fo:background-color="#f0efe2" fo:padding="0.0194in" fo:border="none">
        <style:background-image/>
      </style:table-cell-properties>
    </style:style>
    <style:style style:name="Table21" style:family="table">
      <style:table-properties style:width="6.1458in" table:align="left"/>
    </style:style>
    <style:style style:name="Table21.A" style:family="table-column">
      <style:table-column-properties style:column-width="0.5625in"/>
    </style:style>
    <style:style style:name="Table21.B" style:family="table-column">
      <style:table-column-properties style:column-width="0.3799in"/>
    </style:style>
    <style:style style:name="Table21.C" style:family="table-column">
      <style:table-column-properties style:column-width="0.5056in"/>
    </style:style>
    <style:style style:name="Table21.D" style:family="table-column">
      <style:table-column-properties style:column-width="0.4167in"/>
    </style:style>
    <style:style style:name="Table21.E" style:family="table-column">
      <style:table-column-properties style:column-width="0.5417in"/>
    </style:style>
    <style:style style:name="Table21.F" style:family="table-column">
      <style:table-column-properties style:column-width="3.7396in"/>
    </style:style>
    <style:style style:name="Table21.A1" style:family="table-cell">
      <style:table-cell-properties style:vertical-align="middle" fo:background-color="#3b3b3b" fo:padding="0.0194in" fo:border="none">
        <style:background-image/>
      </style:table-cell-properties>
    </style:style>
    <style:style style:name="Table21.A2" style:family="table-cell">
      <style:table-cell-properties style:vertical-align="middle" fo:background-color="#f0efe2" fo:padding="0.0194in" fo:border="none">
        <style:background-image/>
      </style:table-cell-properties>
    </style:style>
    <style:style style:name="Table21.B2" style:family="table-cell" style:data-style-name="N0">
      <style:table-cell-properties style:vertical-align="middle" fo:background-color="#f0efe2" fo:padding="0.0194in" fo:border="none">
        <style:background-image/>
      </style:table-cell-properties>
    </style:style>
    <style:style style:name="Table24" style:family="table">
      <style:table-properties style:width="6.8021in" table:align="left"/>
    </style:style>
    <style:style style:name="Table24.A" style:family="table-column">
      <style:table-column-properties style:column-width="0.5in"/>
    </style:style>
    <style:style style:name="Table24.B" style:family="table-column">
      <style:table-column-properties style:column-width="0.4063in"/>
    </style:style>
    <style:style style:name="Table24.C" style:family="table-column">
      <style:table-column-properties style:column-width="0.4479in"/>
    </style:style>
    <style:style style:name="Table24.D" style:family="table-column">
      <style:table-column-properties style:column-width="0.4583in"/>
    </style:style>
    <style:style style:name="Table24.F" style:family="table-column">
      <style:table-column-properties style:column-width="2.3333in"/>
    </style:style>
    <style:style style:name="Table24.G" style:family="table-column">
      <style:table-column-properties style:column-width="0.3646in"/>
    </style:style>
    <style:style style:name="Table24.H" style:family="table-column">
      <style:table-column-properties style:column-width="0.4792in"/>
    </style:style>
    <style:style style:name="Table24.J" style:family="table-column">
      <style:table-column-properties style:column-width="0.9063in"/>
    </style:style>
    <style:style style:name="Table24.A1" style:family="table-cell">
      <style:table-cell-properties style:vertical-align="bottom" fo:background-color="#666666" fo:padding="0in" fo:border-left="0.0007in solid #666666" fo:border-right="none" fo:border-top="0.0007in solid #666666" fo:border-bottom="0.0007in solid #666666">
        <style:background-image/>
      </style:table-cell-properties>
    </style:style>
    <style:style style:name="Table24.F1" style:family="table-cell">
      <style:table-cell-properties style:vertical-align="bottom" fo:background-color="#666666" fo:padding="0in" fo:border="0.0007in solid #666666">
        <style:background-image/>
      </style:table-cell-properties>
    </style:style>
    <style:style style:name="Table24.G1" style:family="table-cell">
      <style:table-cell-properties style:vertical-align="middle" fo:background-color="#666666" fo:padding="0.0194in" fo:border="none">
        <style:background-image/>
      </style:table-cell-properties>
    </style:style>
    <style:style style:name="Table24.G2" style:family="table-cell" style:data-style-name="N0">
      <style:table-cell-properties style:vertical-align="middle" fo:background-color="#666666" fo:padding="0.0194in" fo:border="none">
        <style:background-image/>
      </style:table-cell-properties>
    </style:style>
    <style:style style:name="Table24.A3" style:family="table-cell">
      <style:table-cell-properties style:vertical-align="middle" fo:background-color="#f0efe2" fo:padding="0.0194in" fo:border="none">
        <style:background-image/>
      </style:table-cell-properties>
    </style:style>
    <style:style style:name="Table24.B3" style:family="table-cell" style:data-style-name="N0">
      <style:table-cell-properties style:vertical-align="middle" fo:background-color="#f0efe2" fo:padding="0.0194in" fo:border="none">
        <style:background-image/>
      </style:table-cell-properties>
    </style:style>
    <style:style style:name="Table25" style:family="table">
      <style:table-properties style:width="6.8021in" table:align="left"/>
    </style:style>
    <style:style style:name="Table25.A" style:family="table-column">
      <style:table-column-properties style:column-width="0.5in"/>
    </style:style>
    <style:style style:name="Table25.B" style:family="table-column">
      <style:table-column-properties style:column-width="0.4063in"/>
    </style:style>
    <style:style style:name="Table25.C" style:family="table-column">
      <style:table-column-properties style:column-width="0.4479in"/>
    </style:style>
    <style:style style:name="Table25.D" style:family="table-column">
      <style:table-column-properties style:column-width="0.4583in"/>
    </style:style>
    <style:style style:name="Table25.F" style:family="table-column">
      <style:table-column-properties style:column-width="2.3333in"/>
    </style:style>
    <style:style style:name="Table25.G" style:family="table-column">
      <style:table-column-properties style:column-width="0.3646in"/>
    </style:style>
    <style:style style:name="Table25.H" style:family="table-column">
      <style:table-column-properties style:column-width="0.4792in"/>
    </style:style>
    <style:style style:name="Table25.J" style:family="table-column">
      <style:table-column-properties style:column-width="0.9063in"/>
    </style:style>
    <style:style style:name="Table25.A1" style:family="table-cell">
      <style:table-cell-properties style:vertical-align="bottom" fo:background-color="#666666" fo:padding="0in" fo:border-left="0.0007in solid #666666" fo:border-right="none" fo:border-top="0.0007in solid #666666" fo:border-bottom="0.0007in solid #666666">
        <style:background-image/>
      </style:table-cell-properties>
    </style:style>
    <style:style style:name="Table25.F1" style:family="table-cell">
      <style:table-cell-properties style:vertical-align="bottom" fo:background-color="#666666" fo:padding="0in" fo:border="0.0007in solid #666666">
        <style:background-image/>
      </style:table-cell-properties>
    </style:style>
    <style:style style:name="Table25.G1" style:family="table-cell">
      <style:table-cell-properties style:vertical-align="middle" fo:background-color="#666666" fo:padding="0.0194in" fo:border="none">
        <style:background-image/>
      </style:table-cell-properties>
    </style:style>
    <style:style style:name="Table25.G2" style:family="table-cell" style:data-style-name="N0">
      <style:table-cell-properties style:vertical-align="middle" fo:background-color="#666666" fo:padding="0.0194in" fo:border="none">
        <style:background-image/>
      </style:table-cell-properties>
    </style:style>
    <style:style style:name="Table25.A3" style:family="table-cell">
      <style:table-cell-properties style:vertical-align="middle" fo:background-color="#f0efe2" fo:padding="0.0194in" fo:border="none">
        <style:background-image/>
      </style:table-cell-properties>
    </style:style>
    <style:style style:name="Table25.B3" style:family="table-cell" style:data-style-name="N0">
      <style:table-cell-properties style:vertical-align="middle" fo:background-color="#f0efe2" fo:padding="0.0194in" fo:border="none">
        <style:background-image/>
      </style:table-cell-properties>
    </style:style>
    <style:style style:name="Table26" style:family="table">
      <style:table-properties style:width="6.8021in" table:align="left"/>
    </style:style>
    <style:style style:name="Table26.A" style:family="table-column">
      <style:table-column-properties style:column-width="0.5in"/>
    </style:style>
    <style:style style:name="Table26.B" style:family="table-column">
      <style:table-column-properties style:column-width="0.4063in"/>
    </style:style>
    <style:style style:name="Table26.C" style:family="table-column">
      <style:table-column-properties style:column-width="0.4479in"/>
    </style:style>
    <style:style style:name="Table26.D" style:family="table-column">
      <style:table-column-properties style:column-width="0.4583in"/>
    </style:style>
    <style:style style:name="Table26.F" style:family="table-column">
      <style:table-column-properties style:column-width="2.3333in"/>
    </style:style>
    <style:style style:name="Table26.G" style:family="table-column">
      <style:table-column-properties style:column-width="0.3646in"/>
    </style:style>
    <style:style style:name="Table26.H" style:family="table-column">
      <style:table-column-properties style:column-width="0.4792in"/>
    </style:style>
    <style:style style:name="Table26.J" style:family="table-column">
      <style:table-column-properties style:column-width="0.9063in"/>
    </style:style>
    <style:style style:name="Table26.A1" style:family="table-cell">
      <style:table-cell-properties style:vertical-align="bottom" fo:background-color="#666666" fo:padding="0in" fo:border-left="0.0007in solid #666666" fo:border-right="none" fo:border-top="0.0007in solid #666666" fo:border-bottom="0.0007in solid #666666">
        <style:background-image/>
      </style:table-cell-properties>
    </style:style>
    <style:style style:name="Table26.F1" style:family="table-cell">
      <style:table-cell-properties style:vertical-align="bottom" fo:background-color="#666666" fo:padding="0in" fo:border="0.0007in solid #666666">
        <style:background-image/>
      </style:table-cell-properties>
    </style:style>
    <style:style style:name="Table26.G1" style:family="table-cell">
      <style:table-cell-properties style:vertical-align="middle" fo:background-color="#666666" fo:padding="0.0194in" fo:border="none">
        <style:background-image/>
      </style:table-cell-properties>
    </style:style>
    <style:style style:name="Table26.G2" style:family="table-cell" style:data-style-name="N0">
      <style:table-cell-properties style:vertical-align="middle" fo:background-color="#666666" fo:padding="0.0194in" fo:border="none">
        <style:background-image/>
      </style:table-cell-properties>
    </style:style>
    <style:style style:name="Table26.A3" style:family="table-cell">
      <style:table-cell-properties style:vertical-align="middle" fo:background-color="#f0efe2" fo:padding="0.0194in" fo:border="none">
        <style:background-image/>
      </style:table-cell-properties>
    </style:style>
    <style:style style:name="Table26.B3" style:family="table-cell" style:data-style-name="N0">
      <style:table-cell-properties style:vertical-align="middle" fo:background-color="#f0efe2" fo:padding="0.0194in" fo:border="none">
        <style:background-image/>
      </style:table-cell-properties>
    </style:style>
    <style:style style:name="Table27" style:family="table">
      <style:table-properties style:width="6.8021in" table:align="left"/>
    </style:style>
    <style:style style:name="Table27.A" style:family="table-column">
      <style:table-column-properties style:column-width="0.5in"/>
    </style:style>
    <style:style style:name="Table27.B" style:family="table-column">
      <style:table-column-properties style:column-width="0.4063in"/>
    </style:style>
    <style:style style:name="Table27.C" style:family="table-column">
      <style:table-column-properties style:column-width="0.4479in"/>
    </style:style>
    <style:style style:name="Table27.D" style:family="table-column">
      <style:table-column-properties style:column-width="0.4583in"/>
    </style:style>
    <style:style style:name="Table27.F" style:family="table-column">
      <style:table-column-properties style:column-width="2.3333in"/>
    </style:style>
    <style:style style:name="Table27.G" style:family="table-column">
      <style:table-column-properties style:column-width="0.3646in"/>
    </style:style>
    <style:style style:name="Table27.H" style:family="table-column">
      <style:table-column-properties style:column-width="0.4792in"/>
    </style:style>
    <style:style style:name="Table27.J" style:family="table-column">
      <style:table-column-properties style:column-width="0.9063in"/>
    </style:style>
    <style:style style:name="Table27.A1" style:family="table-cell">
      <style:table-cell-properties style:vertical-align="bottom" fo:background-color="#666666" fo:padding="0in" fo:border-left="0.0007in solid #666666" fo:border-right="none" fo:border-top="0.0007in solid #666666" fo:border-bottom="0.0007in solid #666666">
        <style:background-image/>
      </style:table-cell-properties>
    </style:style>
    <style:style style:name="Table27.F1" style:family="table-cell">
      <style:table-cell-properties style:vertical-align="bottom" fo:background-color="#666666" fo:padding="0in" fo:border="0.0007in solid #666666">
        <style:background-image/>
      </style:table-cell-properties>
    </style:style>
    <style:style style:name="Table27.G1" style:family="table-cell">
      <style:table-cell-properties style:vertical-align="middle" fo:background-color="#666666" fo:padding="0.0194in" fo:border="none">
        <style:background-image/>
      </style:table-cell-properties>
    </style:style>
    <style:style style:name="Table27.G2" style:family="table-cell" style:data-style-name="N0">
      <style:table-cell-properties style:vertical-align="middle" fo:background-color="#666666" fo:padding="0.0194in" fo:border="none">
        <style:background-image/>
      </style:table-cell-properties>
    </style:style>
    <style:style style:name="Table27.A3" style:family="table-cell">
      <style:table-cell-properties style:vertical-align="middle" fo:background-color="#f0efe2" fo:padding="0.0194in" fo:border="none">
        <style:background-image/>
      </style:table-cell-properties>
    </style:style>
    <style:style style:name="Table27.B3" style:family="table-cell" style:data-style-name="N0">
      <style:table-cell-properties style:vertical-align="middle" fo:background-color="#f0efe2" fo:padding="0.0194in" fo:border="none">
        <style:background-image/>
      </style:table-cell-properties>
    </style:style>
    <style:style style:name="Table28" style:family="table">
      <style:table-properties style:width="6.8021in" table:align="left"/>
    </style:style>
    <style:style style:name="Table28.A" style:family="table-column">
      <style:table-column-properties style:column-width="0.5in"/>
    </style:style>
    <style:style style:name="Table28.B" style:family="table-column">
      <style:table-column-properties style:column-width="0.4063in"/>
    </style:style>
    <style:style style:name="Table28.C" style:family="table-column">
      <style:table-column-properties style:column-width="0.4479in"/>
    </style:style>
    <style:style style:name="Table28.D" style:family="table-column">
      <style:table-column-properties style:column-width="0.4583in"/>
    </style:style>
    <style:style style:name="Table28.F" style:family="table-column">
      <style:table-column-properties style:column-width="2.3333in"/>
    </style:style>
    <style:style style:name="Table28.G" style:family="table-column">
      <style:table-column-properties style:column-width="0.3646in"/>
    </style:style>
    <style:style style:name="Table28.H" style:family="table-column">
      <style:table-column-properties style:column-width="0.4792in"/>
    </style:style>
    <style:style style:name="Table28.J" style:family="table-column">
      <style:table-column-properties style:column-width="0.9063in"/>
    </style:style>
    <style:style style:name="Table28.A1" style:family="table-cell">
      <style:table-cell-properties style:vertical-align="bottom" fo:background-color="#666666" fo:padding="0in" fo:border-left="0.0007in solid #666666" fo:border-right="none" fo:border-top="0.0007in solid #666666" fo:border-bottom="0.0007in solid #666666">
        <style:background-image/>
      </style:table-cell-properties>
    </style:style>
    <style:style style:name="Table28.F1" style:family="table-cell">
      <style:table-cell-properties style:vertical-align="bottom" fo:background-color="#666666" fo:padding="0in" fo:border="0.0007in solid #666666">
        <style:background-image/>
      </style:table-cell-properties>
    </style:style>
    <style:style style:name="Table28.G1" style:family="table-cell">
      <style:table-cell-properties style:vertical-align="middle" fo:background-color="#666666" fo:padding="0.0194in" fo:border="none">
        <style:background-image/>
      </style:table-cell-properties>
    </style:style>
    <style:style style:name="Table28.G2" style:family="table-cell" style:data-style-name="N0">
      <style:table-cell-properties style:vertical-align="middle" fo:background-color="#666666" fo:padding="0.0194in" fo:border="none">
        <style:background-image/>
      </style:table-cell-properties>
    </style:style>
    <style:style style:name="Table28.A3" style:family="table-cell">
      <style:table-cell-properties style:vertical-align="middle" fo:background-color="#f0efe2" fo:padding="0.0194in" fo:border="none">
        <style:background-image/>
      </style:table-cell-properties>
    </style:style>
    <style:style style:name="Table28.B3" style:family="table-cell" style:data-style-name="N0">
      <style:table-cell-properties style:vertical-align="middle" fo:background-color="#f0efe2" fo:padding="0.0194in" fo:border="none">
        <style:background-image/>
      </style:table-cell-properties>
    </style:style>
    <style:style style:name="Table29" style:family="table">
      <style:table-properties style:width="6.8021in" table:align="left"/>
    </style:style>
    <style:style style:name="Table29.A" style:family="table-column">
      <style:table-column-properties style:column-width="0.5in"/>
    </style:style>
    <style:style style:name="Table29.B" style:family="table-column">
      <style:table-column-properties style:column-width="0.4063in"/>
    </style:style>
    <style:style style:name="Table29.C" style:family="table-column">
      <style:table-column-properties style:column-width="0.4479in"/>
    </style:style>
    <style:style style:name="Table29.D" style:family="table-column">
      <style:table-column-properties style:column-width="0.4583in"/>
    </style:style>
    <style:style style:name="Table29.F" style:family="table-column">
      <style:table-column-properties style:column-width="2.3333in"/>
    </style:style>
    <style:style style:name="Table29.G" style:family="table-column">
      <style:table-column-properties style:column-width="0.3646in"/>
    </style:style>
    <style:style style:name="Table29.H" style:family="table-column">
      <style:table-column-properties style:column-width="0.4792in"/>
    </style:style>
    <style:style style:name="Table29.J" style:family="table-column">
      <style:table-column-properties style:column-width="0.9063in"/>
    </style:style>
    <style:style style:name="Table29.A1" style:family="table-cell">
      <style:table-cell-properties style:vertical-align="bottom" fo:background-color="#666666" fo:padding="0in" fo:border-left="0.0007in solid #666666" fo:border-right="none" fo:border-top="0.0007in solid #666666" fo:border-bottom="0.0007in solid #666666">
        <style:background-image/>
      </style:table-cell-properties>
    </style:style>
    <style:style style:name="Table29.F1" style:family="table-cell">
      <style:table-cell-properties style:vertical-align="bottom" fo:background-color="#666666" fo:padding="0in" fo:border="0.0007in solid #666666">
        <style:background-image/>
      </style:table-cell-properties>
    </style:style>
    <style:style style:name="Table29.G1" style:family="table-cell">
      <style:table-cell-properties style:vertical-align="middle" fo:background-color="#666666" fo:padding="0.0194in" fo:border="none">
        <style:background-image/>
      </style:table-cell-properties>
    </style:style>
    <style:style style:name="Table29.G2" style:family="table-cell" style:data-style-name="N0">
      <style:table-cell-properties style:vertical-align="middle" fo:background-color="#666666" fo:padding="0.0194in" fo:border="none">
        <style:background-image/>
      </style:table-cell-properties>
    </style:style>
    <style:style style:name="Table29.A3" style:family="table-cell">
      <style:table-cell-properties style:vertical-align="middle" fo:background-color="#f0efe2" fo:padding="0.0194in" fo:border="none">
        <style:background-image/>
      </style:table-cell-properties>
    </style:style>
    <style:style style:name="Table29.B3" style:family="table-cell" style:data-style-name="N0">
      <style:table-cell-properties style:vertical-align="middle" fo:background-color="#f0efe2" fo:padding="0.0194in" fo:border="none">
        <style:background-image/>
      </style:table-cell-properties>
    </style:style>
    <style:style style:name="P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color="#000000"/>
    </style:style>
    <style:style style:name="P3"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color="#000000" fo:font-weight="bold" style:font-weight-asian="bold" style:font-weight-complex="bold"/>
    </style:style>
    <style:style style:name="P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weight="bold" style:font-weight-asian="bold" style:font-weight-complex="bold"/>
    </style:style>
    <style:style style:name="P5"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6"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7"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8"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9" style:family="paragraph" style:parent-style-name="Table_20_Heading">
      <style:paragraph-properties fo:margin-left="0in" fo:margin-right="0in" fo:margin-top="0in" fo:margin-bottom="0in" fo:text-align="start" style:justify-single-word="false" fo:text-indent="0in" style:auto-text-indent="false" fo:padding="0in" fo:border="none"/>
      <style:text-properties fo:color="#ffffff" fo:font-size="10pt" style:font-size-asian="10pt" style:font-size-complex="10pt"/>
    </style:style>
    <style:style style:name="P10"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style>
    <style:style style:name="P11"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12"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3"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style>
    <style:style style:name="P14"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15"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size-complex="10pt"/>
    </style:style>
    <style:style style:name="P16"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47433f" style:font-name="Times New Roman" fo:font-size="10pt" fo:letter-spacing="normal" fo:font-style="normal" fo:font-weight="normal" style:font-size-asian="10pt" style:font-weight-asian="normal" style:font-size-complex="10pt" style:font-weight-complex="normal"/>
    </style:style>
    <style:style style:name="P17"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color="#000000" fo:font-weight="normal" style:font-weight-asian="normal" style:font-weight-complex="normal"/>
    </style:style>
    <style:style style:name="P19"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color="#000000" fo:font-size="10pt" fo:font-weight="normal" style:font-size-asian="10pt" style:font-weight-asian="normal" style:font-size-complex="10pt" style:font-weight-complex="normal"/>
    </style:style>
    <style:style style:name="P20"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color="#000000" fo:font-size="10pt" fo:font-weight="bold" style:font-size-asian="10pt" style:font-weight-asian="bold" style:font-size-complex="10pt" style:font-weight-complex="bold"/>
    </style:style>
    <style:style style:name="P21"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size="10pt" fo:font-weight="normal" style:font-size-asian="10pt" style:font-weight-asian="normal" style:font-size-complex="10pt" style:font-weight-complex="normal"/>
    </style:style>
    <style:style style:name="P23"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size="10pt" style:font-size-asian="10pt" style:font-size-complex="10pt"/>
    </style:style>
    <style:style style:name="P24"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47433f"/>
    </style:style>
    <style:style style:name="P25"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47433f" fo:font-weight="normal" style:font-weight-asian="normal" style:font-weight-complex="normal"/>
    </style:style>
    <style:style style:name="P26" style:family="paragraph" style:parent-style-name="Table_20_Contents">
      <style:paragraph-properties fo:margin-left="0in" fo:margin-right="0in" fo:margin-top="0in" fo:margin-bottom="0in" fo:text-align="center" style:justify-single-word="false" fo:text-indent="0in" style:auto-text-indent="false" fo:padding-left="0.0626in" fo:padding-right="0.0626in" fo:padding-top="0.0209in" fo:padding-bottom="0.0209in" fo:border="0.0008in solid #ffffff"/>
      <style:text-properties fo:color="#47433f" fo:font-weight="normal" style:font-weight-asian="normal" style:font-weight-complex="normal"/>
    </style:style>
    <style:style style:name="P27" style:family="paragraph" style:parent-style-name="Table_20_Contents">
      <style:paragraph-properties fo:margin-left="0in" fo:margin-right="0in" fo:margin-top="0in" fo:margin-bottom="0in" fo:text-align="center" style:justify-single-word="false" fo:text-indent="0in" style:auto-text-indent="false" fo:padding-left="0.0626in" fo:padding-right="0.0626in" fo:padding-top="0.0209in" fo:padding-bottom="0.0209in" fo:border="0.0008in solid #ffffff"/>
      <style:text-properties fo:color="#47433f"/>
    </style:style>
    <style:style style:name="P28"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000000" fo:font-size="10pt" style:font-size-asian="10pt" style:font-size-complex="10pt"/>
    </style:style>
    <style:style style:name="P29"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000000"/>
    </style:style>
    <style:style style:name="P30"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000000" fo:font-weight="normal" style:font-weight-asian="normal" style:font-weight-complex="normal"/>
    </style:style>
    <style:style style:name="P31"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font-variant="normal" fo:text-transform="none" fo:color="#47433f" style:font-name="Times New Roman" fo:font-size="12pt" fo:letter-spacing="normal" fo:font-style="normal" fo:font-weight="normal" style:font-size-asian="12pt" style:font-weight-asian="normal" style:font-size-complex="12pt" style:font-weight-complex="normal"/>
    </style:style>
    <style:style style:name="P32" style:family="paragraph" style:parent-style-name="Table_20_Heading">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ffffff" fo:font-size="10pt" style:font-size-asian="10pt" style:font-size-complex="10pt"/>
    </style:style>
    <style:style style:name="P33" style:family="paragraph" style:parent-style-name="Standard">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000000" fo:font-weight="normal" style:font-weight-asian="normal" style:font-weight-complex="normal"/>
    </style:style>
    <style:style style:name="P34" style:family="paragraph" style:parent-style-name="Standard">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5" style:family="paragraph" style:parent-style-name="Heading_20_4">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36" style:family="paragraph" style:parent-style-name="Standard">
      <style:paragraph-properties fo:margin-left="0in" fo:margin-right="0in" fo:margin-top="0in" fo:margin-bottom="0in" fo:text-align="start"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0pt" fo:letter-spacing="normal" fo:font-style="normal" fo:font-weight="normal"/>
    </style:style>
    <style:style style:name="P37" style:family="paragraph" style:parent-style-name="Text_20_body">
      <style:paragraph-properties fo:margin-left="0in" fo:margin-right="0in" fo:margin-top="0in" fo:margin-bottom="0in" fo:text-align="start" style:justify-single-word="false" fo:orphans="2" fo:widows="2" fo:text-indent="0in" style:auto-text-indent="false" fo:break-before="page" fo:padding="0in" fo:border="non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38" style:family="paragraph" style:parent-style-name="Heading_20_1">
      <style:paragraph-properties fo:margin-left="0in" fo:margin-right="0in" fo:margin-top="0in" fo:margin-bottom="0in" fo:text-align="start" style:justify-single-word="false" fo:orphans="2" fo:widows="2" fo:text-indent="0in" style:auto-text-indent="false" fo:break-before="page" fo:padding="0in" fo:border="non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39" style:family="paragraph" style:parent-style-name="Standard">
      <style:paragraph-properties fo:margin-left="0in" fo:margin-right="0in" fo:margin-top="0in" fo:margin-bottom="0in" fo:text-align="start" style:justify-single-word="false" fo:orphans="2" fo:widows="2" fo:text-indent="0in" style:auto-text-indent="false" fo:break-before="page" fo:padding="0in" fo:border="non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40" style:family="paragraph" style:parent-style-name="Table_20_Heading">
      <style:paragraph-properties fo:margin-left="0in" fo:margin-right="0in" fo:margin-top="0in" fo:margin-bottom="0in" fo:text-align="center" style:justify-single-word="false" fo:text-indent="0in" style:auto-text-indent="false" fo:background-color="#666666" fo:padding-left="0.0626in" fo:padding-right="0.0626in" fo:padding-top="0.0209in" fo:padding-bottom="0.0209in" fo:border="0.0008in solid #ffffff">
        <style:background-image/>
      </style:paragraph-properties>
      <style:text-properties fo:color="#ffffff" fo:font-size="10pt" style:font-size-asian="10pt" style:font-size-complex="10pt"/>
    </style:style>
    <style:style style:name="P41" style:family="paragraph" style:parent-style-name="Table_20_Heading">
      <style:paragraph-properties fo:margin-left="0in" fo:margin-right="0in" fo:margin-top="0in" fo:margin-bottom="0in" fo:text-align="center" style:justify-single-word="false" fo:text-indent="0in" style:auto-text-indent="false" fo:background-color="#666666" fo:padding="0in" fo:border="none">
        <style:background-image/>
      </style:paragraph-properties>
      <style:text-properties fo:color="#ffffff" fo:font-size="10pt" style:font-size-asian="10pt" style:font-size-complex="10pt"/>
    </style:style>
    <style:style style:name="P42" style:family="paragraph" style:parent-style-name="Heading_20_4">
      <style:paragraph-properties fo:margin-top="0in" fo:margin-bottom="0in" fo:text-align="start" style:justify-single-word="false" fo:padding-left="0.0626in" fo:padding-right="0.0626in" fo:padding-top="0.0209in" fo:padding-bottom="0.0209in" fo:border="0.0008in solid #ffffff"/>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43" style:family="paragraph" style:parent-style-name="Standard">
      <style:text-properties fo:font-size="10pt" fo:font-weight="normal" style:font-size-asian="10pt" style:font-weight-asian="normal" style:font-size-complex="10pt" style:font-weight-complex="normal"/>
    </style:style>
    <style:style style:name="P44" style:family="paragraph" style:parent-style-name="Standard">
      <style:text-properties fo:font-size="10pt" style:font-size-asian="10pt" style:font-size-complex="10pt"/>
    </style:style>
    <style:style style:name="P45" style:family="paragraph" style:parent-style-name="Standard">
      <style:text-properties fo:font-size="10pt" fo:font-weight="bold"/>
    </style:style>
    <style:style style:name="P46" style:family="paragraph" style:parent-style-name="Standard">
      <style:text-properties fo:font-size="10pt" fo:font-weight="bold" style:font-size-asian="10pt" style:font-weight-asian="bold" style:font-size-complex="10pt" style:font-weight-complex="bold"/>
    </style:style>
    <style:style style:name="P47" style:family="paragraph" style:parent-style-name="Standard">
      <style:text-properties fo:font-weight="bold" style:font-weight-asian="bold" style:font-weight-complex="bold"/>
    </style:style>
    <style:style style:name="P48" style:family="paragraph" style:parent-style-name="Standard">
      <style:text-properties fo:color="#000000"/>
    </style:style>
    <style:style style:name="P49" style:family="paragraph" style:parent-style-name="Standard">
      <style:text-properties fo:color="#000000" fo:font-weight="normal" style:font-weight-asian="normal" style:font-weight-complex="normal"/>
    </style:style>
    <style:style style:name="P50" style:family="paragraph" style:parent-style-name="Standard">
      <style:text-properties fo:color="#000000" fo:font-size="10pt" fo:font-weight="bold" style:font-size-asian="10pt" style:font-weight-asian="bold" style:font-size-complex="10pt" style:font-weight-complex="bold"/>
    </style:style>
    <style:style style:name="P51" style:family="paragraph" style:parent-style-name="Standard">
      <style:text-properties fo:color="#000000" fo:font-size="10pt" style:font-size-asian="10pt" style:font-size-complex="10pt"/>
    </style:style>
    <style:style style:name="P52" style:family="paragraph" style:parent-style-name="Standard">
      <style:text-properties fo:color="#000000" fo:font-size="10pt" fo:font-weight="normal" style:font-size-asian="10pt" style:font-weight-asian="normal" style:font-size-complex="10pt" style:font-weight-complex="normal"/>
    </style:style>
    <style:style style:name="P53" style:family="paragraph" style:parent-style-name="Standard">
      <style:text-properties fo:color="#000000" style:font-name="Times New Roman" fo:font-size="10pt" fo:font-weight="normal" style:font-size-asian="10pt" style:font-weight-asian="normal" style:font-size-complex="10pt" style:font-weight-complex="normal"/>
    </style:style>
    <style:style style:name="P54" style:family="paragraph" style:parent-style-name="Standard">
      <style:text-properties fo:color="#47433f"/>
    </style:style>
    <style:style style:name="P55" style:family="paragraph" style:parent-style-name="Standard">
      <style:text-properties fo:color="#47433f" fo:font-size="10pt" style:font-size-asian="10pt" style:font-size-complex="10pt"/>
    </style:style>
    <style:style style:name="P56" style:family="paragraph" style:parent-style-name="Standard">
      <style:text-properties fo:font-weight="normal" style:font-weight-asian="normal" style:font-weight-complex="normal"/>
    </style:style>
    <style:style style:name="P57" style:family="paragraph" style:parent-style-name="Standard">
      <style:text-properties fo:font-size="15pt" fo:font-weight="bold" style:font-size-asian="15pt" style:font-weight-asian="bold" style:font-size-complex="15pt" style:font-weight-complex="bold"/>
    </style:style>
    <style:style style:name="P58" style:family="paragraph" style:parent-style-name="Standard">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59" style:family="paragraph" style:parent-style-name="Text_20_body" style:master-page-name="">
      <style:paragraph-properties fo:margin-left="0.5102in" fo:margin-right="0in" fo:margin-top="0in" fo:margin-bottom="0in" fo:text-align="start" style:justify-single-word="false" fo:orphans="2" fo:widows="2" fo:text-indent="0in" style:auto-text-indent="false" style:page-number="auto" fo:padding="0in" fo:border="none"/>
    </style:style>
    <style:style style:name="P60" style:family="paragraph" style:parent-style-name="Text_20_body">
      <style:paragraph-properties fo:margin-left="0.5102in" fo:margin-right="0in" fo:margin-top="0in" fo:margin-bottom="0in" fo:text-align="start" style:justify-single-word="false" fo:orphans="2" fo:widows="2" fo:text-indent="0in" style:auto-text-indent="false" fo:padding="0in" fo:border="none"/>
    </style:style>
    <style:style style:name="P61" style:family="paragraph" style:parent-style-name="Standard">
      <style:paragraph-properties fo:margin-left="0.5102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style:text-underline-style="none" fo:font-weight="normal" style:font-size-asian="10pt" style:font-weight-asian="normal" style:font-size-complex="10pt" style:font-weight-complex="normal"/>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start" style:justify-single-word="false" fo:padding="0.0209in" fo:border="0.0138in solid #888888"/>
    </style:style>
    <style:style style:name="P64" style:family="paragraph" style:parent-style-name="Table_20_Contents">
      <style:paragraph-properties fo:text-align="start" style:justify-single-word="false" fo:padding="0.0209in" fo:border="0.0138in solid #888888"/>
      <style:text-properties fo:font-size="9pt" style:font-size-asian="9pt" style:font-size-complex="9pt"/>
    </style:style>
    <style:style style:name="P65" style:family="paragraph" style:parent-style-name="Table_20_Heading">
      <style:paragraph-properties fo:text-align="start" style:justify-single-word="false" fo:padding="0.0209in" fo:border="0.0138in solid #888888"/>
      <style:text-properties fo:font-size="9pt" style:font-size-asian="9pt" style:font-size-complex="9pt"/>
    </style:style>
    <style:style style:name="P66" style:family="paragraph" style:parent-style-name="Standard">
      <style:paragraph-properties fo:break-before="page"/>
      <style:text-properties fo:font-size="15pt" fo:font-weight="bold" style:font-size-asian="15pt" style:font-weight-asian="bold" style:font-size-complex="15pt" style:font-weight-complex="bold"/>
    </style:style>
    <style:style style:name="P67" style:family="paragraph" style:parent-style-name="Standard">
      <style:paragraph-properties fo:break-before="page"/>
      <style:text-properties fo:font-weight="bold" style:font-weight-asian="bold" style:font-weight-complex="bold"/>
    </style:style>
    <style:style style:name="P68" style:family="paragraph" style:parent-style-name="Standard">
      <style:paragraph-properties fo:break-before="page"/>
      <style:text-properties fo:color="#000000" fo:font-size="15pt" fo:font-weight="bold" style:font-size-asian="15pt" style:font-weight-asian="bold" style:font-size-complex="15pt" style:font-weight-complex="bold"/>
    </style:style>
    <style:style style:name="P69"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70"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71"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72"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style:text-underline-style="none" fo:font-weight="normal" style:font-size-asian="10pt" style:font-weight-asian="normal" style:font-size-complex="10pt" style:font-weight-complex="normal"/>
    </style:style>
    <style:style style:name="P73"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color="#000000" fo:font-size="10pt" fo:font-weight="normal" style:font-size-asian="10pt" style:font-weight-asian="normal" style:font-size-complex="10pt" style:font-weight-complex="normal"/>
    </style:style>
    <style:style style:name="P74" style:family="paragraph" style:parent-style-name="Standard">
      <style:paragraph-properties fo:break-before="page"/>
      <style:text-properties fo:font-size="15pt" fo:font-weight="bold" style:font-size-asian="15pt" style:font-weight-asian="bold" style:font-size-complex="15pt" style:font-weight-complex="bold"/>
    </style:style>
    <style:style style:name="P75" style:family="paragraph" style:parent-style-name="Standard">
      <style:text-properties fo:font-size="15pt" fo:font-weight="bold" style:font-size-asian="15pt" style:font-weight-asian="bold" style:font-size-complex="15pt" style:font-weight-complex="bold"/>
    </style:style>
    <style:style style:name="P76" style:family="paragraph" style:parent-style-name="Standard">
      <style:text-properties fo:font-size="10pt" fo:font-weight="normal" style:font-size-asian="10pt" style:font-weight-asian="normal" style:font-size-complex="10pt" style:font-weight-complex="normal"/>
    </style:style>
    <style:style style:name="P77" style:family="paragraph" style:parent-style-name="Standard">
      <style:text-properties fo:font-size="10pt" fo:font-weight="bold" style:font-size-asian="10pt" style:font-weight-asian="bold" style:font-size-complex="10pt" style:font-weight-complex="bold"/>
    </style:style>
    <style:style style:name="P78" style:family="paragraph" style:parent-style-name="Standard">
      <style:text-properties fo:color="#000000" fo:font-size="10pt" fo:font-weight="bold" style:font-size-asian="10pt" style:font-weight-asian="bold" style:font-size-complex="10pt" style:font-weight-complex="bold"/>
    </style:style>
    <style:style style:name="P79" style:family="paragraph" style:parent-style-name="Standard">
      <style:text-properties fo:color="#000000" fo:font-size="10pt" fo:font-weight="normal" style:font-size-asian="10pt" style:font-weight-asian="normal" style:font-size-complex="10pt" style:font-weight-complex="normal"/>
    </style:style>
    <style:style style:name="P80" style:family="paragraph" style:parent-style-name="Standard">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81"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font-variant="normal" fo:text-transform="none" fo:color="#47433f" style:font-name="Times New Roman" fo:font-size="12pt" fo:letter-spacing="normal" fo:font-style="normal" fo:font-weight="normal" style:font-size-asian="12pt" style:font-weight-asian="normal" style:font-size-complex="12pt" style:font-weight-complex="normal"/>
    </style:style>
    <style:style style:name="P82" style:family="paragraph" style:parent-style-name="Text_20_body">
      <style:paragraph-properties fo:margin-left="0in" fo:margin-right="0in" fo:margin-top="0in" fo:margin-bottom="0in" fo:text-align="start" style:justify-single-word="false" fo:orphans="2" fo:widows="2" fo:text-indent="0in" style:auto-text-indent="false" fo:break-before="page" fo:padding="0in" fo:border="non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83"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8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2" style:family="text">
      <style:text-properties fo:font-variant="normal" fo:text-transform="none" fo:color="#000000" style:font-name="Times New Roman" fo:font-size="10pt" fo:letter-spacing="normal" fo:font-style="normal" fo:font-weight="normal" style:font-size-asian="10pt" style:font-size-complex="10pt"/>
    </style:style>
    <style:style style:name="T3" style:family="text">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T4"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5" style:family="text">
      <style:text-properties fo:font-variant="normal" fo:text-transform="none" fo:color="#000000" style:font-name="Times New Roman" fo:font-size="10pt" fo:letter-spacing="normal" fo:font-style="normal" style:font-size-asian="10pt" style:font-size-complex="10pt"/>
    </style:style>
    <style:style style:name="T6" style:family="text">
      <style:text-properties fo:font-variant="normal" fo:text-transform="none" fo:color="#000000" style:font-name="Times New Roman" fo:font-size="10pt" fo:letter-spacing="normal" fo:font-style="normal" style:text-underline-style="none" fo:font-weight="normal" style:font-size-asian="10pt" style:font-weight-asian="normal" style:font-size-complex="10pt" style:font-weight-complex="normal"/>
    </style:style>
    <style:style style:name="T7" style:family="text">
      <style:text-properties fo:font-variant="normal" fo:text-transform="none" fo:color="#000000" style:font-name="Times New Roman" fo:font-size="10pt" fo:letter-spacing="normal" fo:font-style="normal" style:text-underline-style="none" fo:font-weight="normal" fo:background-color="#ffffff" style:font-size-asian="10pt" style:font-weight-asian="normal" style:font-size-complex="10pt" style:font-weight-complex="normal"/>
    </style:style>
    <style:style style:name="T8" style:family="text">
      <style:text-properties fo:font-variant="normal" fo:text-transform="none" fo:color="#000000" style:font-name="Times New Roman" fo:font-size="10pt" fo:letter-spacing="normal" fo:font-style="normal" style:text-underline-style="none" fo:font-weight="normal" fo:background-color="transparent" style:font-size-asian="10pt" style:font-weight-asian="normal" style:font-size-complex="10pt" style:font-weight-complex="normal"/>
    </style:style>
    <style:style style:name="T9" style:family="text">
      <style:text-properties fo:font-variant="normal" fo:text-transform="none" fo:color="#000000" style:font-name="Times New Roman" fo:font-size="10pt" fo:letter-spacing="normal" fo:font-style="normal" style:text-underline-style="none" fo:font-weight="bold" style:font-size-asian="10pt" style:font-weight-asian="normal" style:font-size-complex="10pt" style:font-weight-complex="normal"/>
    </style:style>
    <style:style style:name="T10"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weight-asian="bold" style:font-size-complex="10pt" style:font-weight-complex="bold"/>
    </style:style>
    <style:style style:name="T11"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weight-asian="normal" style:font-size-complex="10pt" style:font-weight-complex="normal"/>
    </style:style>
    <style:style style:name="T12" style:family="text">
      <style:text-properties fo:font-variant="normal" fo:text-transform="none" fo:color="#000000" style:font-name="Times New Roman" fo:font-size="10pt" fo:letter-spacing="normal" style:text-underline-style="none" fo:font-weight="normal" style:font-size-asian="10pt" style:font-weight-asian="normal" style:font-size-complex="10pt" style:font-weight-complex="normal"/>
    </style:style>
    <style:style style:name="T13" style:family="text">
      <style:text-properties fo:font-variant="normal" fo:text-transform="none" fo:color="#000000" style:font-name="Times New Roman" fo:font-size="10pt" fo:letter-spacing="normal" fo:font-style="italic" style:text-underline-style="none" fo:font-weight="normal" fo:background-color="transparent" style:font-size-asian="10pt" style:font-weight-asian="normal" style:font-size-complex="10pt" style:font-weight-complex="normal"/>
    </style:style>
    <style:style style:name="T14" style:family="text">
      <style:text-properties fo:font-variant="normal" fo:text-transform="none" fo:color="#000000" style:font-name="Times New Roman" fo:letter-spacing="normal" fo:font-style="normal"/>
    </style:style>
    <style:style style:name="T15" style:family="text">
      <style:text-properties fo:font-variant="normal" fo:text-transform="none" fo:color="#000000" style:font-name="Times New Roman" fo:letter-spacing="normal" fo:font-style="normal" fo:font-weight="normal" style:font-weight-asian="normal" style:font-weight-complex="normal"/>
    </style:style>
    <style:style style:name="T16" style:family="text">
      <style:text-properties fo:font-variant="normal" fo:text-transform="none" fo:color="#000000" style:font-name="Times New Roman" fo:letter-spacing="normal" fo:font-style="normal" fo:font-weight="normal" style:font-weight-asian="bold" style:font-weight-complex="bold"/>
    </style:style>
    <style:style style:name="T17" style:family="text">
      <style:text-properties fo:font-variant="normal" fo:text-transform="none" fo:color="#000000" style:font-name="Times New Roman" fo:letter-spacing="normal" fo:font-style="normal" fo:font-weight="normal" style:font-size-asian="10pt" style:font-weight-asian="normal" style:font-size-complex="10pt" style:font-weight-complex="normal"/>
    </style:style>
    <style:style style:name="T18" style:family="text">
      <style:text-properties fo:font-variant="normal" fo:text-transform="none" fo:color="#000000" style:font-name="Times New Roman" fo:letter-spacing="normal" fo:font-style="normal" fo:font-weight="bold" style:font-weight-asian="bold" style:font-weight-complex="bold"/>
    </style:style>
    <style:style style:name="T19" style:family="text">
      <style:text-properties fo:font-variant="normal" fo:text-transform="none" fo:color="#000000" style:font-name="Times New Roman" fo:letter-spacing="normal" fo:font-style="normal" style:text-underline-style="solid" style:text-underline-width="auto" style:text-underline-color="font-color" fo:font-weight="normal" fo:background-color="#ffffff" style:font-weight-asian="bold" style:font-weight-complex="bold"/>
    </style:style>
    <style:style style:name="T20" style:family="text">
      <style:text-properties fo:font-variant="normal" fo:text-transform="none" fo:color="#000000" style:font-name="Times New Roman" fo:letter-spacing="normal" fo:font-style="normal" style:text-underline-style="solid" style:text-underline-width="auto" style:text-underline-color="font-color" fo:background-color="#ffffff" style:font-weight-asian="bold" style:font-weight-complex="bold"/>
    </style:style>
    <style:style style:name="T21" style:family="text">
      <style:text-properties fo:font-variant="normal" fo:text-transform="none" fo:color="#000000" style:font-name="Times New Roman" fo:letter-spacing="normal" fo:font-style="normal" style:font-weight-asian="bold" style:font-weight-complex="bold"/>
    </style:style>
    <style:style style:name="T22" style:family="text">
      <style:text-properties fo:font-variant="normal" fo:text-transform="none" fo:color="#000000" style:text-position="super 58%" style:font-name="Times New Roman" fo:font-size="10pt" fo:letter-spacing="normal" fo:font-style="normal" fo:font-weight="normal" style:font-size-asian="10pt" style:font-size-complex="10pt"/>
    </style:style>
    <style:style style:name="T23" style:family="text">
      <style:text-properties fo:font-variant="normal" fo:text-transform="none" fo:color="#000000" style:text-position="super 58%" style:font-name="Times New Roman" fo:font-size="10pt" fo:letter-spacing="normal" fo:font-style="normal" fo:font-weight="normal" style:font-size-asian="10pt" style:font-weight-asian="normal" style:font-size-complex="10pt" style:font-weight-complex="normal"/>
    </style:style>
    <style:style style:name="T24" style:family="text">
      <style:text-properties fo:font-variant="normal" fo:text-transform="none" fo:color="#000000" style:text-position="super 58%" style:font-name="Times New Roman" fo:letter-spacing="normal" fo:font-style="normal" fo:font-weight="normal" style:font-weight-asian="normal" style:font-weight-complex="normal"/>
    </style:style>
    <style:style style:name="T25" style:family="text">
      <style:text-properties fo:font-variant="normal" fo:text-transform="none" style:font-name="Times New Roman" fo:font-size="10pt" fo:letter-spacing="normal" fo:font-style="normal" fo:font-weight="normal" style:font-size-asian="10pt" style:font-size-complex="10pt"/>
    </style:style>
    <style:style style:name="T26" style:family="text">
      <style:text-properties fo:font-variant="normal" fo:text-transform="none" style:font-name="Times New Roman" fo:font-size="10pt" fo:letter-spacing="normal" fo:font-style="normal" fo:font-weight="normal" style:font-size-asian="10pt" style:font-weight-asian="normal" style:font-size-complex="10pt" style:font-weight-complex="normal"/>
    </style:style>
    <style:style style:name="T27" style:family="text">
      <style:text-properties fo:font-variant="normal" fo:text-transform="none" style:font-name="Times New Roman" fo:font-size="10pt" fo:letter-spacing="normal" fo:font-style="normal" fo:font-weight="bold" style:font-size-asian="10pt" style:font-weight-asian="bold" style:font-size-complex="10pt" style:font-weight-complex="bold"/>
    </style:style>
    <style:style style:name="T28" style:family="text">
      <style:text-properties fo:font-variant="normal" fo:text-transform="none" style:font-name="Times New Roman" fo:font-size="10pt" fo:letter-spacing="normal" fo:font-style="normal" style:font-size-asian="10pt" style:font-size-complex="10pt"/>
    </style:style>
    <style:style style:name="T29" style:family="text">
      <style:text-properties fo:font-variant="normal" fo:text-transform="none" style:font-name="Times New Roman" fo:letter-spacing="normal" fo:font-style="normal" fo:font-weight="normal" style:font-weight-asian="normal" style:font-weight-complex="normal"/>
    </style:style>
    <style:style style:name="T30" style:family="text">
      <style:text-properties fo:font-weight="bold" style:font-weight-asian="bold" style:font-weight-complex="bold"/>
    </style:style>
    <style:style style:name="T31" style:family="text">
      <style:text-properties fo:font-weight="bold" style:font-size-asian="10pt" style:font-weight-asian="bold" style:font-size-complex="10pt" style:font-weight-complex="bold"/>
    </style:style>
    <style:style style:name="T32" style:family="text">
      <style:text-properties style:font-size-asian="10pt" style:font-size-complex="10pt"/>
    </style:style>
    <style:style style:name="T33" style:family="text">
      <style:text-properties style:font-size-asian="10pt" style:font-weight-asian="bold" style:font-size-complex="10pt" style:font-weight-complex="bold"/>
    </style:style>
    <style:style style:name="T34" style:family="text">
      <style:text-properties style:font-name="Times New Roman" style:font-size-asian="10pt" style:font-size-complex="10pt"/>
    </style:style>
    <style:style style:name="T35" style:family="text">
      <style:text-properties style:font-name="Times New Roman" style:text-underline-style="none"/>
    </style:style>
    <style:style style:name="T36" style:family="text">
      <style:text-properties style:font-name="Times New Roman" style:text-underline-style="none" fo:font-weight="normal" style:font-weight-asian="normal" style:font-weight-complex="normal"/>
    </style:style>
    <style:style style:name="T37" style:family="text">
      <style:text-properties style:font-name="Times New Roman" fo:font-weight="normal" style:font-size-asian="10pt" style:font-weight-asian="normal" style:font-size-complex="10pt" style:font-weight-complex="normal"/>
    </style:style>
    <style:style style:name="T38" style:family="text">
      <style:text-properties style:font-name="Times New Roman" fo:font-size="10pt" fo:font-weight="normal" style:font-size-asian="10pt" style:font-weight-asian="normal" style:font-size-complex="10pt" style:font-weight-complex="normal"/>
    </style:style>
    <style:style style:name="T39" style:family="text">
      <style:text-properties fo:font-weight="normal" style:font-weight-asian="normal" style:font-weight-complex="normal"/>
    </style:style>
    <style:style style:name="T40" style:family="text">
      <style:text-properties fo:color="#000000" fo:font-weight="bold" style:font-weight-asian="bold" style:font-weight-complex="bold"/>
    </style:style>
    <style:style style:name="T41" style:family="text">
      <style:text-properties fo:color="#000000" style:font-name="Times New Roman" fo:font-size="10pt" style:text-underline-style="none" fo:font-weight="bold" style:font-size-asian="10pt" style:font-weight-asian="bold" style:font-size-complex="10pt" style:font-weight-complex="bold"/>
    </style:style>
    <style:style style:name="T42" style:family="text">
      <style:text-properties fo:color="#000000" style:font-name="Times New Roman" fo:font-size="10pt" fo:font-weight="bold" style:font-size-asian="10pt" style:font-weight-asian="bold" style:font-size-complex="10pt" style:font-weight-complex="bold"/>
    </style:style>
    <style:style style:name="T43" style:family="text">
      <style:text-properties fo:color="#000000" style:font-name="Times New Roman" fo:font-size="10pt" fo:font-weight="normal" style:font-size-asian="10pt" style:font-weight-asian="normal" style:font-size-complex="10pt" style:font-weight-complex="normal"/>
    </style:style>
    <style:style style:name="T44" style:family="text">
      <style:text-properties fo:color="#000000" style:font-name="Times New Roman" fo:font-weight="bold" style:font-weight-asian="bold" style:font-weight-complex="bold"/>
    </style:style>
    <style:style style:name="T45" style:family="text">
      <style:text-properties fo:color="#000000" style:font-name="Times New Roman" fo:font-weight="normal" style:font-size-asian="10pt" style:font-weight-asian="normal" style:font-size-complex="10pt" style:font-weight-complex="normal"/>
    </style:style>
    <style:style style:name="T46" style:family="text">
      <style:text-properties fo:color="#000000" fo:font-size="10pt" fo:font-weight="normal" style:font-size-asian="10pt" style:font-weight-asian="normal" style:font-size-complex="10pt" style:font-weight-complex="normal"/>
    </style:style>
    <style:style style:name="T47" style:family="text">
      <style:text-properties fo:color="#000000" fo:font-size="10pt" fo:font-weight="bold" style:font-size-asian="10pt" style:font-weight-asian="bold" style:font-size-complex="10pt" style:font-weight-complex="bold"/>
    </style:style>
    <style:style style:name="T48" style:family="text">
      <style:text-properties fo:color="#000000" fo:font-weight="normal" style:font-weight-asian="normal" style:font-weight-complex="normal"/>
    </style:style>
    <style:style style:name="T49" style:family="text">
      <style:text-properties style:font-weight-asian="bold" style:font-weight-complex="bold"/>
    </style:style>
    <style:style style:name="T50" style:family="text">
      <style:text-properties style:text-position="super 58%"/>
    </style:style>
    <style:style style:name="T51" style:family="text">
      <style:text-properties style:text-position="super 58%" fo:font-style="normal" fo:font-weight="normal" style:font-style-asian="normal" style:font-weight-asian="normal" style:font-style-complex="normal" style:font-weight-complex="normal"/>
    </style:style>
    <style:style style:name="T52" style:family="text">
      <style:text-properties style:text-position="super 58%" fo:font-weight="normal" style:font-weight-asian="normal"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color="#003965" fo:font-size="9pt" style:text-underline-style="solid" style:text-underline-width="auto" style:text-underline-color="font-color" fo:background-color="transparent" style:font-size-asian="9pt" style:font-size-complex="9pt"/>
    </style:style>
    <style:style style:name="T55" style:family="text">
      <style:text-properties style:text-underline-style="solid" style:text-underline-width="auto" style:text-underline-color="font-color" fo:background-color="#ffffff" style:font-weight-asian="bold" style:font-weight-complex="bold"/>
    </style:style>
    <style:style style:name="T56" style:family="text">
      <style:text-properties fo:font-size="10pt" style:font-size-asian="10pt" style:font-size-complex="10pt"/>
    </style:style>
    <style:style style:name="T57" style:family="text">
      <style:text-properties fo:font-size="10pt" fo:font-weight="bold" style:font-size-asian="10pt" style:font-weight-asian="bold" style:font-size-complex="10pt" style:font-weight-complex="bold"/>
    </style:style>
    <style:style style:name="T58" style:family="text">
      <style:text-properties fo:font-size="10pt" fo:font-weight="normal" style:font-size-asian="10pt" style:font-weight-asian="normal" style:font-size-complex="10pt" style:font-weight-complex="normal"/>
    </style:style>
    <style:style style:name="T59" style:family="text">
      <style:text-properties style:font-weight-asian="normal" style:font-weight-complex="normal"/>
    </style:style>
    <style:style style:name="T60" style:family="text">
      <style:text-properties fo:font-size="15pt" style:font-size-asian="15pt" style:font-size-complex="15pt"/>
    </style:style>
    <style:style style:name="T61" style:family="text">
      <style:text-properties style:text-underline-style="non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ervant of the Deep<text:bookmark text:name="Servant of the Deep"/></text:p>
      <text:p text:style-name="P6"/>
      <text:p text:style-name="P6">Sailors of the Oceans have long known to keep land in sight and have many stories for what happens to those who break this rule. <text:s/>But while most know the deep ocean holds unparalleled dangers, only the extremely foolish seek out the knowledge of what lurks below. <text:s/></text:p>
      <text:p text:style-name="P6">Those who do, and succeed in finding answers, soon discover they have lost themselves on the way. </text:p>
      <text:p text:style-name="P6"/>
      <text:p text:style-name="P6">Requirement: </text:p>
      <text:p text:style-name="P6">Member of the Cult of the Deep Ones</text:p>
      <text:p text:style-name="P6">or</text:p>
      <text:p text:style-name="P6">Must have access to a forbidden book of knowledge relating to the Deep Ones. <text:s/>The book does not need to be decoded to begin progressing in this class.</text:p>
      <text:p text:style-name="P6"/>
      <text:p text:style-name="P51"><text:span text:style-name="T30">Alignment: </text:span><text:s/>Any.</text:p>
      <text:p text:style-name="Standard"><text:span text:style-name="T47">Hit Dice: </text:span><text:span text:style-name="T46">d10</text:span><text:span text:style-name="T47"><text:line-break/>Proficiency:</text:span><text:span text:style-name="T42">None</text:span><text:span text:style-name="T47"><text:line-break/>Added </text:span><text:span text:style-name="T42">Class skills: <text:s/></text:span><text:span text:style-name="T43">Knowledge (Deep Old Ones)</text:span></text:p>
      <text:p text:style-name="P11"><text:span text:style-name="T30">Skill Ranks per Level</text:span><text:span text:style-name="T49">: 5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Standard"/>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table-cell table:style-name="Table22.A1" office:value-type="string">
            <text:p text:style-name="P32">Level</text:p>
          </table:table-cell>
          <table:table-cell table:style-name="Table22.A1" office:value-type="string">
            <text:p text:style-name="P9">BAB</text:p>
          </table:table-cell>
          <table:table-cell table:style-name="Table22.A1" office:value-type="string">
            <text:p text:style-name="P32">Fort</text:p>
          </table:table-cell>
          <table:table-cell table:style-name="Table22.A1" office:value-type="string">
            <text:p text:style-name="P32">Ref</text:p>
          </table:table-cell>
          <table:table-cell table:style-name="Table22.A1" office:value-type="string">
            <text:p text:style-name="P32">Will</text:p>
          </table:table-cell>
          <table:table-cell table:style-name="Table22.A1" office:value-type="string">
            <text:p text:style-name="P32">Special</text:p>
          </table:table-cell>
        </table:table-row>
        <table:table-row>
          <table:table-cell table:style-name="Table22.A2" office:value-type="string">
            <text:p text:style-name="P24">1st</text:p>
          </table:table-cell>
          <table:table-cell table:style-name="Table22.B2" office:value-type="float" office:value="1">
            <text:p text:style-name="P24">1</text:p>
          </table:table-cell>
          <table:table-cell table:style-name="Table22.A2" office:value-type="string">
            <text:p text:style-name="P24">+2</text:p>
          </table:table-cell>
          <table:table-cell table:style-name="Table22.A2" office:value-type="string">
            <text:p text:style-name="P24">+2</text:p>
          </table:table-cell>
          <table:table-cell table:style-name="Table22.A2" office:value-type="string">
            <text:p text:style-name="P24">+2</text:p>
          </table:table-cell>
          <table:table-cell table:style-name="Table22.A2" office:value-type="string">
            <text:p text:style-name="P24">Forbidden Knowledge 1, Insanity</text:p>
          </table:table-cell>
        </table:table-row>
        <table:table-row>
          <table:table-cell table:style-name="Table22.A2" office:value-type="string">
            <text:p text:style-name="P24">2nd</text:p>
          </table:table-cell>
          <table:table-cell table:style-name="Table22.B2" office:value-type="float" office:value="2">
            <text:p text:style-name="P24">2</text:p>
          </table:table-cell>
          <table:table-cell table:style-name="Table22.A2" office:value-type="string">
            <text:p text:style-name="P24">+3</text:p>
          </table:table-cell>
          <table:table-cell table:style-name="Table22.A2" office:value-type="string">
            <text:p text:style-name="P24">+3</text:p>
          </table:table-cell>
          <table:table-cell table:style-name="Table22.A2" office:value-type="string">
            <text:p text:style-name="P24">+3</text:p>
          </table:table-cell>
          <table:table-cell table:style-name="Table22.A2" office:value-type="string">
            <text:p text:style-name="P24"/>
          </table:table-cell>
        </table:table-row>
        <table:table-row>
          <table:table-cell table:style-name="Table22.A2" office:value-type="string">
            <text:p text:style-name="P24">3rd</text:p>
          </table:table-cell>
          <table:table-cell table:style-name="Table22.B2" office:value-type="float" office:value="3">
            <text:p text:style-name="P24">3</text:p>
          </table:table-cell>
          <table:table-cell table:style-name="Table22.A2" office:value-type="string">
            <text:p text:style-name="P24">+3</text:p>
          </table:table-cell>
          <table:table-cell table:style-name="Table22.A2" office:value-type="string">
            <text:p text:style-name="P24">+3</text:p>
          </table:table-cell>
          <table:table-cell table:style-name="Table22.A2" office:value-type="string">
            <text:p text:style-name="P24">+3</text:p>
          </table:table-cell>
          <table:table-cell table:style-name="Table22.A2" office:value-type="string">
            <text:p text:style-name="P24">Forbidden Knowledge 1, Alignment Shift</text:p>
          </table:table-cell>
        </table:table-row>
        <table:table-row>
          <table:table-cell table:style-name="Table22.A2" office:value-type="string">
            <text:p text:style-name="P24">4th</text:p>
          </table:table-cell>
          <table:table-cell table:style-name="Table22.B2" office:value-type="float" office:value="4">
            <text:p text:style-name="P24">4</text:p>
          </table:table-cell>
          <table:table-cell table:style-name="Table22.A2" office:value-type="string">
            <text:p text:style-name="P24">+4</text:p>
          </table:table-cell>
          <table:table-cell table:style-name="Table22.A2" office:value-type="string">
            <text:p text:style-name="P24">+4</text:p>
          </table:table-cell>
          <table:table-cell table:style-name="Table22.A2" office:value-type="string">
            <text:p text:style-name="P24">+4</text:p>
          </table:table-cell>
          <table:table-cell table:style-name="Table22.A2" office:value-type="string">
            <text:p text:style-name="P24"/>
          </table:table-cell>
        </table:table-row>
        <table:table-row>
          <table:table-cell table:style-name="Table22.A2" office:value-type="string">
            <text:p text:style-name="P24">5th</text:p>
          </table:table-cell>
          <table:table-cell table:style-name="Table22.B2" office:value-type="float" office:value="5">
            <text:p text:style-name="P24">5</text:p>
          </table:table-cell>
          <table:table-cell table:style-name="Table22.A2" office:value-type="string">
            <text:p text:style-name="P24">+4</text:p>
          </table:table-cell>
          <table:table-cell table:style-name="Table22.A2" office:value-type="string">
            <text:p text:style-name="P24">+4</text:p>
          </table:table-cell>
          <table:table-cell table:style-name="Table22.A2" office:value-type="string">
            <text:p text:style-name="P24">+4</text:p>
          </table:table-cell>
          <table:table-cell table:style-name="Table22.A2" office:value-type="string">
            <text:p text:style-name="P24">Forbidden Knowledge 1, Insanity </text:p>
          </table:table-cell>
        </table:table-row>
        <table:table-row>
          <table:table-cell table:style-name="Table22.A2" office:value-type="string">
            <text:p text:style-name="P24">6th</text:p>
          </table:table-cell>
          <table:table-cell table:style-name="Table22.B2" office:value-type="float" office:value="6">
            <text:p text:style-name="P24">6</text:p>
          </table:table-cell>
          <table:table-cell table:style-name="Table22.A2" office:value-type="string">
            <text:p text:style-name="P24">+5</text:p>
          </table:table-cell>
          <table:table-cell table:style-name="Table22.A2" office:value-type="string">
            <text:p text:style-name="P24">+5</text:p>
          </table:table-cell>
          <table:table-cell table:style-name="Table22.A2" office:value-type="string">
            <text:p text:style-name="P24">+5</text:p>
          </table:table-cell>
          <table:table-cell table:style-name="Table22.A2" office:value-type="string">
            <text:p text:style-name="P24"/>
          </table:table-cell>
        </table:table-row>
        <table:table-row>
          <table:table-cell table:style-name="Table22.A2" office:value-type="string">
            <text:p text:style-name="P24">7th</text:p>
          </table:table-cell>
          <table:table-cell table:style-name="Table22.B2" office:value-type="float" office:value="7">
            <text:p text:style-name="P24">7</text:p>
          </table:table-cell>
          <table:table-cell table:style-name="Table22.A2" office:value-type="string">
            <text:p text:style-name="P24">+5</text:p>
          </table:table-cell>
          <table:table-cell table:style-name="Table22.A2" office:value-type="string">
            <text:p text:style-name="P24">+5</text:p>
          </table:table-cell>
          <table:table-cell table:style-name="Table22.A2" office:value-type="string">
            <text:p text:style-name="P24">+5</text:p>
          </table:table-cell>
          <table:table-cell table:style-name="Table22.A2" office:value-type="string">
            <text:p text:style-name="P24">Forbidden Knowledge 2, Alignment Shift</text:p>
          </table:table-cell>
        </table:table-row>
        <table:table-row>
          <table:table-cell table:style-name="Table22.A2" office:value-type="string">
            <text:p text:style-name="P24">8th</text:p>
          </table:table-cell>
          <table:table-cell table:style-name="Table22.B2" office:value-type="float" office:value="8">
            <text:p text:style-name="P24">8</text:p>
          </table:table-cell>
          <table:table-cell table:style-name="Table22.A2" office:value-type="string">
            <text:p text:style-name="P24">+6</text:p>
          </table:table-cell>
          <table:table-cell table:style-name="Table22.A2" office:value-type="string">
            <text:p text:style-name="P24">+6</text:p>
          </table:table-cell>
          <table:table-cell table:style-name="Table22.A2" office:value-type="string">
            <text:p text:style-name="P24">+6</text:p>
          </table:table-cell>
          <table:table-cell table:style-name="Table22.A2" office:value-type="string">
            <text:p text:style-name="P24"/>
          </table:table-cell>
        </table:table-row>
        <table:table-row>
          <table:table-cell table:style-name="Table22.A2" office:value-type="string">
            <text:p text:style-name="P24">9th</text:p>
          </table:table-cell>
          <table:table-cell table:style-name="Table22.B2" office:value-type="float" office:value="9">
            <text:p text:style-name="P24">9</text:p>
          </table:table-cell>
          <table:table-cell table:style-name="Table22.A2" office:value-type="string">
            <text:p text:style-name="P24">+6</text:p>
          </table:table-cell>
          <table:table-cell table:style-name="Table22.A2" office:value-type="string">
            <text:p text:style-name="P24">+6</text:p>
          </table:table-cell>
          <table:table-cell table:style-name="Table22.A2" office:value-type="string">
            <text:p text:style-name="P24">+6</text:p>
          </table:table-cell>
          <table:table-cell table:style-name="Table22.A2" office:value-type="string">
            <text:p text:style-name="P24">Forbidden Knowledge 2, Insanity</text:p>
          </table:table-cell>
        </table:table-row>
        <table:table-row>
          <table:table-cell table:style-name="Table22.A2" office:value-type="string">
            <text:p text:style-name="P24">10th</text:p>
          </table:table-cell>
          <table:table-cell table:style-name="Table22.B2" office:value-type="float" office:value="10">
            <text:p text:style-name="P24">10</text:p>
          </table:table-cell>
          <table:table-cell table:style-name="Table22.A2" office:value-type="string">
            <text:p text:style-name="P24">+7</text:p>
          </table:table-cell>
          <table:table-cell table:style-name="Table22.A2" office:value-type="string">
            <text:p text:style-name="P24">+7</text:p>
          </table:table-cell>
          <table:table-cell table:style-name="Table22.A2" office:value-type="string">
            <text:p text:style-name="P24">+7</text:p>
          </table:table-cell>
          <table:table-cell table:style-name="Table22.A2" office:value-type="string">
            <text:p text:style-name="P31">Forbidden Knowledge 3, Alignment Shift</text:p>
          </table:table-cell>
        </table:table-row>
      </table:table>
      <text:p text:style-name="P11"/>
      <text:p text:style-name="P11"/>
      <text:p text:style-name="P13"><text:span text:style-name="T31">Forbidden Knowledge 1:</text:span><text:span text:style-name="T32"> <text:s/>You have learned incredible things in your study and while you can't explain it, you have memories and abilities that seem foreign to you. <text:s/>You may gain any feat for which you do not meet one prerequisite, but meet all others.</text:span></text:p>
      <text:p text:style-name="P11">Forbidden Knowledge 2 and 3 function as Forbidden Knowledge 1, but allow you to ignore 2 and 3 feat prerequisites respectively.</text:p>
      <text:p text:style-name="P11"/>
      <text:p text:style-name="P14">Insanity: <text:span text:style-name="T39">As your knowledge grows with the unexplained, you can feel it beginning to break your mind apart. Roll a d100 against the below table and gain that disability permanently. <text:s/>This can be removed via the normal magical means, but any forbidden knowledge gained at the same level as the insanity is lost. <text:s/>If you receive the same madness twice, the condition intensifies(or happens again, in case of amnesia) and any associated save increases by 2.</text:span></text:p>
      <text:p text:style-name="P11"/>
      <table:table table:name="Table23" table:style-name="Table23">
        <table:table-column table:style-name="Table23.A"/>
        <table:table-column table:style-name="Table23.B"/>
        <table:table-header-rows>
          <table:table-row>
            <table:table-cell table:style-name="Table23.A1" office:value-type="string">
              <text:p text:style-name="P65">d%</text:p>
            </table:table-cell>
            <table:table-cell table:style-name="Table23.A1" office:value-type="string">
              <text:p text:style-name="P65">Insanity</text:p>
            </table:table-cell>
          </table:table-row>
        </table:table-header-rows>
        <table:table-row>
          <table:table-cell table:style-name="Table23.A2" office:value-type="string">
            <text:p text:style-name="P64">1–11</text:p>
          </table:table-cell>
          <table:table-cell table:style-name="Table23.A2" office:value-type="string">
            <text:p text:style-name="P63"><text:a xlink:type="simple" xlink:href="https://www.d20pfsrd.com/gamemastering/afflictions/madness/amnesia" text:style-name="Internet_20_link" text:visited-style-name="Visited_20_Internet_20_Link"><text:span text:style-name="T54">Amnesia</text:span></text:a></text:p>
          </table:table-cell>
        </table:table-row>
        <table:table-row table:style-name="Table23.3">
          <table:table-cell table:style-name="Table23.A2" office:value-type="string">
            <text:p text:style-name="P64">12–48</text:p>
          </table:table-cell>
          <table:table-cell table:style-name="Table23.A2" office:value-type="string">
            <text:p text:style-name="P63"><text:a xlink:type="simple" xlink:href="https://www.d20pfsrd.com/gamemastering/afflictions/madness/mania-phobia" text:style-name="Internet_20_link" text:visited-style-name="Visited_20_Internet_20_Link"><text:span text:style-name="T54">Mania/Phobia</text:span></text:a></text:p>
          </table:table-cell>
        </table:table-row>
        <text:soft-page-break/>
        <table:table-row>
          <table:table-cell table:style-name="Table23.A2" office:value-type="string">
            <text:p text:style-name="P64">49–68</text:p>
          </table:table-cell>
          <table:table-cell table:style-name="Table23.A2" office:value-type="string">
            <text:p text:style-name="P63"><text:a xlink:type="simple" xlink:href="https://www.d20pfsrd.com/gamemastering/afflictions/madness/multiple-personality-disorder" text:style-name="Internet_20_link" text:visited-style-name="Visited_20_Internet_20_Link"><text:span text:style-name="T54">Multiple Personality Disorder</text:span></text:a></text:p>
          </table:table-cell>
        </table:table-row>
        <table:table-row table:style-name="Table23.3">
          <table:table-cell table:style-name="Table23.A2" office:value-type="string">
            <text:p text:style-name="P64">69–78</text:p>
          </table:table-cell>
          <table:table-cell table:style-name="Table23.A2" office:value-type="string">
            <text:p text:style-name="P63"><text:a xlink:type="simple" xlink:href="https://www.d20pfsrd.com/gamemastering/afflictions/madness/paranoia" text:style-name="Internet_20_link" text:visited-style-name="Visited_20_Internet_20_Link"><text:span text:style-name="T54">Paranoia</text:span></text:a></text:p>
          </table:table-cell>
        </table:table-row>
        <table:table-row>
          <table:table-cell table:style-name="Table23.A2" office:value-type="string">
            <text:p text:style-name="P64">79–84</text:p>
          </table:table-cell>
          <table:table-cell table:style-name="Table23.A2" office:value-type="string">
            <text:p text:style-name="P63"><text:a xlink:type="simple" xlink:href="https://www.d20pfsrd.com/gamemastering/afflictions/madness/psychosis" text:style-name="Internet_20_link" text:visited-style-name="Visited_20_Internet_20_Link"><text:span text:style-name="T54">Psychosis</text:span></text:a></text:p>
          </table:table-cell>
        </table:table-row>
        <table:table-row table:style-name="Table23.3">
          <table:table-cell table:style-name="Table23.A7" office:value-type="string">
            <text:p text:style-name="P64">85–100</text:p>
          </table:table-cell>
          <table:table-cell table:style-name="Table23.B7" office:value-type="string">
            <text:p text:style-name="P63"><text:a xlink:type="simple" xlink:href="https://www.d20pfsrd.com/gamemastering/afflictions/madness/schizophrenia" text:style-name="Internet_20_link" text:visited-style-name="Visited_20_Internet_20_Link"><text:span text:style-name="T54">Schizophrenia</text:span></text:a></text:p>
          </table:table-cell>
        </table:table-row>
      </table:table>
      <text:p text:style-name="P11"/>
      <text:p text:style-name="P11"/>
      <text:p text:style-name="P11"><text:span text:style-name="T30">Alignment Shift:</text:span> As your knowledge grows, it becomes apparent the very things you are studying are taking hold of your mind. <text:s/>Your alignment shifts one step towards Chaotic. <text:s/>If you are already Chaotic, it shifts one step towards Evil. <text:s text:c="2"/></text:p>
      <text:p text:style-name="P11">If you are already chaotic evil, the darkness smiles at you and rewards you with an additional forbidden knowledge.</text:p>
      <text:p text:style-name="P11">If this alignment shift is corrected via magic or good/lawful deeds, any forbidden knowledge gained at the same time as an alignment shift is lost. </text:p>
      <text:p text:style-name="P12"/>
      <text:p text:style-name="P66"><text:bookmark-start text:name="Monkey Wrangler"/>Monkey Wrangler<text:bookmark-end text:name="Monkey Wrangler"/></text:p>
      <text:p text:style-name="P57"/>
      <text:p text:style-name="P43">Of all the wild animals that have been tamed, perhaps none are more impressive than the wranglers of the western rim's mastery of the devil monkey. <text:s/></text:p>
      <text:p text:style-name="P43">Devil Monkey's were first raised to assist the local dwarves with collecting the annual fruit harvest. <text:s/>At first, the dwarves simply played off the monkey's natural behavior. <text:s/>When threatened, they would throw what they had on hand. <text:s/>If you are foolish enough to threaten one in a rock quarry, it will be a bad day for you; but, if you threaten one in a fruit tree, its a free harvest if you brought nets.</text:p>
      <text:p text:style-name="P43">This natural behavior of using tools as weapons has allowed those who have these companions to teach them how to use more advanced crafted tools. <text:s/>This is usually limited to thrown weapons as there is less to teach, but some have trained their devil monkey's to wield maces and other straight forward melee weapons. <text:s/>While these monkey's are exceptional for an animal, they are still animals. </text:p>
      <text:p text:style-name="P43"/>
      <text:p text:style-name="P43"><text:span text:style-name="T30">Required</text:span>: Animal companion class feature</text:p>
      <text:p text:style-name="P43"/>
      <text:p text:style-name="P51"><text:span text:style-name="T30">Alignment: </text:span><text:s/>Any.</text:p>
      <text:p text:style-name="Standard"><text:span text:style-name="T47">Hit Dice: </text:span><text:span text:style-name="T46">d12</text:span><text:span text:style-name="T47"><text:line-break/>Proficiency:</text:span><text:span text:style-name="T42"> </text:span><text:span text:style-name="T43">None</text:span><text:span text:style-name="T47"><text:line-break/>Added </text:span><text:span text:style-name="T42">Class skills: <text:s/></text:span><text:span text:style-name="T43">Handle Animal, Knowledge:Nature</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2">Level</text:p>
          </table:table-cell>
          <table:table-cell table:style-name="Table1.A1" office:value-type="string">
            <text:p text:style-name="P9">BAB</text:p>
          </table:table-cell>
          <table:table-cell table:style-name="Table1.A1" office:value-type="string">
            <text:p text:style-name="P32">Fort</text:p>
          </table:table-cell>
          <table:table-cell table:style-name="Table1.A1" office:value-type="string">
            <text:p text:style-name="P32">Ref</text:p>
          </table:table-cell>
          <table:table-cell table:style-name="Table1.A1" office:value-type="string">
            <text:p text:style-name="P32">Will</text:p>
          </table:table-cell>
          <table:table-cell table:style-name="Table1.A1" office:value-type="string">
            <text:p text:style-name="P32">Special</text:p>
          </table:table-cell>
        </table:table-row>
        <table:table-row>
          <table:table-cell table:style-name="Table1.A2" office:value-type="string">
            <text:p text:style-name="P24">1st</text:p>
          </table:table-cell>
          <table:table-cell table:style-name="Table1.B2" office:value-type="float" office:value="0">
            <text:p text:style-name="P24">0</text:p>
          </table:table-cell>
          <table:table-cell table:style-name="Table1.A2" office:value-type="string">
            <text:p text:style-name="P24">+0</text:p>
          </table:table-cell>
          <table:table-cell table:style-name="Table1.A2" office:value-type="string">
            <text:p text:style-name="P24">+0</text:p>
          </table:table-cell>
          <table:table-cell table:style-name="Table1.A2" office:value-type="string">
            <text:p text:style-name="P24">+2</text:p>
          </table:table-cell>
          <table:table-cell table:style-name="Table1.A2" office:value-type="string">
            <text:p text:style-name="P24">Monkey Wrangling</text:p>
          </table:table-cell>
        </table:table-row>
        <table:table-row>
          <table:table-cell table:style-name="Table1.A2" office:value-type="string">
            <text:p text:style-name="P24">2nd</text:p>
          </table:table-cell>
          <table:table-cell table:style-name="Table1.B2" office:value-type="float" office:value="1">
            <text:p text:style-name="P24">1</text:p>
          </table:table-cell>
          <table:table-cell table:style-name="Table1.A2" office:value-type="string">
            <text:p text:style-name="P24">+0</text:p>
          </table:table-cell>
          <table:table-cell table:style-name="Table1.A2" office:value-type="string">
            <text:p text:style-name="P24">+0</text:p>
          </table:table-cell>
          <table:table-cell table:style-name="Table1.A2" office:value-type="string">
            <text:p text:style-name="P24">+3</text:p>
          </table:table-cell>
          <table:table-cell table:style-name="Table1.A2" office:value-type="string">
            <text:p text:style-name="P24"/>
          </table:table-cell>
        </table:table-row>
        <table:table-row>
          <table:table-cell table:style-name="Table1.A2" office:value-type="string">
            <text:p text:style-name="P24">3rd</text:p>
          </table:table-cell>
          <table:table-cell table:style-name="Table1.B2" office:value-type="float" office:value="2">
            <text:p text:style-name="P24">2</text:p>
          </table:table-cell>
          <table:table-cell table:style-name="Table1.A2" office:value-type="string">
            <text:p text:style-name="P24">+1</text:p>
          </table:table-cell>
          <table:table-cell table:style-name="Table1.A2" office:value-type="string">
            <text:p text:style-name="P24">+1</text:p>
          </table:table-cell>
          <table:table-cell table:style-name="Table1.A2" office:value-type="string">
            <text:p text:style-name="P24">+3</text:p>
          </table:table-cell>
          <table:table-cell table:style-name="Table1.A2" office:value-type="string">
            <text:p text:style-name="P24">Advanced Training</text:p>
          </table:table-cell>
        </table:table-row>
        <table:table-row>
          <table:table-cell table:style-name="Table1.A2" office:value-type="string">
            <text:p text:style-name="P24">4th</text:p>
          </table:table-cell>
          <table:table-cell table:style-name="Table1.B2" office:value-type="float" office:value="2">
            <text:p text:style-name="P24">2</text:p>
          </table:table-cell>
          <table:table-cell table:style-name="Table1.A2" office:value-type="string">
            <text:p text:style-name="P24">+1</text:p>
          </table:table-cell>
          <table:table-cell table:style-name="Table1.A2" office:value-type="string">
            <text:p text:style-name="P24">+1</text:p>
          </table:table-cell>
          <table:table-cell table:style-name="Table1.A2" office:value-type="string">
            <text:p text:style-name="P24">+4</text:p>
          </table:table-cell>
          <table:table-cell table:style-name="Table1.A2" office:value-type="string">
            <text:p text:style-name="P24"/>
          </table:table-cell>
        </table:table-row>
        <table:table-row>
          <table:table-cell table:style-name="Table1.A2" office:value-type="string">
            <text:p text:style-name="P24">5th</text:p>
          </table:table-cell>
          <table:table-cell table:style-name="Table1.B2" office:value-type="float" office:value="3">
            <text:p text:style-name="P24">3</text:p>
          </table:table-cell>
          <table:table-cell table:style-name="Table1.A2" office:value-type="string">
            <text:p text:style-name="P24">+1</text:p>
          </table:table-cell>
          <table:table-cell table:style-name="Table1.A2" office:value-type="string">
            <text:p text:style-name="P24">+1</text:p>
          </table:table-cell>
          <table:table-cell table:style-name="Table1.A2" office:value-type="string">
            <text:p text:style-name="P24">+4</text:p>
          </table:table-cell>
          <table:table-cell table:style-name="Table1.A2" office:value-type="string">
            <text:p text:style-name="P24">Shared talent</text:p>
          </table:table-cell>
        </table:table-row>
      </table:table>
      <text:p text:style-name="P1"><text:span text:style-name="Strong_20_Emphasis"><text:span text:style-name="T2"><text:line-break/></text:span></text:span><text:span text:style-name="Strong_20_Emphasis"><text:span text:style-name="T1">Monkey Wrangling (Ex): </text:span></text:span><text:span text:style-name="Strong_20_Emphasis"><text:span text:style-name="T2">A Monkey Wrangler may add devil monkey to the list of available animal companions. In addition, their levels in monkey wrangler stack with any that grant animal companions for the purposes of the animal's level.<text:line-break/>If an animal companion class feature is selected as an ingrained class feature you may increase your class level in a different class feature instead.</text:span></text:span><text:span text:style-name="T2"><text:line-break/></text:span></text:p>
      <text:p text:style-name="P1"><text:span text:style-name="Strong_20_Emphasis"><text:span text:style-name="T1">Advanced Training(Ex)</text:span></text:span><text:span text:style-name="Strong_20_Emphasis"><text:span text:style-name="T2">: At 3</text:span></text:span><text:span text:style-name="Strong_20_Emphasis"><text:span text:style-name="T22">rd</text:span></text:span><text:span text:style-name="Strong_20_Emphasis"><text:span text:style-name="T2"> level, your animal companion may learn one proficiency that you have for every 10 hit dice it possesses. This may be any proficiency, such as a skill, a single weapon, or type of armor. <text:s/>Your companion must still be capable of taking advantage of the proficiency to gain any benefit per gm discretion. </text:span></text:span><text:span text:style-name="T2"><text:line-break/></text:span></text:p>
      <text:p text:style-name="P4"><text:span text:style-name="T5">Shared Talent(ex) : </text:span><text:span text:style-name="T4">At 5</text:span><text:span text:style-name="T23">th</text:span><text:span text:style-name="T4"> level, you may share one ingrained class feature with your animal companion. Your companion uses your class level, but otherwise uses its own statistics to determine the effects of the class feature, if they apply. Some features may have additional requirements an animal companion lacks, such as spell casting, or may have intelligence requirements and can not be shared. <text:s/>Ultimately, the shared class feature is subject to GM approval.</text:span></text:p>
      <text:p text:style-name="P5">A cohort may not benefit from this.</text:p>
      <text:p text:style-name="P6"/>
      <text:p text:style-name="P37"><text:bookmark-start text:name="Drake Master"/>Drake Master<text:bookmark-end text:name="Drake Master"/></text:p>
      <text:p text:style-name="P8"/>
      <text:p text:style-name="P5">The Drake Masters of the continent, unlike many others that employ creatures, do not raise them and tame them through traditional methods. <text:s/>The Drake Masters instead rely on ancient magical techniques that bind the drake to their owner. <text:s/>The bindings become inherit to the drake and may not be broken or dispelled once formed without harming the drake. However, over the years, the drake masters have learned to improve the already mighty drakes using these rituals.</text:p>
      <text:p text:style-name="P5"/>
      <text:p text:style-name="P5">Drake Masters are not native to the Splintfall Mountain region, but can be found everywhere in the continent.</text:p>
      <text:p text:style-name="P5"/>
      <text:p text:style-name="P12"><text:span text:style-name="T30">Required: </text:span>Animal companion class feature</text:p>
      <text:p text:style-name="P12"/>
      <text:p text:style-name="P51"><text:span text:style-name="T30">Alignment: </text:span><text:s/>Any.</text:p>
      <text:p text:style-name="Standard"><text:span text:style-name="T47">Hit Dice: </text:span><text:span text:style-name="T46">d10</text:span><text:span text:style-name="T47"><text:line-break/>Proficiency:</text:span><text:span text:style-name="T42"> </text:span><text:span text:style-name="T43">None</text:span><text:span text:style-name="T47"><text:line-break/>Added </text:span><text:span text:style-name="T42">Class skills: <text:s/></text:span><text:span text:style-name="T43"><text:s/>Knowledge:Nature, Ride, Fly, Handle Animal</text:span></text:p>
      <text:p text:style-name="P12"><text:span text:style-name="T30">Skill Ranks per Level</text:span><text:span text:style-name="T49">: 6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2">Level</text:p>
          </table:table-cell>
          <table:table-cell table:style-name="Table4.A1" office:value-type="string">
            <text:p text:style-name="P9">BAB</text:p>
          </table:table-cell>
          <table:table-cell table:style-name="Table4.A1" office:value-type="string">
            <text:p text:style-name="P32">Fort</text:p>
          </table:table-cell>
          <table:table-cell table:style-name="Table4.A1" office:value-type="string">
            <text:p text:style-name="P32">Ref</text:p>
          </table:table-cell>
          <table:table-cell table:style-name="Table4.A1" office:value-type="string">
            <text:p text:style-name="P32">Will</text:p>
          </table:table-cell>
          <table:table-cell table:style-name="Table4.A1" office:value-type="string">
            <text:p text:style-name="P32">Special</text:p>
          </table:table-cell>
        </table:table-row>
        <table:table-row>
          <table:table-cell table:style-name="Table4.A2" office:value-type="string">
            <text:p text:style-name="P24">1st</text:p>
          </table:table-cell>
          <table:table-cell table:style-name="Table4.B2" office:value-type="float" office:value="0">
            <text:p text:style-name="P24">0</text:p>
          </table:table-cell>
          <table:table-cell table:style-name="Table4.A2" office:value-type="string">
            <text:p text:style-name="P24">+0</text:p>
          </table:table-cell>
          <table:table-cell table:style-name="Table4.A2" office:value-type="string">
            <text:p text:style-name="P24">+2</text:p>
          </table:table-cell>
          <table:table-cell table:style-name="Table4.A2" office:value-type="string">
            <text:p text:style-name="P24">+0</text:p>
          </table:table-cell>
          <table:table-cell table:style-name="Table4.A2" office:value-type="string">
            <text:p text:style-name="P24">Drake Mastery</text:p>
          </table:table-cell>
        </table:table-row>
        <table:table-row>
          <table:table-cell table:style-name="Table4.A2" office:value-type="string">
            <text:p text:style-name="P24">2nd</text:p>
          </table:table-cell>
          <table:table-cell table:style-name="Table4.B2" office:value-type="float" office:value="1">
            <text:p text:style-name="P24">1</text:p>
          </table:table-cell>
          <table:table-cell table:style-name="Table4.A2" office:value-type="string">
            <text:p text:style-name="P24">+0</text:p>
          </table:table-cell>
          <table:table-cell table:style-name="Table4.A2" office:value-type="string">
            <text:p text:style-name="P24">+3</text:p>
          </table:table-cell>
          <table:table-cell table:style-name="Table4.A2" office:value-type="string">
            <text:p text:style-name="P24">+0</text:p>
          </table:table-cell>
          <table:table-cell table:style-name="Table4.A2" office:value-type="string">
            <text:p text:style-name="P24"/>
          </table:table-cell>
        </table:table-row>
        <table:table-row>
          <table:table-cell table:style-name="Table4.A2" office:value-type="string">
            <text:p text:style-name="P24">3rd</text:p>
          </table:table-cell>
          <table:table-cell table:style-name="Table4.B2" office:value-type="float" office:value="2">
            <text:p text:style-name="P24">2</text:p>
          </table:table-cell>
          <table:table-cell table:style-name="Table4.A2" office:value-type="string">
            <text:p text:style-name="P24">+1</text:p>
          </table:table-cell>
          <table:table-cell table:style-name="Table4.A2" office:value-type="string">
            <text:p text:style-name="P24">+3</text:p>
          </table:table-cell>
          <table:table-cell table:style-name="Table4.A2" office:value-type="string">
            <text:p text:style-name="P24">+1</text:p>
          </table:table-cell>
          <table:table-cell table:style-name="Table4.A2" office:value-type="string">
            <text:p text:style-name="P24">Mounted Combatant</text:p>
          </table:table-cell>
        </table:table-row>
        <table:table-row>
          <table:table-cell table:style-name="Table4.A2" office:value-type="string">
            <text:p text:style-name="P24">4th</text:p>
          </table:table-cell>
          <table:table-cell table:style-name="Table4.B2" office:value-type="float" office:value="2">
            <text:p text:style-name="P24">2</text:p>
          </table:table-cell>
          <table:table-cell table:style-name="Table4.A2" office:value-type="string">
            <text:p text:style-name="P24">+1</text:p>
          </table:table-cell>
          <table:table-cell table:style-name="Table4.A2" office:value-type="string">
            <text:p text:style-name="P24">+4</text:p>
          </table:table-cell>
          <table:table-cell table:style-name="Table4.A2" office:value-type="string">
            <text:p text:style-name="P24">+1</text:p>
          </table:table-cell>
          <table:table-cell table:style-name="Table4.A2" office:value-type="string">
            <text:p text:style-name="P24"/>
          </table:table-cell>
        </table:table-row>
        <table:table-row>
          <table:table-cell table:style-name="Table4.A2" office:value-type="string">
            <text:p text:style-name="P24">5th</text:p>
          </table:table-cell>
          <table:table-cell table:style-name="Table4.B2" office:value-type="float" office:value="3">
            <text:p text:style-name="P24">3</text:p>
          </table:table-cell>
          <table:table-cell table:style-name="Table4.A2" office:value-type="string">
            <text:p text:style-name="P24">+1</text:p>
          </table:table-cell>
          <table:table-cell table:style-name="Table4.A2" office:value-type="string">
            <text:p text:style-name="P24">+4</text:p>
          </table:table-cell>
          <table:table-cell table:style-name="Table4.A2" office:value-type="string">
            <text:p text:style-name="P24">+1</text:p>
          </table:table-cell>
          <table:table-cell table:style-name="Table4.A2" office:value-type="string">
            <text:p text:style-name="P24">Magical Infusion</text:p>
          </table:table-cell>
        </table:table-row>
      </table:table>
      <text:p text:style-name="P10"><text:span text:style-name="Strong_20_Emphasis"><text:span text:style-name="T1"/></text:span></text:p>
      <text:p text:style-name="P10"><text:span text:style-name="Strong_20_Emphasis"><text:span text:style-name="T1">Drake Mastery(Ex): </text:span></text:span><text:span text:style-name="Strong_20_Emphasis"><text:span text:style-name="T2">A Drake Master must select drake as an animal companion and follow the existing drake rules for their progression (except for BAB and HD). Drake master levels stack with any existing class that provides the animal companion class feature for the purposes of the animal's level. <text:s/><text:line-break/>If an animal companion class feature is selected as an ingrained class you may increase your class level in a different feature.</text:span></text:span><text:span text:style-name="T2"><text:line-break/></text:span></text:p>
      <text:p text:style-name="P1"><text:span text:style-name="Strong_20_Emphasis"><text:span text:style-name="T1">Mounted Combatant(Ex)</text:span></text:span><text:span text:style-name="Strong_20_Emphasis"><text:span text:style-name="T2">: At 3</text:span></text:span><text:span text:style-name="Strong_20_Emphasis"><text:span text:style-name="T22">rd</text:span></text:span><text:span text:style-name="Strong_20_Emphasis"><text:span text:style-name="T2"> level, you gain the Mounted Combat bonus feat. <text:s/>In addition, you gain a +10 bonus to your ride check to avoid an attack targeting your mount while flying.</text:span></text:span></text:p>
      <text:p text:style-name="P1"><text:span text:style-name="Strong_20_Emphasis"><text:span text:style-name="T2"/></text:span></text:p>
      <text:p text:style-name="P4"><text:span text:style-name="T5">Magical Infusion(ex) : </text:span><text:span text:style-name="T4">At 5</text:span><text:span text:style-name="T23">th</text:span><text:span text:style-name="T4"> level, your drake gains one point of eidelon evolution for every 5HD it possesses.</text:span></text:p>
      <text:p text:style-name="P6"/>
      <text:p text:style-name="P6"/>
      <text:p text:style-name="P66"><text:bookmark-start text:name="Patron Knight"/>Patron Knight<text:bookmark-end text:name="Patron Knight"/></text:p>
      <text:p text:style-name="P57"/>
      <text:p text:style-name="P43">The patron knights of the City of Peace are both diplomats and soldiers. <text:s text:c="2"/>They report directly to the four Great Houses of the ruling council of the city, and are often sent to neighboring kingdoms to offer assistance. <text:line-break/>In this way, they form the front line of their city's defenses: maintaining valuable alliances and successfully deterring hostile intentions before they manifest into something greater. <text:s/></text:p>
      <text:p text:style-name="P43">Their helpful nature is well known, but many believe the patron knights also serve as spies for the city and are careful about what they say around them. While they certainly report anything they learn to their superiors, espionage is far from their goal. </text:p>
      <text:p text:style-name="P43"/>
      <text:p text:style-name="P46">Requirements:</text:p>
      <text:p text:style-name="P43">You must be a native of the City of Peace and invited to join this organization. <text:s/>Only the good aligned should consider themselves candidates.</text:p>
      <text:p text:style-name="P51"><text:span text:style-name="T30">Alignment: </text:span><text:s/>Any Good.</text:p>
      <text:p text:style-name="Standard"><text:span text:style-name="T47">Hit Dice: </text:span><text:span text:style-name="T46">d8</text:span><text:span text:style-name="T47"><text:line-break/>Proficiency:</text:span><text:span text:style-name="T42"> </text:span><text:span text:style-name="T43">Heavy Armor, All Shields</text:span><text:span text:style-name="T47"><text:line-break/>Added </text:span><text:span text:style-name="T42">Class skills: <text:s/></text:span><text:span text:style-name="T43"><text:s/>Diplomacy, Sense Motive, <text:s/>Knowledge (History), Heal, Linguistics, Survival</text:span></text:p>
      <text:p text:style-name="P22"><text:span text:style-name="T18">Skill Ranks per Level</text:span><text:span text:style-name="T21">: 8 + </text:span><text:a xlink:type="simple" xlink:href="https://www.d20pfsrd.com/basics-ability-scores/ability-scores#TOC-Intelligence-Int-" text:style-name="Internet_20_link" text:visited-style-name="Visited_20_Internet_20_Link"><text:span text:style-name="T20">Int</text:span></text:a><text:span text:style-name="T18"> </text:span><text:span text:style-name="T21">modifier.</text:span><text:span text:style-name="T18"> </text:span></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32">Level</text:p>
          </table:table-cell>
          <table:table-cell table:style-name="Table5.A1" office:value-type="string">
            <text:p text:style-name="P9">BAB</text:p>
          </table:table-cell>
          <table:table-cell table:style-name="Table5.A1" office:value-type="string">
            <text:p text:style-name="P32">Fort</text:p>
          </table:table-cell>
          <table:table-cell table:style-name="Table5.A1" office:value-type="string">
            <text:p text:style-name="P32">Ref</text:p>
          </table:table-cell>
          <table:table-cell table:style-name="Table5.A1" office:value-type="string">
            <text:p text:style-name="P32">Will</text:p>
          </table:table-cell>
          <table:table-cell table:style-name="Table5.A1" office:value-type="string">
            <text:p text:style-name="P32">Special</text:p>
          </table:table-cell>
        </table:table-row>
        <table:table-row>
          <table:table-cell table:style-name="Table5.A2" office:value-type="string">
            <text:p text:style-name="P24">1st</text:p>
          </table:table-cell>
          <table:table-cell table:style-name="Table5.B2" office:value-type="float" office:value="1">
            <text:p text:style-name="P24">1</text:p>
          </table:table-cell>
          <table:table-cell table:style-name="Table5.A2" office:value-type="string">
            <text:p text:style-name="P24">+2</text:p>
          </table:table-cell>
          <table:table-cell table:style-name="Table5.A2" office:value-type="string">
            <text:p text:style-name="P24">+0</text:p>
          </table:table-cell>
          <table:table-cell table:style-name="Table5.A2" office:value-type="string">
            <text:p text:style-name="P24">+2</text:p>
          </table:table-cell>
          <table:table-cell table:style-name="Table5.A2" office:value-type="string">
            <text:p text:style-name="P24">House Insignia, Oath of Peace </text:p>
          </table:table-cell>
        </table:table-row>
        <table:table-row>
          <table:table-cell table:style-name="Table5.A2" office:value-type="string">
            <text:p text:style-name="P24">2nd</text:p>
          </table:table-cell>
          <table:table-cell table:style-name="Table5.B2" office:value-type="float" office:value="2">
            <text:p text:style-name="P24">2</text:p>
          </table:table-cell>
          <table:table-cell table:style-name="Table5.A2" office:value-type="string">
            <text:p text:style-name="P24">+3</text:p>
          </table:table-cell>
          <table:table-cell table:style-name="Table5.A2" office:value-type="string">
            <text:p text:style-name="P24">+0</text:p>
          </table:table-cell>
          <table:table-cell table:style-name="Table5.A2" office:value-type="string">
            <text:p text:style-name="P24">+3</text:p>
          </table:table-cell>
          <table:table-cell table:style-name="Table5.A2" office:value-type="string">
            <text:p text:style-name="P24"/>
          </table:table-cell>
        </table:table-row>
        <table:table-row>
          <table:table-cell table:style-name="Table5.A2" office:value-type="string">
            <text:p text:style-name="P24">3rd</text:p>
          </table:table-cell>
          <table:table-cell table:style-name="Table5.B2" office:value-type="float" office:value="3">
            <text:p text:style-name="P24">3</text:p>
          </table:table-cell>
          <table:table-cell table:style-name="Table5.A2" office:value-type="string">
            <text:p text:style-name="P24">+3</text:p>
          </table:table-cell>
          <table:table-cell table:style-name="Table5.A2" office:value-type="string">
            <text:p text:style-name="P24">+1</text:p>
          </table:table-cell>
          <table:table-cell table:style-name="Table5.A2" office:value-type="string">
            <text:p text:style-name="P24">+3</text:p>
          </table:table-cell>
          <table:table-cell table:style-name="Table5.A2" office:value-type="string">
            <text:p text:style-name="P24">Divine Purpose</text:p>
          </table:table-cell>
        </table:table-row>
        <table:table-row>
          <table:table-cell table:style-name="Table5.A2" office:value-type="string">
            <text:p text:style-name="P24">4th</text:p>
          </table:table-cell>
          <table:table-cell table:style-name="Table5.B2" office:value-type="float" office:value="4">
            <text:p text:style-name="P24">4</text:p>
          </table:table-cell>
          <table:table-cell table:style-name="Table5.A2" office:value-type="string">
            <text:p text:style-name="P24">+4</text:p>
          </table:table-cell>
          <table:table-cell table:style-name="Table5.A2" office:value-type="string">
            <text:p text:style-name="P24">+1</text:p>
          </table:table-cell>
          <table:table-cell table:style-name="Table5.A2" office:value-type="string">
            <text:p text:style-name="P24">+4</text:p>
          </table:table-cell>
          <table:table-cell table:style-name="Table5.A2" office:value-type="string">
            <text:p text:style-name="P24"/>
          </table:table-cell>
        </table:table-row>
        <table:table-row>
          <table:table-cell table:style-name="Table5.A2" office:value-type="string">
            <text:p text:style-name="P24">5th</text:p>
          </table:table-cell>
          <table:table-cell table:style-name="Table5.B2" office:value-type="float" office:value="5">
            <text:p text:style-name="P24">5</text:p>
          </table:table-cell>
          <table:table-cell table:style-name="Table5.A2" office:value-type="string">
            <text:p text:style-name="P24">+4</text:p>
          </table:table-cell>
          <table:table-cell table:style-name="Table5.A2" office:value-type="string">
            <text:p text:style-name="P24">+1</text:p>
          </table:table-cell>
          <table:table-cell table:style-name="Table5.A2" office:value-type="string">
            <text:p text:style-name="P24">+4</text:p>
          </table:table-cell>
          <table:table-cell table:style-name="Table5.A2" office:value-type="string">
            <text:p text:style-name="P24">Ritual of Protection</text:p>
          </table:table-cell>
        </table:table-row>
      </table:table>
      <text:p text:style-name="P1"><text:span text:style-name="Strong_20_Emphasis"><text:span text:style-name="T2"><text:line-break/></text:span></text:span><text:span text:style-name="Strong_20_Emphasis"><text:span text:style-name="T1">House Insignia (Ex): </text:span></text:span><text:span text:style-name="Strong_20_Emphasis"><text:span text:style-name="T2"><text:s/>Every Patron Knight is sworn to one of the four great houses in the City of Peace. <text:s/>This oath comes along with a wrist tattoo. <text:s/>This tattoo serves as a badge of office in addition to its other uses.</text:span></text:span><text:span text:style-name="T2"><text:line-break/></text:span></text:p>
      <text:p text:style-name="P1"><text:span text:style-name="T2"><text:tab/></text:span><text:span text:style-name="T1">House Leafbinder</text:span><text:span text:style-name="T2"> : Ushuk Leafbinder, The Goddess of Peace, was the founder of this house. <text:s/>Like their founder, the house is primarily an orcish house, and they are intensely devoted to living peacefully. <text:s/>Unlike the other houses, if the Goddess of Peace abandons you, this house will also, without question. </text:span></text:p>
      <text:p text:style-name="P6"/>
      <text:p text:style-name="P1"><text:span text:style-name="T2"><text:tab/></text:span><text:span text:style-name="T1">House Proudfoot :</text:span><text:span text:style-name="T2"> The Patron Knights of House Proudfoot are expected to be among the most exuberant and outgoing. <text:s/>It is not enough to help those in need, enjoying the act is just as important. <text:s/>They do believe in peace, and dutifully work to maintain it.</text:span></text:p>
      <text:p text:style-name="P6"/>
      <text:p text:style-name="P1"><text:span text:style-name="T2"><text:tab/></text:span><text:span text:style-name="T1">House Drux</text:span><text:span text:style-name="T2"> : <text:s/>House Drux was founded by the Dwarvish slaves that escaped with Ushuk when the city was founded. <text:s/>They are a difficult house to predict, as they are willing to embrace peace, but they see their enemies for what they are and do not shy from conflict. They rarely share any empathy for their enemies the same way as House Leafbinder does.</text:span></text:p>
      <text:p text:style-name="P6"/>
      <text:p text:style-name="P1"><text:span text:style-name="T2"><text:tab/></text:span><text:span text:style-name="T1">House Fourth :</text:span><text:span text:style-name="T2"> The fourth house was founded by clockwork humanoids. <text:s/>The creatures of this house suffered the most while in slavery, but sadly it did not cause them to develop a sense of humor or greater imagination. <text:s/>They are the most pragmatic of the Great houses, and they only embrace the idea of peace because it has worked so far. <text:s/></text:span></text:p>
      <text:p text:style-name="P6"/>
      <text:p text:style-name="P6">As you gain levels in Patron Knight, you gain the following spell like abilities and may use each once per day. <text:s/>Your caster level is your hit dice and the casting stat for these spells is Charisma.</text:p>
      <text:p text:style-name="P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28">Level </text:p>
          </table:table-cell>
          <table:table-cell table:style-name="Table6.B1" office:value-type="float" office:value="1">
            <text:p text:style-name="P28">1</text:p>
          </table:table-cell>
          <table:table-cell table:style-name="Table6.B1" office:value-type="float" office:value="2">
            <text:p text:style-name="P28">2</text:p>
          </table:table-cell>
          <table:table-cell table:style-name="Table6.B1" office:value-type="float" office:value="3">
            <text:p text:style-name="P28">3</text:p>
          </table:table-cell>
          <table:table-cell table:style-name="Table6.B1" office:value-type="float" office:value="4">
            <text:p text:style-name="P28">4</text:p>
          </table:table-cell>
          <table:table-cell table:style-name="Table6.B1" office:value-type="float" office:value="5">
            <text:p text:style-name="P28">5</text:p>
          </table:table-cell>
        </table:table-row>
        <table:table-row>
          <table:table-cell table:style-name="Table6.A1" office:value-type="string">
            <text:p text:style-name="P28">House Leafbinder</text:p>
          </table:table-cell>
          <table:table-cell table:style-name="Table6.A1" office:value-type="string">
            <text:p text:style-name="P28">Know Direction</text:p>
          </table:table-cell>
          <table:table-cell table:style-name="Table6.A1" office:value-type="string">
            <text:p text:style-name="P28">Shield</text:p>
          </table:table-cell>
          <table:table-cell table:style-name="Table6.A1" office:value-type="string">
            <text:p text:style-name="P28">Shield Other</text:p>
          </table:table-cell>
          <table:table-cell table:style-name="Table6.A1" office:value-type="string">
            <text:p text:style-name="P28">Magic Vestment</text:p>
          </table:table-cell>
          <table:table-cell table:style-name="Table6.A1" office:value-type="string">
            <text:p text:style-name="P28">Globe of invulnerability</text:p>
          </table:table-cell>
        </table:table-row>
        <text:soft-page-break/>
        <table:table-row>
          <table:table-cell table:style-name="Table6.A1" office:value-type="string">
            <text:p text:style-name="P28">House Proudfoot</text:p>
          </table:table-cell>
          <table:table-cell table:style-name="Table6.A1" office:value-type="string">
            <text:p text:style-name="P28">Ghost Sound</text:p>
          </table:table-cell>
          <table:table-cell table:style-name="Table6.A1" office:value-type="string">
            <text:p text:style-name="P28">Charm Person</text:p>
          </table:table-cell>
          <table:table-cell table:style-name="Table6.A1" office:value-type="string">
            <text:p text:style-name="P28">Speak with Plants</text:p>
          </table:table-cell>
          <table:table-cell table:style-name="Table6.A1" office:value-type="string">
            <text:p text:style-name="P28">Good Hope</text:p>
          </table:table-cell>
          <table:table-cell table:style-name="Table6.A1" office:value-type="string">
            <text:p text:style-name="P28">Tongues</text:p>
          </table:table-cell>
        </table:table-row>
        <table:table-row>
          <table:table-cell table:style-name="Table6.A1" office:value-type="string">
            <text:p text:style-name="P28">House Drux</text:p>
          </table:table-cell>
          <table:table-cell table:style-name="Table6.A1" office:value-type="string">
            <text:p text:style-name="P28">Light</text:p>
          </table:table-cell>
          <table:table-cell table:style-name="Table6.A1" office:value-type="string">
            <text:p text:style-name="P28">Protection from Evil</text:p>
          </table:table-cell>
          <table:table-cell table:style-name="Table6.A1" office:value-type="string">
            <text:p text:style-name="P28">Soften Earth and Stone</text:p>
          </table:table-cell>
          <table:table-cell table:style-name="Table6.A1" office:value-type="string">
            <text:p text:style-name="P28">Remove Disease</text:p>
          </table:table-cell>
          <table:table-cell table:style-name="Table6.A1" office:value-type="string">
            <text:p text:style-name="P28">Secure Shelter</text:p>
          </table:table-cell>
        </table:table-row>
        <table:table-row>
          <table:table-cell table:style-name="Table6.A1" office:value-type="string">
            <text:p text:style-name="P28">House Fourth</text:p>
          </table:table-cell>
          <table:table-cell table:style-name="Table6.A1" office:value-type="string">
            <text:p text:style-name="P28">Detect Magic</text:p>
          </table:table-cell>
          <table:table-cell table:style-name="Table6.A1" office:value-type="string">
            <text:p text:style-name="P28">Erase</text:p>
          </table:table-cell>
          <table:table-cell table:style-name="Table6.A1" office:value-type="string">
            <text:p text:style-name="P28">Protection from Energy</text:p>
          </table:table-cell>
          <table:table-cell table:style-name="Table6.A1" office:value-type="string">
            <text:p text:style-name="P28">See Invisibility</text:p>
          </table:table-cell>
          <table:table-cell table:style-name="Table6.A1" office:value-type="string">
            <text:p text:style-name="P28">Detect Scrying</text:p>
          </table:table-cell>
        </table:table-row>
      </table:table>
      <text:p text:style-name="P11"/>
      <text:p text:style-name="P6"/>
      <text:p text:style-name="P1"><text:span text:style-name="Strong_20_Emphasis"><text:span text:style-name="T1">Oath of Peace: <text:s/></text:span></text:span><text:span text:style-name="Strong_20_Emphasis"><text:span text:style-name="T4">While a Patron Knight is sworn to a house, their true loyalty belongs to the goddess of peace. <text:s/>When joining the order, in a private and secret ceremony, a Patron Knight binds themselves to the commitment of non-violent solutions to all problems.</text:span></text:span></text:p>
      <text:p text:style-name="P1"><text:span text:style-name="Strong_20_Emphasis"><text:span text:style-name="T3"/></text:span></text:p>
      <text:p text:style-name="P1"><text:span text:style-name="Strong_20_Emphasis"><text:span text:style-name="T1">Divine Purpose: </text:span></text:span><text:span text:style-name="Strong_20_Emphasis"><text:span text:style-name="T4"><text:s/>Your faith in a city forever free of war has been noticed, and rewarded. <text:s/>For defending her city, the goddess of peace has blessed you with a gift. <text:s/></text:span></text:span></text:p>
      <text:p text:style-name="P1"><text:span text:style-name="Strong_20_Emphasis"><text:span text:style-name="T4">Anytime you are attempting to solve a dangerous situation with non-violence and you need to roll as a result, you may roll twice and take the higher result. </text:span></text:span></text:p>
      <text:p text:style-name="P1"><text:span text:style-name="Strong_20_Emphasis"><text:span text:style-name="T3"/></text:span></text:p>
      <text:p text:style-name="P4"><text:span text:style-name="T5">Ritual of Protection : </text:span><text:span text:style-name="T4">At 5</text:span><text:span text:style-name="T23">th</text:span><text:span text:style-name="T4"> level, once per day, you may perform a 15 minute ritual of protection. <text:s/>Once complete, the ritual will last for 24 hours, or until you take a hostile action. <text:s/>For the duration, anyone you meet will treat you as one step more friendly than normal, in addition, you gain a +4 circumstance bonus to diplomacy, bluff, sense motive, all saves, and AC.</text:span></text:p>
      <text:p text:style-name="P6"/>
      <text:p text:style-name="P6"/>
      <text:p text:style-name="P2"><text:span text:style-name="T27">Ex Patron Knights: </text:span><text:span text:style-name="T25"><text:s/>The Goddess of Peace watches her followers closely. <text:s/>Those who stray from the path of peace but stay in their House's favor retain their House Insignia, but loose all other powers.</text:span></text:p>
      <text:p text:style-name="P6"/>
      <text:p text:style-name="P3"><text:span text:style-name="T28">Excommunicated from a Great House: <text:s/></text:span><text:span text:style-name="T26">It is possible a great house may ask something of you that the goddess herself may object to. <text:s/>If for some extreme circumstance causes this to happen, and you stay true to the goddess, you will loose your house Insignia, but retain all other class features.</text:span></text:p>
      <text:p text:style-name="P37"><text:bookmark-start text:name="Deepfyord Guardsman"/>Deepfyord Guardsman<text:bookmark-end text:name="Deepfyord Guardsman"/></text:p>
      <text:p text:style-name="P6"/>
      <text:p text:style-name="P6">Housed outside the town of Deepfyord, The School for the Gentlemanly Enforcement of Order trains a significant amount of the north coast's elite guards. <text:s/>The graduates tend to serve as castle guards or personal escorts, as the general patrolmen are not worth the training investment.</text:p>
      <text:p text:style-name="P6"/>
      <text:p text:style-name="P7">Requirement: </text:p>
      <text:p text:style-name="P6">500 Gold Tuition</text:p>
      <text:p text:style-name="P6">BAB of 5 or greater</text:p>
      <text:p text:style-name="P6"/>
      <text:p text:style-name="P51"><text:span text:style-name="T30">Alignment: </text:span><text:s/>Any.</text:p>
      <text:p text:style-name="Standard"><text:span text:style-name="T47">Hit Dice: </text:span><text:span text:style-name="T46">d10</text:span><text:span text:style-name="T47"><text:line-break/>Proficiency:</text:span><text:span text:style-name="T42"> </text:span><text:span text:style-name="T43">All weapons with the Non Lethal property.</text:span><text:span text:style-name="T47"><text:line-break/>Added </text:span><text:span text:style-name="T42">Class skills: <text:s/></text:span><text:span text:style-name="T43"><text:s/>Acrobatics, Climb, Escape Artist, Ride, Intimidate</text:span></text:p>
      <text:p text:style-name="P11"><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2">Level</text:p>
          </table:table-cell>
          <table:table-cell table:style-name="Table2.A1" office:value-type="string">
            <text:p text:style-name="P9">BAB</text:p>
          </table:table-cell>
          <table:table-cell table:style-name="Table2.A1" office:value-type="string">
            <text:p text:style-name="P32">Fort</text:p>
          </table:table-cell>
          <table:table-cell table:style-name="Table2.A1" office:value-type="string">
            <text:p text:style-name="P32">Ref</text:p>
          </table:table-cell>
          <table:table-cell table:style-name="Table2.A1" office:value-type="string">
            <text:p text:style-name="P32">Will</text:p>
          </table:table-cell>
          <table:table-cell table:style-name="Table2.A1" office:value-type="string">
            <text:p text:style-name="P32">Special</text:p>
          </table:table-cell>
        </table:table-row>
        <table:table-row>
          <table:table-cell table:style-name="Table2.A2" office:value-type="string">
            <text:p text:style-name="P24">1st</text:p>
          </table:table-cell>
          <table:table-cell table:style-name="Table2.B2" office:value-type="float" office:value="1">
            <text:p text:style-name="P24">1</text:p>
          </table:table-cell>
          <table:table-cell table:style-name="Table2.A2" office:value-type="string">
            <text:p text:style-name="P24">+0</text:p>
          </table:table-cell>
          <table:table-cell table:style-name="Table2.A2" office:value-type="string">
            <text:p text:style-name="P24">+2</text:p>
          </table:table-cell>
          <table:table-cell table:style-name="Table2.A2" office:value-type="string">
            <text:p text:style-name="P24">+2</text:p>
          </table:table-cell>
          <table:table-cell table:style-name="Table2.A2" office:value-type="string">
            <text:p text:style-name="P24">Tools of the Trade</text:p>
          </table:table-cell>
        </table:table-row>
        <table:table-row>
          <table:table-cell table:style-name="Table2.A2" office:value-type="string">
            <text:p text:style-name="P24">2nd</text:p>
          </table:table-cell>
          <table:table-cell table:style-name="Table2.B2" office:value-type="float" office:value="2">
            <text:p text:style-name="P24">2</text:p>
          </table:table-cell>
          <table:table-cell table:style-name="Table2.A2" office:value-type="string">
            <text:p text:style-name="P24">+0</text:p>
          </table:table-cell>
          <table:table-cell table:style-name="Table2.A2" office:value-type="string">
            <text:p text:style-name="P24">+3</text:p>
          </table:table-cell>
          <table:table-cell table:style-name="Table2.A2" office:value-type="string">
            <text:p text:style-name="P24">+3</text:p>
          </table:table-cell>
          <table:table-cell table:style-name="Table2.A2" office:value-type="string">
            <text:p text:style-name="P24"/>
          </table:table-cell>
        </table:table-row>
        <table:table-row>
          <table:table-cell table:style-name="Table2.A2" office:value-type="string">
            <text:p text:style-name="P24">3rd</text:p>
          </table:table-cell>
          <table:table-cell table:style-name="Table2.B2" office:value-type="float" office:value="3">
            <text:p text:style-name="P24">3</text:p>
          </table:table-cell>
          <table:table-cell table:style-name="Table2.A2" office:value-type="string">
            <text:p text:style-name="P24">+1</text:p>
          </table:table-cell>
          <table:table-cell table:style-name="Table2.A2" office:value-type="string">
            <text:p text:style-name="P24">+3</text:p>
          </table:table-cell>
          <table:table-cell table:style-name="Table2.A2" office:value-type="string">
            <text:p text:style-name="P24">+3</text:p>
          </table:table-cell>
          <table:table-cell table:style-name="Table2.A2" office:value-type="string">
            <text:p text:style-name="P24"/>
          </table:table-cell>
        </table:table-row>
        <table:table-row>
          <table:table-cell table:style-name="Table2.A2" office:value-type="string">
            <text:p text:style-name="P24">4th</text:p>
          </table:table-cell>
          <table:table-cell table:style-name="Table2.B2" office:value-type="float" office:value="4">
            <text:p text:style-name="P24">4</text:p>
          </table:table-cell>
          <table:table-cell table:style-name="Table2.A2" office:value-type="string">
            <text:p text:style-name="P24">+1</text:p>
          </table:table-cell>
          <table:table-cell table:style-name="Table2.A2" office:value-type="string">
            <text:p text:style-name="P24">+4</text:p>
          </table:table-cell>
          <table:table-cell table:style-name="Table2.A2" office:value-type="string">
            <text:p text:style-name="P24">+4</text:p>
          </table:table-cell>
          <table:table-cell table:style-name="Table2.A2" office:value-type="string">
            <text:p text:style-name="P24">Takedown</text:p>
          </table:table-cell>
        </table:table-row>
        <table:table-row>
          <table:table-cell table:style-name="Table2.A2" office:value-type="string">
            <text:p text:style-name="P24">5th</text:p>
          </table:table-cell>
          <table:table-cell table:style-name="Table2.B2" office:value-type="float" office:value="5">
            <text:p text:style-name="P24">5</text:p>
          </table:table-cell>
          <table:table-cell table:style-name="Table2.A2" office:value-type="string">
            <text:p text:style-name="P24">+1</text:p>
          </table:table-cell>
          <table:table-cell table:style-name="Table2.A2" office:value-type="string">
            <text:p text:style-name="P24">+4</text:p>
          </table:table-cell>
          <table:table-cell table:style-name="Table2.A2" office:value-type="string">
            <text:p text:style-name="P24">+4</text:p>
          </table:table-cell>
          <table:table-cell table:style-name="Table2.A2" office:value-type="string">
            <text:p text:style-name="P24"/>
          </table:table-cell>
        </table:table-row>
        <table:table-row>
          <table:table-cell table:style-name="Table2.A2" office:value-type="string">
            <text:p text:style-name="P24">6th</text:p>
          </table:table-cell>
          <table:table-cell table:style-name="Table2.B2" office:value-type="float" office:value="6">
            <text:p text:style-name="P24">6</text:p>
          </table:table-cell>
          <table:table-cell table:style-name="Table2.A2" office:value-type="string">
            <text:p text:style-name="P24">+2</text:p>
          </table:table-cell>
          <table:table-cell table:style-name="Table2.A2" office:value-type="string">
            <text:p text:style-name="P24">+5</text:p>
          </table:table-cell>
          <table:table-cell table:style-name="Table2.A2" office:value-type="string">
            <text:p text:style-name="P24">+5</text:p>
          </table:table-cell>
          <table:table-cell table:style-name="Table2.A2" office:value-type="string">
            <text:p text:style-name="P24"/>
          </table:table-cell>
        </table:table-row>
        <table:table-row>
          <table:table-cell table:style-name="Table2.A2" office:value-type="string">
            <text:p text:style-name="P24">7th</text:p>
          </table:table-cell>
          <table:table-cell table:style-name="Table2.B2" office:value-type="float" office:value="7">
            <text:p text:style-name="P24">7</text:p>
          </table:table-cell>
          <table:table-cell table:style-name="Table2.A2" office:value-type="string">
            <text:p text:style-name="P24">+2</text:p>
          </table:table-cell>
          <table:table-cell table:style-name="Table2.A2" office:value-type="string">
            <text:p text:style-name="P24">+5</text:p>
          </table:table-cell>
          <table:table-cell table:style-name="Table2.A2" office:value-type="string">
            <text:p text:style-name="P24">+5</text:p>
          </table:table-cell>
          <table:table-cell table:style-name="Table2.A2" office:value-type="string">
            <text:p text:style-name="P24">Improvised restraints</text:p>
          </table:table-cell>
        </table:table-row>
        <table:table-row>
          <table:table-cell table:style-name="Table2.A2" office:value-type="string">
            <text:p text:style-name="P24">8th</text:p>
          </table:table-cell>
          <table:table-cell table:style-name="Table2.B2" office:value-type="float" office:value="8">
            <text:p text:style-name="P24">8</text:p>
          </table:table-cell>
          <table:table-cell table:style-name="Table2.A2" office:value-type="string">
            <text:p text:style-name="P24">+2</text:p>
          </table:table-cell>
          <table:table-cell table:style-name="Table2.A2" office:value-type="string">
            <text:p text:style-name="P24">+6</text:p>
          </table:table-cell>
          <table:table-cell table:style-name="Table2.A2" office:value-type="string">
            <text:p text:style-name="P24">+6</text:p>
          </table:table-cell>
          <table:table-cell table:style-name="Table2.A2" office:value-type="string">
            <text:p text:style-name="P24"/>
          </table:table-cell>
        </table:table-row>
        <table:table-row>
          <table:table-cell table:style-name="Table2.A2" office:value-type="string">
            <text:p text:style-name="P24">9th</text:p>
          </table:table-cell>
          <table:table-cell table:style-name="Table2.B2" office:value-type="float" office:value="9">
            <text:p text:style-name="P24">9</text:p>
          </table:table-cell>
          <table:table-cell table:style-name="Table2.A2" office:value-type="string">
            <text:p text:style-name="P24">+3</text:p>
          </table:table-cell>
          <table:table-cell table:style-name="Table2.A2" office:value-type="string">
            <text:p text:style-name="P24">+6</text:p>
          </table:table-cell>
          <table:table-cell table:style-name="Table2.A2" office:value-type="string">
            <text:p text:style-name="P24">+6</text:p>
          </table:table-cell>
          <table:table-cell table:style-name="Table2.A2" office:value-type="string">
            <text:p text:style-name="P24"/>
          </table:table-cell>
        </table:table-row>
        <table:table-row>
          <table:table-cell table:style-name="Table2.A2" office:value-type="string">
            <text:p text:style-name="P24">10th</text:p>
          </table:table-cell>
          <table:table-cell table:style-name="Table2.B2" office:value-type="float" office:value="10">
            <text:p text:style-name="P24">10</text:p>
          </table:table-cell>
          <table:table-cell table:style-name="Table2.A2" office:value-type="string">
            <text:p text:style-name="P24">+3</text:p>
          </table:table-cell>
          <table:table-cell table:style-name="Table2.A2" office:value-type="string">
            <text:p text:style-name="P24">+7</text:p>
          </table:table-cell>
          <table:table-cell table:style-name="Table2.A2" office:value-type="string">
            <text:p text:style-name="P24">+7</text:p>
          </table:table-cell>
          <table:table-cell table:style-name="Table2.A2" office:value-type="string">
            <text:h text:style-name="P42" text:outline-level="4">Shield Wall</text:h>
          </table:table-cell>
        </table:table-row>
      </table:table>
      <text:p text:style-name="P11"/>
      <text:p text:style-name="P11"/>
      <text:p text:style-name="P11"><text:span text:style-name="T30">Tools of the Trade:</text:span> <text:s/>Few guardsman are lucky enough to face any true threat in their day to day lives, and are therefor forced to become proficient in the use of less than lethal weapons.</text:p>
      <text:p text:style-name="P36"><text:span text:style-name="T32"><text:tab/>Thanks for diligent practice and improved technique, w</text:span><text:span text:style-name="T34">hen wielding a weapon with the non lethal property, you may treat it as one size larger for the purposes of d</text:span><text:span text:style-name="T32">amage.</text:span></text:p>
      <text:p text:style-name="P11"/>
      <text:p text:style-name="P15"><text:span text:style-name="T49">Takedown: </text:span><text:span text:style-name="T39">As a standard action, you may make a special grab attack with a melee weapon you are holding.</text:span></text:p>
      <text:p text:style-name="P16"/>
      <text:p text:style-name="P14">Improvised restraints: <text:s/><text:span text:style-name="T39">When you start a turn grappling a creature, you may spend a full round action to securely tie them up. <text:s text:c="2"/>There must be rope or suitable tying material within reach or on your person to preform this action. <text:s text:c="2"/>Once accomplished, your target is considered helpless and immobilized, but may still preform purely mental actions.</text:span></text:p>
      <text:p text:style-name="P17"/>
      <text:p text:style-name="P14">Shield Wall: <text:s/><text:span text:style-name="T39">While using a tower shield, you may add your shield bonus to your fortitude saves.</text:span></text:p>
      <text:p text:style-name="P66"><text:bookmark-start text:name="Westvalley Button Man"/>Westvalley Button Man<text:bookmark-end text:name="Westvalley Button Man"/></text:p>
      <text:p text:style-name="Standard"><text:line-break/><text:span text:style-name="T56">Perhaps nowhere on the continent is the art of murder more openly practiced than in the sparring halls of the Westvalley School for Murder. <text:s/>Originally an assassins guild, influence from some prominent locals encouraged the school to seek out a more reputable way of building a fortune.</text:span></text:p>
      <text:p text:style-name="P44">Admission to the school is quite prestigious, as many noble and powerful houses view having a Westvalley graduate among their number as an essential requirement in polite society. </text:p>
      <text:p text:style-name="P44"/>
      <text:p text:style-name="P44"><text:span text:style-name="T30">Requirement: </text:span>10,000 gold admissions fee. <text:s/>Paid in advance, in full. Preferably in large gems and platinum. <text:s text:c="2"/>No regional currencies accepted.</text:p>
      <text:p text:style-name="P44"/>
      <text:p text:style-name="P51"><text:span text:style-name="T30">Alignment: </text:span><text:s/>Any.</text:p>
      <text:p text:style-name="Standard"><text:span text:style-name="T47">Hit Dice: </text:span><text:span text:style-name="T46">d8</text:span><text:span text:style-name="T47"><text:line-break/>Proficiency: </text:span><text:span text:style-name="T46">none</text:span><text:span text:style-name="T47"><text:line-break/>Added </text:span><text:span text:style-name="T42">Class skills: <text:s/></text:span><text:span text:style-name="T43"><text:s/>Stealth, Escape Artist, Bluff, Disguise</text:span></text:p>
      <text:p text:style-name="P23"><text:span text:style-name="T18">Skill Ranks per Level</text:span><text:span text:style-name="T16">: 6 + </text:span><text:a xlink:type="simple" xlink:href="https://www.d20pfsrd.com/basics-ability-scores/ability-scores#TOC-Intelligence-Int-" text:style-name="Internet_20_link" text:visited-style-name="Visited_20_Internet_20_Link"><text:span text:style-name="T19">Int</text:span></text:a><text:span text:style-name="T18"> </text:span><text:span text:style-name="T16">modifier.</text:span><text:span text:style-name="T18"> </text:span></text:p>
      <text:p text:style-name="Standard"><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2">Level</text:p>
          </table:table-cell>
          <table:table-cell table:style-name="Table3.A1" office:value-type="string">
            <text:p text:style-name="P9">BAB</text:p>
          </table:table-cell>
          <table:table-cell table:style-name="Table3.A1" office:value-type="string">
            <text:p text:style-name="P32">Fort</text:p>
          </table:table-cell>
          <table:table-cell table:style-name="Table3.A1" office:value-type="string">
            <text:p text:style-name="P32">Ref</text:p>
          </table:table-cell>
          <table:table-cell table:style-name="Table3.A1" office:value-type="string">
            <text:p text:style-name="P32">Will</text:p>
          </table:table-cell>
          <table:table-cell table:style-name="Table3.A1" office:value-type="string">
            <text:p text:style-name="P32">Special</text:p>
          </table:table-cell>
        </table:table-row>
        <table:table-row>
          <table:table-cell table:style-name="Table3.A2" office:value-type="string">
            <text:p text:style-name="P24">1st</text:p>
          </table:table-cell>
          <table:table-cell table:style-name="Table3.B2" office:value-type="float" office:value="1">
            <text:p text:style-name="P24">1</text:p>
          </table:table-cell>
          <table:table-cell table:style-name="Table3.A2" office:value-type="string">
            <text:p text:style-name="P24">+0</text:p>
          </table:table-cell>
          <table:table-cell table:style-name="Table3.A2" office:value-type="string">
            <text:p text:style-name="P24">+2</text:p>
          </table:table-cell>
          <table:table-cell table:style-name="Table3.A2" office:value-type="string">
            <text:p text:style-name="P24">+0</text:p>
          </table:table-cell>
          <table:table-cell table:style-name="Table3.A2" office:value-type="string">
            <text:p text:style-name="P24">Sneak Attack(+1d6)</text:p>
          </table:table-cell>
        </table:table-row>
        <table:table-row>
          <table:table-cell table:style-name="Table3.A2" office:value-type="string">
            <text:p text:style-name="P24">2nd</text:p>
          </table:table-cell>
          <table:table-cell table:style-name="Table3.B2" office:value-type="float" office:value="2">
            <text:p text:style-name="P24">2</text:p>
          </table:table-cell>
          <table:table-cell table:style-name="Table3.A2" office:value-type="string">
            <text:p text:style-name="P24">+0</text:p>
          </table:table-cell>
          <table:table-cell table:style-name="Table3.A2" office:value-type="string">
            <text:p text:style-name="P24">+3</text:p>
          </table:table-cell>
          <table:table-cell table:style-name="Table3.A2" office:value-type="string">
            <text:p text:style-name="P24">+0</text:p>
          </table:table-cell>
          <table:table-cell table:style-name="Table3.A2" office:value-type="string">
            <text:p text:style-name="P24"/>
          </table:table-cell>
        </table:table-row>
        <table:table-row>
          <table:table-cell table:style-name="Table3.A2" office:value-type="string">
            <text:p text:style-name="P24">3rd</text:p>
          </table:table-cell>
          <table:table-cell table:style-name="Table3.B2" office:value-type="float" office:value="3">
            <text:p text:style-name="P24">3</text:p>
          </table:table-cell>
          <table:table-cell table:style-name="Table3.A2" office:value-type="string">
            <text:p text:style-name="P24">+1</text:p>
          </table:table-cell>
          <table:table-cell table:style-name="Table3.A2" office:value-type="string">
            <text:p text:style-name="P24">+3</text:p>
          </table:table-cell>
          <table:table-cell table:style-name="Table3.A2" office:value-type="string">
            <text:p text:style-name="P24">+1</text:p>
          </table:table-cell>
          <table:table-cell table:style-name="Table3.A2" office:value-type="string">
            <text:p text:style-name="P24">Sneak Attack(+1d6)</text:p>
          </table:table-cell>
        </table:table-row>
        <table:table-row>
          <table:table-cell table:style-name="Table3.A2" office:value-type="string">
            <text:p text:style-name="P24">4th</text:p>
          </table:table-cell>
          <table:table-cell table:style-name="Table3.B2" office:value-type="float" office:value="3">
            <text:p text:style-name="P24">3</text:p>
          </table:table-cell>
          <table:table-cell table:style-name="Table3.A2" office:value-type="string">
            <text:p text:style-name="P24">+1</text:p>
          </table:table-cell>
          <table:table-cell table:style-name="Table3.A2" office:value-type="string">
            <text:p text:style-name="P24">+4</text:p>
          </table:table-cell>
          <table:table-cell table:style-name="Table3.A2" office:value-type="string">
            <text:p text:style-name="P24">+1</text:p>
          </table:table-cell>
          <table:table-cell table:style-name="Table3.A2" office:value-type="string">
            <text:p text:style-name="P24"/>
          </table:table-cell>
        </table:table-row>
        <table:table-row>
          <table:table-cell table:style-name="Table3.A2" office:value-type="string">
            <text:p text:style-name="P24">5th</text:p>
          </table:table-cell>
          <table:table-cell table:style-name="Table3.B2" office:value-type="float" office:value="4">
            <text:p text:style-name="P24">4</text:p>
          </table:table-cell>
          <table:table-cell table:style-name="Table3.A2" office:value-type="string">
            <text:p text:style-name="P24">+1</text:p>
          </table:table-cell>
          <table:table-cell table:style-name="Table3.A2" office:value-type="string">
            <text:p text:style-name="P24">+4</text:p>
          </table:table-cell>
          <table:table-cell table:style-name="Table3.A2" office:value-type="string">
            <text:p text:style-name="P24">+1</text:p>
          </table:table-cell>
          <table:table-cell table:style-name="Table3.A2" office:value-type="string">
            <text:p text:style-name="P24">Sneak Attack(+1d6)</text:p>
          </table:table-cell>
        </table:table-row>
        <table:table-row>
          <table:table-cell table:style-name="Table3.A2" office:value-type="string">
            <text:p text:style-name="P24">6th</text:p>
          </table:table-cell>
          <table:table-cell table:style-name="Table3.B2" office:value-type="float" office:value="5">
            <text:p text:style-name="P24">5</text:p>
          </table:table-cell>
          <table:table-cell table:style-name="Table3.A2" office:value-type="string">
            <text:p text:style-name="P24">+2</text:p>
          </table:table-cell>
          <table:table-cell table:style-name="Table3.A2" office:value-type="string">
            <text:p text:style-name="P24">+5</text:p>
          </table:table-cell>
          <table:table-cell table:style-name="Table3.A2" office:value-type="string">
            <text:p text:style-name="P24">+2</text:p>
          </table:table-cell>
          <table:table-cell table:style-name="Table3.A2" office:value-type="string">
            <text:p text:style-name="P24">Concealed combat</text:p>
          </table:table-cell>
        </table:table-row>
        <table:table-row>
          <table:table-cell table:style-name="Table3.A2" office:value-type="string">
            <text:p text:style-name="P24">7th</text:p>
          </table:table-cell>
          <table:table-cell table:style-name="Table3.B2" office:value-type="float" office:value="6">
            <text:p text:style-name="P24">6</text:p>
          </table:table-cell>
          <table:table-cell table:style-name="Table3.A2" office:value-type="string">
            <text:p text:style-name="P24">+2</text:p>
          </table:table-cell>
          <table:table-cell table:style-name="Table3.A2" office:value-type="string">
            <text:p text:style-name="P24">+5</text:p>
          </table:table-cell>
          <table:table-cell table:style-name="Table3.A2" office:value-type="string">
            <text:p text:style-name="P24">+2</text:p>
          </table:table-cell>
          <table:table-cell table:style-name="Table3.A2" office:value-type="string">
            <text:p text:style-name="P24">Sneak Attack(+1d6)</text:p>
          </table:table-cell>
        </table:table-row>
        <table:table-row>
          <table:table-cell table:style-name="Table3.A2" office:value-type="string">
            <text:p text:style-name="P24">8th</text:p>
          </table:table-cell>
          <table:table-cell table:style-name="Table3.B2" office:value-type="float" office:value="6">
            <text:p text:style-name="P24">6</text:p>
          </table:table-cell>
          <table:table-cell table:style-name="Table3.A2" office:value-type="string">
            <text:p text:style-name="P24">+2</text:p>
          </table:table-cell>
          <table:table-cell table:style-name="Table3.A2" office:value-type="string">
            <text:p text:style-name="P24">+6</text:p>
          </table:table-cell>
          <table:table-cell table:style-name="Table3.A2" office:value-type="string">
            <text:p text:style-name="P24">+2</text:p>
          </table:table-cell>
          <table:table-cell table:style-name="Table3.A2" office:value-type="string">
            <text:p text:style-name="P24"/>
          </table:table-cell>
        </table:table-row>
        <table:table-row>
          <table:table-cell table:style-name="Table3.A2" office:value-type="string">
            <text:p text:style-name="P24">9th</text:p>
          </table:table-cell>
          <table:table-cell table:style-name="Table3.B2" office:value-type="float" office:value="7">
            <text:p text:style-name="P24">7</text:p>
          </table:table-cell>
          <table:table-cell table:style-name="Table3.A2" office:value-type="string">
            <text:p text:style-name="P24">+3</text:p>
          </table:table-cell>
          <table:table-cell table:style-name="Table3.A2" office:value-type="string">
            <text:p text:style-name="P24">+6</text:p>
          </table:table-cell>
          <table:table-cell table:style-name="Table3.A2" office:value-type="string">
            <text:p text:style-name="P24">+3</text:p>
          </table:table-cell>
          <table:table-cell table:style-name="Table3.A2" office:value-type="string">
            <text:p text:style-name="P24">Sneak Attack(+1d6)</text:p>
          </table:table-cell>
        </table:table-row>
        <table:table-row>
          <table:table-cell table:style-name="Table3.A2" office:value-type="string">
            <text:p text:style-name="P24">10th</text:p>
          </table:table-cell>
          <table:table-cell table:style-name="Table3.B2" office:value-type="float" office:value="8">
            <text:p text:style-name="P24">8</text:p>
          </table:table-cell>
          <table:table-cell table:style-name="Table3.A2" office:value-type="string">
            <text:p text:style-name="P24">+3</text:p>
          </table:table-cell>
          <table:table-cell table:style-name="Table3.A2" office:value-type="string">
            <text:p text:style-name="P24">+7</text:p>
          </table:table-cell>
          <table:table-cell table:style-name="Table3.A2" office:value-type="string">
            <text:p text:style-name="P24">+3</text:p>
          </table:table-cell>
          <table:table-cell table:style-name="Table3.A2" office:value-type="string">
            <text:h text:style-name="P42" text:outline-level="4">Wet Neck</text:h>
          </table:table-cell>
        </table:table-row>
      </table:table>
      <text:p text:style-name="P11"/>
      <text:p text:style-name="P11"><text:span text:style-name="T30">Sneak Attack</text:span>: <text:s/>While using a light weapon, when attacking a flatfooted opponent, or an enemy flanked by an ally, you may add 1d6 precision damage to your damage roll.</text:p>
      <text:p text:style-name="P11"/>
      <text:p text:style-name="P11"><text:span text:style-name="T30">Concealed Combat: <text:s/></text:span>You gain proficiency with the War Razor and sword cane. When attacking an opponent with a weapon that was concealed to them at the start of your turn, they are considered flat footed. <text:s/>You treat the sword cane as a light weapon.</text:p>
      <text:p text:style-name="P11"/>
      <text:p text:style-name="P11"><text:span text:style-name="T30">Wet Neck:</text:span> <text:s/>When making an attack roll, if the result of the roll is a natural 20, all sneak attack dice are treated as being rolled at their maximum value. <text:s/>This increase occurs even if the threatened critical is not confirmed.</text:p>
      <text:p text:style-name="P11"/>
      <text:p text:style-name="P11"/>
      <text:p text:style-name="P11"/>
      <text:p text:style-name="P11"/>
      <text:p text:style-name="P66"><text:bookmark-start text:name="Eveffian Pugalist"/>Eveffian Pugilist<text:bookmark-end text:name="Eveffian Pugalist"/></text:p>
      <text:p text:style-name="P46"/>
      <text:p text:style-name="P44">The dwarves of Evef have a long reputation to the aversion of tools and metal objects in general, and an even longer one for having the strongest fists on the continent. <text:s text:c="2"/>Most speculate both arose out the saltstone ore they mine locally. The strange toxic ore must be mined by hand and fist, as it is known to rapidly corrode and decay both metal and wooden tools.</text:p>
      <text:p text:style-name="P44">There are no schools in Evef to learn to fight like the locals. <text:s/>One simply has to join the miners in the mine, and you will learn soon enough.</text:p>
      <text:p text:style-name="P44"/>
      <text:p text:style-name="P46">Requirements:</text:p>
      <text:p text:style-name="P44">The mine does not hire someone if they think they will be useless or die before the end of the first day.</text:p>
      <text:p text:style-name="P44">Min Strength: 18</text:p>
      <text:p text:style-name="P44">Min Constitution: 15</text:p>
      <text:p text:style-name="P44"/>
      <text:p text:style-name="P51"><text:span text:style-name="T30">Alignment: </text:span><text:s/>Any.</text:p>
      <text:p text:style-name="Standard"><text:span text:style-name="T47">Hit Dice: </text:span><text:span text:style-name="T46">d10</text:span><text:span text:style-name="T47"><text:line-break/>Proficiency: </text:span><text:span text:style-name="T46">none</text:span><text:span text:style-name="T47"><text:line-break/>Added </text:span><text:span text:style-name="T42">Class skills: </text:span><text:span text:style-name="T43">Climb</text:span></text:p>
      <text:p text:style-name="P23"><text:span text:style-name="T18">Skill Ranks per Level</text:span><text:span text:style-name="T16">: 4 + </text:span><text:a xlink:type="simple" xlink:href="https://www.d20pfsrd.com/basics-ability-scores/ability-scores#TOC-Intelligence-Int-" text:style-name="Internet_20_link" text:visited-style-name="Visited_20_Internet_20_Link"><text:span text:style-name="T19">Int</text:span></text:a><text:span text:style-name="T18"> </text:span><text:span text:style-name="T16">modifier.</text:span><text:span text:style-name="T18"> </text:span></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2">Level</text:p>
          </table:table-cell>
          <table:table-cell table:style-name="Table7.A1" office:value-type="string">
            <text:p text:style-name="P9">BAB</text:p>
          </table:table-cell>
          <table:table-cell table:style-name="Table7.A1" office:value-type="string">
            <text:p text:style-name="P32">Fort</text:p>
          </table:table-cell>
          <table:table-cell table:style-name="Table7.A1" office:value-type="string">
            <text:p text:style-name="P32">Ref</text:p>
          </table:table-cell>
          <table:table-cell table:style-name="Table7.A1" office:value-type="string">
            <text:p text:style-name="P32">Will</text:p>
          </table:table-cell>
          <table:table-cell table:style-name="Table7.A1" office:value-type="string">
            <text:p text:style-name="P32">Special</text:p>
          </table:table-cell>
        </table:table-row>
        <table:table-row>
          <table:table-cell table:style-name="Table7.A2" office:value-type="string">
            <text:p text:style-name="P24">1st</text:p>
          </table:table-cell>
          <table:table-cell table:style-name="Table7.B2" office:value-type="float" office:value="1">
            <text:p text:style-name="P24">1</text:p>
          </table:table-cell>
          <table:table-cell table:style-name="Table7.A2" office:value-type="string">
            <text:p text:style-name="P24">+2</text:p>
          </table:table-cell>
          <table:table-cell table:style-name="Table7.A2" office:value-type="string">
            <text:p text:style-name="P24">+0</text:p>
          </table:table-cell>
          <table:table-cell table:style-name="Table7.A2" office:value-type="string">
            <text:p text:style-name="P24">+0</text:p>
          </table:table-cell>
          <table:table-cell table:style-name="Table7.A2" office:value-type="string">
            <text:p text:style-name="P24"/>
          </table:table-cell>
        </table:table-row>
        <table:table-row>
          <table:table-cell table:style-name="Table7.A2" office:value-type="string">
            <text:p text:style-name="P24">2nd</text:p>
          </table:table-cell>
          <table:table-cell table:style-name="Table7.B2" office:value-type="float" office:value="2">
            <text:p text:style-name="P24">2</text:p>
          </table:table-cell>
          <table:table-cell table:style-name="Table7.A2" office:value-type="string">
            <text:p text:style-name="P24">+3</text:p>
          </table:table-cell>
          <table:table-cell table:style-name="Table7.A2" office:value-type="string">
            <text:p text:style-name="P24">+0</text:p>
          </table:table-cell>
          <table:table-cell table:style-name="Table7.A2" office:value-type="string">
            <text:p text:style-name="P24">+0</text:p>
          </table:table-cell>
          <table:table-cell table:style-name="Table7.A2" office:value-type="string">
            <text:p text:style-name="P24">Tough Fingers</text:p>
          </table:table-cell>
        </table:table-row>
        <table:table-row>
          <table:table-cell table:style-name="Table7.A2" office:value-type="string">
            <text:p text:style-name="P24">3rd</text:p>
          </table:table-cell>
          <table:table-cell table:style-name="Table7.B2" office:value-type="float" office:value="3">
            <text:p text:style-name="P24">3</text:p>
          </table:table-cell>
          <table:table-cell table:style-name="Table7.A2" office:value-type="string">
            <text:p text:style-name="P24">+3</text:p>
          </table:table-cell>
          <table:table-cell table:style-name="Table7.A2" office:value-type="string">
            <text:p text:style-name="P24">+1</text:p>
          </table:table-cell>
          <table:table-cell table:style-name="Table7.A2" office:value-type="string">
            <text:p text:style-name="P24">+1</text:p>
          </table:table-cell>
          <table:table-cell table:style-name="Table7.A2" office:value-type="string">
            <text:p text:style-name="P24">Barroom Fighting(+1d6)</text:p>
          </table:table-cell>
        </table:table-row>
        <table:table-row>
          <table:table-cell table:style-name="Table7.A2" office:value-type="string">
            <text:p text:style-name="P24">4th</text:p>
          </table:table-cell>
          <table:table-cell table:style-name="Table7.B2" office:value-type="float" office:value="4">
            <text:p text:style-name="P24">4</text:p>
          </table:table-cell>
          <table:table-cell table:style-name="Table7.A2" office:value-type="string">
            <text:p text:style-name="P24">+4</text:p>
          </table:table-cell>
          <table:table-cell table:style-name="Table7.A2" office:value-type="string">
            <text:p text:style-name="P24">+1</text:p>
          </table:table-cell>
          <table:table-cell table:style-name="Table7.A2" office:value-type="string">
            <text:p text:style-name="P24">+1</text:p>
          </table:table-cell>
          <table:table-cell table:style-name="Table7.A2" office:value-type="string">
            <text:p text:style-name="P24"/>
          </table:table-cell>
        </table:table-row>
        <table:table-row>
          <table:table-cell table:style-name="Table7.A2" office:value-type="string">
            <text:p text:style-name="P24">5th</text:p>
          </table:table-cell>
          <table:table-cell table:style-name="Table7.B2" office:value-type="float" office:value="5">
            <text:p text:style-name="P24">5</text:p>
          </table:table-cell>
          <table:table-cell table:style-name="Table7.A2" office:value-type="string">
            <text:p text:style-name="P24">+4</text:p>
          </table:table-cell>
          <table:table-cell table:style-name="Table7.A2" office:value-type="string">
            <text:p text:style-name="P24">+1</text:p>
          </table:table-cell>
          <table:table-cell table:style-name="Table7.A2" office:value-type="string">
            <text:p text:style-name="P24">+1</text:p>
          </table:table-cell>
          <table:table-cell table:style-name="Table7.A2" office:value-type="string">
            <text:p text:style-name="P24">Iron Lungs</text:p>
          </table:table-cell>
        </table:table-row>
        <table:table-row>
          <table:table-cell table:style-name="Table7.A2" office:value-type="string">
            <text:p text:style-name="P24">6th</text:p>
          </table:table-cell>
          <table:table-cell table:style-name="Table7.B2" office:value-type="float" office:value="6">
            <text:p text:style-name="P24">6</text:p>
          </table:table-cell>
          <table:table-cell table:style-name="Table7.A2" office:value-type="string">
            <text:p text:style-name="P24">+5</text:p>
          </table:table-cell>
          <table:table-cell table:style-name="Table7.A2" office:value-type="string">
            <text:p text:style-name="P24">+2</text:p>
          </table:table-cell>
          <table:table-cell table:style-name="Table7.A2" office:value-type="string">
            <text:p text:style-name="P24">+2</text:p>
          </table:table-cell>
          <table:table-cell table:style-name="Table7.A2" office:value-type="string">
            <text:p text:style-name="P24">Barroom Fighting(+1d6)</text:p>
          </table:table-cell>
        </table:table-row>
        <table:table-row>
          <table:table-cell table:style-name="Table7.A2" office:value-type="string">
            <text:p text:style-name="P24">7th</text:p>
          </table:table-cell>
          <table:table-cell table:style-name="Table7.B2" office:value-type="float" office:value="7">
            <text:p text:style-name="P24">7</text:p>
          </table:table-cell>
          <table:table-cell table:style-name="Table7.A2" office:value-type="string">
            <text:p text:style-name="P24">+5</text:p>
          </table:table-cell>
          <table:table-cell table:style-name="Table7.A2" office:value-type="string">
            <text:p text:style-name="P24">+2</text:p>
          </table:table-cell>
          <table:table-cell table:style-name="Table7.A2" office:value-type="string">
            <text:p text:style-name="P24">+2</text:p>
          </table:table-cell>
          <table:table-cell table:style-name="Table7.A2" office:value-type="string">
            <text:p text:style-name="P24"/>
          </table:table-cell>
        </table:table-row>
        <table:table-row>
          <table:table-cell table:style-name="Table7.A2" office:value-type="string">
            <text:p text:style-name="P24">8th</text:p>
          </table:table-cell>
          <table:table-cell table:style-name="Table7.B2" office:value-type="float" office:value="8">
            <text:p text:style-name="P24">8</text:p>
          </table:table-cell>
          <table:table-cell table:style-name="Table7.A2" office:value-type="string">
            <text:p text:style-name="P24">+6</text:p>
          </table:table-cell>
          <table:table-cell table:style-name="Table7.A2" office:value-type="string">
            <text:p text:style-name="P24">+2</text:p>
          </table:table-cell>
          <table:table-cell table:style-name="Table7.A2" office:value-type="string">
            <text:p text:style-name="P24">+2</text:p>
          </table:table-cell>
          <table:table-cell table:style-name="Table7.A2" office:value-type="string">
            <text:p text:style-name="P24"/>
          </table:table-cell>
        </table:table-row>
        <table:table-row>
          <table:table-cell table:style-name="Table7.A2" office:value-type="string">
            <text:p text:style-name="P24">9th</text:p>
          </table:table-cell>
          <table:table-cell table:style-name="Table7.B2" office:value-type="float" office:value="9">
            <text:p text:style-name="P24">9</text:p>
          </table:table-cell>
          <table:table-cell table:style-name="Table7.A2" office:value-type="string">
            <text:p text:style-name="P24">+6</text:p>
          </table:table-cell>
          <table:table-cell table:style-name="Table7.A2" office:value-type="string">
            <text:p text:style-name="P24">+3</text:p>
          </table:table-cell>
          <table:table-cell table:style-name="Table7.A2" office:value-type="string">
            <text:p text:style-name="P24">+3</text:p>
          </table:table-cell>
          <table:table-cell table:style-name="Table7.A2" office:value-type="string">
            <text:p text:style-name="P24">Barroom Fighting(+1d6)</text:p>
          </table:table-cell>
        </table:table-row>
        <table:table-row>
          <table:table-cell table:style-name="Table7.A2" office:value-type="string">
            <text:p text:style-name="P24">10th</text:p>
          </table:table-cell>
          <table:table-cell table:style-name="Table7.B2" office:value-type="float" office:value="10">
            <text:p text:style-name="P24">10</text:p>
          </table:table-cell>
          <table:table-cell table:style-name="Table7.A2" office:value-type="string">
            <text:p text:style-name="P24">+7</text:p>
          </table:table-cell>
          <table:table-cell table:style-name="Table7.A2" office:value-type="string">
            <text:p text:style-name="P24">+3</text:p>
          </table:table-cell>
          <table:table-cell table:style-name="Table7.A2" office:value-type="string">
            <text:p text:style-name="P24">+3</text:p>
          </table:table-cell>
          <table:table-cell table:style-name="Table7.A2" office:value-type="string">
            <text:h text:style-name="P42" text:outline-level="4">Mine sight</text:h>
          </table:table-cell>
        </table:table-row>
      </table:table>
      <text:p text:style-name="P11"/>
      <text:p text:style-name="P11"><text:span text:style-name="T30">Tough Fingers:</text:span> <text:s text:c="2"/>While the mines toughen your hands during the day, the bars at night teach you to use them. <text:s/>You gain the improved unarmed combat feat. <text:s/></text:p>
      <text:p text:style-name="P11"/>
      <text:p text:style-name="P11"><text:span text:style-name="T30">Barroom Fighting</text:span>: <text:s/>While using a light weapon, when attacking a flatfooted opponent, or an enemy flanked by an ally, you may add 1d6 damage to your damage roll. <text:s/>This is precision damage.</text:p>
      <text:p text:style-name="P11"/>
      <text:p text:style-name="P11"><text:span text:style-name="T30">Iron Lungs: </text:span><text:s/>The dangers of mining have taught you how to get to a safe place, before passing out. <text:s/>Anytime you have to save vs an effect on your lungs, such as cloud kill or suffocate, whether you succeed or not on the saving throw, all effects on you are delayed by one turn.</text:p>
      <text:p text:style-name="P11"/>
      <text:p text:style-name="P11"><text:span text:style-name="T30">Piercing Strikes: </text:span>Any time you attack unarmed or with a weapon from the close group, you may add your dexterity modifier to the damage roll, in addition to your strength.</text:p>
      <text:p text:style-name="P11"/>
      <text:p text:style-name="P11"><text:span text:style-name="T30">Mine Sight:</text:span> <text:s/>You have lived in the darkness for more hours than you'd care to remember. <text:s/>Anytime you are without the use of your sight, you gain blind sense 15ft.</text:p>
      <text:p text:style-name="P11"/>
      <text:p text:style-name="P11"/>
      <text:p text:style-name="P39"><text:bookmark-start text:name="Darktown Firebrigadier"/>Darktown Firebrigadier<text:bookmark-end text:name="Darktown Firebrigadier"/></text:p>
      <text:p text:style-name="P11"/>
      <text:p text:style-name="P11">While every town has a volunteer fire brigade, the administrators of Darktown thought it unnecessary to have separate groups managing the post, performing guard duty, repairing the infrastructure, and putting out the fires. <text:s/>Certainly one person can accomplish those simple tasks. <text:s text:c="2"/>In addition, the administrators also agreed it was unnecessary for separate equipment to be needed. <text:s text:c="2"/>Thus were born the ladder wielding civil servants of Darktown known as a fire brigadier. </text:p>
      <text:p text:style-name="P11"/>
      <text:p text:style-name="P11">At the time of their creation, the town had a population of 600 and the firebrigadiers were not specialized. <text:s/>The town is now 23,000+ residents large, and the organization is large enough to be slightly more specializated than before, although they do all still carry ladders.</text:p>
      <text:p text:style-name="P11"/>
      <text:p text:style-name="P14">Requirements:</text:p>
      <text:p text:style-name="P11">Rather than create a code of ethics or lengthy set of rules for their civil servants, the administrators simply employed clerics to hire good people and trust they will get things right.</text:p>
      <text:p text:style-name="P11"/>
      <text:p text:style-name="P51"><text:span text:style-name="T30">Alignment: </text:span><text:s/>Any Good</text:p>
      <text:p text:style-name="Standard"><text:span text:style-name="T47">Hit Dice: </text:span><text:span text:style-name="T46">d10</text:span><text:span text:style-name="T47"><text:line-break/>Proficiency: </text:span><text:span text:style-name="T46">gnome war ladder</text:span><text:span text:style-name="T47"><text:line-break/>Added </text:span><text:span text:style-name="T42">Class skills: </text:span><text:span text:style-name="T43">Diplomacy, Climb, Appraise</text:span></text:p>
      <text:p text:style-name="P12"><text:span text:style-name="T30">Skill Ranks per Level</text:span><text:span text:style-name="T49">: 8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P11"/>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32">Level</text:p>
          </table:table-cell>
          <table:table-cell table:style-name="Table8.A1" office:value-type="string">
            <text:p text:style-name="P9">BAB</text:p>
          </table:table-cell>
          <table:table-cell table:style-name="Table8.A1" office:value-type="string">
            <text:p text:style-name="P32">Fort</text:p>
          </table:table-cell>
          <table:table-cell table:style-name="Table8.A1" office:value-type="string">
            <text:p text:style-name="P32">Ref</text:p>
          </table:table-cell>
          <table:table-cell table:style-name="Table8.A1" office:value-type="string">
            <text:p text:style-name="P32">Will</text:p>
          </table:table-cell>
          <table:table-cell table:style-name="Table8.A1" office:value-type="string">
            <text:p text:style-name="P32">Special</text:p>
          </table:table-cell>
        </table:table-row>
        <table:table-row>
          <table:table-cell table:style-name="Table8.A2" office:value-type="string">
            <text:p text:style-name="P24">1st</text:p>
          </table:table-cell>
          <table:table-cell table:style-name="Table8.B2" office:value-type="float" office:value="1">
            <text:p text:style-name="P24">1</text:p>
          </table:table-cell>
          <table:table-cell table:style-name="Table8.A2" office:value-type="string">
            <text:p text:style-name="P24">+0</text:p>
          </table:table-cell>
          <table:table-cell table:style-name="Table8.A2" office:value-type="string">
            <text:p text:style-name="P24">+2</text:p>
          </table:table-cell>
          <table:table-cell table:style-name="Table8.A2" office:value-type="string">
            <text:p text:style-name="P24">+0</text:p>
          </table:table-cell>
          <table:table-cell table:style-name="Table8.A2" office:value-type="string">
            <text:p text:style-name="P24">Battle Ladder</text:p>
          </table:table-cell>
        </table:table-row>
        <table:table-row>
          <table:table-cell table:style-name="Table8.A2" office:value-type="string">
            <text:p text:style-name="P24">2nd</text:p>
          </table:table-cell>
          <table:table-cell table:style-name="Table8.B2" office:value-type="float" office:value="2">
            <text:p text:style-name="P24">2</text:p>
          </table:table-cell>
          <table:table-cell table:style-name="Table8.A2" office:value-type="string">
            <text:p text:style-name="P24">+0</text:p>
          </table:table-cell>
          <table:table-cell table:style-name="Table8.A2" office:value-type="string">
            <text:p text:style-name="P24">+3</text:p>
          </table:table-cell>
          <table:table-cell table:style-name="Table8.A2" office:value-type="string">
            <text:p text:style-name="P24">+0</text:p>
          </table:table-cell>
          <table:table-cell table:style-name="Table8.A2" office:value-type="string">
            <text:p text:style-name="P24"/>
          </table:table-cell>
        </table:table-row>
        <table:table-row>
          <table:table-cell table:style-name="Table8.A2" office:value-type="string">
            <text:p text:style-name="P24">3rd</text:p>
          </table:table-cell>
          <table:table-cell table:style-name="Table8.B2" office:value-type="float" office:value="3">
            <text:p text:style-name="P24">3</text:p>
          </table:table-cell>
          <table:table-cell table:style-name="Table8.A2" office:value-type="string">
            <text:p text:style-name="P24">+1</text:p>
          </table:table-cell>
          <table:table-cell table:style-name="Table8.A2" office:value-type="string">
            <text:p text:style-name="P24">+3</text:p>
          </table:table-cell>
          <table:table-cell table:style-name="Table8.A2" office:value-type="string">
            <text:p text:style-name="P24">+1</text:p>
          </table:table-cell>
          <table:table-cell table:style-name="Table8.A2" office:value-type="string">
            <text:p text:style-name="P24">Trapping Strike</text:p>
          </table:table-cell>
        </table:table-row>
        <table:table-row>
          <table:table-cell table:style-name="Table8.A2" office:value-type="string">
            <text:p text:style-name="P24">4th</text:p>
          </table:table-cell>
          <table:table-cell table:style-name="Table8.B2" office:value-type="float" office:value="4">
            <text:p text:style-name="P24">4</text:p>
          </table:table-cell>
          <table:table-cell table:style-name="Table8.A2" office:value-type="string">
            <text:p text:style-name="P24">+1</text:p>
          </table:table-cell>
          <table:table-cell table:style-name="Table8.A2" office:value-type="string">
            <text:p text:style-name="P24">+4</text:p>
          </table:table-cell>
          <table:table-cell table:style-name="Table8.A2" office:value-type="string">
            <text:p text:style-name="P24">+1</text:p>
          </table:table-cell>
          <table:table-cell table:style-name="Table8.A2" office:value-type="string">
            <text:p text:style-name="P24"/>
          </table:table-cell>
        </table:table-row>
        <table:table-row>
          <table:table-cell table:style-name="Table8.A2" office:value-type="string">
            <text:p text:style-name="P24">5th</text:p>
          </table:table-cell>
          <table:table-cell table:style-name="Table8.B2" office:value-type="float" office:value="5">
            <text:p text:style-name="P24">5</text:p>
          </table:table-cell>
          <table:table-cell table:style-name="Table8.A2" office:value-type="string">
            <text:p text:style-name="P24">+1</text:p>
          </table:table-cell>
          <table:table-cell table:style-name="Table8.A2" office:value-type="string">
            <text:p text:style-name="P24">+4</text:p>
          </table:table-cell>
          <table:table-cell table:style-name="Table8.A2" office:value-type="string">
            <text:p text:style-name="P24">+1</text:p>
          </table:table-cell>
          <table:table-cell table:style-name="Table8.A2" office:value-type="string">
            <text:p text:style-name="P24">Acrobatic Climb</text:p>
          </table:table-cell>
        </table:table-row>
        <table:table-row>
          <table:table-cell table:style-name="Table8.A2" office:value-type="string">
            <text:p text:style-name="P24">6th</text:p>
          </table:table-cell>
          <table:table-cell table:style-name="Table8.B2" office:value-type="float" office:value="6">
            <text:p text:style-name="P24">6</text:p>
          </table:table-cell>
          <table:table-cell table:style-name="Table8.A2" office:value-type="string">
            <text:p text:style-name="P24">+2</text:p>
          </table:table-cell>
          <table:table-cell table:style-name="Table8.A2" office:value-type="string">
            <text:p text:style-name="P24">+5</text:p>
          </table:table-cell>
          <table:table-cell table:style-name="Table8.A2" office:value-type="string">
            <text:p text:style-name="P24">+2</text:p>
          </table:table-cell>
          <table:table-cell table:style-name="Table8.A2" office:value-type="string">
            <text:p text:style-name="P24">Jab</text:p>
          </table:table-cell>
        </table:table-row>
        <table:table-row>
          <table:table-cell table:style-name="Table8.A2" office:value-type="string">
            <text:p text:style-name="P24">7th</text:p>
          </table:table-cell>
          <table:table-cell table:style-name="Table8.B2" office:value-type="float" office:value="7">
            <text:p text:style-name="P24">7</text:p>
          </table:table-cell>
          <table:table-cell table:style-name="Table8.A2" office:value-type="string">
            <text:p text:style-name="P24">+2</text:p>
          </table:table-cell>
          <table:table-cell table:style-name="Table8.A2" office:value-type="string">
            <text:p text:style-name="P24">+5</text:p>
          </table:table-cell>
          <table:table-cell table:style-name="Table8.A2" office:value-type="string">
            <text:p text:style-name="P24">+2</text:p>
          </table:table-cell>
          <table:table-cell table:style-name="Table8.A2" office:value-type="string">
            <text:p text:style-name="P24"/>
          </table:table-cell>
        </table:table-row>
        <table:table-row>
          <table:table-cell table:style-name="Table8.A2" office:value-type="string">
            <text:p text:style-name="P24">8th</text:p>
          </table:table-cell>
          <table:table-cell table:style-name="Table8.B2" office:value-type="float" office:value="8">
            <text:p text:style-name="P24">8</text:p>
          </table:table-cell>
          <table:table-cell table:style-name="Table8.A2" office:value-type="string">
            <text:p text:style-name="P24">+2</text:p>
          </table:table-cell>
          <table:table-cell table:style-name="Table8.A2" office:value-type="string">
            <text:p text:style-name="P24">+6</text:p>
          </table:table-cell>
          <table:table-cell table:style-name="Table8.A2" office:value-type="string">
            <text:p text:style-name="P24">+2</text:p>
          </table:table-cell>
          <table:table-cell table:style-name="Table8.A2" office:value-type="string">
            <text:h text:style-name="P35" text:outline-level="4">Extender</text:h>
          </table:table-cell>
        </table:table-row>
        <table:table-row>
          <table:table-cell table:style-name="Table8.A2" office:value-type="string">
            <text:p text:style-name="P24">9th</text:p>
          </table:table-cell>
          <table:table-cell table:style-name="Table8.B2" office:value-type="float" office:value="9">
            <text:p text:style-name="P24">9</text:p>
          </table:table-cell>
          <table:table-cell table:style-name="Table8.A2" office:value-type="string">
            <text:p text:style-name="P24">+3</text:p>
          </table:table-cell>
          <table:table-cell table:style-name="Table8.A2" office:value-type="string">
            <text:p text:style-name="P24">+6</text:p>
          </table:table-cell>
          <table:table-cell table:style-name="Table8.A2" office:value-type="string">
            <text:p text:style-name="P24">+3</text:p>
          </table:table-cell>
          <table:table-cell table:style-name="Table8.A2" office:value-type="string">
            <text:p text:style-name="P24"/>
          </table:table-cell>
        </table:table-row>
        <table:table-row>
          <table:table-cell table:style-name="Table8.A2" office:value-type="string">
            <text:p text:style-name="P24">10th</text:p>
          </table:table-cell>
          <table:table-cell table:style-name="Table8.B2" office:value-type="float" office:value="10">
            <text:p text:style-name="P24">10</text:p>
          </table:table-cell>
          <table:table-cell table:style-name="Table8.A2" office:value-type="string">
            <text:p text:style-name="P24">+3</text:p>
          </table:table-cell>
          <table:table-cell table:style-name="Table8.A2" office:value-type="string">
            <text:p text:style-name="P24">+7</text:p>
          </table:table-cell>
          <table:table-cell table:style-name="Table8.A2" office:value-type="string">
            <text:p text:style-name="P24">+3</text:p>
          </table:table-cell>
          <table:table-cell table:style-name="Table8.A2" office:value-type="string">
            <text:h text:style-name="P42" text:outline-level="4">Masonry</text:h>
          </table:table-cell>
        </table:table-row>
      </table:table>
      <text:p text:style-name="P11"/>
      <text:p text:style-name="P11"><text:span text:style-name="T30">Battle Ladder: </text:span><text:s/>When wielding a battle ladder you are treated as having the two weapon fighting feat. </text:p>
      <text:p text:style-name="P11"/>
      <text:p text:style-name="P11"><text:span text:style-name="T30">Trapping Strike: </text:span><text:s/>When attacking an enemy from a higher altitude, you may choose to attempt to cause the ladder to trap your foe rather than strike them. <text:s/>When your attack hits, you may chose to not deal damage and instead attempt a grapple combat maneuver. <text:s/>The DC to break this grapple is equal to your CMD if you are holding the ladder. <text:s/>If you release the ladder, the opponent is still restrained, but can free themselves with a standard action on their turn.</text:p>
      <text:p text:style-name="P11"/>
      <text:p text:style-name="P11"><text:span text:style-name="T30">Jab:</text:span> <text:s/>You have learned to strike from a greater distance by not swinging your ladder weapon. <text:s/>When making an attack with a ladder, you may choose to Jab rather than make a normal attack, <text:s/>if you do so, your reach increases by 5ft, but you may not combine this with a trip maneuver or a trapping strike. </text:p>
      <text:p text:style-name="P11">In addition, you are treated as having the improved two weapon fighting feat when wielding a battle ladder. </text:p>
      <text:p text:style-name="P11"/>
      <text:p text:style-name="P11"><text:span text:style-name="T30">Acrobatic Climb</text:span>: <text:s/>As a swift action, you may set your ladder vertically and climb to the top. <text:s/>While balancing on your ladder, you may act as though you were in the square above yours and may choose to treat your hands as empty. <text:s text:c="2"/>If you end your turn balancing on top of your ladder, make an acrobatics check, DC 20, to stay there. <text:s/>Failure results in falling to the floor prone.</text:p>
      <text:p text:style-name="P11"><text:soft-page-break/>You may make an attack with your ladder while standing on it, but doing causes you to land on the ground holding your ladder after the attack is made.</text:p>
      <text:p text:style-name="P11"/>
      <text:p text:style-name="P11"><text:span text:style-name="T30">Extender: <text:s/></text:span>As a senior member of the defense force, you have been granted an engineering marvel, an extending ladder. <text:s text:c="2"/>As a move action, your 4 foot ladder can be extended into an 7.5 foot ladder.</text:p>
      <text:p text:style-name="P11"><text:tab/>While using it as a 4 foot ladder, it is much heavier than your prior ladder, and therefor uses a damage dice one size higher than normal.</text:p>
      <text:p text:style-name="P11"><text:tab/>While using the extended version, the weapon's base reach becomes 10ft, and acrobatic climb allows you to act as though you were up to 10 feet above you. <text:s/>It is also possible to preform a trapping strike with reach, likely preventing your opponent from being in reach to attack back.</text:p>
      <text:p text:style-name="P11">In addition, you are treated as having the greater two weapon fighting feat while using a battle ladder.</text:p>
      <text:p text:style-name="P11"/>
      <text:p text:style-name="P14">Masonry: <text:s/><text:span text:style-name="T39">As your years of service in the guard have added up, so has your experience repairing and maintaining the town walls. <text:s/>So much so that you have become adept at spotting weakness in stone walls, natural or otherwise.</text:span></text:p>
      <text:p text:style-name="P12"><text:tab/>While making a full attack next to a natural or artificial stone wall, you may choose to help break loose a few stones with each strike. <text:s/>Doing so incurs a -2 penalty to the attack roll, but causes an additional 1d8 bludgeoning damage on hit.</text:p>
      <text:p text:style-name="P12"/>
      <text:p text:style-name="P12"/>
      <text:h text:style-name="P38" text:outline-level="1"><text:bookmark-start text:name="Brontotherium Rangler"/>Brontotherium Rangler<text:bookmark-end text:name="Brontotherium Rangler"/></text:h>
      <text:p text:style-name="P8"/>
      <text:p text:style-name="P12">The planes to the south of the Great Living Forests are known for their mega-fauna. <text:s/>There are many great species worth hunting, but the tribal hunters of the region have long preferred to track and hunt the great brontotherium, locally known as brontos.</text:p>
      <text:p text:style-name="P12">The skin of the local brontos is exceptionally thick, and as a result the preferred method of hunting is using lassos and nets to drive the animals into a prepared pit trap.</text:p>
      <text:p text:style-name="P12"/>
      <text:p text:style-name="P14">Requirement:</text:p>
      <text:p text:style-name="P12">BAB: 5</text:p>
      <text:p text:style-name="P12">Has a friendly relationship with a tribe in the planes, most likely through a favor or being a member.</text:p>
      <text:p text:style-name="P12"/>
      <text:p text:style-name="P51"><text:span text:style-name="T30">Alignment: </text:span><text:s/>Any</text:p>
      <text:p text:style-name="Standard"><text:span text:style-name="T47">Hit Dice: </text:span><text:span text:style-name="T46">d10</text:span><text:span text:style-name="T47"><text:line-break/>Proficiency: </text:span><text:span text:style-name="T46">lasso, net, snag net</text:span><text:span text:style-name="T47"><text:line-break/>Added </text:span><text:span text:style-name="T42">Class skills: </text:span><text:span text:style-name="T43">Diplomacy, Climb, Appraise</text:span></text:p>
      <text:p text:style-name="P12"><text:span text:style-name="T30">Skill Ranks per Level</text:span><text:span text:style-name="T49">: 8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P1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32">Level</text:p>
          </table:table-cell>
          <table:table-cell table:style-name="Table9.A1" office:value-type="string">
            <text:p text:style-name="P9">BAB</text:p>
          </table:table-cell>
          <table:table-cell table:style-name="Table9.A1" office:value-type="string">
            <text:p text:style-name="P32">Fort</text:p>
          </table:table-cell>
          <table:table-cell table:style-name="Table9.A1" office:value-type="string">
            <text:p text:style-name="P32">Ref</text:p>
          </table:table-cell>
          <table:table-cell table:style-name="Table9.A1" office:value-type="string">
            <text:p text:style-name="P32">Will</text:p>
          </table:table-cell>
          <table:table-cell table:style-name="Table9.A1" office:value-type="string">
            <text:p text:style-name="P32">Special</text:p>
          </table:table-cell>
        </table:table-row>
        <table:table-row>
          <table:table-cell table:style-name="Table9.A2" office:value-type="string">
            <text:p text:style-name="P24">1st</text:p>
          </table:table-cell>
          <table:table-cell table:style-name="Table9.B2" office:value-type="float" office:value="1">
            <text:p text:style-name="P24">1</text:p>
          </table:table-cell>
          <table:table-cell table:style-name="Table9.A2" office:value-type="string">
            <text:p text:style-name="P24">+0</text:p>
          </table:table-cell>
          <table:table-cell table:style-name="Table9.A2" office:value-type="string">
            <text:p text:style-name="P24">+2</text:p>
          </table:table-cell>
          <table:table-cell table:style-name="Table9.A2" office:value-type="string">
            <text:p text:style-name="P24">+2</text:p>
          </table:table-cell>
          <table:table-cell table:style-name="Table9.A2" office:value-type="string">
            <text:p text:style-name="P24"/>
          </table:table-cell>
        </table:table-row>
        <table:table-row>
          <table:table-cell table:style-name="Table9.A2" office:value-type="string">
            <text:p text:style-name="P24">2nd</text:p>
          </table:table-cell>
          <table:table-cell table:style-name="Table9.B2" office:value-type="float" office:value="2">
            <text:p text:style-name="P24">2</text:p>
          </table:table-cell>
          <table:table-cell table:style-name="Table9.A2" office:value-type="string">
            <text:p text:style-name="P24">+0</text:p>
          </table:table-cell>
          <table:table-cell table:style-name="Table9.A2" office:value-type="string">
            <text:p text:style-name="P24">+3</text:p>
          </table:table-cell>
          <table:table-cell table:style-name="Table9.A2" office:value-type="string">
            <text:p text:style-name="P24">+3</text:p>
          </table:table-cell>
          <table:table-cell table:style-name="Table9.A2" office:value-type="string">
            <text:p text:style-name="P24">Pit Trap</text:p>
          </table:table-cell>
        </table:table-row>
        <table:table-row>
          <table:table-cell table:style-name="Table9.A2" office:value-type="string">
            <text:p text:style-name="P24">3rd</text:p>
          </table:table-cell>
          <table:table-cell table:style-name="Table9.B2" office:value-type="float" office:value="3">
            <text:p text:style-name="P24">3</text:p>
          </table:table-cell>
          <table:table-cell table:style-name="Table9.A2" office:value-type="string">
            <text:p text:style-name="P24">+1</text:p>
          </table:table-cell>
          <table:table-cell table:style-name="Table9.A2" office:value-type="string">
            <text:p text:style-name="P24">+3</text:p>
          </table:table-cell>
          <table:table-cell table:style-name="Table9.A2" office:value-type="string">
            <text:p text:style-name="P24">+3</text:p>
          </table:table-cell>
          <table:table-cell table:style-name="Table9.A2" office:value-type="string">
            <text:p text:style-name="P24">Neck Bound</text:p>
          </table:table-cell>
        </table:table-row>
        <table:table-row>
          <table:table-cell table:style-name="Table9.A2" office:value-type="string">
            <text:p text:style-name="P24">4th</text:p>
          </table:table-cell>
          <table:table-cell table:style-name="Table9.B2" office:value-type="float" office:value="3">
            <text:p text:style-name="P24">3</text:p>
          </table:table-cell>
          <table:table-cell table:style-name="Table9.A2" office:value-type="string">
            <text:p text:style-name="P24">+1</text:p>
          </table:table-cell>
          <table:table-cell table:style-name="Table9.A2" office:value-type="string">
            <text:p text:style-name="P24">+4</text:p>
          </table:table-cell>
          <table:table-cell table:style-name="Table9.A2" office:value-type="string">
            <text:p text:style-name="P24">+4</text:p>
          </table:table-cell>
          <table:table-cell table:style-name="Table9.A2" office:value-type="string">
            <text:p text:style-name="P24">Sneak Attack(+1d6)</text:p>
          </table:table-cell>
        </table:table-row>
        <table:table-row>
          <table:table-cell table:style-name="Table9.A2" office:value-type="string">
            <text:p text:style-name="P24">5th</text:p>
          </table:table-cell>
          <table:table-cell table:style-name="Table9.B2" office:value-type="float" office:value="4">
            <text:p text:style-name="P24">4</text:p>
          </table:table-cell>
          <table:table-cell table:style-name="Table9.A2" office:value-type="string">
            <text:p text:style-name="P24">+1</text:p>
          </table:table-cell>
          <table:table-cell table:style-name="Table9.A2" office:value-type="string">
            <text:p text:style-name="P24">+4</text:p>
          </table:table-cell>
          <table:table-cell table:style-name="Table9.A2" office:value-type="string">
            <text:p text:style-name="P24">+4</text:p>
          </table:table-cell>
          <table:table-cell table:style-name="Table9.A2" office:value-type="string">
            <text:p text:style-name="P24">Improved Pit Trap</text:p>
          </table:table-cell>
        </table:table-row>
        <table:table-row>
          <table:table-cell table:style-name="Table9.A2" office:value-type="string">
            <text:p text:style-name="P24">6th</text:p>
          </table:table-cell>
          <table:table-cell table:style-name="Table9.B2" office:value-type="float" office:value="5">
            <text:p text:style-name="P24">5</text:p>
          </table:table-cell>
          <table:table-cell table:style-name="Table9.A2" office:value-type="string">
            <text:p text:style-name="P24">+2</text:p>
          </table:table-cell>
          <table:table-cell table:style-name="Table9.A2" office:value-type="string">
            <text:p text:style-name="P24">+5</text:p>
          </table:table-cell>
          <table:table-cell table:style-name="Table9.A2" office:value-type="string">
            <text:p text:style-name="P24">+5</text:p>
          </table:table-cell>
          <table:table-cell table:style-name="Table9.A2" office:value-type="string">
            <text:p text:style-name="P24">Rope Tricks</text:p>
          </table:table-cell>
        </table:table-row>
        <table:table-row>
          <table:table-cell table:style-name="Table9.A2" office:value-type="string">
            <text:p text:style-name="P24">7th</text:p>
          </table:table-cell>
          <table:table-cell table:style-name="Table9.B2" office:value-type="float" office:value="6">
            <text:p text:style-name="P24">6</text:p>
          </table:table-cell>
          <table:table-cell table:style-name="Table9.A2" office:value-type="string">
            <text:p text:style-name="P24">+2</text:p>
          </table:table-cell>
          <table:table-cell table:style-name="Table9.A2" office:value-type="string">
            <text:p text:style-name="P24">+5</text:p>
          </table:table-cell>
          <table:table-cell table:style-name="Table9.A2" office:value-type="string">
            <text:p text:style-name="P24">+5</text:p>
          </table:table-cell>
          <table:table-cell table:style-name="Table9.A2" office:value-type="string">
            <text:p text:style-name="P24">Sneak Attack(+1d6)</text:p>
          </table:table-cell>
        </table:table-row>
        <table:table-row>
          <table:table-cell table:style-name="Table9.A2" office:value-type="string">
            <text:p text:style-name="P24">8th</text:p>
          </table:table-cell>
          <table:table-cell table:style-name="Table9.B2" office:value-type="float" office:value="6">
            <text:p text:style-name="P24">6</text:p>
          </table:table-cell>
          <table:table-cell table:style-name="Table9.A2" office:value-type="string">
            <text:p text:style-name="P24">+2</text:p>
          </table:table-cell>
          <table:table-cell table:style-name="Table9.A2" office:value-type="string">
            <text:p text:style-name="P24">+6</text:p>
          </table:table-cell>
          <table:table-cell table:style-name="Table9.A2" office:value-type="string">
            <text:p text:style-name="P24">+6</text:p>
          </table:table-cell>
          <table:table-cell table:style-name="Table9.A2" office:value-type="string">
            <text:h text:style-name="P35" text:outline-level="4">Master Pit Trap</text:h>
          </table:table-cell>
        </table:table-row>
        <table:table-row>
          <table:table-cell table:style-name="Table9.A2" office:value-type="string">
            <text:p text:style-name="P24">9th</text:p>
          </table:table-cell>
          <table:table-cell table:style-name="Table9.B2" office:value-type="float" office:value="7">
            <text:p text:style-name="P24">7</text:p>
          </table:table-cell>
          <table:table-cell table:style-name="Table9.A2" office:value-type="string">
            <text:p text:style-name="P24">+3</text:p>
          </table:table-cell>
          <table:table-cell table:style-name="Table9.A2" office:value-type="string">
            <text:p text:style-name="P24">+6</text:p>
          </table:table-cell>
          <table:table-cell table:style-name="Table9.A2" office:value-type="string">
            <text:p text:style-name="P24">+6</text:p>
          </table:table-cell>
          <table:table-cell table:style-name="Table9.A2" office:value-type="string">
            <text:p text:style-name="P24">Improved Drag</text:p>
          </table:table-cell>
        </table:table-row>
        <table:table-row>
          <table:table-cell table:style-name="Table9.A2" office:value-type="string">
            <text:p text:style-name="P24">10th</text:p>
          </table:table-cell>
          <table:table-cell table:style-name="Table9.B2" office:value-type="float" office:value="8">
            <text:p text:style-name="P24">8</text:p>
          </table:table-cell>
          <table:table-cell table:style-name="Table9.A2" office:value-type="string">
            <text:p text:style-name="P24">+3</text:p>
          </table:table-cell>
          <table:table-cell table:style-name="Table9.A2" office:value-type="string">
            <text:p text:style-name="P24">+7</text:p>
          </table:table-cell>
          <table:table-cell table:style-name="Table9.A2" office:value-type="string">
            <text:p text:style-name="P24">+7</text:p>
          </table:table-cell>
          <table:table-cell table:style-name="Table9.A2" office:value-type="string">
            <text:p text:style-name="P31">Sneak Attack(+1d6)</text:p>
          </table:table-cell>
        </table:table-row>
      </table:table>
      <text:p text:style-name="P46"/>
      <text:p text:style-name="P46">Pit Trap(Ex):<text:span text:style-name="T39"> You may cast Create Pit as an extraordinary ability a number of times per day equal to half your Brontotherium Rangler. <text:s/>Your caster level for this ability is equal to your character level and the save is based on your wisdom.</text:span></text:p>
      <text:p text:style-name="P46"/>
      <text:p text:style-name="Standard"><text:span text:style-name="T57">Neck Bound: </text:span><text:span text:style-name="T58">When using a lasso to entangle a foe, you have mastered the ability to throw it around their neck, strangling them when tightened.</text:span><text:span text:style-name="T43"> <text:s/></text:span><text:span text:style-name="T4">An opponent entangled cannot speak or cast spells with verbal components.</text:span><text:span text:style-name="T43"> </text:span></text:p>
      <text:p text:style-name="P46"/>
      <text:p text:style-name="P46">Improved Pit Trap(Ex): <text:span text:style-name="T39">When you use your Pit Trap ability, you may choose to cast Spiked Pit.</text:span></text:p>
      <text:p text:style-name="P43">In addition, you may now use your Pit Trap as a move action</text:p>
      <text:p text:style-name="P46"/>
      <text:p text:style-name="P46">Rope Tricks: <text:span text:style-name="T39">You have learned to wield nets and ropes made of sturdier and more powerful materials. <text:s/></text:span></text:p>
      <text:p text:style-name="P43"><text:tab/>Your Lasso's now have an Escape Artist DC equal to 10 + Rangler level + Intelligence Modifier, and has a strength DC of 15 + Rangler Level.</text:p>
      <text:p text:style-name="P43"><text:tab/>Your Net's now have an Escape Artist DC equal to 15 + Rangler level + Intelligence Modifier, and has a strength DC of 20 + Rangler Level.</text:p>
      <text:p text:style-name="P43"/>
      <text:p text:style-name="P45"><text:span text:style-name="T33">Master Pit Trap(Ex): </text:span><text:span text:style-name="T37">When you use your Pit Trap ability, you may apply a single property to your extra-dimensional pit. <text:s/>If you do, you may select one of the following:</text:span><text:span text:style-name="T45"> </text:span><text:span text:style-name="T17">Heavy Gravity, impeded magic, water-dominant, erratic time</text:span></text:p>
      <text:p text:style-name="P53">Your Pit Trap may now be performed as a swift action.</text:p>
      <text:p text:style-name="P46"/>
      <text:p text:style-name="P46"><text:soft-page-break/>Improved Drag: <text:span text:style-name="T39">You gain the improved drag feat as a bonus feat, even if you do not meet the prerequisites. <text:s/>In addition, you may perform this maneuver against foes you have entangled with a rope or net.</text:span></text:p>
      <text:p text:style-name="P43">If you drag an opponent over a pit trap, or any hazard that would normally allow a save to not fall into, you may release the grab in order to drop them into the trap. <text:s/>They do not receive a save from the effect.</text:p>
      <text:p text:style-name="P44"/>
      <text:p text:style-name="P44"/>
      <text:p text:style-name="Standard"/>
      <text:p text:style-name="P39"><text:bookmark-start text:name="Sigbathian Acrobat"/>Sigbathian Acrobat<text:bookmark-end text:name="Sigbathian Acrobat"/></text:p>
      <text:p text:style-name="P12"/>
      <text:p text:style-name="P12">The Sigbathian Circus was a traveling circus that roamed the eastern coast of the continent. <text:s/>When the Scar formed, they found themselves trapped in the elven lands. <text:s/>Not able to return north, the circus made a permanent home outside Silversun and remain there today. </text:p>
      <text:p text:style-name="P12"><text:line-break/>Their acrobat act has developed into their star attraction, as their artists don't just swing and flip, but have incorporated martial displays as part of their acts. <text:s/>With slow fall enchantments, there is little actual danger, but the displays are impressive none the less.</text:p>
      <text:p text:style-name="P12"/>
      <text:p text:style-name="P12">The acrobats are always looking for new recruits. <text:s/>All of the weapon displays were techniques brought into the school by outsiders, and the Sigbathian's are always happy to trade fighting style secrets.</text:p>
      <text:p text:style-name="P12"/>
      <text:p text:style-name="P14">Requirements:</text:p>
      <text:p text:style-name="P12">Must have one ingrained class feature that improves melee or ranged attacks.</text:p>
      <text:p text:style-name="P12"/>
      <text:p text:style-name="P51"><text:span text:style-name="T30">Alignment: </text:span><text:s/>Any</text:p>
      <text:p text:style-name="Standard"><text:span text:style-name="T47">Hit Dice: </text:span><text:span text:style-name="T46">d8</text:span><text:span text:style-name="T47"><text:line-break/>Proficiency: </text:span><text:span text:style-name="T46">none</text:span><text:span text:style-name="T47"><text:line-break/>Added </text:span><text:span text:style-name="T42">Class skills: </text:span><text:span text:style-name="T43">Acrobatics, Bluff, Climb</text:span></text:p>
      <text:p text:style-name="P12"><text:span text:style-name="T30">Skill Ranks per Level</text:span><text:span text:style-name="T49">: 8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P12"/>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32">Level</text:p>
          </table:table-cell>
          <table:table-cell table:style-name="Table10.A1" office:value-type="string">
            <text:p text:style-name="P9">BAB</text:p>
          </table:table-cell>
          <table:table-cell table:style-name="Table10.A1" office:value-type="string">
            <text:p text:style-name="P32">Fort</text:p>
          </table:table-cell>
          <table:table-cell table:style-name="Table10.A1" office:value-type="string">
            <text:p text:style-name="P32">Ref</text:p>
          </table:table-cell>
          <table:table-cell table:style-name="Table10.A1" office:value-type="string">
            <text:p text:style-name="P32">Will</text:p>
          </table:table-cell>
          <table:table-cell table:style-name="Table10.A1" office:value-type="string">
            <text:p text:style-name="P32">Special</text:p>
          </table:table-cell>
        </table:table-row>
        <table:table-row>
          <table:table-cell table:style-name="Table10.A2" office:value-type="string">
            <text:p text:style-name="P24">1st</text:p>
          </table:table-cell>
          <table:table-cell table:style-name="Table10.B2" office:value-type="float" office:value="0">
            <text:p text:style-name="P24">0</text:p>
          </table:table-cell>
          <table:table-cell table:style-name="Table10.A2" office:value-type="string">
            <text:p text:style-name="P24">+0</text:p>
          </table:table-cell>
          <table:table-cell table:style-name="Table10.A2" office:value-type="string">
            <text:p text:style-name="P24">+2</text:p>
          </table:table-cell>
          <table:table-cell table:style-name="Table10.A2" office:value-type="string">
            <text:p text:style-name="P24">+0</text:p>
          </table:table-cell>
          <table:table-cell table:style-name="Table10.A2" office:value-type="string">
            <text:p text:style-name="P24">Quick Step Up</text:p>
          </table:table-cell>
        </table:table-row>
        <table:table-row>
          <table:table-cell table:style-name="Table10.A2" office:value-type="string">
            <text:p text:style-name="P24">2nd</text:p>
          </table:table-cell>
          <table:table-cell table:style-name="Table10.B2" office:value-type="float" office:value="1">
            <text:p text:style-name="P24">1</text:p>
          </table:table-cell>
          <table:table-cell table:style-name="Table10.A2" office:value-type="string">
            <text:p text:style-name="P24">+0</text:p>
          </table:table-cell>
          <table:table-cell table:style-name="Table10.A2" office:value-type="string">
            <text:p text:style-name="P24">+3</text:p>
          </table:table-cell>
          <table:table-cell table:style-name="Table10.A2" office:value-type="string">
            <text:p text:style-name="P24">+0</text:p>
          </table:table-cell>
          <table:table-cell table:style-name="Table10.A2" office:value-type="string">
            <text:p text:style-name="P24">Slow Fall</text:p>
          </table:table-cell>
        </table:table-row>
        <table:table-row>
          <table:table-cell table:style-name="Table10.A2" office:value-type="string">
            <text:p text:style-name="P24">3rd</text:p>
          </table:table-cell>
          <table:table-cell table:style-name="Table10.B2" office:value-type="float" office:value="2">
            <text:p text:style-name="P24">2</text:p>
          </table:table-cell>
          <table:table-cell table:style-name="Table10.A2" office:value-type="string">
            <text:p text:style-name="P24">+1</text:p>
          </table:table-cell>
          <table:table-cell table:style-name="Table10.A2" office:value-type="string">
            <text:p text:style-name="P24">+3</text:p>
          </table:table-cell>
          <table:table-cell table:style-name="Table10.A2" office:value-type="string">
            <text:p text:style-name="P24">+1</text:p>
          </table:table-cell>
          <table:table-cell table:style-name="Table10.A2" office:value-type="string">
            <text:p text:style-name="P24">Evasion</text:p>
          </table:table-cell>
        </table:table-row>
        <table:table-row>
          <table:table-cell table:style-name="Table10.A2" office:value-type="string">
            <text:p text:style-name="P24">4th</text:p>
          </table:table-cell>
          <table:table-cell table:style-name="Table10.B2" office:value-type="float" office:value="3">
            <text:p text:style-name="P24">3</text:p>
          </table:table-cell>
          <table:table-cell table:style-name="Table10.A2" office:value-type="string">
            <text:p text:style-name="P24">+1</text:p>
          </table:table-cell>
          <table:table-cell table:style-name="Table10.A2" office:value-type="string">
            <text:p text:style-name="P24">+4</text:p>
          </table:table-cell>
          <table:table-cell table:style-name="Table10.A2" office:value-type="string">
            <text:p text:style-name="P24">+1</text:p>
          </table:table-cell>
          <table:table-cell table:style-name="Table10.A2" office:value-type="string">
            <text:p text:style-name="P24">Defensive Roll</text:p>
          </table:table-cell>
        </table:table-row>
        <table:table-row>
          <table:table-cell table:style-name="Table10.A2" office:value-type="string">
            <text:p text:style-name="P24">5th</text:p>
          </table:table-cell>
          <table:table-cell table:style-name="Table10.B2" office:value-type="float" office:value="4">
            <text:p text:style-name="P24">4</text:p>
          </table:table-cell>
          <table:table-cell table:style-name="Table10.A2" office:value-type="string">
            <text:p text:style-name="P24">+2</text:p>
          </table:table-cell>
          <table:table-cell table:style-name="Table10.A2" office:value-type="string">
            <text:p text:style-name="P24">+4</text:p>
          </table:table-cell>
          <table:table-cell table:style-name="Table10.A2" office:value-type="string">
            <text:p text:style-name="P24">+2</text:p>
          </table:table-cell>
          <table:table-cell table:style-name="Table10.A2" office:value-type="string">
            <text:p text:style-name="P24">Cartwheels</text:p>
          </table:table-cell>
        </table:table-row>
      </table:table>
      <text:p text:style-name="Standard"/>
      <text:p text:style-name="P44"><text:span text:style-name="T30">Quick Step Up: <text:s/></text:span><text:span text:style-name="T39">You may stand up from prone as a free action.</text:span></text:p>
      <text:p text:style-name="P44"/>
      <text:p text:style-name="P46">Slow Fall:<text:span text:style-name="T39"> <text:s/>You ignore the first 40 feet of falling damage. </text:span></text:p>
      <text:p text:style-name="P46"/>
      <text:p text:style-name="P46">Evasion: <text:span text:style-name="T39"><text:s/>You gain evasion. <text:s/>If you already have evasion, you gain improved evasion.</text:span></text:p>
      <text:p text:style-name="P46"/>
      <text:p text:style-name="P46">Defensive Roll: <text:span text:style-name="T39">An acrobat can avoid a potentially lethal blow. <text:s/>Once per day, when you would be reduced to fewer than 0 hit points from damage, an acrobat can attempt to roll with the blow with a reflex save. <text:s/>The DC of the save is the amount of damage greater than the amount that would bring you to 0 hit points. <text:s/>If the save succeeds, then you negate the damage that brings you below 0 hit points.</text:span></text:p>
      <text:p text:style-name="P46"/>
      <text:p text:style-name="P46">Cartwheels:<text:span text:style-name="T39"> <text:s/>As a special full round action, you may incorporate acrobatics with your attacks. <text:s/>You may either make a charge attack, or a skirmish attack. <text:s text:c="2"/>Roll an acrobatics skill check at a DC of 20</text:span></text:p>
      <text:p text:style-name="P43"><text:tab/>If you made a charge attack, you charge as normal. <text:s/>If you succeeded on your acrobatics roll, your movement does not provoke attacks of opportunity, and you deal any sneak attack damage you have at the end of your charge.</text:p>
      <text:p text:style-name="P43"><text:tab/>If you make a skirmish attack, you may move up to your speed, making a ranged attack at any point. <text:s/>If you succeeded on the acrobatics roll, you do not provoke attacks of opportunities, and the attack is treated as an attack action your attack is treated as if it was under the effects of Vital strike. <text:s/>If you have vital strike, you may increase the number of times you roll your weapons dice by one.</text:p>
      <text:p text:style-name="P66"><text:bookmark-start text:name="Darktown Assassin"/>Darktown Assassin<text:bookmark-end text:name="Darktown Assassin"/></text:p>
      <text:p text:style-name="P57"/>
      <text:p text:style-name="P43">The town of Darktown is officially run by a group of elected administrators, but the day to day reality is largely defined by several large organizations. Two of the largest, The Traders Guild and the Mages Guild, both have large membership, but they are both mainly controlled by 3 wealthy families.</text:p>
      <text:p text:style-name="P43">The heads of these families joined together centuries ago to form a secret society with the ultimate goal of taking control of the town. <text:s/>In pursuit of this goal, they created several organizations of assassins. <text:s/>Over the centuries, these assassins guilds have been taken down by the local authorities, but a new one will inevitably rise and replace it. <text:s text:c="2"/>In many ways, the families have succeeded, but their ascent was full of betrayals and assassinations.</text:p>
      <text:p text:style-name="P43">If one knows where to look, and they can contact one of these assassin groups. <text:s/>Taking a contract is always optional, and the training is free. </text:p>
      <text:p text:style-name="P57"/>
      <text:p text:style-name="P51"><text:span text:style-name="T30">Requirement: </text:span><text:span text:style-name="T39">Min Dexterity 17</text:span></text:p>
      <text:p text:style-name="P51"><text:span text:style-name="T30">Alignment: </text:span><text:s/>Any non lawful</text:p>
      <text:p text:style-name="Standard"><text:span text:style-name="T47">Hit Dice: </text:span><text:span text:style-name="T46">d10</text:span><text:span text:style-name="T47"><text:line-break/>Proficiency: </text:span><text:span text:style-name="T46">none</text:span><text:span text:style-name="T47"><text:line-break/>Added </text:span><text:span text:style-name="T42">Class skills: </text:span><text:span text:style-name="T43">Climb, Bluff, Stealth, Acrobatics</text:span></text:p>
      <text:p text:style-name="P10"><text:span text:style-name="T1">Skill Ranks per Level</text:span><text:span text:style-name="T3">: 6 + </text:span><text:a xlink:type="simple" xlink:href="https://www.d20pfsrd.com/basics-ability-scores/ability-scores#TOC-Intelligence-Int-" text:style-name="Internet_20_link" text:visited-style-name="Visited_20_Internet_20_Link"><text:span text:style-name="T10">Int</text:span></text:a><text:span text:style-name="T1"> </text:span><text:span text:style-name="T3">modifier.</text:span><text:span text:style-name="T1"> </text:span></text:p>
      <text:p text:style-name="P1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32">Level</text:p>
          </table:table-cell>
          <table:table-cell table:style-name="Table11.A1" office:value-type="string">
            <text:p text:style-name="P9">BAB</text:p>
          </table:table-cell>
          <table:table-cell table:style-name="Table11.A1" office:value-type="string">
            <text:p text:style-name="P32">Fort</text:p>
          </table:table-cell>
          <table:table-cell table:style-name="Table11.A1" office:value-type="string">
            <text:p text:style-name="P32">Ref</text:p>
          </table:table-cell>
          <table:table-cell table:style-name="Table11.A1" office:value-type="string">
            <text:p text:style-name="P32">Will</text:p>
          </table:table-cell>
          <table:table-cell table:style-name="Table11.A1" office:value-type="string">
            <text:p text:style-name="P32">Special</text:p>
          </table:table-cell>
        </table:table-row>
        <table:table-row>
          <table:table-cell table:style-name="Table11.A2" office:value-type="string">
            <text:p text:style-name="P24">1st</text:p>
          </table:table-cell>
          <table:table-cell table:style-name="Table11.B2" office:value-type="float" office:value="0">
            <text:p text:style-name="P24">0</text:p>
          </table:table-cell>
          <table:table-cell table:style-name="Table11.A2" office:value-type="string">
            <text:p text:style-name="P24">+2</text:p>
          </table:table-cell>
          <table:table-cell table:style-name="Table11.A2" office:value-type="string">
            <text:p text:style-name="P24">+0</text:p>
          </table:table-cell>
          <table:table-cell table:style-name="Table11.A2" office:value-type="string">
            <text:p text:style-name="P24">+0</text:p>
          </table:table-cell>
          <table:table-cell table:style-name="Table11.A2" office:value-type="string">
            <text:p text:style-name="P24">Wrist Launcher specialist</text:p>
          </table:table-cell>
        </table:table-row>
        <table:table-row>
          <table:table-cell table:style-name="Table11.A2" office:value-type="string">
            <text:p text:style-name="P24">2nd</text:p>
          </table:table-cell>
          <table:table-cell table:style-name="Table11.B2" office:value-type="float" office:value="1">
            <text:p text:style-name="P24">1</text:p>
          </table:table-cell>
          <table:table-cell table:style-name="Table11.A2" office:value-type="string">
            <text:p text:style-name="P24">+3</text:p>
          </table:table-cell>
          <table:table-cell table:style-name="Table11.A2" office:value-type="string">
            <text:p text:style-name="P24">+0</text:p>
          </table:table-cell>
          <table:table-cell table:style-name="Table11.A2" office:value-type="string">
            <text:p text:style-name="P24">+0</text:p>
          </table:table-cell>
          <table:table-cell table:style-name="Table11.A2" office:value-type="string">
            <text:p text:style-name="P24"/>
          </table:table-cell>
        </table:table-row>
        <table:table-row>
          <table:table-cell table:style-name="Table11.A2" office:value-type="string">
            <text:p text:style-name="P24">3rd</text:p>
          </table:table-cell>
          <table:table-cell table:style-name="Table11.B2" office:value-type="float" office:value="2">
            <text:p text:style-name="P24">2</text:p>
          </table:table-cell>
          <table:table-cell table:style-name="Table11.A2" office:value-type="string">
            <text:p text:style-name="P24">+3</text:p>
          </table:table-cell>
          <table:table-cell table:style-name="Table11.A2" office:value-type="string">
            <text:p text:style-name="P24">+1</text:p>
          </table:table-cell>
          <table:table-cell table:style-name="Table11.A2" office:value-type="string">
            <text:p text:style-name="P24">+1</text:p>
          </table:table-cell>
          <table:table-cell table:style-name="Table11.A2" office:value-type="string">
            <text:p text:style-name="P24">Quick reload</text:p>
          </table:table-cell>
        </table:table-row>
        <table:table-row>
          <table:table-cell table:style-name="Table11.A2" office:value-type="string">
            <text:p text:style-name="P24">4th</text:p>
          </table:table-cell>
          <table:table-cell table:style-name="Table11.B2" office:value-type="float" office:value="3">
            <text:p text:style-name="P24">3</text:p>
          </table:table-cell>
          <table:table-cell table:style-name="Table11.A2" office:value-type="string">
            <text:p text:style-name="P24">+4</text:p>
          </table:table-cell>
          <table:table-cell table:style-name="Table11.A2" office:value-type="string">
            <text:p text:style-name="P24">+1</text:p>
          </table:table-cell>
          <table:table-cell table:style-name="Table11.A2" office:value-type="string">
            <text:p text:style-name="P24">+1</text:p>
          </table:table-cell>
          <table:table-cell table:style-name="Table11.A2" office:value-type="string">
            <text:p text:style-name="P24"/>
          </table:table-cell>
        </table:table-row>
        <table:table-row>
          <table:table-cell table:style-name="Table11.A2" office:value-type="string">
            <text:p text:style-name="P24">5th</text:p>
          </table:table-cell>
          <table:table-cell table:style-name="Table11.B2" office:value-type="float" office:value="4">
            <text:p text:style-name="P24">4</text:p>
          </table:table-cell>
          <table:table-cell table:style-name="Table11.A2" office:value-type="string">
            <text:p text:style-name="P24">+4</text:p>
          </table:table-cell>
          <table:table-cell table:style-name="Table11.A2" office:value-type="string">
            <text:p text:style-name="P24">+2</text:p>
          </table:table-cell>
          <table:table-cell table:style-name="Table11.A2" office:value-type="string">
            <text:p text:style-name="P24">+2</text:p>
          </table:table-cell>
          <table:table-cell table:style-name="Table11.A2" office:value-type="string">
            <text:p text:style-name="P24">Hidden bolt</text:p>
          </table:table-cell>
        </table:table-row>
      </table:table>
      <text:p text:style-name="Standard"/>
      <text:p text:style-name="P44"><text:span text:style-name="T30">Wrist Launcher Specialist:</text:span> <text:s/>When using a wrist launcher, or a heavy wrist launcher, you do not incur any penalty for wielding a weapon with that arm, nor does it prevent you from using that hand normally. </text:p>
      <text:p text:style-name="P44"/>
      <text:p text:style-name="P44"><text:span text:style-name="T30">Quick Reload: </text:span>You may reload a wrist launcher without provoking attacks of opportunity.</text:p>
      <text:p text:style-name="P44"/>
      <text:p text:style-name="P44"><text:span text:style-name="T30">Hidden Bolt: <text:s/></text:span>When making a full round attack with a melee weapon, you may make an attack with a wrist launcher on the same arm as a free action. <text:s text:c="2"/>You may only make one additional attack per arm each round.</text:p>
      <text:p text:style-name="P55"/>
      <text:p text:style-name="P54"/>
      <text:p text:style-name="P54"/>
      <text:p text:style-name="P67"><text:bookmark-start text:name="Swordsman of the Great Plateau"/><text:span text:style-name="T60">Swordsman of the Great Plateau</text:span><text:bookmark-end text:name="Swordsman of the Great Plateau"/><text:line-break/></text:p>
      <text:p text:style-name="P43">South of Pimdak, resides an ancient training site still being operated today. <text:s/>Originally built by the naga, the orc's they trained here claimed it for themselves after the naga's collapse. <text:s/></text:p>
      <text:p text:style-name="P43"/>
      <text:p text:style-name="P43">This school continues to teach willing students who desire to defend the township of Pimdak their brutal techniques. <text:s/>The orcs teach their students to learn to smash through their opponents defenses directly, rather than avoid them.</text:p>
      <text:p text:style-name="P43">Graduates of the Great Plateau are terrifying in battle, as they often leave their enemies armor and weapons in as many pieces as their opponents. </text:p>
      <text:p text:style-name="P44"/>
      <text:p text:style-name="P46">Requirements:</text:p>
      <text:p text:style-name="P44">Strength 20</text:p>
      <text:p text:style-name="P44">The techniques of the defenders of the great plateau are not for sale and one must prove they are an ally to their township.</text:p>
      <text:p text:style-name="P58"/>
      <text:p text:style-name="P51"><text:span text:style-name="T30">Alignment: </text:span><text:s/>Any</text:p>
      <text:p text:style-name="P44"><text:span text:style-name="T40">Hit Dice: </text:span><text:span text:style-name="T48">d10</text:span><text:span text:style-name="T40"><text:line-break/>Proficiency: </text:span><text:span text:style-name="T48">none</text:span><text:span text:style-name="T40"><text:line-break/>Added </text:span><text:span text:style-name="T44">Class skills:</text:span></text:p>
      <text:p text:style-name="P12"><text:span text:style-name="T30">Skill Ranks per Level</text:span><text:span text:style-name="T49">: 8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P12"/>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Level</text:p>
          </table:table-cell>
          <table:table-cell table:style-name="Table12.A1" office:value-type="string">
            <text:p text:style-name="P9">BAB</text:p>
          </table:table-cell>
          <table:table-cell table:style-name="Table12.A1" office:value-type="string">
            <text:p text:style-name="P32">Fort</text:p>
          </table:table-cell>
          <table:table-cell table:style-name="Table12.A1" office:value-type="string">
            <text:p text:style-name="P32">Ref</text:p>
          </table:table-cell>
          <table:table-cell table:style-name="Table12.A1" office:value-type="string">
            <text:p text:style-name="P32">Will</text:p>
          </table:table-cell>
          <table:table-cell table:style-name="Table12.A1" office:value-type="string">
            <text:p text:style-name="P32">Special</text:p>
          </table:table-cell>
        </table:table-row>
        <table:table-row>
          <table:table-cell table:style-name="Table12.A2" office:value-type="string">
            <text:p text:style-name="P24">1st</text:p>
          </table:table-cell>
          <table:table-cell table:style-name="Table12.B2" office:value-type="float" office:value="1">
            <text:p text:style-name="P24">1</text:p>
          </table:table-cell>
          <table:table-cell table:style-name="Table12.A2" office:value-type="string">
            <text:p text:style-name="P24">+2</text:p>
          </table:table-cell>
          <table:table-cell table:style-name="Table12.A2" office:value-type="string">
            <text:p text:style-name="P24">+0</text:p>
          </table:table-cell>
          <table:table-cell table:style-name="Table12.A2" office:value-type="string">
            <text:p text:style-name="P24">+0</text:p>
          </table:table-cell>
          <table:table-cell table:style-name="Table12.A2" office:value-type="string">
            <text:p text:style-name="P24">Cleave the weak</text:p>
          </table:table-cell>
        </table:table-row>
        <table:table-row>
          <table:table-cell table:style-name="Table12.A2" office:value-type="string">
            <text:p text:style-name="P24">2nd</text:p>
          </table:table-cell>
          <table:table-cell table:style-name="Table12.B2" office:value-type="float" office:value="2">
            <text:p text:style-name="P24">2</text:p>
          </table:table-cell>
          <table:table-cell table:style-name="Table12.A2" office:value-type="string">
            <text:p text:style-name="P24">+3</text:p>
          </table:table-cell>
          <table:table-cell table:style-name="Table12.A2" office:value-type="string">
            <text:p text:style-name="P24">+0</text:p>
          </table:table-cell>
          <table:table-cell table:style-name="Table12.A2" office:value-type="string">
            <text:p text:style-name="P24">+0</text:p>
          </table:table-cell>
          <table:table-cell table:style-name="Table12.A2" office:value-type="string">
            <text:p text:style-name="P24"/>
          </table:table-cell>
        </table:table-row>
        <table:table-row>
          <table:table-cell table:style-name="Table12.A2" office:value-type="string">
            <text:p text:style-name="P24">3rd</text:p>
          </table:table-cell>
          <table:table-cell table:style-name="Table12.B2" office:value-type="float" office:value="3">
            <text:p text:style-name="P24">3</text:p>
          </table:table-cell>
          <table:table-cell table:style-name="Table12.A2" office:value-type="string">
            <text:p text:style-name="P24">+3</text:p>
          </table:table-cell>
          <table:table-cell table:style-name="Table12.A2" office:value-type="string">
            <text:p text:style-name="P24">+1</text:p>
          </table:table-cell>
          <table:table-cell table:style-name="Table12.A2" office:value-type="string">
            <text:p text:style-name="P24">+1</text:p>
          </table:table-cell>
          <table:table-cell table:style-name="Table12.A2" office:value-type="string">
            <text:p text:style-name="P24">Mighty Sunder</text:p>
          </table:table-cell>
        </table:table-row>
        <table:table-row>
          <table:table-cell table:style-name="Table12.A2" office:value-type="string">
            <text:p text:style-name="P24">4th</text:p>
          </table:table-cell>
          <table:table-cell table:style-name="Table12.B2" office:value-type="float" office:value="4">
            <text:p text:style-name="P24">4</text:p>
          </table:table-cell>
          <table:table-cell table:style-name="Table12.A2" office:value-type="string">
            <text:p text:style-name="P24">+4</text:p>
          </table:table-cell>
          <table:table-cell table:style-name="Table12.A2" office:value-type="string">
            <text:p text:style-name="P24">+1</text:p>
          </table:table-cell>
          <table:table-cell table:style-name="Table12.A2" office:value-type="string">
            <text:p text:style-name="P24">+1</text:p>
          </table:table-cell>
          <table:table-cell table:style-name="Table12.A2" office:value-type="string">
            <text:p text:style-name="P24"/>
          </table:table-cell>
        </table:table-row>
        <table:table-row>
          <table:table-cell table:style-name="Table12.A2" office:value-type="string">
            <text:p text:style-name="P24">5th</text:p>
          </table:table-cell>
          <table:table-cell table:style-name="Table12.B2" office:value-type="float" office:value="5">
            <text:p text:style-name="P24">5</text:p>
          </table:table-cell>
          <table:table-cell table:style-name="Table12.A2" office:value-type="string">
            <text:p text:style-name="P24">+4</text:p>
          </table:table-cell>
          <table:table-cell table:style-name="Table12.A2" office:value-type="string">
            <text:p text:style-name="P24">+2</text:p>
          </table:table-cell>
          <table:table-cell table:style-name="Table12.A2" office:value-type="string">
            <text:p text:style-name="P24">+2</text:p>
          </table:table-cell>
          <table:table-cell table:style-name="Table12.A2" office:value-type="string">
            <text:p text:style-name="P24">Sacred Blade of the Plateau</text:p>
          </table:table-cell>
        </table:table-row>
      </table:table>
      <text:p text:style-name="Standard"/>
      <text:p text:style-name="P46">Weapon and Armor proficiency: <text:s/><text:span text:style-name="T39">At 1</text:span><text:span text:style-name="T52">st</text:span><text:span text:style-name="T39"> level, you gain proficiency with the flambard. <text:s/>You gain no armor proficiency.</text:span></text:p>
      <text:p text:style-name="P44"/>
      <text:p text:style-name="P44"><text:span text:style-name="T30">Cleave the Weak:</text:span> <text:s/>When making a sunder attempt against an item with the fragile quality or primarily made of wood, such as a spear or glaive, your damage is doubled as if it was a critical hit.</text:p>
      <text:p text:style-name="P44"/>
      <text:p text:style-name="P44"><text:span text:style-name="T30">Mighty Sunder: </text:span><text:span text:style-name="T39">When making a sunder attempt against an opponents armor using a Flambard, you may choose to deal damage to both your opponent and their armor. <text:s/>Damage is rolled once, and the hardess of the armor applies as normal. <text:s/>The armor and the target then both take the remaining damage. DR applies as normal.</text:span></text:p>
      <text:p text:style-name="P44"/>
      <text:p text:style-name="P51"><text:span text:style-name="T30">Sacred Blade of the Platue: <text:s/></text:span>When using a Flambard with two hands, you may treat it as if it were one size category larger. <text:s text:c="2"/>In addition, when attacking an opponent whose armor is broken, your critical hits automatically confirm. </text:p>
      <text:p text:style-name="P51"/>
      <text:p text:style-name="P51"/>
      <text:p text:style-name="P66"><text:bookmark-start text:name="Hammer-thrower of Mount Herbert"/>Hammer-thrower of Mount Herbert<text:bookmark-end text:name="Hammer-thrower of Mount Herbert"/></text:p>
      <text:p text:style-name="Standard"/>
      <text:p text:style-name="P44">Mount Herbert rests along Lake Everlane, overlooking the city and suburbs of Godzer. <text:s/>The dwarves that live in the Southern Splintfall Mountains kept to themselves for many centuries. <text:s/>Preferring to do business with the network of dwarven fortresses stretching across the continent.</text:p>
      <text:p text:style-name="P44"/>
      <text:p text:style-name="P44">Most of this reclusive existence owes itself to the great naga civilizations that surrounded these mountains for mainy years. While nearly as stubborn, the naga knew the dwarves made better slaves than the elves, and forced the dwarves to stay in their great halls and mountain pathways.</text:p>
      <text:p text:style-name="P44"/>
      <text:p text:style-name="P44">After the fall of the naga empires, Mount Herbert began to open its doors, allowing caravans inside for the first time in the history of their town. <text:s/>After the Scar formed in the world and cut the dwarves off from the rest of dwarven civilization, they no longer had a choice. As their only talents lay in forging, they began sending out trading caravans and emissaries to find nearby allies and new sources of goods.</text:p>
      <text:p text:style-name="P44"/>
      <text:p text:style-name="P44">Today, the dwarves have found trading partners across Flintfall's Splinter. <text:s/>Their main trading partner is East Berrydew, where they supply a steady stream of weapons and armor, in exchange for food. <text:s/>The dwarves of Mount Herbert take their crafting skills seriously, and most children learn to swing a hammer and work the bellows before they can speak. </text:p>
      <text:p text:style-name="P44"/>
      <text:p text:style-name="P46">Requirements:</text:p>
      <text:p text:style-name="P44">Dwarf, or adopted member of Clan Herbert</text:p>
      <text:p text:style-name="P12"/>
      <text:p text:style-name="P51"><text:span text:style-name="T30">Alignment: </text:span><text:s/>Any Non Evil</text:p>
      <text:p text:style-name="Standard"><text:span text:style-name="T47">Hit Dice: </text:span><text:span text:style-name="T46">d8</text:span><text:span text:style-name="T47"><text:line-break/>Proficiency: </text:span><text:span text:style-name="T46">none</text:span><text:span text:style-name="T47"><text:line-break/>Added </text:span><text:span text:style-name="T42">Class skills: </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P14"/>
      <text:p text:style-name="P12"/>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P32">Level</text:p>
          </table:table-cell>
          <table:table-cell table:style-name="Table13.A1" office:value-type="string">
            <text:p text:style-name="P9">BAB</text:p>
          </table:table-cell>
          <table:table-cell table:style-name="Table13.A1" office:value-type="string">
            <text:p text:style-name="P32">Fort</text:p>
          </table:table-cell>
          <table:table-cell table:style-name="Table13.A1" office:value-type="string">
            <text:p text:style-name="P32">Ref</text:p>
          </table:table-cell>
          <table:table-cell table:style-name="Table13.A1" office:value-type="string">
            <text:p text:style-name="P32">Will</text:p>
          </table:table-cell>
          <table:table-cell table:style-name="Table13.A1" office:value-type="string">
            <text:p text:style-name="P32">Special</text:p>
          </table:table-cell>
        </table:table-row>
        <table:table-row>
          <table:table-cell table:style-name="Table13.A2" office:value-type="string">
            <text:p text:style-name="P24">1st</text:p>
          </table:table-cell>
          <table:table-cell table:style-name="Table13.B2" office:value-type="float" office:value="1">
            <text:p text:style-name="P24">1</text:p>
          </table:table-cell>
          <table:table-cell table:style-name="Table13.A2" office:value-type="string">
            <text:p text:style-name="P24">+2</text:p>
          </table:table-cell>
          <table:table-cell table:style-name="Table13.A2" office:value-type="string">
            <text:p text:style-name="P24">+0</text:p>
          </table:table-cell>
          <table:table-cell table:style-name="Table13.A2" office:value-type="string">
            <text:p text:style-name="P24">+2</text:p>
          </table:table-cell>
          <table:table-cell table:style-name="Table13.A2" office:value-type="string">
            <text:p text:style-name="P33">Dwarven Priorities</text:p>
          </table:table-cell>
        </table:table-row>
        <table:table-row>
          <table:table-cell table:style-name="Table13.A2" office:value-type="string">
            <text:p text:style-name="P24">2nd</text:p>
          </table:table-cell>
          <table:table-cell table:style-name="Table13.B2" office:value-type="float" office:value="2">
            <text:p text:style-name="P24">2</text:p>
          </table:table-cell>
          <table:table-cell table:style-name="Table13.A2" office:value-type="string">
            <text:p text:style-name="P24">+3</text:p>
          </table:table-cell>
          <table:table-cell table:style-name="Table13.A2" office:value-type="string">
            <text:p text:style-name="P24">+0</text:p>
          </table:table-cell>
          <table:table-cell table:style-name="Table13.A2" office:value-type="string">
            <text:p text:style-name="P24">+3</text:p>
          </table:table-cell>
          <table:table-cell table:style-name="Table13.A2" office:value-type="string">
            <text:p text:style-name="P24"/>
          </table:table-cell>
        </table:table-row>
        <table:table-row>
          <table:table-cell table:style-name="Table13.A2" office:value-type="string">
            <text:p text:style-name="P24">3rd</text:p>
          </table:table-cell>
          <table:table-cell table:style-name="Table13.B2" office:value-type="float" office:value="3">
            <text:p text:style-name="P24">3</text:p>
          </table:table-cell>
          <table:table-cell table:style-name="Table13.A2" office:value-type="string">
            <text:p text:style-name="P24">+3</text:p>
          </table:table-cell>
          <table:table-cell table:style-name="Table13.A2" office:value-type="string">
            <text:p text:style-name="P24">+1</text:p>
          </table:table-cell>
          <table:table-cell table:style-name="Table13.A2" office:value-type="string">
            <text:p text:style-name="P24">+3</text:p>
          </table:table-cell>
          <table:table-cell table:style-name="Table13.A2" office:value-type="string">
            <text:p text:style-name="P33">Heavy Weapons</text:p>
          </table:table-cell>
        </table:table-row>
        <table:table-row>
          <table:table-cell table:style-name="Table13.A2" office:value-type="string">
            <text:p text:style-name="P24">4th</text:p>
          </table:table-cell>
          <table:table-cell table:style-name="Table13.B2" office:value-type="float" office:value="4">
            <text:p text:style-name="P24">4</text:p>
          </table:table-cell>
          <table:table-cell table:style-name="Table13.A2" office:value-type="string">
            <text:p text:style-name="P24">+4</text:p>
          </table:table-cell>
          <table:table-cell table:style-name="Table13.A2" office:value-type="string">
            <text:p text:style-name="P24">+1</text:p>
          </table:table-cell>
          <table:table-cell table:style-name="Table13.A2" office:value-type="string">
            <text:p text:style-name="P24">+4</text:p>
          </table:table-cell>
          <table:table-cell table:style-name="Table13.A2" office:value-type="string">
            <text:p text:style-name="P24"/>
          </table:table-cell>
        </table:table-row>
        <table:table-row>
          <table:table-cell table:style-name="Table13.A2" office:value-type="string">
            <text:p text:style-name="P24">5th</text:p>
          </table:table-cell>
          <table:table-cell table:style-name="Table13.B2" office:value-type="float" office:value="5">
            <text:p text:style-name="P24">5</text:p>
          </table:table-cell>
          <table:table-cell table:style-name="Table13.A2" office:value-type="string">
            <text:p text:style-name="P24">+4</text:p>
          </table:table-cell>
          <table:table-cell table:style-name="Table13.A2" office:value-type="string">
            <text:p text:style-name="P24">+2</text:p>
          </table:table-cell>
          <table:table-cell table:style-name="Table13.A2" office:value-type="string">
            <text:p text:style-name="P24">+4</text:p>
          </table:table-cell>
          <table:table-cell table:style-name="Table13.A2" office:value-type="string">
            <text:p text:style-name="P33">Strength training</text:p>
          </table:table-cell>
        </table:table-row>
      </table:table>
      <text:p text:style-name="Standard"/>
      <text:p text:style-name="Standard"><text:span text:style-name="T30">Dwarven Priorities:</text:span> <text:s/>When using a hammer in each hand, you are treated as having the two weapon defense feat.</text:p>
      <text:p text:style-name="Standard"/>
      <text:p text:style-name="Standard"><text:span text:style-name="T30">Heavy Weapons: </text:span><text:span text:style-name="T39">When making an attack using a hammer, you ignore the first 5 points of DR.</text:span></text:p>
      <text:p text:style-name="P56">In addition, your shield bonus increases by +1 while wielding two hammers.</text:p>
      <text:p text:style-name="Standard"/>
      <text:p text:style-name="P48"><text:span text:style-name="T30">Strength training: <text:s/></text:span>When using a hammer with the thrown range, the base range increment is doubled. </text:p>
      <text:p text:style-name="P48">In addition, your shield bonus increases by +2 while wielding two hammers.</text:p>
      <text:p text:style-name="P48"/>
      <text:p text:style-name="P48"/>
      <text:p text:style-name="P48"/>
      <text:p text:style-name="P66"><text:bookmark-start text:name="Arcane Vanguard"/>Arcane Vanguard<text:bookmark-end text:name="Arcane Vanguard"/></text:p>
      <text:p text:style-name="Standard"/>
      <text:p text:style-name="P44">The elves of the outer islands have always enjoyed a life of freedom largely in thanks to their armies, spear headed by the dreaded arcane vanguard. <text:s/></text:p>
      <text:p text:style-name="P44"/>
      <text:p text:style-name="P44">Trained in Silversun, these elves have perfected the ability to minimize their movements during spell casting, and their most powerful have learned to remove movement from the process entirely. <text:s/>This results in their Arcane Vanguard legions to be fully armed, throwing spells and arrows with great prowess.</text:p>
      <text:p text:style-name="P44"/>
      <text:p text:style-name="P46">Requirements: <text:s/></text:p>
      <text:p text:style-name="P43">Elf, trusted by Silversun</text:p>
      <text:p text:style-name="P43">Able to cast level 3 spells</text:p>
      <text:p text:style-name="P58"/>
      <text:p text:style-name="P51"><text:span text:style-name="T30">Alignment: </text:span><text:s/>Any Non Evil</text:p>
      <text:p text:style-name="Standard"><text:span text:style-name="T47">Hit Dice: </text:span><text:span text:style-name="T46">d8</text:span><text:span text:style-name="T47"><text:line-break/>Proficiency: </text:span><text:span text:style-name="T46">none</text:span><text:span text:style-name="T47"><text:line-break/>Added </text:span><text:span text:style-name="T42">Class skills: </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32">Level</text:p>
          </table:table-cell>
          <table:table-cell table:style-name="Table15.A1" office:value-type="string">
            <text:p text:style-name="P9">BAB</text:p>
          </table:table-cell>
          <table:table-cell table:style-name="Table15.A1" office:value-type="string">
            <text:p text:style-name="P32">Fort</text:p>
          </table:table-cell>
          <table:table-cell table:style-name="Table15.A1" office:value-type="string">
            <text:p text:style-name="P32">Ref</text:p>
          </table:table-cell>
          <table:table-cell table:style-name="Table15.A1" office:value-type="string">
            <text:p text:style-name="P32">Will</text:p>
          </table:table-cell>
          <table:table-cell table:style-name="Table15.A1" office:value-type="string">
            <text:p text:style-name="P32">Special</text:p>
          </table:table-cell>
        </table:table-row>
        <table:table-row>
          <table:table-cell table:style-name="Table15.A2" office:value-type="string">
            <text:p text:style-name="P24">1st</text:p>
          </table:table-cell>
          <table:table-cell table:style-name="Table15.B2" office:value-type="float" office:value="1">
            <text:p text:style-name="P24">1</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2</text:p>
          </table:table-cell>
          <table:table-cell table:style-name="Table15.A2" office:value-type="string">
            <text:p text:style-name="P30">+1 spellcasting level </text:p>
          </table:table-cell>
        </table:table-row>
        <table:table-row>
          <table:table-cell table:style-name="Table15.A2" office:value-type="string">
            <text:p text:style-name="P24">2nd</text:p>
          </table:table-cell>
          <table:table-cell table:style-name="Table15.B2" office:value-type="float" office:value="2">
            <text:p text:style-name="P24">2</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3</text:p>
          </table:table-cell>
          <table:table-cell table:style-name="Table15.A2" office:value-type="string">
            <text:p text:style-name="P33">Lightly armored caster</text:p>
          </table:table-cell>
        </table:table-row>
        <table:table-row>
          <table:table-cell table:style-name="Table15.A2" office:value-type="string">
            <text:p text:style-name="P24">3rd</text:p>
          </table:table-cell>
          <table:table-cell table:style-name="Table15.B2" office:value-type="float" office:value="3">
            <text:p text:style-name="P24">3</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3</text:p>
          </table:table-cell>
          <table:table-cell table:style-name="Table15.A2" office:value-type="string">
            <text:p text:style-name="P30">+1 spellcasting level </text:p>
          </table:table-cell>
        </table:table-row>
        <table:table-row>
          <table:table-cell table:style-name="Table15.A2" office:value-type="string">
            <text:p text:style-name="P24">4th</text:p>
          </table:table-cell>
          <table:table-cell table:style-name="Table15.B2" office:value-type="float" office:value="4">
            <text:p text:style-name="P24">4</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4</text:p>
          </table:table-cell>
          <table:table-cell table:style-name="Table15.A2" office:value-type="string">
            <text:p text:style-name="P30">Eschew Materials</text:p>
          </table:table-cell>
        </table:table-row>
        <table:table-row>
          <table:table-cell table:style-name="Table15.A2" office:value-type="string">
            <text:p text:style-name="P24">5th</text:p>
          </table:table-cell>
          <table:table-cell table:style-name="Table15.B2" office:value-type="float" office:value="5">
            <text:p text:style-name="P24">5</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4</text:p>
          </table:table-cell>
          <table:table-cell table:style-name="Table15.A2" office:value-type="string">
            <text:p text:style-name="P30">+1 spellcasting level </text:p>
          </table:table-cell>
        </table:table-row>
        <table:table-row>
          <table:table-cell table:style-name="Table15.A2" office:value-type="string">
            <text:p text:style-name="P24">6th</text:p>
          </table:table-cell>
          <table:table-cell table:style-name="Table15.B2" office:value-type="float" office:value="6">
            <text:p text:style-name="P24">6</text:p>
          </table:table-cell>
          <table:table-cell table:style-name="Table15.A2" office:value-type="string">
            <text:p text:style-name="P25">+2</text:p>
          </table:table-cell>
          <table:table-cell table:style-name="Table15.A2" office:value-type="string">
            <text:p text:style-name="P25">+2</text:p>
          </table:table-cell>
          <table:table-cell table:style-name="Table15.A2" office:value-type="string">
            <text:p text:style-name="P25">+5</text:p>
          </table:table-cell>
          <table:table-cell table:style-name="Table15.A2" office:value-type="string">
            <text:p text:style-name="P33">Armored caster</text:p>
          </table:table-cell>
        </table:table-row>
        <table:table-row>
          <table:table-cell table:style-name="Table15.A2" office:value-type="string">
            <text:p text:style-name="P24">7th</text:p>
          </table:table-cell>
          <table:table-cell table:style-name="Table15.B2" office:value-type="float" office:value="7">
            <text:p text:style-name="P24">7</text:p>
          </table:table-cell>
          <table:table-cell table:style-name="Table15.A2" office:value-type="string">
            <text:p text:style-name="P25">+2</text:p>
          </table:table-cell>
          <table:table-cell table:style-name="Table15.A2" office:value-type="string">
            <text:p text:style-name="P25">+2</text:p>
          </table:table-cell>
          <table:table-cell table:style-name="Table15.A2" office:value-type="string">
            <text:p text:style-name="P25">+5</text:p>
          </table:table-cell>
          <table:table-cell table:style-name="Table15.A2" office:value-type="string">
            <text:p text:style-name="P30">+1 spellcasting level </text:p>
          </table:table-cell>
        </table:table-row>
        <table:table-row>
          <table:table-cell table:style-name="Table15.A2" office:value-type="string">
            <text:p text:style-name="P24">8th</text:p>
          </table:table-cell>
          <table:table-cell table:style-name="Table15.B2" office:value-type="float" office:value="8">
            <text:p text:style-name="P24">8</text:p>
          </table:table-cell>
          <table:table-cell table:style-name="Table15.A2" office:value-type="string">
            <text:p text:style-name="P24">+2</text:p>
          </table:table-cell>
          <table:table-cell table:style-name="Table15.A2" office:value-type="string">
            <text:p text:style-name="P24">+2</text:p>
          </table:table-cell>
          <table:table-cell table:style-name="Table15.A2" office:value-type="string">
            <text:p text:style-name="P24">+6</text:p>
          </table:table-cell>
          <table:table-cell table:style-name="Table15.A2" office:value-type="string">
            <text:p text:style-name="P29">Magical Defense</text:p>
          </table:table-cell>
        </table:table-row>
        <table:table-row>
          <table:table-cell table:style-name="Table15.A2" office:value-type="string">
            <text:p text:style-name="P24">9th</text:p>
          </table:table-cell>
          <table:table-cell table:style-name="Table15.B2" office:value-type="float" office:value="9">
            <text:p text:style-name="P24">9</text:p>
          </table:table-cell>
          <table:table-cell table:style-name="Table15.A2" office:value-type="string">
            <text:p text:style-name="P24">+3</text:p>
          </table:table-cell>
          <table:table-cell table:style-name="Table15.A2" office:value-type="string">
            <text:p text:style-name="P24">+3</text:p>
          </table:table-cell>
          <table:table-cell table:style-name="Table15.A2" office:value-type="string">
            <text:p text:style-name="P24">+6</text:p>
          </table:table-cell>
          <table:table-cell table:style-name="Table15.A2" office:value-type="string">
            <text:p text:style-name="P29">+1<text:span text:style-name="T39"> </text:span>spellcasting level </text:p>
          </table:table-cell>
        </table:table-row>
        <table:table-row>
          <table:table-cell table:style-name="Table15.A2" office:value-type="string">
            <text:p text:style-name="P24">10th</text:p>
          </table:table-cell>
          <table:table-cell table:style-name="Table15.B2" office:value-type="float" office:value="10">
            <text:p text:style-name="P24">10</text:p>
          </table:table-cell>
          <table:table-cell table:style-name="Table15.A2" office:value-type="string">
            <text:p text:style-name="P24">+3</text:p>
          </table:table-cell>
          <table:table-cell table:style-name="Table15.A2" office:value-type="string">
            <text:p text:style-name="P24">+3</text:p>
          </table:table-cell>
          <table:table-cell table:style-name="Table15.A2" office:value-type="string">
            <text:p text:style-name="P24">+7</text:p>
          </table:table-cell>
          <table:table-cell table:style-name="Table15.A2" office:value-type="string">
            <text:p text:style-name="P34">Still Caster</text:p>
          </table:table-cell>
        </table:table-row>
      </table:table>
      <text:p text:style-name="P10"/>
      <text:p text:style-name="P44"><text:span text:style-name="T40">Armor and Weapon Proficiency:</text:span><text:span text:style-name="T48"> <text:s/>At level 1, you gain proficiency in light armor and the longbow. </text:span></text:p>
      <text:p text:style-name="P50"/>
      <text:p text:style-name="P44"><text:span text:style-name="T40">Lightly armored caster</text:span><text:span text:style-name="T30">:</text:span> <text:s/>You no longer suffer any arcane spell chance failure while wearing light armor.</text:p>
      <text:p text:style-name="P44"/>
      <text:p text:style-name="P46">Eschew Materials: <text:span text:style-name="T39">You gain the eschew materials bonus feat.</text:span></text:p>
      <text:p text:style-name="P43"/>
      <text:p text:style-name="P44"><text:span text:style-name="T40">Armored Caster</text:span><text:span text:style-name="T30">: </text:span><text:span text:style-name="T39">You no longer suffer any arcane spell chance failure while wearing medium armor.</text:span></text:p>
      <text:p text:style-name="P44"/>
      <text:p text:style-name="P44"><text:span text:style-name="T30">Arcane Defense:</text:span> As an immediate action, you may expend a prepared spell to give yourself a bonus to AC equal to that spells level. <text:s/>This bonus lasts a number of rounds equal to that spells level divided by 2 (round up).</text:p>
      <text:p text:style-name="P44"/>
      <text:p text:style-name="P51"><text:span text:style-name="T30">Still Caster:</text:span><text:span text:style-name="T39"> Your spells no longer require somatic components.</text:span></text:p>
      <text:p text:style-name="P52"/>
      <text:p text:style-name="P48"/>
      <text:p text:style-name="P48"/>
      <text:p text:style-name="P48"/>
      <text:p text:style-name="P66"><text:bookmark-start text:name="Shadowcaster"/>Shadowcaster<text:bookmark-end text:name="Shadowcaster"/></text:p>
      <text:p text:style-name="Standard"/>
      <text:p text:style-name="P44">While some learn to tap the shadows for power, you were born with an innate connection to it, and you have learned to embrace them directly. <text:s/>This is not without cost. <text:s/>Many have gone down this path, and all have found power, but at the cost of themselves.</text:p>
      <text:p text:style-name="P44"/>
      <text:p text:style-name="P44"><text:span text:style-name="T30">Requirements: </text:span><text:s/>You must be born aligned with the shadows. <text:s/>In addition, you can not worship of a god of light. You can not be lawful good. <text:s/></text:p>
      <text:p text:style-name="P44"/>
      <text:p text:style-name="P51"><text:span text:style-name="T30">Alignment: </text:span><text:s/></text:p>
      <text:p text:style-name="Standard"><text:span text:style-name="T47">Hit Dice: </text:span><text:span text:style-name="T46">d6</text:span><text:span text:style-name="T47"><text:line-break/>Proficiency: </text:span><text:span text:style-name="T46">none</text:span><text:span text:style-name="T47"><text:line-break/>Added </text:span><text:span text:style-name="T42">Class skills: </text:span><text:span text:style-name="T43">Knowledge: Arcana</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P44"/>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32">Level</text:p>
          </table:table-cell>
          <table:table-cell table:style-name="Table14.A1" office:value-type="string">
            <text:p text:style-name="P9">BAB</text:p>
          </table:table-cell>
          <table:table-cell table:style-name="Table14.A1" office:value-type="string">
            <text:p text:style-name="P32">Fort</text:p>
          </table:table-cell>
          <table:table-cell table:style-name="Table14.A1" office:value-type="string">
            <text:p text:style-name="P32">Ref</text:p>
          </table:table-cell>
          <table:table-cell table:style-name="Table14.A1" office:value-type="string">
            <text:p text:style-name="P32">Will</text:p>
          </table:table-cell>
          <table:table-cell table:style-name="Table14.A1" office:value-type="string">
            <text:p text:style-name="P32">Special</text:p>
          </table:table-cell>
        </table:table-row>
        <table:table-row>
          <table:table-cell table:style-name="Table14.A2" office:value-type="string">
            <text:p text:style-name="P24">1st</text:p>
          </table:table-cell>
          <table:table-cell table:style-name="Table14.B2" office:value-type="float" office:value="0">
            <text:p text:style-name="P24">0</text:p>
          </table:table-cell>
          <table:table-cell table:style-name="Table14.A2" office:value-type="string">
            <text:p text:style-name="P25">+0</text:p>
          </table:table-cell>
          <table:table-cell table:style-name="Table14.A2" office:value-type="string">
            <text:p text:style-name="P25">+0</text:p>
          </table:table-cell>
          <table:table-cell table:style-name="Table14.A2" office:value-type="string">
            <text:p text:style-name="P25">+2</text:p>
          </table:table-cell>
          <table:table-cell table:style-name="Table14.A2" office:value-type="string">
            <text:p text:style-name="P30">Hide in Shadows, Sneak Attack (+1d6)</text:p>
          </table:table-cell>
        </table:table-row>
        <table:table-row>
          <table:table-cell table:style-name="Table14.A2" office:value-type="string">
            <text:p text:style-name="P24">2nd</text:p>
          </table:table-cell>
          <table:table-cell table:style-name="Table14.B2" office:value-type="float" office:value="1">
            <text:p text:style-name="P24">1</text:p>
          </table:table-cell>
          <table:table-cell table:style-name="Table14.A2" office:value-type="string">
            <text:p text:style-name="P25">+0</text:p>
          </table:table-cell>
          <table:table-cell table:style-name="Table14.A2" office:value-type="string">
            <text:p text:style-name="P25">+0</text:p>
          </table:table-cell>
          <table:table-cell table:style-name="Table14.A2" office:value-type="string">
            <text:p text:style-name="P25">+3</text:p>
          </table:table-cell>
          <table:table-cell table:style-name="Table14.A2" office:value-type="string">
            <text:p text:style-name="P33">Darkvision</text:p>
          </table:table-cell>
        </table:table-row>
        <table:table-row>
          <table:table-cell table:style-name="Table14.A2" office:value-type="string">
            <text:p text:style-name="P24">3rd</text:p>
          </table:table-cell>
          <table:table-cell table:style-name="Table14.B2" office:value-type="float" office:value="2">
            <text:p text:style-name="P24">2</text:p>
          </table:table-cell>
          <table:table-cell table:style-name="Table14.A2" office:value-type="string">
            <text:p text:style-name="P25">+1</text:p>
          </table:table-cell>
          <table:table-cell table:style-name="Table14.A2" office:value-type="string">
            <text:p text:style-name="P25">+1</text:p>
          </table:table-cell>
          <table:table-cell table:style-name="Table14.A2" office:value-type="string">
            <text:p text:style-name="P25">+3</text:p>
          </table:table-cell>
          <table:table-cell table:style-name="Table14.A2" office:value-type="string">
            <text:p text:style-name="P30">Evasion</text:p>
          </table:table-cell>
        </table:table-row>
        <table:table-row>
          <table:table-cell table:style-name="Table14.A2" office:value-type="string">
            <text:p text:style-name="P24">4th</text:p>
          </table:table-cell>
          <table:table-cell table:style-name="Table14.B2" office:value-type="float" office:value="3">
            <text:p text:style-name="P24">3</text:p>
          </table:table-cell>
          <table:table-cell table:style-name="Table14.A2" office:value-type="string">
            <text:p text:style-name="P25">+1</text:p>
          </table:table-cell>
          <table:table-cell table:style-name="Table14.A2" office:value-type="string">
            <text:p text:style-name="P25">+1</text:p>
          </table:table-cell>
          <table:table-cell table:style-name="Table14.A2" office:value-type="string">
            <text:p text:style-name="P25">+4</text:p>
          </table:table-cell>
          <table:table-cell table:style-name="Table14.A2" office:value-type="string">
            <text:p text:style-name="P33">Sneak Attack (+1d6)</text:p>
          </table:table-cell>
        </table:table-row>
        <table:table-row>
          <table:table-cell table:style-name="Table14.A2" office:value-type="string">
            <text:p text:style-name="P24">5th</text:p>
          </table:table-cell>
          <table:table-cell table:style-name="Table14.B2" office:value-type="float" office:value="4">
            <text:p text:style-name="P24">4</text:p>
          </table:table-cell>
          <table:table-cell table:style-name="Table14.A2" office:value-type="string">
            <text:p text:style-name="P25">+1</text:p>
          </table:table-cell>
          <table:table-cell table:style-name="Table14.A2" office:value-type="string">
            <text:p text:style-name="P25">+1</text:p>
          </table:table-cell>
          <table:table-cell table:style-name="Table14.A2" office:value-type="string">
            <text:p text:style-name="P25">+4</text:p>
          </table:table-cell>
          <table:table-cell table:style-name="Table14.A2" office:value-type="string">
            <text:p text:style-name="P33">Shadowjump, major alignment shift</text:p>
          </table:table-cell>
        </table:table-row>
        <table:table-row>
          <table:table-cell table:style-name="Table14.A2" office:value-type="string">
            <text:p text:style-name="P24">6th</text:p>
          </table:table-cell>
          <table:table-cell table:style-name="Table14.B2" office:value-type="float" office:value="4">
            <text:p text:style-name="P24">4</text:p>
          </table:table-cell>
          <table:table-cell table:style-name="Table14.A2" office:value-type="string">
            <text:p text:style-name="P25">+2</text:p>
          </table:table-cell>
          <table:table-cell table:style-name="Table14.A2" office:value-type="string">
            <text:p text:style-name="P25">+2</text:p>
          </table:table-cell>
          <table:table-cell table:style-name="Table14.A2" office:value-type="string">
            <text:p text:style-name="P25">+5</text:p>
          </table:table-cell>
          <table:table-cell table:style-name="Table14.A2" office:value-type="string">
            <text:p text:style-name="P33">Shadow Conjuration</text:p>
          </table:table-cell>
        </table:table-row>
        <table:table-row>
          <table:table-cell table:style-name="Table14.A2" office:value-type="string">
            <text:p text:style-name="P24">7th</text:p>
          </table:table-cell>
          <table:table-cell table:style-name="Table14.B2" office:value-type="float" office:value="5">
            <text:p text:style-name="P24">5</text:p>
          </table:table-cell>
          <table:table-cell table:style-name="Table14.A2" office:value-type="string">
            <text:p text:style-name="P25">+2</text:p>
          </table:table-cell>
          <table:table-cell table:style-name="Table14.A2" office:value-type="string">
            <text:p text:style-name="P25">+2</text:p>
          </table:table-cell>
          <table:table-cell table:style-name="Table14.A2" office:value-type="string">
            <text:p text:style-name="P25">+5</text:p>
          </table:table-cell>
          <table:table-cell table:style-name="Table14.A2" office:value-type="string">
            <text:p text:style-name="P33">Sneak Attack (+1d6)</text:p>
          </table:table-cell>
        </table:table-row>
        <table:table-row>
          <table:table-cell table:style-name="Table14.A2" office:value-type="string">
            <text:p text:style-name="P24">8th</text:p>
          </table:table-cell>
          <table:table-cell table:style-name="Table14.B2" office:value-type="float" office:value="6">
            <text:p text:style-name="P24">6</text:p>
          </table:table-cell>
          <table:table-cell table:style-name="Table14.A2" office:value-type="string">
            <text:p text:style-name="P24">+2</text:p>
          </table:table-cell>
          <table:table-cell table:style-name="Table14.A2" office:value-type="string">
            <text:p text:style-name="P24">+2</text:p>
          </table:table-cell>
          <table:table-cell table:style-name="Table14.A2" office:value-type="string">
            <text:p text:style-name="P24">+6</text:p>
          </table:table-cell>
          <table:table-cell table:style-name="Table14.A2" office:value-type="string">
            <text:p text:style-name="P33">Improved evasion</text:p>
          </table:table-cell>
        </table:table-row>
        <table:table-row>
          <table:table-cell table:style-name="Table14.A2" office:value-type="string">
            <text:p text:style-name="P24">9th</text:p>
          </table:table-cell>
          <table:table-cell table:style-name="Table14.B2" office:value-type="float" office:value="7">
            <text:p text:style-name="P24">7</text:p>
          </table:table-cell>
          <table:table-cell table:style-name="Table14.A2" office:value-type="string">
            <text:p text:style-name="P24">+3</text:p>
          </table:table-cell>
          <table:table-cell table:style-name="Table14.A2" office:value-type="string">
            <text:p text:style-name="P24">+3</text:p>
          </table:table-cell>
          <table:table-cell table:style-name="Table14.A2" office:value-type="string">
            <text:p text:style-name="P24">+6</text:p>
          </table:table-cell>
          <table:table-cell table:style-name="Table14.A2" office:value-type="string">
            <text:p text:style-name="P29"><text:span text:style-name="T39">Shadow evocation</text:span>, major alignment shift</text:p>
          </table:table-cell>
        </table:table-row>
        <table:table-row>
          <table:table-cell table:style-name="Table14.A2" office:value-type="string">
            <text:p text:style-name="P24">10th</text:p>
          </table:table-cell>
          <table:table-cell table:style-name="Table14.B2" office:value-type="float" office:value="8">
            <text:p text:style-name="P24">8</text:p>
          </table:table-cell>
          <table:table-cell table:style-name="Table14.A2" office:value-type="string">
            <text:p text:style-name="P24">+3</text:p>
          </table:table-cell>
          <table:table-cell table:style-name="Table14.A2" office:value-type="string">
            <text:p text:style-name="P24">+3</text:p>
          </table:table-cell>
          <table:table-cell table:style-name="Table14.A2" office:value-type="string">
            <text:p text:style-name="P24">+7</text:p>
          </table:table-cell>
          <table:table-cell table:style-name="Table14.A2" office:value-type="string">
            <text:p text:style-name="P34">Sneak Attack (+1d6), Shadowform</text:p>
          </table:table-cell>
        </table:table-row>
      </table:table>
      <text:p text:style-name="P10"/>
      <text:p text:style-name="P10"><text:span text:style-name="T57">Hide in Shadows:</text:span><text:span text:style-name="T38"> </text:span><text:span text:style-name="T4">A shadowdancer can use the </text:span><text:span text:style-name="T11">Stealth </text:span><text:span text:style-name="T4">skill even while being observed. As long as she is within 10 feet of an area of dim light, a shadowdancer can hide herself from view in the open without anything to actually hide behind. She cannot, however, hide in her own shadow.</text:span><text:span text:style-name="T43"> </text:span></text:p>
      <text:p text:style-name="P23"/>
      <text:p text:style-name="P50">Sneak Attack:<text:span text:style-name="T39"> When making an attack against a flanked opponent or opponent who is denied their dexterity modifier, you may add 1d6 precision damage.</text:span></text:p>
      <text:p text:style-name="P51"/>
      <text:p text:style-name="P50">Darkvision: <text:span text:style-name="T39">You gain darkvision with no limit. <text:s/>If you already had darkvision, you can see through magical darkness up to the range of your previous darkvision.</text:span></text:p>
      <text:p text:style-name="P51"/>
      <text:p text:style-name="P51"><text:span text:style-name="T30">Shadowjump</text:span>: When you take a move action, you may treat squares that are in darkness as adjacent to each other, provided they are within 10 feet per shadowcaster level.</text:p>
      <text:p text:style-name="P52">Any levels you have as a wizard with shadow specialization stack with your shadowcaster levels for determining the distance of this ability.</text:p>
      <text:p text:style-name="P51"/>
      <text:p text:style-name="P51"><text:span text:style-name="T30">Major alignment shift</text:span>: <text:s/>You have embraced the shadows, and the shadows have embraced you in return. <text:s/>Your alignment shifts one step towards chaotic. <text:s/>If you are already chaotic, it shifts one step towards evil.</text:p>
      <text:p text:style-name="P51"/>
      <text:p text:style-name="P51"><text:span text:style-name="T30">Shadow Conjuration</text:span>:</text:p>
      <text:p text:style-name="P51">You may cast Shadow Conjuration as a spell-like ability a number of time per day equal to your shadowcaster level. <text:s/>Your save DC for this spell is based on your Charisma and your caster level is equal to your levels of shadowcaster.</text:p>
      <text:p text:style-name="P51"><text:span text:style-name="T39">Any levels you have as a wizard with shadow specialization stack with your shadowcaster levels for determining the caster </text:span><text:soft-page-break/><text:span text:style-name="T39">level and uses per day of this ability.</text:span></text:p>
      <text:p text:style-name="P51"/>
      <text:p text:style-name="P51"><text:span text:style-name="T30">Shadow Evocation</text:span>:</text:p>
      <text:p text:style-name="P51">You may cast Shadow Evocation as a spell-like ability a number of time per day equal to your shadowcaster level. <text:s/>Your save DC for this spell is based on your Charisma and your caster level is equal to your levels of shadowcaster.</text:p>
      <text:p text:style-name="P52">Any levels you have as a wizard with shadow specialization stack with your shadowcaster levels for determining the caster level and uses per day of this ability.</text:p>
      <text:p text:style-name="P52"/>
      <text:p text:style-name="P51"><text:span text:style-name="T30">Major alignment shift</text:span>: <text:s/>You have continued to embrace the darkness, and it continues to darken you in return. Your alignment shifts one step towards evil. <text:s/>If you are already evil, it shifts one step towards chaotic.</text:p>
      <text:p text:style-name="P51"/>
      <text:p text:style-name="P50">Shadowform (Su): <text:s/><text:span text:style-name="T39">You gain the ability to join with the realm of shadows. <text:s/>This ability functions like the spell Shadowform as a supernatural ability. <text:s/>Activating this ability costs a swift action and may be used for a number of rounds equal to your shadowcaster level. <text:s/>These rounds do not need to be consecutive. <text:s/>The save DC of this spell is equal to half your shadowcaster level +10 + intelligence modifier.</text:span></text:p>
      <text:p text:style-name="P52">Any levels you have as a wizard with shadow specialization stack with your shadowcaster levels for determining the DC and number of rounds of this ability.</text:p>
      <text:p text:style-name="P49"/>
      <text:p text:style-name="P49"/>
      <text:p text:style-name="P68"><text:bookmark-start text:name="Time Warden"/>Time Warden<text:bookmark-end text:name="Time Warden"/></text:p>
      <text:p text:style-name="P52"/>
      <text:p text:style-name="P52">Through daily ritual and strict adherence to your carefully created routine, you have unlocked a latent power within you and established a connection with the raw arcane power of time.</text:p>
      <text:p text:style-name="P52"/>
      <text:p text:style-name="P50">Requirements:<text:span text:style-name="T39"> You must be born aligned to the flow of time. <text:s/>If you were, time welcomes all, but you must create a daily ritual and perform it for 20 minutes per day, at the same time each day.</text:span></text:p>
      <text:p text:style-name="P58"/>
      <text:p text:style-name="P51"><text:span text:style-name="T30">Alignment: </text:span><text:s/></text:p>
      <text:p text:style-name="Standard"><text:span text:style-name="T47">Hit Dice: </text:span><text:span text:style-name="T46">d6</text:span><text:span text:style-name="T47"><text:line-break/>Proficiency: </text:span><text:span text:style-name="T46">none</text:span><text:span text:style-name="T47"><text:line-break/>Added </text:span><text:span text:style-name="T42">Class skills: </text:span><text:span text:style-name="T43">Knowledge: Arcana</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32">Level</text:p>
          </table:table-cell>
          <table:table-cell table:style-name="Table16.A1" office:value-type="string">
            <text:p text:style-name="P9">BAB</text:p>
          </table:table-cell>
          <table:table-cell table:style-name="Table16.A1" office:value-type="string">
            <text:p text:style-name="P32">Fort</text:p>
          </table:table-cell>
          <table:table-cell table:style-name="Table16.A1" office:value-type="string">
            <text:p text:style-name="P32">Ref</text:p>
          </table:table-cell>
          <table:table-cell table:style-name="Table16.A1" office:value-type="string">
            <text:p text:style-name="P32">Will</text:p>
          </table:table-cell>
          <table:table-cell table:style-name="Table16.A1" office:value-type="string">
            <text:p text:style-name="P32">Special</text:p>
          </table:table-cell>
        </table:table-row>
        <table:table-row>
          <table:table-cell table:style-name="Table16.A2" office:value-type="string">
            <text:p text:style-name="P24">1st</text:p>
          </table:table-cell>
          <table:table-cell table:style-name="Table16.B2" office:value-type="float" office:value="0">
            <text:p text:style-name="P24">0</text:p>
          </table:table-cell>
          <table:table-cell table:style-name="Table16.A2" office:value-type="string">
            <text:p text:style-name="P25">+0</text:p>
          </table:table-cell>
          <table:table-cell table:style-name="Table16.A2" office:value-type="string">
            <text:p text:style-name="P25">+0</text:p>
          </table:table-cell>
          <table:table-cell table:style-name="Table16.A2" office:value-type="string">
            <text:p text:style-name="P25">+2</text:p>
          </table:table-cell>
          <table:table-cell table:style-name="Table16.A2" office:value-type="string">
            <text:p text:style-name="P33">Temporal Pool</text:p>
          </table:table-cell>
        </table:table-row>
        <table:table-row>
          <table:table-cell table:style-name="Table16.A2" office:value-type="string">
            <text:p text:style-name="P24">2nd</text:p>
          </table:table-cell>
          <table:table-cell table:style-name="Table16.B2" office:value-type="float" office:value="1">
            <text:p text:style-name="P24">1</text:p>
          </table:table-cell>
          <table:table-cell table:style-name="Table16.A2" office:value-type="string">
            <text:p text:style-name="P25">+0</text:p>
          </table:table-cell>
          <table:table-cell table:style-name="Table16.A2" office:value-type="string">
            <text:p text:style-name="P25">+0</text:p>
          </table:table-cell>
          <table:table-cell table:style-name="Table16.A2" office:value-type="string">
            <text:p text:style-name="P25">+3</text:p>
          </table:table-cell>
          <table:table-cell table:style-name="Table16.A2" office:value-type="string">
            <text:p text:style-name="P33">Age</text:p>
          </table:table-cell>
        </table:table-row>
        <table:table-row>
          <table:table-cell table:style-name="Table16.A2" office:value-type="string">
            <text:p text:style-name="P24">3rd</text:p>
          </table:table-cell>
          <table:table-cell table:style-name="Table16.B2" office:value-type="float" office:value="2">
            <text:p text:style-name="P24">2</text:p>
          </table:table-cell>
          <table:table-cell table:style-name="Table16.A2" office:value-type="string">
            <text:p text:style-name="P25">+1</text:p>
          </table:table-cell>
          <table:table-cell table:style-name="Table16.A2" office:value-type="string">
            <text:p text:style-name="P25">+1</text:p>
          </table:table-cell>
          <table:table-cell table:style-name="Table16.A2" office:value-type="string">
            <text:p text:style-name="P25">+3</text:p>
          </table:table-cell>
          <table:table-cell table:style-name="Table16.A2" office:value-type="string">
            <text:p text:style-name="P30">Rewind</text:p>
          </table:table-cell>
        </table:table-row>
        <table:table-row>
          <table:table-cell table:style-name="Table16.A2" office:value-type="string">
            <text:p text:style-name="P24">4th</text:p>
          </table:table-cell>
          <table:table-cell table:style-name="Table16.B2" office:value-type="float" office:value="3">
            <text:p text:style-name="P24">3</text:p>
          </table:table-cell>
          <table:table-cell table:style-name="Table16.A2" office:value-type="string">
            <text:p text:style-name="P25">+1</text:p>
          </table:table-cell>
          <table:table-cell table:style-name="Table16.A2" office:value-type="string">
            <text:p text:style-name="P25">+1</text:p>
          </table:table-cell>
          <table:table-cell table:style-name="Table16.A2" office:value-type="string">
            <text:p text:style-name="P25">+4</text:p>
          </table:table-cell>
          <table:table-cell table:style-name="Table16.A2" office:value-type="string">
            <text:p text:style-name="P33">Knowledge of Time</text:p>
          </table:table-cell>
        </table:table-row>
        <table:table-row>
          <table:table-cell table:style-name="Table16.A2" office:value-type="string">
            <text:p text:style-name="P24">5th</text:p>
          </table:table-cell>
          <table:table-cell table:style-name="Table16.B2" office:value-type="float" office:value="4">
            <text:p text:style-name="P24">4</text:p>
          </table:table-cell>
          <table:table-cell table:style-name="Table16.A2" office:value-type="string">
            <text:p text:style-name="P25">+1</text:p>
          </table:table-cell>
          <table:table-cell table:style-name="Table16.A2" office:value-type="string">
            <text:p text:style-name="P25">+1</text:p>
          </table:table-cell>
          <table:table-cell table:style-name="Table16.A2" office:value-type="string">
            <text:p text:style-name="P25">+4</text:p>
          </table:table-cell>
          <table:table-cell table:style-name="Table16.A2" office:value-type="string">
            <text:p text:style-name="P33">Moment, major alignment shift</text:p>
          </table:table-cell>
        </table:table-row>
        <table:table-row>
          <table:table-cell table:style-name="Table16.A2" office:value-type="string">
            <text:p text:style-name="P24">6th</text:p>
          </table:table-cell>
          <table:table-cell table:style-name="Table16.B2" office:value-type="float" office:value="4">
            <text:p text:style-name="P24">4</text:p>
          </table:table-cell>
          <table:table-cell table:style-name="Table16.A2" office:value-type="string">
            <text:p text:style-name="P25">+2</text:p>
          </table:table-cell>
          <table:table-cell table:style-name="Table16.A2" office:value-type="string">
            <text:p text:style-name="P25">+2</text:p>
          </table:table-cell>
          <table:table-cell table:style-name="Table16.A2" office:value-type="string">
            <text:p text:style-name="P25">+5</text:p>
          </table:table-cell>
          <table:table-cell table:style-name="Table16.A2" office:value-type="string">
            <text:p text:style-name="P33">Flicker</text:p>
          </table:table-cell>
        </table:table-row>
        <table:table-row>
          <table:table-cell table:style-name="Table16.A2" office:value-type="string">
            <text:p text:style-name="P24">7th</text:p>
          </table:table-cell>
          <table:table-cell table:style-name="Table16.B2" office:value-type="float" office:value="5">
            <text:p text:style-name="P24">5</text:p>
          </table:table-cell>
          <table:table-cell table:style-name="Table16.A2" office:value-type="string">
            <text:p text:style-name="P25">+2</text:p>
          </table:table-cell>
          <table:table-cell table:style-name="Table16.A2" office:value-type="string">
            <text:p text:style-name="P25">+2</text:p>
          </table:table-cell>
          <table:table-cell table:style-name="Table16.A2" office:value-type="string">
            <text:p text:style-name="P25">+5</text:p>
          </table:table-cell>
          <table:table-cell table:style-name="Table16.A2" office:value-type="string">
            <text:p text:style-name="P33">Temporal Celerity</text:p>
          </table:table-cell>
        </table:table-row>
        <table:table-row>
          <table:table-cell table:style-name="Table16.A2" office:value-type="string">
            <text:p text:style-name="P24">8th</text:p>
          </table:table-cell>
          <table:table-cell table:style-name="Table16.B2" office:value-type="float" office:value="6">
            <text:p text:style-name="P24">6</text:p>
          </table:table-cell>
          <table:table-cell table:style-name="Table16.A2" office:value-type="string">
            <text:p text:style-name="P24">+2</text:p>
          </table:table-cell>
          <table:table-cell table:style-name="Table16.A2" office:value-type="string">
            <text:p text:style-name="P24">+2</text:p>
          </table:table-cell>
          <table:table-cell table:style-name="Table16.A2" office:value-type="string">
            <text:p text:style-name="P24">+6</text:p>
          </table:table-cell>
          <table:table-cell table:style-name="Table16.A2" office:value-type="string">
            <text:p text:style-name="P33">Timeless</text:p>
          </table:table-cell>
        </table:table-row>
        <table:table-row>
          <table:table-cell table:style-name="Table16.A2" office:value-type="string">
            <text:p text:style-name="P24">9th</text:p>
          </table:table-cell>
          <table:table-cell table:style-name="Table16.B2" office:value-type="float" office:value="7">
            <text:p text:style-name="P24">7</text:p>
          </table:table-cell>
          <table:table-cell table:style-name="Table16.A2" office:value-type="string">
            <text:p text:style-name="P24">+3</text:p>
          </table:table-cell>
          <table:table-cell table:style-name="Table16.A2" office:value-type="string">
            <text:p text:style-name="P24">+3</text:p>
          </table:table-cell>
          <table:table-cell table:style-name="Table16.A2" office:value-type="string">
            <text:p text:style-name="P24">+6</text:p>
          </table:table-cell>
          <table:table-cell table:style-name="Table16.A2" office:value-type="string">
            <text:p text:style-name="P29">Timesight, major alignment shift</text:p>
          </table:table-cell>
        </table:table-row>
        <table:table-row>
          <table:table-cell table:style-name="Table16.A2" office:value-type="string">
            <text:p text:style-name="P24">10th</text:p>
          </table:table-cell>
          <table:table-cell table:style-name="Table16.B2" office:value-type="float" office:value="8">
            <text:p text:style-name="P24">8</text:p>
          </table:table-cell>
          <table:table-cell table:style-name="Table16.A2" office:value-type="string">
            <text:p text:style-name="P24">+3</text:p>
          </table:table-cell>
          <table:table-cell table:style-name="Table16.A2" office:value-type="string">
            <text:p text:style-name="P24">+3</text:p>
          </table:table-cell>
          <table:table-cell table:style-name="Table16.A2" office:value-type="string">
            <text:p text:style-name="P24">+7</text:p>
          </table:table-cell>
          <table:table-cell table:style-name="Table16.A2" office:value-type="string">
            <text:p text:style-name="P34">Foresight</text:p>
          </table:table-cell>
        </table:table-row>
      </table:table>
      <text:p text:style-name="P18"/>
      <text:p text:style-name="P20">Temporal Pool:<text:span text:style-name="T39"> <text:s/></text:span><text:span text:style-name="T39">You </text:span><text:span text:style-name="T29">gain a temporal energy pool equal to their wisdom modifier + half their Time Warden level. </text:span></text:p>
      <text:p text:style-name="P12">If you have levels as a Time Wizard, this temporal pool stacks with your Time Wizard's pool. </text:p>
      <text:p text:style-name="P19"/>
      <text:p text:style-name="P20">Age:<text:span text:style-name="T39"> When you hit an opponent with a melee attack, you may spend two points from your temporal pool to also deal 1 point of strength damage for every two time warden levels you have. <text:s/>In addition, the target ages a number of years equal to the strength damage dealt. <text:s/>You may only target a creature by this ability once each month. </text:span></text:p>
      <text:p text:style-name="P19"/>
      <text:p text:style-name="P20">Rewind: <text:span text:style-name="T39">As an immediate action, you may spend 1 point from your temporal pool to re-roll a d20 before the results are revealed. <text:s/>You must take the second result even if it is worse.</text:span></text:p>
      <text:p text:style-name="P19"/>
      <text:p text:style-name="P20">Knowledge of Time:<text:span text:style-name="T39"> <text:s/>You may add your wisdom modifier to any knowledge checks you make.</text:span></text:p>
      <text:p text:style-name="P19"/>
      <text:p text:style-name="P20">Moment:<text:span text:style-name="T39"> <text:s/>Each day after you complete your 20 minute ritual, you gain the benefits of Moment of Prescience, with a caster level equal to your Time Warden level. <text:s/>The duration of this effect is always 24 hours.</text:span></text:p>
      <text:p text:style-name="P19">Any Time Wizard levels you have stack for the purposes of determining your caster level.</text:p>
      <text:p text:style-name="P19"/>
      <text:p text:style-name="P20">Major alignment shift<text:span text:style-name="T39">: <text:s/>Time is steady and consistent, and it has ground you down day by day. Your alignment shifts one step towards lawful. <text:s/>If you are already lawful, it shifts one step towards neutral (from good or evil).</text:span></text:p>
      <text:p text:style-name="P19"/>
      <text:p text:style-name="P20">Flicker: <text:span text:style-name="T39">As a move action, you can spend one point from your temporal energy pool and begin to flicker. <text:s/>For rounds equal to your Time Warden level, you are considered under the effects of the Blink spell. </text:span></text:p>
      <text:p text:style-name="P19"/>
      <text:p text:style-name="P20">Temporal Celerity: <text:s/><text:span text:style-name="T39">Whenever you roll initiative, you may roll twice and take the higher result. <text:s/>In addition, you always act in a surprise round, although if you did not notice you act last in the surprise round, regardless of your initiative roll.</text:span></text:p>
      <text:p text:style-name="P19"><text:soft-page-break/></text:p>
      <text:p text:style-name="P20">Timeless: <text:span text:style-name="T39">You have become a master of yourself in time, and have learned to stop aging. <text:s/>You can not magically age and no longer take penalties to your ability scores for aging. <text:s/>Age bonuses still accrue, and any aging penalties that you have already accrued remain in place. <text:s text:c="2"/>You can not die of old age, but you can die from damage, disease, poison, or external effects. <text:s/></text:span></text:p>
      <text:p text:style-name="P19"/>
      <text:p text:style-name="P20">Timesight: <text:span text:style-name="T39">As a free action, you can see things as they truly are, as if using the true seeing spell. <text:s/>You can use this a number of rounds per day equal to your Time Warden level. </text:span></text:p>
      <text:p text:style-name="P19"/>
      <text:p text:style-name="P20">Major alignment shift:<text:span text:style-name="T39"> <text:s/>Time is steady and consistent, and it has ground you down day by day. Your alignment shifts one step towards lawful. <text:s/>If you are already lawful, it shifts one step towards neutral (from good or evil).</text:span></text:p>
      <text:p text:style-name="P19"/>
      <text:p text:style-name="P20">Foresight: <text:s/><text:span text:style-name="T39">Once per day, you may cast contingency as a spell like ability. <text:s/>If you have the ability to cast contingency from another source, you may cast it in addition to using foresight.</text:span></text:p>
      <text:p text:style-name="P18"/>
      <text:p text:style-name="P18"/>
      <text:p text:style-name="P68"><text:bookmark-start text:name="Fey Bound"/>Fey Bound<text:bookmark-end text:name="Fey Bound"/></text:p>
      <text:p text:style-name="P49"/>
      <text:p text:style-name="P52">You were born bound to the primal magic of nature. <text:s/>Fey creatures have always been drawn to you, and at some point, you have bonded with one of them.</text:p>
      <text:p text:style-name="P52">Often the fey creature will be a role model for you, but the nature of the creature will ultimately define this relationship.</text:p>
      <text:p text:style-name="P49"/>
      <text:p text:style-name="P50">Requirements:<text:span text:style-name="T39"> You must have been born bound to the primal magic of the fey. <text:s/>If you were, the Fey welcomes all, but once a month you must perform a 24 hour ritual and commune with the fey creature who helped you bind with nature. <text:s/>This ritual is specific to the fey you made a pact with, and needs to be performed in a natural environment.</text:span></text:p>
      <text:p text:style-name="P12"/>
      <text:p text:style-name="P51"><text:span text:style-name="T30">Alignment: </text:span><text:span text:style-name="T39">Any</text:span></text:p>
      <text:p text:style-name="Standard"><text:span text:style-name="T47">Hit Dice: </text:span><text:span text:style-name="T46">d6</text:span><text:span text:style-name="T47"><text:line-break/>Proficiency: </text:span><text:span text:style-name="T46">none</text:span><text:span text:style-name="T47"><text:line-break/>Added </text:span><text:span text:style-name="T42">Class skills: </text:span><text:span text:style-name="T43">Knowledge: Nature</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Standard"/>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32">Level</text:p>
          </table:table-cell>
          <table:table-cell table:style-name="Table17.A1" office:value-type="string">
            <text:p text:style-name="P9">BAB</text:p>
          </table:table-cell>
          <table:table-cell table:style-name="Table17.A1" office:value-type="string">
            <text:p text:style-name="P32">Fort</text:p>
          </table:table-cell>
          <table:table-cell table:style-name="Table17.A1" office:value-type="string">
            <text:p text:style-name="P32">Ref</text:p>
          </table:table-cell>
          <table:table-cell table:style-name="Table17.A1" office:value-type="string">
            <text:p text:style-name="P32">Will</text:p>
          </table:table-cell>
          <table:table-cell table:style-name="Table17.A1" office:value-type="string">
            <text:p text:style-name="P32">Special</text:p>
          </table:table-cell>
        </table:table-row>
        <table:table-row>
          <table:table-cell table:style-name="Table17.A2" office:value-type="string">
            <text:p text:style-name="P24">1st</text:p>
          </table:table-cell>
          <table:table-cell table:style-name="Table17.B2" office:value-type="float" office:value="0">
            <text:p text:style-name="P24">0</text:p>
          </table:table-cell>
          <table:table-cell table:style-name="Table17.A2" office:value-type="string">
            <text:p text:style-name="P25">+0</text:p>
          </table:table-cell>
          <table:table-cell table:style-name="Table17.A2" office:value-type="string">
            <text:p text:style-name="P25">+0</text:p>
          </table:table-cell>
          <table:table-cell table:style-name="Table17.A2" office:value-type="string">
            <text:p text:style-name="P25">+2</text:p>
          </table:table-cell>
          <table:table-cell table:style-name="Table17.A2" office:value-type="string">
            <text:p text:style-name="P33">Entrails reading</text:p>
          </table:table-cell>
        </table:table-row>
        <table:table-row>
          <table:table-cell table:style-name="Table17.A2" office:value-type="string">
            <text:p text:style-name="P24">2nd</text:p>
          </table:table-cell>
          <table:table-cell table:style-name="Table17.B2" office:value-type="float" office:value="1">
            <text:p text:style-name="P24">1</text:p>
          </table:table-cell>
          <table:table-cell table:style-name="Table17.A2" office:value-type="string">
            <text:p text:style-name="P25">+0</text:p>
          </table:table-cell>
          <table:table-cell table:style-name="Table17.A2" office:value-type="string">
            <text:p text:style-name="P25">+0</text:p>
          </table:table-cell>
          <table:table-cell table:style-name="Table17.A2" office:value-type="string">
            <text:p text:style-name="P25">+3</text:p>
          </table:table-cell>
          <table:table-cell table:style-name="Table17.A2" office:value-type="string">
            <text:p text:style-name="P33">Speak with Animals</text:p>
          </table:table-cell>
        </table:table-row>
        <table:table-row>
          <table:table-cell table:style-name="Table17.A2" office:value-type="string">
            <text:p text:style-name="P24">3rd</text:p>
          </table:table-cell>
          <table:table-cell table:style-name="Table17.B2" office:value-type="float" office:value="2">
            <text:p text:style-name="P24">2</text:p>
          </table:table-cell>
          <table:table-cell table:style-name="Table17.A2" office:value-type="string">
            <text:p text:style-name="P25">+1</text:p>
          </table:table-cell>
          <table:table-cell table:style-name="Table17.A2" office:value-type="string">
            <text:p text:style-name="P25">+1</text:p>
          </table:table-cell>
          <table:table-cell table:style-name="Table17.A2" office:value-type="string">
            <text:p text:style-name="P25">+3</text:p>
          </table:table-cell>
          <table:table-cell table:style-name="Table17.A2" office:value-type="string">
            <text:p text:style-name="P33">Fey Aspect, major alignment shift</text:p>
          </table:table-cell>
        </table:table-row>
        <table:table-row>
          <table:table-cell table:style-name="Table17.A2" office:value-type="string">
            <text:p text:style-name="P24">4th</text:p>
          </table:table-cell>
          <table:table-cell table:style-name="Table17.B2" office:value-type="float" office:value="3">
            <text:p text:style-name="P24">3</text:p>
          </table:table-cell>
          <table:table-cell table:style-name="Table17.A2" office:value-type="string">
            <text:p text:style-name="P25">+1</text:p>
          </table:table-cell>
          <table:table-cell table:style-name="Table17.A2" office:value-type="string">
            <text:p text:style-name="P25">+1</text:p>
          </table:table-cell>
          <table:table-cell table:style-name="Table17.A2" office:value-type="string">
            <text:p text:style-name="P25">+4</text:p>
          </table:table-cell>
          <table:table-cell table:style-name="Table17.A2" office:value-type="string">
            <text:p text:style-name="P33">Nature's Whispers</text:p>
          </table:table-cell>
        </table:table-row>
        <table:table-row>
          <table:table-cell table:style-name="Table17.A2" office:value-type="string">
            <text:p text:style-name="P24">5th</text:p>
          </table:table-cell>
          <table:table-cell table:style-name="Table17.B2" office:value-type="float" office:value="4">
            <text:p text:style-name="P24">4</text:p>
          </table:table-cell>
          <table:table-cell table:style-name="Table17.A2" office:value-type="string">
            <text:p text:style-name="P25">+1</text:p>
          </table:table-cell>
          <table:table-cell table:style-name="Table17.A2" office:value-type="string">
            <text:p text:style-name="P25">+1</text:p>
          </table:table-cell>
          <table:table-cell table:style-name="Table17.A2" office:value-type="string">
            <text:p text:style-name="P25">+4</text:p>
          </table:table-cell>
          <table:table-cell table:style-name="Table17.A2" office:value-type="string">
            <text:p text:style-name="P33">Trained Comedian</text:p>
          </table:table-cell>
        </table:table-row>
        <table:table-row>
          <table:table-cell table:style-name="Table17.A2" office:value-type="string">
            <text:p text:style-name="P24">6th</text:p>
          </table:table-cell>
          <table:table-cell table:style-name="Table17.B2" office:value-type="float" office:value="4">
            <text:p text:style-name="P24">4</text:p>
          </table:table-cell>
          <table:table-cell table:style-name="Table17.A2" office:value-type="string">
            <text:p text:style-name="P25">+2</text:p>
          </table:table-cell>
          <table:table-cell table:style-name="Table17.A2" office:value-type="string">
            <text:p text:style-name="P25">+2</text:p>
          </table:table-cell>
          <table:table-cell table:style-name="Table17.A2" office:value-type="string">
            <text:p text:style-name="P25">+5</text:p>
          </table:table-cell>
          <table:table-cell table:style-name="Table17.A2" office:value-type="string">
            <text:p text:style-name="P30">Expanded Aspect, major alignment shift</text:p>
          </table:table-cell>
        </table:table-row>
        <table:table-row>
          <table:table-cell table:style-name="Table17.A2" office:value-type="string">
            <text:p text:style-name="P24">7th</text:p>
          </table:table-cell>
          <table:table-cell table:style-name="Table17.B2" office:value-type="float" office:value="5">
            <text:p text:style-name="P24">5</text:p>
          </table:table-cell>
          <table:table-cell table:style-name="Table17.A2" office:value-type="string">
            <text:p text:style-name="P25">+2</text:p>
          </table:table-cell>
          <table:table-cell table:style-name="Table17.A2" office:value-type="string">
            <text:p text:style-name="P25">+2</text:p>
          </table:table-cell>
          <table:table-cell table:style-name="Table17.A2" office:value-type="string">
            <text:p text:style-name="P25">+5</text:p>
          </table:table-cell>
          <table:table-cell table:style-name="Table17.A2" office:value-type="string">
            <text:p text:style-name="P30">Fey Trickery</text:p>
          </table:table-cell>
        </table:table-row>
        <table:table-row>
          <table:table-cell table:style-name="Table17.A2" office:value-type="string">
            <text:p text:style-name="P24">8th</text:p>
          </table:table-cell>
          <table:table-cell table:style-name="Table17.B2" office:value-type="float" office:value="6">
            <text:p text:style-name="P24">6</text:p>
          </table:table-cell>
          <table:table-cell table:style-name="Table17.A2" office:value-type="string">
            <text:p text:style-name="P24">+2</text:p>
          </table:table-cell>
          <table:table-cell table:style-name="Table17.A2" office:value-type="string">
            <text:p text:style-name="P24">+2</text:p>
          </table:table-cell>
          <table:table-cell table:style-name="Table17.A2" office:value-type="string">
            <text:p text:style-name="P24">+6</text:p>
          </table:table-cell>
          <table:table-cell table:style-name="Table17.A2" office:value-type="string">
            <text:p text:style-name="P33">Fey Misdirection</text:p>
          </table:table-cell>
        </table:table-row>
        <table:table-row>
          <table:table-cell table:style-name="Table17.A2" office:value-type="string">
            <text:p text:style-name="P24">9th</text:p>
          </table:table-cell>
          <table:table-cell table:style-name="Table17.B2" office:value-type="float" office:value="7">
            <text:p text:style-name="P24">7</text:p>
          </table:table-cell>
          <table:table-cell table:style-name="Table17.A2" office:value-type="string">
            <text:p text:style-name="P24">+3</text:p>
          </table:table-cell>
          <table:table-cell table:style-name="Table17.A2" office:value-type="string">
            <text:p text:style-name="P24">+3</text:p>
          </table:table-cell>
          <table:table-cell table:style-name="Table17.A2" office:value-type="string">
            <text:p text:style-name="P24">+6</text:p>
          </table:table-cell>
          <table:table-cell table:style-name="Table17.A2" office:value-type="string">
            <text:p text:style-name="P34">Greater Aspect, major alignment shift</text:p>
          </table:table-cell>
        </table:table-row>
        <table:table-row>
          <table:table-cell table:style-name="Table17.A2" office:value-type="string">
            <text:p text:style-name="P24">10th</text:p>
          </table:table-cell>
          <table:table-cell table:style-name="Table17.B2" office:value-type="float" office:value="8">
            <text:p text:style-name="P24">8</text:p>
          </table:table-cell>
          <table:table-cell table:style-name="Table17.A2" office:value-type="string">
            <text:p text:style-name="P24">+3</text:p>
          </table:table-cell>
          <table:table-cell table:style-name="Table17.A2" office:value-type="string">
            <text:p text:style-name="P24">+3</text:p>
          </table:table-cell>
          <table:table-cell table:style-name="Table17.A2" office:value-type="string">
            <text:p text:style-name="P24">+7</text:p>
          </table:table-cell>
          <table:table-cell table:style-name="Table17.A2" office:value-type="string">
            <text:p text:style-name="P34">Fey Redirection, Feyform</text:p>
          </table:table-cell>
        </table:table-row>
      </table:table>
      <text:p text:style-name="P18"/>
      <text:p text:style-name="P10"><text:span text:style-name="T41">Entrails Reading: </text:span><text:span text:style-name="T12"><text:s/></text:span><text:span text:style-name="T6">You can read the entrails of a freshly killed animal or humanoid to gain an </text:span><text:span text:style-name="T7">insight bonus </text:span><text:span text:style-name="T6">equal to your </text:span><text:span text:style-name="T7">Charisma </text:span><text:span text:style-name="T6">modifier on one </text:span><text:a xlink:type="simple" xlink:href="https://www.d20pfsrd.com/gamemastering/combat#TOC-Saving-Throws" text:style-name="Internet_20_link" text:visited-style-name="Visited_20_Internet_20_Link"><text:span text:style-name="T7">saving throw</text:span></text:a><text:span text:style-name="T6">. This must be used within 24 hours or it will expire.</text:span></text:p>
      <text:p text:style-name="P19"/>
      <text:p text:style-name="P20"><text:span text:style-name="T35">Speak with Animals:</text:span><text:span text:style-name="T36"> Once per day, you may cast Speak with Animals as a spell-like ability. <text:s/>Your caster level is equal to your Feybound level, plus any druid or fey wizard levels you may have.</text:span></text:p>
      <text:p text:style-name="P19"/>
      <text:p text:style-name="P20">Fey Aspect: <text:s/><text:span text:style-name="T53">Bonding with nature, for those who are not druids, requires communing with a fey creature. <text:s/>At 3</text:span><text:span text:style-name="T51">rd</text:span><text:span text:style-name="T53"> level, you gain a supernatural or extraordinary ability associated with the creature you have dealt with. <text:s/>If you did not make a deal with a creature, you may seek out and find a creature to bond with of your choice.</text:span></text:p>
      <text:p text:style-name="P21"/>
      <text:p text:style-name="P20">Major alignment shift:<text:span text:style-name="T39"> <text:s/>The Fey is wild, and its influence on you is constant. Your alignment shifts one step towards chaotic. <text:s/>If you are already chaotic, it shifts one step towards good, evil, or neutral, depending on the alignment of the creature the ability is from. <text:s/></text:span></text:p>
      <text:p text:style-name="P19"/>
      <text:p text:style-name="P20">Nature's Whispers: <text:span text:style-name="T39">You have become attuned to the natural world, so much so that your surroundings constantly keep you preternaturally aware of danger. <text:s/>While in a natural setting, you may add your charisma modifier to your armor class and CMD.</text:span></text:p>
      <text:p text:style-name="P19"/>
      <text:p text:style-name="P20">Trained Comedian: <text:span text:style-name="T39"><text:s/>Your practice with the fey have tough you to use comedy in place of honest answers. <text:s/>You may use Perform(comedy) in place of Bluff or Intimidate.</text:span></text:p>
      <text:p text:style-name="P19"/>
      <text:p text:style-name="P20"><text:soft-page-break/>Expanded Aspect<text:span text:style-name="T39">: <text:s/></text:span><text:span text:style-name="T53">Your continued bond with nature has brought you greater power. <text:s/>You gain a second supernatural or extraordinary ability from the creature selected in Fey Aspect. <text:s/>If you choose, you may instead select a special quality, sense, feat, language,or speed. <text:s/></text:span></text:p>
      <text:p text:style-name="P19"/>
      <text:p text:style-name="P20">Major alignment shift:<text:span text:style-name="T39"> <text:s/>The Fey is wild, and its influence on you is constant. Your alignment shifts one step towards chaotic. <text:s/>If you are already chaotic, it shifts one step towards good, evil, or neutral, depending on the alignment of the creature your expanded aspects ability is from. <text:s/></text:span></text:p>
      <text:p text:style-name="P19"/>
      <text:p text:style-name="P20">Fey Trickery:<text:span text:style-name="T39"> <text:s/>You gain the Misdirection Tactics feat as a bonus feat.</text:span></text:p>
      <text:p text:style-name="P19"/>
      <text:p text:style-name="P20">Fey Misdirection: <text:span text:style-name="T39">You gain the Misdirection Redirection feat as a bonus feat.</text:span></text:p>
      <text:p text:style-name="P19"/>
      <text:p text:style-name="P20">Greater Aspect:<text:span text:style-name="T39"> <text:s/></text:span><text:span text:style-name="T53">Your continued bond with nature has brought you greater power. <text:s/>You gain a third supernatural or extraordinary ability from the creature selected in Fey Aspect. <text:s/>If you choose, you may instead select a special quality, sense, feat, language, single spell-like ability, immunity, resist, DR,or speed. <text:line-break/>Caster level for any of these is equal to your Feybound level, plus any druid or fey wizard levels you may have.</text:span></text:p>
      <text:p text:style-name="P19"/>
      <text:p text:style-name="P20">Major alignment shift:<text:span text:style-name="T39"> <text:s/>The Fey is wild, and its influence on you is constant. Your alignment shifts one step towards chaotic. <text:s/>If you are already chaotic, it shifts one step towards good, evil, or neutral, depending on the alignment of the creature your greater aspect's ability is from. <text:s/></text:span></text:p>
      <text:p text:style-name="P19"/>
      <text:p text:style-name="P20">Fey Retaliation: <text:span text:style-name="T39"><text:s/>You gain misdirection attack feat as a bonus feat. </text:span></text:p>
      <text:p text:style-name="P19"/>
      <text:p text:style-name="P20">Feyform<text:span text:style-name="T39">: As a standard action, you take the form of your bonded fey creature. <text:s/>This functions as Fey Form 4 and lasts for 1 minutes per Fey Bound level. This time does not need to be spent continuously.</text:span></text:p>
      <text:p text:style-name="P19">Any levels you have as a Druid or Fey Wizard stack with your Fey Bound levels for determining the amount of minutes per day you can feyform. </text:p>
      <text:p text:style-name="P19"/>
      <text:p text:style-name="P19"/>
      <text:p text:style-name="P19"/>
      <text:h text:style-name="P38" text:outline-level="1"><text:bookmark-start text:name="Student of the Order of Evergreen Mountain"/>Student of the Order of Evergreen Mountain<text:bookmark-end text:name="Student of the Order of Evergreen Mountain"/></text:h>
      <text:p text:style-name="P8"/>
      <text:p text:style-name="P12">Last Watch holds a great and dark secret. <text:s/>600 years ago, the city mistakenly made a pact with a powerful entity that was later to be revealed as an archdevil. <text:s text:c="2"/>The city's coven's leader, betrayed the city, and created a permanent portal within a small local monastery on the side of Evergreen Mountain. <text:s/>The devils that spewed forth were destroyed, but the portal could not be unmade without finding its creator who fled into the Scar, or destroying the Archdevil. <text:s/>The order of monks, at first with help from the witches, took the responsibility of guarding this portal from anything that comes from it, while the witches took the responsibility of closing it for good.</text:p>
      <text:p text:style-name="P12"/>
      <text:p text:style-name="P12">The city of Last Watch now entirely encompasses the monastery, but they have kept their original name. <text:s/>Unlike most monasteries, the monks of Evergreen spend their days perfecting the art of teaching their techniques they have developed over the centuries for killing devils and welcome students in exchange for service.</text:p>
      <text:p text:style-name="P12"/>
      <text:p text:style-name="P12">The monastery, as its existence is secret, does not directly interact with potential students. <text:s/>They only accept recommendations from the local coven to be tested for admission.</text:p>
      <text:p text:style-name="P12"/>
      <text:p text:style-name="P14">Requirement:</text:p>
      <text:p text:style-name="P12">BAB: 5</text:p>
      <text:p text:style-name="P12">Must be recommended by a member of last watch coven</text:p>
      <text:p text:style-name="P12"/>
      <text:p text:style-name="P51"><text:span text:style-name="T30">Alignment: </text:span><text:span text:style-name="T39">Any</text:span></text:p>
      <text:p text:style-name="Standard"><text:span text:style-name="T47">Hit Dice: </text:span><text:span text:style-name="T46">d8</text:span><text:span text:style-name="T47"><text:line-break/>Proficiency: </text:span><text:span text:style-name="T46">none</text:span><text:span text:style-name="T47"><text:line-break/>Added </text:span><text:span text:style-name="T42">Class skills: </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P14"/>
      <text:p text:style-name="P12"/>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32">Level</text:p>
          </table:table-cell>
          <table:table-cell table:style-name="Table18.A1" office:value-type="string">
            <text:p text:style-name="P9">BAB</text:p>
          </table:table-cell>
          <table:table-cell table:style-name="Table18.A1" office:value-type="string">
            <text:p text:style-name="P32">Fort</text:p>
          </table:table-cell>
          <table:table-cell table:style-name="Table18.A1" office:value-type="string">
            <text:p text:style-name="P32">Ref</text:p>
          </table:table-cell>
          <table:table-cell table:style-name="Table18.A1" office:value-type="string">
            <text:p text:style-name="P32">Will</text:p>
          </table:table-cell>
          <table:table-cell table:style-name="Table18.A1" office:value-type="string">
            <text:p text:style-name="P32">Special</text:p>
          </table:table-cell>
        </table:table-row>
        <table:table-row>
          <table:table-cell table:style-name="Table18.A2" office:value-type="string">
            <text:p text:style-name="P24">1st</text:p>
          </table:table-cell>
          <table:table-cell table:style-name="Table18.B2" office:value-type="float" office:value="1">
            <text:p text:style-name="P24">1</text:p>
          </table:table-cell>
          <table:table-cell table:style-name="Table18.A2" office:value-type="string">
            <text:p text:style-name="P24">+2</text:p>
          </table:table-cell>
          <table:table-cell table:style-name="Table18.A2" office:value-type="string">
            <text:p text:style-name="P24">+0</text:p>
          </table:table-cell>
          <table:table-cell table:style-name="Table18.A2" office:value-type="string">
            <text:p text:style-name="P24">+2</text:p>
          </table:table-cell>
          <table:table-cell table:style-name="Table18.A2" office:value-type="string">
            <text:p text:style-name="P24">Aversion to evil</text:p>
          </table:table-cell>
        </table:table-row>
        <table:table-row>
          <table:table-cell table:style-name="Table18.A2" office:value-type="string">
            <text:p text:style-name="P24">2nd</text:p>
          </table:table-cell>
          <table:table-cell table:style-name="Table18.B2" office:value-type="float" office:value="2">
            <text:p text:style-name="P24">2</text:p>
          </table:table-cell>
          <table:table-cell table:style-name="Table18.A2" office:value-type="string">
            <text:p text:style-name="P24">+3</text:p>
          </table:table-cell>
          <table:table-cell table:style-name="Table18.A2" office:value-type="string">
            <text:p text:style-name="P24">+0</text:p>
          </table:table-cell>
          <table:table-cell table:style-name="Table18.A2" office:value-type="string">
            <text:p text:style-name="P24">+3</text:p>
          </table:table-cell>
          <table:table-cell table:style-name="Table18.A2" office:value-type="string">
            <text:p text:style-name="P24"/>
          </table:table-cell>
        </table:table-row>
        <table:table-row>
          <table:table-cell table:style-name="Table18.A2" office:value-type="string">
            <text:p text:style-name="P24">3rd</text:p>
          </table:table-cell>
          <table:table-cell table:style-name="Table18.B2" office:value-type="float" office:value="3">
            <text:p text:style-name="P24">3</text:p>
          </table:table-cell>
          <table:table-cell table:style-name="Table18.A2" office:value-type="string">
            <text:p text:style-name="P24">+3</text:p>
          </table:table-cell>
          <table:table-cell table:style-name="Table18.A2" office:value-type="string">
            <text:p text:style-name="P24">+1</text:p>
          </table:table-cell>
          <table:table-cell table:style-name="Table18.A2" office:value-type="string">
            <text:p text:style-name="P24">+3</text:p>
          </table:table-cell>
          <table:table-cell table:style-name="Table18.A2" office:value-type="string">
            <text:p text:style-name="P24"/>
          </table:table-cell>
        </table:table-row>
        <table:table-row>
          <table:table-cell table:style-name="Table18.A2" office:value-type="string">
            <text:p text:style-name="P24">4th</text:p>
          </table:table-cell>
          <table:table-cell table:style-name="Table18.B2" office:value-type="float" office:value="4">
            <text:p text:style-name="P24">4</text:p>
          </table:table-cell>
          <table:table-cell table:style-name="Table18.A2" office:value-type="string">
            <text:p text:style-name="P24">+4</text:p>
          </table:table-cell>
          <table:table-cell table:style-name="Table18.A2" office:value-type="string">
            <text:p text:style-name="P24">+1</text:p>
          </table:table-cell>
          <table:table-cell table:style-name="Table18.A2" office:value-type="string">
            <text:p text:style-name="P24">+4</text:p>
          </table:table-cell>
          <table:table-cell table:style-name="Table18.A2" office:value-type="string">
            <text:p text:style-name="P24">Shrewd Attacks</text:p>
          </table:table-cell>
        </table:table-row>
        <table:table-row>
          <table:table-cell table:style-name="Table18.A2" office:value-type="string">
            <text:p text:style-name="P24">5th</text:p>
          </table:table-cell>
          <table:table-cell table:style-name="Table18.B2" office:value-type="float" office:value="5">
            <text:p text:style-name="P24">5</text:p>
          </table:table-cell>
          <table:table-cell table:style-name="Table18.A2" office:value-type="string">
            <text:p text:style-name="P24">+4</text:p>
          </table:table-cell>
          <table:table-cell table:style-name="Table18.A2" office:value-type="string">
            <text:p text:style-name="P24">+1</text:p>
          </table:table-cell>
          <table:table-cell table:style-name="Table18.A2" office:value-type="string">
            <text:p text:style-name="P24">+4</text:p>
          </table:table-cell>
          <table:table-cell table:style-name="Table18.A2" office:value-type="string">
            <text:p text:style-name="P24"/>
          </table:table-cell>
        </table:table-row>
        <table:table-row>
          <table:table-cell table:style-name="Table18.A2" office:value-type="string">
            <text:p text:style-name="P24">6th</text:p>
          </table:table-cell>
          <table:table-cell table:style-name="Table18.B2" office:value-type="float" office:value="6">
            <text:p text:style-name="P24">6</text:p>
          </table:table-cell>
          <table:table-cell table:style-name="Table18.A2" office:value-type="string">
            <text:p text:style-name="P24">+5</text:p>
          </table:table-cell>
          <table:table-cell table:style-name="Table18.A2" office:value-type="string">
            <text:p text:style-name="P24">+2</text:p>
          </table:table-cell>
          <table:table-cell table:style-name="Table18.A2" office:value-type="string">
            <text:p text:style-name="P24">+5</text:p>
          </table:table-cell>
          <table:table-cell table:style-name="Table18.A2" office:value-type="string">
            <text:p text:style-name="P24">Thoughtful Positioning</text:p>
          </table:table-cell>
        </table:table-row>
        <table:table-row>
          <table:table-cell table:style-name="Table18.A2" office:value-type="string">
            <text:p text:style-name="P24">7th</text:p>
          </table:table-cell>
          <table:table-cell table:style-name="Table18.B2" office:value-type="float" office:value="7">
            <text:p text:style-name="P24">7</text:p>
          </table:table-cell>
          <table:table-cell table:style-name="Table18.A2" office:value-type="string">
            <text:p text:style-name="P24">+5</text:p>
          </table:table-cell>
          <table:table-cell table:style-name="Table18.A2" office:value-type="string">
            <text:p text:style-name="P24">+2</text:p>
          </table:table-cell>
          <table:table-cell table:style-name="Table18.A2" office:value-type="string">
            <text:p text:style-name="P24">+5</text:p>
          </table:table-cell>
          <table:table-cell table:style-name="Table18.A2" office:value-type="string">
            <text:p text:style-name="P24"/>
          </table:table-cell>
        </table:table-row>
        <table:table-row>
          <table:table-cell table:style-name="Table18.A2" office:value-type="string">
            <text:p text:style-name="P24">8th</text:p>
          </table:table-cell>
          <table:table-cell table:style-name="Table18.B2" office:value-type="float" office:value="8">
            <text:p text:style-name="P24">8</text:p>
          </table:table-cell>
          <table:table-cell table:style-name="Table18.A2" office:value-type="string">
            <text:p text:style-name="P24">+6</text:p>
          </table:table-cell>
          <table:table-cell table:style-name="Table18.A2" office:value-type="string">
            <text:p text:style-name="P24">+2</text:p>
          </table:table-cell>
          <table:table-cell table:style-name="Table18.A2" office:value-type="string">
            <text:p text:style-name="P24">+6</text:p>
          </table:table-cell>
          <table:table-cell table:style-name="Table18.A2" office:value-type="string">
            <text:h text:style-name="P35" text:outline-level="4">Anticipate Momentum</text:h>
          </table:table-cell>
        </table:table-row>
        <table:table-row>
          <table:table-cell table:style-name="Table18.A2" office:value-type="string">
            <text:p text:style-name="P24">9th</text:p>
          </table:table-cell>
          <table:table-cell table:style-name="Table18.B2" office:value-type="float" office:value="9">
            <text:p text:style-name="P24">9</text:p>
          </table:table-cell>
          <table:table-cell table:style-name="Table18.A2" office:value-type="string">
            <text:p text:style-name="P24">+6</text:p>
          </table:table-cell>
          <table:table-cell table:style-name="Table18.A2" office:value-type="string">
            <text:p text:style-name="P24">+3</text:p>
          </table:table-cell>
          <table:table-cell table:style-name="Table18.A2" office:value-type="string">
            <text:p text:style-name="P24">+6</text:p>
          </table:table-cell>
          <table:table-cell table:style-name="Table18.A2" office:value-type="string">
            <text:p text:style-name="P24"/>
          </table:table-cell>
        </table:table-row>
        <table:table-row>
          <table:table-cell table:style-name="Table18.A2" office:value-type="string">
            <text:p text:style-name="P24">10th</text:p>
          </table:table-cell>
          <table:table-cell table:style-name="Table18.B2" office:value-type="float" office:value="10">
            <text:p text:style-name="P24">10</text:p>
          </table:table-cell>
          <table:table-cell table:style-name="Table18.A2" office:value-type="string">
            <text:p text:style-name="P24">+7</text:p>
          </table:table-cell>
          <table:table-cell table:style-name="Table18.A2" office:value-type="string">
            <text:p text:style-name="P24">+3</text:p>
          </table:table-cell>
          <table:table-cell table:style-name="Table18.A2" office:value-type="string">
            <text:p text:style-name="P24">+7</text:p>
          </table:table-cell>
          <table:table-cell table:style-name="Table18.A2" office:value-type="string">
            <text:p text:style-name="P31">Devil Slayer</text:p>
          </table:table-cell>
        </table:table-row>
      </table:table>
      <text:p text:style-name="Standard"/>
      <text:p text:style-name="P19"><text:span text:style-name="T30">Aversion to evil:</text:span> <text:s/>You have taken an oath against all evil creatures of the outer realms. <text:s/>You are not able to summon any evil outsiders and consider such actions inherently evil, even when done by arcane casters. <text:s/>Traveling with or summoning a devil will result in immediate expulsion from the order.</text:p>
      <text:p text:style-name="P19"/>
      <text:p text:style-name="P19"><text:span text:style-name="T30">Weapon and Armor Proficiency: </text:span><text:s/>The monk's teach their students their techniques exclusively with fauchards and light armor. <text:s/>At level 1, gain proficiency with light armor and all pole-arms.</text:p>
      <text:p text:style-name="P19"/>
      <text:p text:style-name="P19"><text:span text:style-name="T30">Shrewd Attacks: </text:span>When using a pole-arm, you may use your wisdom modifier in place of your strength for attack rolls</text:p>
      <text:p text:style-name="P19"/>
      <text:p text:style-name="P19"><text:span text:style-name="T30">Thoughtful positioning:</text:span> Add Wisdom Modifier to AC when wearing light or no armor.</text:p>
      <text:p text:style-name="P19"/>
      <text:p text:style-name="P19"><text:soft-page-break/><text:span text:style-name="T30">Anticipate Momentum</text:span>: A number of times per day equal to your Dexterity modifier, when dealing damage, you may use your enemies strength modifier instead of your own.</text:p>
      <text:p text:style-name="P19"/>
      <text:p text:style-name="P19"><text:span text:style-name="T30">Devil Slayer:</text:span> <text:s/>When wielding a pole-arm, you ignore any immunity to critical hits an evil outsider may posses. <text:s text:c="2"/>You are also immune to mind effecting spells, and receive a +5 bonus to any save that bypasses this immunity.</text:p>
      <text:p text:style-name="P19"/>
      <text:p text:style-name="P18"/>
      <text:p text:style-name="P18"/>
      <text:p text:style-name="P18"/>
      <text:p text:style-name="P66"><text:bookmark-start text:name="East Berrydew Coven"/>East Berrydew Coven<text:bookmark-end text:name="East Berrydew Coven"/></text:p>
      <text:p text:style-name="P47"/>
      <text:p text:style-name="P43">The Southern Bay of Berrydew has a surprisingly friendly population of sea hags. <text:s/>To outsiders, mainly due to their non offensive appearance, they are often not even recognized as sea hags. <text:s/>Some suspect their appearance and behavior is a natural result from naga experimentation. <text:s/>The more superstitious speak of a truce after an ancient and great battle, some even leave offerings for the hags as thanks for honoring the treaty.</text:p>
      <text:p text:style-name="P43">Over time, the local coven became friendly with the hags, and were even able to covertly recruit some to join their coven. <text:s/>The techniques they taught each other have shaped themselves as much as their abilities.</text:p>
      <text:p text:style-name="P44"/>
      <text:p text:style-name="P46">Requirements:</text:p>
      <text:p text:style-name="P44">At least 1 level of witch. <text:s/>You may only belong to a single coven. <text:s/>The Berrydew Coven's membership tattoo is a silhouette of a raven.</text:p>
      <text:p text:style-name="P44"/>
      <text:p text:style-name="P51"><text:span text:style-name="T30">Alignment: </text:span><text:span text:style-name="T39">Any</text:span></text:p>
      <text:p text:style-name="Standard"><text:span text:style-name="T47">Hit Dice: </text:span><text:span text:style-name="T46">d8</text:span><text:span text:style-name="T47"><text:line-break/>Proficiency: </text:span><text:span text:style-name="T46">none</text:span><text:span text:style-name="T47"><text:line-break/>Added </text:span><text:span text:style-name="T42">Class skills: </text:span><text:span text:style-name="T43">Knowledge: Nature</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P1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string">
            <text:p text:style-name="P32">Level</text:p>
          </table:table-cell>
          <table:table-cell table:style-name="Table19.A1" office:value-type="string">
            <text:p text:style-name="P9">BAB</text:p>
          </table:table-cell>
          <table:table-cell table:style-name="Table19.A1" office:value-type="string">
            <text:p text:style-name="P32">Fort</text:p>
          </table:table-cell>
          <table:table-cell table:style-name="Table19.A1" office:value-type="string">
            <text:p text:style-name="P32">Ref</text:p>
          </table:table-cell>
          <table:table-cell table:style-name="Table19.A1" office:value-type="string">
            <text:p text:style-name="P32">Will</text:p>
          </table:table-cell>
          <table:table-cell table:style-name="Table19.A1" office:value-type="string">
            <text:p text:style-name="P32">Special</text:p>
          </table:table-cell>
        </table:table-row>
        <table:table-row>
          <table:table-cell table:style-name="Table19.A2" office:value-type="string">
            <text:p text:style-name="P24">1st</text:p>
          </table:table-cell>
          <table:table-cell table:style-name="Table19.B2" office:value-type="float" office:value="0">
            <text:p text:style-name="P24">0</text:p>
          </table:table-cell>
          <table:table-cell table:style-name="Table19.A2" office:value-type="string">
            <text:p text:style-name="P24">+2</text:p>
          </table:table-cell>
          <table:table-cell table:style-name="Table19.A2" office:value-type="string">
            <text:p text:style-name="P24">+0</text:p>
          </table:table-cell>
          <table:table-cell table:style-name="Table19.A2" office:value-type="string">
            <text:p text:style-name="P24">+2</text:p>
          </table:table-cell>
          <table:table-cell table:style-name="Table19.A2" office:value-type="string">
            <text:p text:style-name="P33">Underwater training</text:p>
          </table:table-cell>
        </table:table-row>
        <table:table-row>
          <table:table-cell table:style-name="Table19.A2" office:value-type="string">
            <text:p text:style-name="P24">2nd</text:p>
          </table:table-cell>
          <table:table-cell table:style-name="Table19.B2" office:value-type="float" office:value="1">
            <text:p text:style-name="P24">1</text:p>
          </table:table-cell>
          <table:table-cell table:style-name="Table19.A2" office:value-type="string">
            <text:p text:style-name="P24">+3</text:p>
          </table:table-cell>
          <table:table-cell table:style-name="Table19.A2" office:value-type="string">
            <text:p text:style-name="P24">+0</text:p>
          </table:table-cell>
          <table:table-cell table:style-name="Table19.A2" office:value-type="string">
            <text:p text:style-name="P24">+3</text:p>
          </table:table-cell>
          <table:table-cell table:style-name="Table19.A2" office:value-type="string">
            <text:p text:style-name="P24"/>
          </table:table-cell>
        </table:table-row>
        <table:table-row>
          <table:table-cell table:style-name="Table19.A2" office:value-type="string">
            <text:p text:style-name="P24">3rd</text:p>
          </table:table-cell>
          <table:table-cell table:style-name="Table19.B2" office:value-type="float" office:value="2">
            <text:p text:style-name="P24">2</text:p>
          </table:table-cell>
          <table:table-cell table:style-name="Table19.A2" office:value-type="string">
            <text:p text:style-name="P24">+3</text:p>
          </table:table-cell>
          <table:table-cell table:style-name="Table19.A2" office:value-type="string">
            <text:p text:style-name="P24">+1</text:p>
          </table:table-cell>
          <table:table-cell table:style-name="Table19.A2" office:value-type="string">
            <text:p text:style-name="P24">+3</text:p>
          </table:table-cell>
          <table:table-cell table:style-name="Table19.A2" office:value-type="string">
            <text:p text:style-name="P33">Raven claws</text:p>
          </table:table-cell>
        </table:table-row>
        <table:table-row>
          <table:table-cell table:style-name="Table19.A2" office:value-type="string">
            <text:p text:style-name="P24">4th</text:p>
          </table:table-cell>
          <table:table-cell table:style-name="Table19.B2" office:value-type="float" office:value="3">
            <text:p text:style-name="P24">3</text:p>
          </table:table-cell>
          <table:table-cell table:style-name="Table19.A2" office:value-type="string">
            <text:p text:style-name="P24">+4</text:p>
          </table:table-cell>
          <table:table-cell table:style-name="Table19.A2" office:value-type="string">
            <text:p text:style-name="P24">+1</text:p>
          </table:table-cell>
          <table:table-cell table:style-name="Table19.A2" office:value-type="string">
            <text:p text:style-name="P24">+4</text:p>
          </table:table-cell>
          <table:table-cell table:style-name="Table19.A2" office:value-type="string">
            <text:p text:style-name="P24"/>
          </table:table-cell>
        </table:table-row>
        <table:table-row>
          <table:table-cell table:style-name="Table19.A2" office:value-type="string">
            <text:p text:style-name="P24">5th</text:p>
          </table:table-cell>
          <table:table-cell table:style-name="Table19.B2" office:value-type="float" office:value="4">
            <text:p text:style-name="P24">4</text:p>
          </table:table-cell>
          <table:table-cell table:style-name="Table19.A2" office:value-type="string">
            <text:p text:style-name="P24">+4</text:p>
          </table:table-cell>
          <table:table-cell table:style-name="Table19.A2" office:value-type="string">
            <text:p text:style-name="P24">+2</text:p>
          </table:table-cell>
          <table:table-cell table:style-name="Table19.A2" office:value-type="string">
            <text:p text:style-name="P24">+4</text:p>
          </table:table-cell>
          <table:table-cell table:style-name="Table19.A2" office:value-type="string">
            <text:p text:style-name="P33">Chaotic Insight</text:p>
          </table:table-cell>
        </table:table-row>
      </table:table>
      <text:p text:style-name="Standard"/>
      <text:p text:style-name="P46"/>
      <text:p text:style-name="P44"><text:span text:style-name="T30">Underwater Training:</text:span> <text:s/>Due to part of your flock living underwater, you have plenty of training in the water. <text:s/>You gain a swim speed equal to your half your fastest speed.</text:p>
      <text:p text:style-name="P44"/>
      <text:p text:style-name="P44"><text:span text:style-name="T30">Raven Claws: </text:span><text:span text:style-name="T39">As a swift action, your hands manifest into a par of claws, and your forearms grow black feathers. The claws deal 1d6+str damage for a medium creature. </text:span></text:p>
      <text:p text:style-name="P44"/>
      <text:p text:style-name="P51"><text:span text:style-name="T30">Chaotic Insight: </text:span><text:span text:style-name="T39"><text:s/>While the hags of the bay are friendly, the nature of what they were is still present and a great deal of how to calm madness and insanity has been learned over the years. <text:s/>A Berrydew Witch can add her Charisma modifier as an insight bonus to AC and Will saves.</text:span></text:p>
      <text:p text:style-name="P52"/>
      <text:p text:style-name="P52"/>
      <text:p text:style-name="P52"/>
      <text:p text:style-name="P68"><text:bookmark-start text:name="West Mucklands Coven"/>West Mucklands Coven<text:bookmark-end text:name="West Mucklands Coven"/></text:p>
      <text:p text:style-name="P49"/>
      <text:p text:style-name="P52">The coven of West Mucklands is small, and ordinary as far as covens go. <text:s/>They tend to local matters and help keep their flock healthy. <text:s/>What sets them apart is their innate talents for doing so.</text:p>
      <text:p text:style-name="P52">West Muckland is not a wealthy town or religious area, but the witches have more then made up for their lack of clerics and alchemists.</text:p>
      <text:p text:style-name="P52"/>
      <text:p text:style-name="P46">Requirements:</text:p>
      <text:p text:style-name="P52">At least 1 level of witch. <text:s/>You may only belong to a single coven. <text:s/>The West Mucklands Coven's membership tattoo is a rooster's head.</text:p>
      <text:p text:style-name="P52"/>
      <text:p text:style-name="P51"><text:span text:style-name="T30">Alignment: </text:span><text:span text:style-name="T39">Any</text:span></text:p>
      <text:p text:style-name="Standard"><text:span text:style-name="T47">Hit Dice: </text:span><text:span text:style-name="T46">d6</text:span><text:span text:style-name="T47"><text:line-break/>Proficiency: </text:span><text:span text:style-name="T46">none</text:span><text:span text:style-name="T47"><text:line-break/>Added </text:span><text:span text:style-name="T42">Class skills:</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P12"/>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32">Level</text:p>
          </table:table-cell>
          <table:table-cell table:style-name="Table20.A1" office:value-type="string">
            <text:p text:style-name="P9">BAB</text:p>
          </table:table-cell>
          <table:table-cell table:style-name="Table20.A1" office:value-type="string">
            <text:p text:style-name="P32">Fort</text:p>
          </table:table-cell>
          <table:table-cell table:style-name="Table20.A1" office:value-type="string">
            <text:p text:style-name="P32">Ref</text:p>
          </table:table-cell>
          <table:table-cell table:style-name="Table20.A1" office:value-type="string">
            <text:p text:style-name="P32">Will</text:p>
          </table:table-cell>
          <table:table-cell table:style-name="Table20.A1" office:value-type="string">
            <text:p text:style-name="P32">Special</text:p>
          </table:table-cell>
        </table:table-row>
        <table:table-row>
          <table:table-cell table:style-name="Table20.A2" office:value-type="string">
            <text:p text:style-name="P24">1st</text:p>
          </table:table-cell>
          <table:table-cell table:style-name="Table20.B2" office:value-type="float" office:value="0">
            <text:p text:style-name="P24">0</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33">Bedside Manner</text:p>
          </table:table-cell>
        </table:table-row>
        <table:table-row>
          <table:table-cell table:style-name="Table20.A2" office:value-type="string">
            <text:p text:style-name="P24">2nd</text:p>
          </table:table-cell>
          <table:table-cell table:style-name="Table20.B2" office:value-type="float" office:value="1">
            <text:p text:style-name="P24">1</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4"/>
          </table:table-cell>
        </table:table-row>
        <table:table-row>
          <table:table-cell table:style-name="Table20.A2" office:value-type="string">
            <text:p text:style-name="P24">3rd</text:p>
          </table:table-cell>
          <table:table-cell table:style-name="Table20.B2" office:value-type="float" office:value="1">
            <text:p text:style-name="P24">1</text:p>
          </table:table-cell>
          <table:table-cell table:style-name="Table20.A2" office:value-type="string">
            <text:p text:style-name="P24">+1</text:p>
          </table:table-cell>
          <table:table-cell table:style-name="Table20.A2" office:value-type="string">
            <text:p text:style-name="P24">+1</text:p>
          </table:table-cell>
          <table:table-cell table:style-name="Table20.A2" office:value-type="string">
            <text:p text:style-name="P24">+1</text:p>
          </table:table-cell>
          <table:table-cell table:style-name="Table20.A2" office:value-type="string">
            <text:p text:style-name="P33">Self Taught Alchemist</text:p>
          </table:table-cell>
        </table:table-row>
        <table:table-row>
          <table:table-cell table:style-name="Table20.A2" office:value-type="string">
            <text:p text:style-name="P24">4th</text:p>
          </table:table-cell>
          <table:table-cell table:style-name="Table20.B2" office:value-type="float" office:value="2">
            <text:p text:style-name="P24">2</text:p>
          </table:table-cell>
          <table:table-cell table:style-name="Table20.A2" office:value-type="string">
            <text:p text:style-name="P24">+1</text:p>
          </table:table-cell>
          <table:table-cell table:style-name="Table20.A2" office:value-type="string">
            <text:p text:style-name="P24">+1</text:p>
          </table:table-cell>
          <table:table-cell table:style-name="Table20.A2" office:value-type="string">
            <text:p text:style-name="P24">+1</text:p>
          </table:table-cell>
          <table:table-cell table:style-name="Table20.A2" office:value-type="string">
            <text:p text:style-name="P24"/>
          </table:table-cell>
        </table:table-row>
        <table:table-row>
          <table:table-cell table:style-name="Table20.A2" office:value-type="string">
            <text:p text:style-name="P24">5th</text:p>
          </table:table-cell>
          <table:table-cell table:style-name="Table20.B2" office:value-type="float" office:value="2">
            <text:p text:style-name="P24">2</text:p>
          </table:table-cell>
          <table:table-cell table:style-name="Table20.A2" office:value-type="string">
            <text:p text:style-name="P24">+2</text:p>
          </table:table-cell>
          <table:table-cell table:style-name="Table20.A2" office:value-type="string">
            <text:p text:style-name="P24">+2</text:p>
          </table:table-cell>
          <table:table-cell table:style-name="Table20.A2" office:value-type="string">
            <text:p text:style-name="P24">+2</text:p>
          </table:table-cell>
          <table:table-cell table:style-name="Table20.A2" office:value-type="string">
            <text:p text:style-name="P33">Spiritually Self Reliant</text:p>
          </table:table-cell>
        </table:table-row>
      </table:table>
      <text:p text:style-name="P49"/>
      <text:p text:style-name="P51"><text:span text:style-name="T30">Bedside Manner:</text:span><text:span text:style-name="T39"> <text:s/>When a spell you cast causes healing, you may add your charisma modifier to the healing received.</text:span></text:p>
      <text:p text:style-name="P52"/>
      <text:p text:style-name="P51"><text:span text:style-name="T30">Self Taught Alchemist: </text:span><text:span text:style-name="T39">You gain the ability to create potions. You may create a potion from a witch spell you have prepared. Doing this takes ten minutes per spell level. <text:s/>Creating the potion has no additional cost, apart from any components the spell may require. <text:s/>If not used within 48 hours, the potion expires. Merchants have no interest in buying these, as the resulting potion is thick, muddy, and brown.</text:span></text:p>
      <text:p text:style-name="P52"/>
      <text:p text:style-name="P51"><text:span text:style-name="T30">Spiritually Self Reliant:</text:span><text:span text:style-name="T39"> The Witches of this coven have learned a few tricks to help them make up for the lack of clerics in their home region. <text:s/>You may select one spell on the cleric spell list and add it to your witch spell list.</text:span></text:p>
      <text:p text:style-name="P52"/>
      <text:p text:style-name="P52"/>
      <text:p text:style-name="P49"/>
      <text:p text:style-name="P68"><text:bookmark-start text:name="East Mucklands Coven"/>East Mucklands Coven<text:bookmark-end text:name="East Mucklands Coven"/></text:p>
      <text:p text:style-name="P49"/>
      <text:p text:style-name="P52">The coven of East Mucklands . <text:s/>They tend to local matters and help keep their flock healthy. <text:s/>What sets them apart is their innate talents for doing so.</text:p>
      <text:p text:style-name="P52">West Muckland is not a weathly town or religious area, but the witches have more then made up for their lack of clerics and alchemists.</text:p>
      <text:p text:style-name="P52"/>
      <text:p text:style-name="P46">Requirements:</text:p>
      <text:p text:style-name="P52">At least 1 level of witch. <text:s/>You may only belong to a single coven. <text:s/>The West Mucklands Coven's membership tattoo is a rooster's head.</text:p>
      <text:p text:style-name="P52"/>
      <text:p text:style-name="P51"><text:span text:style-name="T30">Alignment: </text:span><text:span text:style-name="T39">Any</text:span></text:p>
      <text:p text:style-name="Standard"><text:span text:style-name="T47">Hit Dice: </text:span><text:span text:style-name="T46">d6</text:span><text:span text:style-name="T47"><text:line-break/>Proficiency: </text:span><text:span text:style-name="T46">none</text:span><text:span text:style-name="T47"><text:line-break/>Added </text:span><text:span text:style-name="T42">Class skills: </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P12"/>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32">Level</text:p>
          </table:table-cell>
          <table:table-cell table:style-name="Table21.A1" office:value-type="string">
            <text:p text:style-name="P9">BAB</text:p>
          </table:table-cell>
          <table:table-cell table:style-name="Table21.A1" office:value-type="string">
            <text:p text:style-name="P32">Fort</text:p>
          </table:table-cell>
          <table:table-cell table:style-name="Table21.A1" office:value-type="string">
            <text:p text:style-name="P32">Ref</text:p>
          </table:table-cell>
          <table:table-cell table:style-name="Table21.A1" office:value-type="string">
            <text:p text:style-name="P32">Will</text:p>
          </table:table-cell>
          <table:table-cell table:style-name="Table21.A1" office:value-type="string">
            <text:p text:style-name="P32">Special</text:p>
          </table:table-cell>
        </table:table-row>
        <table:table-row>
          <table:table-cell table:style-name="Table21.A2" office:value-type="string">
            <text:p text:style-name="P24">1st</text:p>
          </table:table-cell>
          <table:table-cell table:style-name="Table21.B2" office:value-type="float" office:value="0">
            <text:p text:style-name="P24">0</text:p>
          </table:table-cell>
          <table:table-cell table:style-name="Table21.A2" office:value-type="string">
            <text:p text:style-name="P24">+0</text:p>
          </table:table-cell>
          <table:table-cell table:style-name="Table21.A2" office:value-type="string">
            <text:p text:style-name="P24">+0</text:p>
          </table:table-cell>
          <table:table-cell table:style-name="Table21.A2" office:value-type="string">
            <text:p text:style-name="P24">+0</text:p>
          </table:table-cell>
          <table:table-cell table:style-name="Table21.A2" office:value-type="string">
            <text:p text:style-name="P33">Bedside Manner</text:p>
          </table:table-cell>
        </table:table-row>
        <table:table-row>
          <table:table-cell table:style-name="Table21.A2" office:value-type="string">
            <text:p text:style-name="P24">2nd</text:p>
          </table:table-cell>
          <table:table-cell table:style-name="Table21.B2" office:value-type="float" office:value="1">
            <text:p text:style-name="P24">1</text:p>
          </table:table-cell>
          <table:table-cell table:style-name="Table21.A2" office:value-type="string">
            <text:p text:style-name="P24">+0</text:p>
          </table:table-cell>
          <table:table-cell table:style-name="Table21.A2" office:value-type="string">
            <text:p text:style-name="P24">+0</text:p>
          </table:table-cell>
          <table:table-cell table:style-name="Table21.A2" office:value-type="string">
            <text:p text:style-name="P24">+0</text:p>
          </table:table-cell>
          <table:table-cell table:style-name="Table21.A2" office:value-type="string">
            <text:p text:style-name="P24"/>
          </table:table-cell>
        </table:table-row>
        <table:table-row>
          <table:table-cell table:style-name="Table21.A2" office:value-type="string">
            <text:p text:style-name="P24">3rd</text:p>
          </table:table-cell>
          <table:table-cell table:style-name="Table21.B2" office:value-type="float" office:value="1">
            <text:p text:style-name="P24">1</text:p>
          </table:table-cell>
          <table:table-cell table:style-name="Table21.A2" office:value-type="string">
            <text:p text:style-name="P24">+1</text:p>
          </table:table-cell>
          <table:table-cell table:style-name="Table21.A2" office:value-type="string">
            <text:p text:style-name="P24">+1</text:p>
          </table:table-cell>
          <table:table-cell table:style-name="Table21.A2" office:value-type="string">
            <text:p text:style-name="P24">+1</text:p>
          </table:table-cell>
          <table:table-cell table:style-name="Table21.A2" office:value-type="string">
            <text:p text:style-name="P33">Self Taught Alchemist</text:p>
          </table:table-cell>
        </table:table-row>
        <table:table-row>
          <table:table-cell table:style-name="Table21.A2" office:value-type="string">
            <text:p text:style-name="P24">4th</text:p>
          </table:table-cell>
          <table:table-cell table:style-name="Table21.B2" office:value-type="float" office:value="2">
            <text:p text:style-name="P24">2</text:p>
          </table:table-cell>
          <table:table-cell table:style-name="Table21.A2" office:value-type="string">
            <text:p text:style-name="P24">+1</text:p>
          </table:table-cell>
          <table:table-cell table:style-name="Table21.A2" office:value-type="string">
            <text:p text:style-name="P24">+1</text:p>
          </table:table-cell>
          <table:table-cell table:style-name="Table21.A2" office:value-type="string">
            <text:p text:style-name="P24">+1</text:p>
          </table:table-cell>
          <table:table-cell table:style-name="Table21.A2" office:value-type="string">
            <text:p text:style-name="P24"/>
          </table:table-cell>
        </table:table-row>
        <table:table-row>
          <table:table-cell table:style-name="Table21.A2" office:value-type="string">
            <text:p text:style-name="P24">5th</text:p>
          </table:table-cell>
          <table:table-cell table:style-name="Table21.B2" office:value-type="float" office:value="2">
            <text:p text:style-name="P24">2</text:p>
          </table:table-cell>
          <table:table-cell table:style-name="Table21.A2" office:value-type="string">
            <text:p text:style-name="P24">+2</text:p>
          </table:table-cell>
          <table:table-cell table:style-name="Table21.A2" office:value-type="string">
            <text:p text:style-name="P24">+2</text:p>
          </table:table-cell>
          <table:table-cell table:style-name="Table21.A2" office:value-type="string">
            <text:p text:style-name="P24">+2</text:p>
          </table:table-cell>
          <table:table-cell table:style-name="Table21.A2" office:value-type="string">
            <text:p text:style-name="P33">Spiritually Self Reliant</text:p>
          </table:table-cell>
        </table:table-row>
      </table:table>
      <text:p text:style-name="P49"/>
      <text:p text:style-name="P51"><text:span text:style-name="T30">Bedside Manner:</text:span><text:span text:style-name="T39"> <text:s/>When a spell you cast causes healing, you may add your charisma modifier to the healing received.</text:span></text:p>
      <text:p text:style-name="P52"/>
      <text:p text:style-name="P51"><text:span text:style-name="T30">Self Taught Alchemist: </text:span><text:span text:style-name="T39">You gain the ability to create potions. You may create a potion from a witch spell you have prepared. Doing this takes ten minutes per spell level. <text:s/>Creating the potion has no additional cost, apart from any components the spell may require. <text:s/>If not used within 48 hours, the potion expires. Merchants have no interest in buying these, as the resulting potion is thick, muddy, and brown.</text:span></text:p>
      <text:p text:style-name="P52"/>
      <text:p text:style-name="P51"><text:span text:style-name="T30">Spiritually Self Reliant:</text:span><text:span text:style-name="T39"> The Witches of this coven have learned a few tricks to help them make up for the lack of clerics in their home region. <text:s/>You may select one spell on the druid spell list and add it to your witch spell list.</text:span></text:p>
      <text:p text:style-name="P52"/>
      <text:p text:style-name="P52"/>
      <text:p text:style-name="P52"/>
      <text:p text:style-name="P52"/>
      <text:p text:style-name="P37"><text:bookmark-start text:name="Favored of Benjamin god of Conquest"/>Favored of Benjamin, god of Conquest<text:bookmark-end text:name="Favored of Benjamin god of Conquest"/></text:p>
      <text:p text:style-name="P6"/>
      <text:p text:style-name="P6">The faithful that serve conquest are driven to find ways to bring ends to conflicts, rather than let them simmer quietly until they inevitably boil over. <text:s/>The modern followers of this god are sworn to an oath to never harm an innocent in these conquests.</text:p>
      <text:p text:style-name="P6"/>
      <text:p text:style-name="P6">History tells a different story. <text:s/>When the first god burst into a yellow and green light and dissipated into sky, his followers and generals were empowered as faithful, but were far from the clerics the world has come to know today. <text:s text:c="2"/>Cruel and ruthless, they used their new found power to expand the city-state of Bentown and in hopes it would bring greater worship to their new god king, and therefor greater power for themselves.</text:p>
      <text:p text:style-name="P6"/>
      <text:p text:style-name="P6">Caught in the wake of this expansion, was a large monastery that refused to worship. <text:s/>After their head monk was killed as a 'warning', the entire order of monks disappeared into the nearby forests overnight. They were not heard from again, until 1200 years later, when a small army of 200 appeared outside the walls of the capital of Bentown.</text:p>
      <text:p text:style-name="P6"/>
      <text:p text:style-name="P6">Historians do not have a clear record of what happened that night, apart from the following: <text:s/>Every follower of Benjamin was killed, those who didn't believe in him were spared, and his followers never again would harm anyone innocent. </text:p>
      <text:p text:style-name="P6"/>
      <text:p text:style-name="P6">While the modern followers of this god stress lawful behavior, there is some theological debate as to if the god's nature is now lawful, a bargain was made, or if this was simply a survival tactic.</text:p>
      <text:p text:style-name="P6"/>
      <text:p text:style-name="P7">Requirement: </text:p>
      <text:p text:style-name="P6">Cleric of Benjamin, god of Conquest.</text:p>
      <text:p text:style-name="P6">Must have never broken his unbreakable tenet</text:p>
      <text:p text:style-name="P6">or</text:p>
      <text:p text:style-name="P6">Must never have broken the god of Conquest, Benjamin's Minor or Unbreakable Tenets.</text:p>
      <text:p text:style-name="P6"/>
      <text:p text:style-name="P51"><text:span text:style-name="T30">Alignment: </text:span><text:span text:style-name="T39">Any</text:span></text:p>
      <text:p text:style-name="Standard"><text:span text:style-name="T47">Hit Dice: </text:span><text:span text:style-name="T46">d8</text:span><text:span text:style-name="T47"><text:line-break/>Proficiency: </text:span><text:span text:style-name="T46">none</text:span><text:span text:style-name="T47"><text:line-break/>Added </text:span><text:span text:style-name="T42">Class skills: </text:span><text:span text:style-name="T43">Knowledge: Nature</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P6"/>
      <text:p text:style-name="Standard"/>
      <table:table table:name="Table24" table:style-name="Table24">
        <table:table-column table:style-name="Table24.A"/>
        <table:table-column table:style-name="Table24.B"/>
        <table:table-column table:style-name="Table24.C"/>
        <table:table-column table:style-name="Table24.D" table:number-columns-repeated="2"/>
        <table:table-column table:style-name="Table24.F"/>
        <table:table-column table:style-name="Table24.G"/>
        <table:table-column table:style-name="Table24.H"/>
        <table:table-column table:style-name="Table24.C"/>
        <table:table-column table:style-name="Table24.J"/>
        <table:table-row>
          <table:table-cell table:style-name="Table24.A1" table:number-rows-spanned="2" office:value-type="string">
            <text:p text:style-name="P40">Level</text:p>
          </table:table-cell>
          <table:table-cell table:style-name="Table24.A1" table:number-rows-spanned="2" office:value-type="string">
            <text:p text:style-name="P41"/>
            <text:p text:style-name="P41">BAB</text:p>
          </table:table-cell>
          <table:table-cell table:style-name="Table24.A1" table:number-rows-spanned="2" office:value-type="string">
            <text:p text:style-name="P40">Fort</text:p>
          </table:table-cell>
          <table:table-cell table:style-name="Table24.A1" table:number-rows-spanned="2" office:value-type="string">
            <text:p text:style-name="P40">Ref</text:p>
          </table:table-cell>
          <table:table-cell table:style-name="Table24.A1" table:number-rows-spanned="2" office:value-type="string">
            <text:p text:style-name="P40">Will</text:p>
          </table:table-cell>
          <table:table-cell table:style-name="Table24.F1" table:number-rows-spanned="2" office:value-type="string">
            <text:p text:style-name="P40">Special</text:p>
          </table:table-cell>
          <table:table-cell table:style-name="Table24.G1" table:number-columns-spanned="4" office:value-type="string">
            <text:p text:style-name="P32">Spell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24.G2" office:value-type="float" office:value="1">
            <text:p text:style-name="P32">1</text:p>
          </table:table-cell>
          <table:table-cell table:style-name="Table24.G2" office:value-type="float" office:value="2">
            <text:p text:style-name="P32">2</text:p>
          </table:table-cell>
          <table:table-cell table:style-name="Table24.G2" office:value-type="float" office:value="3">
            <text:p text:style-name="P32">3</text:p>
          </table:table-cell>
          <table:table-cell table:style-name="Table24.G2" office:value-type="float" office:value="4">
            <text:p text:style-name="P32">4</text:p>
          </table:table-cell>
        </table:table-row>
        <table:table-row>
          <table:table-cell table:style-name="Table24.A3" office:value-type="string">
            <text:p text:style-name="P24">1st</text:p>
          </table:table-cell>
          <table:table-cell table:style-name="Table24.B3" office:value-type="float" office:value="1">
            <text:p text:style-name="P24">1</text:p>
          </table:table-cell>
          <table:table-cell table:style-name="Table24.A3" office:value-type="string">
            <text:p text:style-name="P24">+2</text:p>
          </table:table-cell>
          <table:table-cell table:style-name="Table24.A3" office:value-type="string">
            <text:p text:style-name="P26">+0</text:p>
          </table:table-cell>
          <table:table-cell table:style-name="Table24.A3" office:value-type="string">
            <text:p text:style-name="P24">+2</text:p>
          </table:table-cell>
          <table:table-cell table:style-name="Table24.A3" office:value-type="string">
            <text:p text:style-name="P24">Spellcasting, Sworn Oath</text:p>
          </table:table-cell>
          <table:table-cell table:style-name="Table24.B3" office:value-type="float" office:value="1">
            <text:p text:style-name="P24">1</text:p>
          </table:table-cell>
          <table:table-cell table:style-name="Table24.A3" office:value-type="string">
            <text:p text:style-name="P24">-</text:p>
          </table:table-cell>
          <table:table-cell table:style-name="Table24.A3" office:value-type="string">
            <text:p text:style-name="P24">-</text:p>
          </table:table-cell>
          <table:table-cell table:style-name="Table24.A3" office:value-type="string">
            <text:p text:style-name="P24">-</text:p>
          </table:table-cell>
        </table:table-row>
        <table:table-row>
          <table:table-cell table:style-name="Table24.A3" office:value-type="string">
            <text:p text:style-name="P24">2nd</text:p>
          </table:table-cell>
          <table:table-cell table:style-name="Table24.B3" office:value-type="float" office:value="2">
            <text:p text:style-name="P24">2</text:p>
          </table:table-cell>
          <table:table-cell table:style-name="Table24.A3" office:value-type="string">
            <text:p text:style-name="P24">+3</text:p>
          </table:table-cell>
          <table:table-cell table:style-name="Table24.A3" office:value-type="string">
            <text:p text:style-name="P26">+1</text:p>
          </table:table-cell>
          <table:table-cell table:style-name="Table24.A3" office:value-type="string">
            <text:p text:style-name="P24">+3</text:p>
          </table:table-cell>
          <table:table-cell table:style-name="Table24.A3" office:value-type="string">
            <text:p text:style-name="P24"/>
          </table:table-cell>
          <table:table-cell table:style-name="Table24.B3" office:value-type="float" office:value="1">
            <text:p text:style-name="P24">1</text:p>
          </table:table-cell>
          <table:table-cell table:style-name="Table24.A3" office:value-type="string">
            <text:p text:style-name="P24">-</text:p>
          </table:table-cell>
          <table:table-cell table:style-name="Table24.A3" office:value-type="string">
            <text:p text:style-name="P24">-</text:p>
          </table:table-cell>
          <table:table-cell table:style-name="Table24.A3" office:value-type="string">
            <text:p text:style-name="P24">-</text:p>
          </table:table-cell>
        </table:table-row>
        <table:table-row>
          <table:table-cell table:style-name="Table24.A3" office:value-type="string">
            <text:p text:style-name="P24">3rd</text:p>
          </table:table-cell>
          <table:table-cell table:style-name="Table24.B3" office:value-type="float" office:value="3">
            <text:p text:style-name="P24">3</text:p>
          </table:table-cell>
          <table:table-cell table:style-name="Table24.A3" office:value-type="string">
            <text:p text:style-name="P24">+3</text:p>
          </table:table-cell>
          <table:table-cell table:style-name="Table24.A3" office:value-type="string">
            <text:p text:style-name="P26">+1</text:p>
          </table:table-cell>
          <table:table-cell table:style-name="Table24.A3" office:value-type="string">
            <text:p text:style-name="P24">+3</text:p>
          </table:table-cell>
          <table:table-cell table:style-name="Table24.A3" office:value-type="string">
            <text:p text:style-name="P24"/>
          </table:table-cell>
          <table:table-cell table:style-name="Table24.B3" office:value-type="float" office:value="2">
            <text:p text:style-name="P24">2</text:p>
          </table:table-cell>
          <table:table-cell table:style-name="Table24.B3" office:value-type="float" office:value="1">
            <text:p text:style-name="P24">1</text:p>
          </table:table-cell>
          <table:table-cell table:style-name="Table24.A3" office:value-type="string">
            <text:p text:style-name="P24">-</text:p>
          </table:table-cell>
          <table:table-cell table:style-name="Table24.A3" office:value-type="string">
            <text:p text:style-name="P24">-</text:p>
          </table:table-cell>
        </table:table-row>
        <table:table-row>
          <table:table-cell table:style-name="Table24.A3" office:value-type="string">
            <text:p text:style-name="P24">4th</text:p>
          </table:table-cell>
          <table:table-cell table:style-name="Table24.B3" office:value-type="float" office:value="4">
            <text:p text:style-name="P24">4</text:p>
          </table:table-cell>
          <table:table-cell table:style-name="Table24.A3" office:value-type="string">
            <text:p text:style-name="P24">+4</text:p>
          </table:table-cell>
          <table:table-cell table:style-name="Table24.A3" office:value-type="string">
            <text:p text:style-name="P26">+1</text:p>
          </table:table-cell>
          <table:table-cell table:style-name="Table24.A3" office:value-type="string">
            <text:p text:style-name="P24">+4</text:p>
          </table:table-cell>
          <table:table-cell table:style-name="Table24.A3" office:value-type="string">
            <text:p text:style-name="P24">Intimidating Presence </text:p>
          </table:table-cell>
          <table:table-cell table:style-name="Table24.B3" office:value-type="float" office:value="2">
            <text:p text:style-name="P24">2</text:p>
          </table:table-cell>
          <table:table-cell table:style-name="Table24.B3" office:value-type="float" office:value="1">
            <text:p text:style-name="P24">1</text:p>
          </table:table-cell>
          <table:table-cell table:style-name="Table24.A3" office:value-type="string">
            <text:p text:style-name="P24">-</text:p>
          </table:table-cell>
          <table:table-cell table:style-name="Table24.A3" office:value-type="string">
            <text:p text:style-name="P24">-</text:p>
          </table:table-cell>
        </table:table-row>
        <table:table-row>
          <table:table-cell table:style-name="Table24.A3" office:value-type="string">
            <text:p text:style-name="P24">5th</text:p>
          </table:table-cell>
          <table:table-cell table:style-name="Table24.B3" office:value-type="float" office:value="5">
            <text:p text:style-name="P24">5</text:p>
          </table:table-cell>
          <table:table-cell table:style-name="Table24.A3" office:value-type="string">
            <text:p text:style-name="P24">+4</text:p>
          </table:table-cell>
          <table:table-cell table:style-name="Table24.A3" office:value-type="string">
            <text:p text:style-name="P26">+2</text:p>
          </table:table-cell>
          <table:table-cell table:style-name="Table24.A3" office:value-type="string">
            <text:p text:style-name="P24">+4</text:p>
          </table:table-cell>
          <table:table-cell table:style-name="Table24.A3" office:value-type="string">
            <text:p text:style-name="P24"/>
          </table:table-cell>
          <table:table-cell table:style-name="Table24.B3" office:value-type="float" office:value="2">
            <text:p text:style-name="P24">2</text:p>
          </table:table-cell>
          <table:table-cell table:style-name="Table24.B3" office:value-type="float" office:value="1">
            <text:p text:style-name="P24">1</text:p>
          </table:table-cell>
          <table:table-cell table:style-name="Table24.A3" office:value-type="string">
            <text:p text:style-name="P24">-</text:p>
          </table:table-cell>
          <table:table-cell table:style-name="Table24.A3" office:value-type="string">
            <text:p text:style-name="P24">-</text:p>
          </table:table-cell>
        </table:table-row>
        <table:table-row>
          <table:table-cell table:style-name="Table24.A3" office:value-type="string">
            <text:p text:style-name="P24">6th</text:p>
          </table:table-cell>
          <table:table-cell table:style-name="Table24.B3" office:value-type="float" office:value="6">
            <text:p text:style-name="P24">6</text:p>
          </table:table-cell>
          <table:table-cell table:style-name="Table24.A3" office:value-type="string">
            <text:p text:style-name="P24">+5</text:p>
          </table:table-cell>
          <table:table-cell table:style-name="Table24.A3" office:value-type="string">
            <text:p text:style-name="P26">+2</text:p>
          </table:table-cell>
          <table:table-cell table:style-name="Table24.A3" office:value-type="string">
            <text:p text:style-name="P24">+5</text:p>
          </table:table-cell>
          <table:table-cell table:style-name="Table24.A3" office:value-type="string">
            <text:p text:style-name="P24"/>
          </table:table-cell>
          <table:table-cell table:style-name="Table24.B3" office:value-type="float" office:value="3">
            <text:p text:style-name="P24">3</text:p>
          </table:table-cell>
          <table:table-cell table:style-name="Table24.B3" office:value-type="float" office:value="2">
            <text:p text:style-name="P24">2</text:p>
          </table:table-cell>
          <table:table-cell table:style-name="Table24.B3" office:value-type="float" office:value="1">
            <text:p text:style-name="P24">1</text:p>
          </table:table-cell>
          <table:table-cell table:style-name="Table24.A3" office:value-type="string">
            <text:p text:style-name="P24">-</text:p>
          </table:table-cell>
        </table:table-row>
        <table:table-row>
          <table:table-cell table:style-name="Table24.A3" office:value-type="string">
            <text:p text:style-name="P24">7th</text:p>
          </table:table-cell>
          <table:table-cell table:style-name="Table24.B3" office:value-type="float" office:value="7">
            <text:p text:style-name="P24">7</text:p>
          </table:table-cell>
          <table:table-cell table:style-name="Table24.A3" office:value-type="string">
            <text:p text:style-name="P24">+5</text:p>
          </table:table-cell>
          <table:table-cell table:style-name="Table24.A3" office:value-type="string">
            <text:p text:style-name="P27">+2</text:p>
          </table:table-cell>
          <table:table-cell table:style-name="Table24.A3" office:value-type="string">
            <text:p text:style-name="P24">+5</text:p>
          </table:table-cell>
          <table:table-cell table:style-name="Table24.A3" office:value-type="string">
            <text:p text:style-name="P31">Sword of Subjugation</text:p>
          </table:table-cell>
          <table:table-cell table:style-name="Table24.B3" office:value-type="float" office:value="3">
            <text:p text:style-name="P24">3</text:p>
          </table:table-cell>
          <table:table-cell table:style-name="Table24.B3" office:value-type="float" office:value="2">
            <text:p text:style-name="P24">2</text:p>
          </table:table-cell>
          <table:table-cell table:style-name="Table24.B3" office:value-type="float" office:value="1">
            <text:p text:style-name="P24">1</text:p>
          </table:table-cell>
          <table:table-cell table:style-name="Table24.A3" office:value-type="string">
            <text:p text:style-name="P24">-</text:p>
          </table:table-cell>
        </table:table-row>
        <table:table-row>
          <table:table-cell table:style-name="Table24.A3" office:value-type="string">
            <text:p text:style-name="P24">8th</text:p>
          </table:table-cell>
          <table:table-cell table:style-name="Table24.B3" office:value-type="float" office:value="8">
            <text:p text:style-name="P24">8</text:p>
          </table:table-cell>
          <table:table-cell table:style-name="Table24.A3" office:value-type="string">
            <text:p text:style-name="P24">+6</text:p>
          </table:table-cell>
          <table:table-cell table:style-name="Table24.A3" office:value-type="string">
            <text:p text:style-name="P27">+3</text:p>
          </table:table-cell>
          <table:table-cell table:style-name="Table24.A3" office:value-type="string">
            <text:p text:style-name="P24">+6</text:p>
          </table:table-cell>
          <table:table-cell table:style-name="Table24.A3" office:value-type="string">
            <text:p text:style-name="P24"/>
          </table:table-cell>
          <table:table-cell table:style-name="Table24.B3" office:value-type="float" office:value="3">
            <text:p text:style-name="P24">3</text:p>
          </table:table-cell>
          <table:table-cell table:style-name="Table24.B3" office:value-type="float" office:value="2">
            <text:p text:style-name="P24">2</text:p>
          </table:table-cell>
          <table:table-cell table:style-name="Table24.B3" office:value-type="float" office:value="1">
            <text:p text:style-name="P24">1</text:p>
          </table:table-cell>
          <table:table-cell table:style-name="Table24.A3" office:value-type="string">
            <text:p text:style-name="P24">-</text:p>
          </table:table-cell>
        </table:table-row>
        <table:table-row>
          <table:table-cell table:style-name="Table24.A3" office:value-type="string">
            <text:p text:style-name="P24">9th</text:p>
          </table:table-cell>
          <table:table-cell table:style-name="Table24.B3" office:value-type="float" office:value="9">
            <text:p text:style-name="P24">9</text:p>
          </table:table-cell>
          <table:table-cell table:style-name="Table24.A3" office:value-type="string">
            <text:p text:style-name="P24">+6</text:p>
          </table:table-cell>
          <table:table-cell table:style-name="Table24.A3" office:value-type="string">
            <text:p text:style-name="P27">+3</text:p>
          </table:table-cell>
          <table:table-cell table:style-name="Table24.A3" office:value-type="string">
            <text:p text:style-name="P24">+6</text:p>
          </table:table-cell>
          <table:table-cell table:style-name="Table24.A3" office:value-type="string">
            <text:p text:style-name="P24"/>
          </table:table-cell>
          <table:table-cell table:style-name="Table24.B3" office:value-type="float" office:value="4">
            <text:p text:style-name="P24">4</text:p>
          </table:table-cell>
          <table:table-cell table:style-name="Table24.B3" office:value-type="float" office:value="3">
            <text:p text:style-name="P24">3</text:p>
          </table:table-cell>
          <table:table-cell table:style-name="Table24.B3" office:value-type="float" office:value="2">
            <text:p text:style-name="P24">2</text:p>
          </table:table-cell>
          <table:table-cell table:style-name="Table24.B3" office:value-type="float" office:value="1">
            <text:p text:style-name="P24">1</text:p>
          </table:table-cell>
        </table:table-row>
        <table:table-row>
          <table:table-cell table:style-name="Table24.A3" office:value-type="string">
            <text:p text:style-name="P24">10th</text:p>
          </table:table-cell>
          <table:table-cell table:style-name="Table24.B3" office:value-type="float" office:value="10">
            <text:p text:style-name="P24">10</text:p>
          </table:table-cell>
          <table:table-cell table:style-name="Table24.A3" office:value-type="string">
            <text:p text:style-name="P24">+7</text:p>
          </table:table-cell>
          <table:table-cell table:style-name="Table24.A3" office:value-type="string">
            <text:p text:style-name="P62">+3</text:p>
          </table:table-cell>
          <table:table-cell table:style-name="Table24.A3" office:value-type="string">
            <text:p text:style-name="P24">+7</text:p>
          </table:table-cell>
          <table:table-cell table:style-name="Table24.A3" office:value-type="string">
            <text:p text:style-name="P31"><text:s/>Communal Bond</text:p>
          </table:table-cell>
          <table:table-cell table:style-name="Table24.B3" office:value-type="float" office:value="4">
            <text:p text:style-name="P31">4</text:p>
          </table:table-cell>
          <table:table-cell table:style-name="Table24.B3" office:value-type="float" office:value="3">
            <text:p text:style-name="P31">3</text:p>
          </table:table-cell>
          <table:table-cell table:style-name="Table24.B3" office:value-type="float" office:value="2">
            <text:p text:style-name="P31">2</text:p>
          </table:table-cell>
          <table:table-cell table:style-name="Table24.B3" office:value-type="float" office:value="1">
            <text:p text:style-name="P31">1</text:p>
          </table:table-cell>
        </table:table-row>
      </table:table>
      <text:p text:style-name="P11"/>
      <text:p text:style-name="P11"/>
      <text:p text:style-name="P10"><text:soft-page-break/><text:span text:style-name="T1">Spellcasting:</text:span><text:span text:style-name="T4"> At 1</text:span><text:span text:style-name="T23">st</text:span><text:span text:style-name="T4"> level, a faithful of the god of conquest gains access to the paladin spell list and may spontaneously cast spells from the paladin spell list. <text:s text:c="2"/>Their caster level for these spells is considered their character level. <text:s/>They gain additional spells for having a high charisma.</text:span></text:p>
      <text:p text:style-name="P11"/>
      <text:p text:style-name="P10"><text:span text:style-name="T1">Sworn Oath: </text:span><text:span text:style-name="T2"><text:s/>At 1</text:span><text:span text:style-name="T22">st</text:span><text:span text:style-name="T2"> level, you formalize your commitment to your deity. <text:s/>You have made an oath to finish the work Benjamin did in life: seek out those who disrupt and harm civilization, and bring them to justice. <text:s/>While Benjamin, in life, considered his empire the only civilized place on the continent, his modern day followers are far more diverse and have a much better understanding of the world.</text:span></text:p>
      <text:p text:style-name="P11"/>
      <text:p text:style-name="P10"><text:span text:style-name="T1">Weapon and Armor Proficiency:</text:span><text:span text:style-name="T2"> <text:s/>At 1</text:span><text:span text:style-name="T22">st</text:span><text:span text:style-name="T2"> level, you gain proficiency with the flambard, plus all simple and martial two handed swords. <text:s/>You do not gain any armor proficiency.</text:span></text:p>
      <text:p text:style-name="P12"/>
      <text:p text:style-name="P14">Intimidating Presence: <text:span text:style-name="T39">At 4</text:span><text:span text:style-name="T52">th</text:span><text:span text:style-name="T39"> level, When wielding a 2 handed sword, you may not be subject to fear effects. Effects that ignore immunity ignore this effect.</text:span></text:p>
      <text:p text:style-name="P12"/>
      <text:p text:style-name="P14">Sword of Subjugation: <text:span text:style-name="T39"><text:s/>At 7</text:span><text:span text:style-name="T52">th</text:span><text:span text:style-name="T39"> level, once per day when you recover spells after rest, you may expend one 4</text:span><text:span text:style-name="T52">th</text:span><text:span text:style-name="T39"> level paladin spell slot and touch a two handed weapon. <text:s text:c="2"/>For the next 24 hours, while you wield this weapon, you are treated as though you were under the effects of Crusader's Edge.</text:span></text:p>
      <text:p text:style-name="P12">In addition, when wielding a flambard, your deity bestows their protection over you. <text:s/>You may add your charisma modifier to all saves, if you do not already.</text:p>
      <text:p text:style-name="P12"/>
      <text:p text:style-name="P12"><text:span text:style-name="T30">Communal Bond: <text:s/></text:span>At 10<text:span text:style-name="T50">th</text:span> level, once per day, when you use an ability or cast a spell that normally only targets yourself, you may have it also apply to an adjacent ally.</text:p>
      <text:p text:style-name="P39"><text:bookmark-start text:name="Favored of Edgar God of Hard Work"/>Favored of Edgar, God of Hard Work<text:bookmark-end text:name="Favored of Edgar God of Hard Work"/></text:p>
      <text:p text:style-name="P12"/>
      <text:p text:style-name="P12">Edgar came from very little. <text:s/>His family farmed a field for a wealthy elvish nobleman near Sandytomb. <text:s/>Seeing that this work wasn't going to lead to anything except more of the same, he began to work on ways to make money outside of his job. <text:s/>He also began to develop a growing hatred for the noble class, who he saw as contributing nothing. <text:s/>These efforts resulted in little pay, but his dissatisfaction and desire to improve himself garnered the attention of a local recruit for the Faithless.</text:p>
      <text:p text:style-name="P12">The years he spent with the Faithless proved invaluable, and through the organizations connections, and the skills he acquired, he was able to rise to the position of Chief Administrator for Sandytomb and ruler of the leading council. <text:s/>Once he had the power to begin enacting his plans, he was swift. <text:s/>He viewed Nobles as lazy and an ultimately unnecessary benefactor of craftsmen and farmers actual work, and issued a radical decree. <text:s/>“All land was to be immediately deeded to the current workers and occupants.” <text:s/>Not only did he publicly declare this, but he organized new deeds of ownership for farms and private housing ahead of time, and had it delivered the same day.</text:p>
      <text:p text:style-name="P12">The result was massive outrage and Edgar was expelled from office, but the damage was done. <text:s/>The deeds were technically lawful, and while the next administrator could have changed it, they instead decided to not cause a peasant uprising and instead recover some of their lost earnings via taxation. <text:s/>In an attempt to harm his reputation, the day those taxes are due is known as Edgar day. <text:s/>Unfortunately for the nobles, this became a day of celebration. </text:p>
      <text:p text:style-name="P12">Edgar went back to the farm he was raised on, which was now owned and worked by his brothers and sisters. <text:s/>He spent most of his days anonymous, going by the name “Fred”. <text:s/>At the time of his death and ascension, his children and grandchildren were entirely unaware their favorite holiday had been in celebration of him.</text:p>
      <text:p text:style-name="P6"/>
      <text:p text:style-name="P7">Requirement: </text:p>
      <text:p text:style-name="P6">Cleric of Edgar, god of <text:span text:style-name="T59">hard work</text:span>, or at least one level of Expert or Commoner</text:p>
      <text:p text:style-name="P6">Must have never broken his unbreakable tenet</text:p>
      <text:p text:style-name="P6">or</text:p>
      <text:p text:style-name="P5">Must never have broken the god of hard work, Edgar's Minor or Unbreakable Tenets.</text:p>
      <text:p text:style-name="P5"/>
      <text:p text:style-name="P51"><text:span text:style-name="T30">Alignment: </text:span><text:span text:style-name="T39">Any</text:span></text:p>
      <text:p text:style-name="Standard"><text:span text:style-name="T47">Hit Dice: </text:span><text:span text:style-name="T46">d8</text:span><text:span text:style-name="T47"><text:line-break/>Proficiency: </text:span><text:span text:style-name="T46">none</text:span><text:span text:style-name="T47"><text:line-break/>Added </text:span><text:span text:style-name="T42">Class skills: </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P12"/>
      <table:table table:name="Table25" table:style-name="Table25">
        <table:table-column table:style-name="Table25.A"/>
        <table:table-column table:style-name="Table25.B"/>
        <table:table-column table:style-name="Table25.C"/>
        <table:table-column table:style-name="Table25.D" table:number-columns-repeated="2"/>
        <table:table-column table:style-name="Table25.F"/>
        <table:table-column table:style-name="Table25.G"/>
        <table:table-column table:style-name="Table25.H"/>
        <table:table-column table:style-name="Table25.C"/>
        <table:table-column table:style-name="Table25.J"/>
        <table:table-row>
          <table:table-cell table:style-name="Table25.A1" table:number-rows-spanned="2" office:value-type="string">
            <text:p text:style-name="P40">Level</text:p>
          </table:table-cell>
          <table:table-cell table:style-name="Table25.A1" table:number-rows-spanned="2" office:value-type="string">
            <text:p text:style-name="P41"/>
            <text:p text:style-name="P41">BAB</text:p>
          </table:table-cell>
          <table:table-cell table:style-name="Table25.A1" table:number-rows-spanned="2" office:value-type="string">
            <text:p text:style-name="P40">Fort</text:p>
          </table:table-cell>
          <table:table-cell table:style-name="Table25.A1" table:number-rows-spanned="2" office:value-type="string">
            <text:p text:style-name="P40">Ref</text:p>
          </table:table-cell>
          <table:table-cell table:style-name="Table25.A1" table:number-rows-spanned="2" office:value-type="string">
            <text:p text:style-name="P40">Will</text:p>
          </table:table-cell>
          <table:table-cell table:style-name="Table25.F1" table:number-rows-spanned="2" office:value-type="string">
            <text:p text:style-name="P40">Special</text:p>
          </table:table-cell>
          <table:table-cell table:style-name="Table25.G1" table:number-columns-spanned="4" office:value-type="string">
            <text:p text:style-name="P32">Spell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25.G2" office:value-type="float" office:value="1">
            <text:p text:style-name="P32">1</text:p>
          </table:table-cell>
          <table:table-cell table:style-name="Table25.G2" office:value-type="float" office:value="2">
            <text:p text:style-name="P32">2</text:p>
          </table:table-cell>
          <table:table-cell table:style-name="Table25.G2" office:value-type="float" office:value="3">
            <text:p text:style-name="P32">3</text:p>
          </table:table-cell>
          <table:table-cell table:style-name="Table25.G2" office:value-type="float" office:value="4">
            <text:p text:style-name="P32">4</text:p>
          </table:table-cell>
        </table:table-row>
        <table:table-row>
          <table:table-cell table:style-name="Table25.A3" office:value-type="string">
            <text:p text:style-name="P24">1st</text:p>
          </table:table-cell>
          <table:table-cell table:style-name="Table25.B3" office:value-type="float" office:value="1">
            <text:p text:style-name="P24">1</text:p>
          </table:table-cell>
          <table:table-cell table:style-name="Table25.A3" office:value-type="string">
            <text:p text:style-name="P24">+2</text:p>
          </table:table-cell>
          <table:table-cell table:style-name="Table25.A3" office:value-type="string">
            <text:p text:style-name="P26">+0</text:p>
          </table:table-cell>
          <table:table-cell table:style-name="Table25.A3" office:value-type="string">
            <text:p text:style-name="P24">+2</text:p>
          </table:table-cell>
          <table:table-cell table:style-name="Table25.A3" office:value-type="string">
            <text:p text:style-name="P24">Spellcasting, Sworn Oath</text:p>
          </table:table-cell>
          <table:table-cell table:style-name="Table25.B3" office:value-type="float" office:value="1">
            <text:p text:style-name="P24">1</text:p>
          </table:table-cell>
          <table:table-cell table:style-name="Table25.A3" office:value-type="string">
            <text:p text:style-name="P24">-</text:p>
          </table:table-cell>
          <table:table-cell table:style-name="Table25.A3" office:value-type="string">
            <text:p text:style-name="P24">-</text:p>
          </table:table-cell>
          <table:table-cell table:style-name="Table25.A3" office:value-type="string">
            <text:p text:style-name="P24">-</text:p>
          </table:table-cell>
        </table:table-row>
        <table:table-row>
          <table:table-cell table:style-name="Table25.A3" office:value-type="string">
            <text:p text:style-name="P24">2nd</text:p>
          </table:table-cell>
          <table:table-cell table:style-name="Table25.B3" office:value-type="float" office:value="2">
            <text:p text:style-name="P24">2</text:p>
          </table:table-cell>
          <table:table-cell table:style-name="Table25.A3" office:value-type="string">
            <text:p text:style-name="P24">+3</text:p>
          </table:table-cell>
          <table:table-cell table:style-name="Table25.A3" office:value-type="string">
            <text:p text:style-name="P26">+1</text:p>
          </table:table-cell>
          <table:table-cell table:style-name="Table25.A3" office:value-type="string">
            <text:p text:style-name="P24">+3</text:p>
          </table:table-cell>
          <table:table-cell table:style-name="Table25.A3" office:value-type="string">
            <text:p text:style-name="P24"/>
          </table:table-cell>
          <table:table-cell table:style-name="Table25.B3" office:value-type="float" office:value="1">
            <text:p text:style-name="P24">1</text:p>
          </table:table-cell>
          <table:table-cell table:style-name="Table25.A3" office:value-type="string">
            <text:p text:style-name="P24">-</text:p>
          </table:table-cell>
          <table:table-cell table:style-name="Table25.A3" office:value-type="string">
            <text:p text:style-name="P24">-</text:p>
          </table:table-cell>
          <table:table-cell table:style-name="Table25.A3" office:value-type="string">
            <text:p text:style-name="P24">-</text:p>
          </table:table-cell>
        </table:table-row>
        <table:table-row>
          <table:table-cell table:style-name="Table25.A3" office:value-type="string">
            <text:p text:style-name="P24">3rd</text:p>
          </table:table-cell>
          <table:table-cell table:style-name="Table25.B3" office:value-type="float" office:value="3">
            <text:p text:style-name="P24">3</text:p>
          </table:table-cell>
          <table:table-cell table:style-name="Table25.A3" office:value-type="string">
            <text:p text:style-name="P24">+3</text:p>
          </table:table-cell>
          <table:table-cell table:style-name="Table25.A3" office:value-type="string">
            <text:p text:style-name="P26">+1</text:p>
          </table:table-cell>
          <table:table-cell table:style-name="Table25.A3" office:value-type="string">
            <text:p text:style-name="P24">+3</text:p>
          </table:table-cell>
          <table:table-cell table:style-name="Table25.A3" office:value-type="string">
            <text:p text:style-name="P24"/>
          </table:table-cell>
          <table:table-cell table:style-name="Table25.B3" office:value-type="float" office:value="2">
            <text:p text:style-name="P24">2</text:p>
          </table:table-cell>
          <table:table-cell table:style-name="Table25.B3" office:value-type="float" office:value="1">
            <text:p text:style-name="P24">1</text:p>
          </table:table-cell>
          <table:table-cell table:style-name="Table25.A3" office:value-type="string">
            <text:p text:style-name="P24">-</text:p>
          </table:table-cell>
          <table:table-cell table:style-name="Table25.A3" office:value-type="string">
            <text:p text:style-name="P24">-</text:p>
          </table:table-cell>
        </table:table-row>
        <table:table-row>
          <table:table-cell table:style-name="Table25.A3" office:value-type="string">
            <text:p text:style-name="P24">4th</text:p>
          </table:table-cell>
          <table:table-cell table:style-name="Table25.B3" office:value-type="float" office:value="4">
            <text:p text:style-name="P24">4</text:p>
          </table:table-cell>
          <table:table-cell table:style-name="Table25.A3" office:value-type="string">
            <text:p text:style-name="P24">+4</text:p>
          </table:table-cell>
          <table:table-cell table:style-name="Table25.A3" office:value-type="string">
            <text:p text:style-name="P26">+1</text:p>
          </table:table-cell>
          <table:table-cell table:style-name="Table25.A3" office:value-type="string">
            <text:p text:style-name="P24">+4</text:p>
          </table:table-cell>
          <table:table-cell table:style-name="Table25.A3" office:value-type="string">
            <text:p text:style-name="P24">Self Determination </text:p>
          </table:table-cell>
          <table:table-cell table:style-name="Table25.B3" office:value-type="float" office:value="2">
            <text:p text:style-name="P24">2</text:p>
          </table:table-cell>
          <table:table-cell table:style-name="Table25.B3" office:value-type="float" office:value="1">
            <text:p text:style-name="P24">1</text:p>
          </table:table-cell>
          <table:table-cell table:style-name="Table25.A3" office:value-type="string">
            <text:p text:style-name="P24">-</text:p>
          </table:table-cell>
          <table:table-cell table:style-name="Table25.A3" office:value-type="string">
            <text:p text:style-name="P24">-</text:p>
          </table:table-cell>
        </table:table-row>
        <table:table-row>
          <table:table-cell table:style-name="Table25.A3" office:value-type="string">
            <text:p text:style-name="P24">5th</text:p>
          </table:table-cell>
          <table:table-cell table:style-name="Table25.B3" office:value-type="float" office:value="5">
            <text:p text:style-name="P24">5</text:p>
          </table:table-cell>
          <table:table-cell table:style-name="Table25.A3" office:value-type="string">
            <text:p text:style-name="P24">+4</text:p>
          </table:table-cell>
          <table:table-cell table:style-name="Table25.A3" office:value-type="string">
            <text:p text:style-name="P26">+2</text:p>
          </table:table-cell>
          <table:table-cell table:style-name="Table25.A3" office:value-type="string">
            <text:p text:style-name="P24">+4</text:p>
          </table:table-cell>
          <table:table-cell table:style-name="Table25.A3" office:value-type="string">
            <text:p text:style-name="P24"/>
          </table:table-cell>
          <table:table-cell table:style-name="Table25.B3" office:value-type="float" office:value="2">
            <text:p text:style-name="P24">2</text:p>
          </table:table-cell>
          <table:table-cell table:style-name="Table25.B3" office:value-type="float" office:value="1">
            <text:p text:style-name="P24">1</text:p>
          </table:table-cell>
          <table:table-cell table:style-name="Table25.A3" office:value-type="string">
            <text:p text:style-name="P24">-</text:p>
          </table:table-cell>
          <table:table-cell table:style-name="Table25.A3" office:value-type="string">
            <text:p text:style-name="P24">-</text:p>
          </table:table-cell>
        </table:table-row>
        <table:table-row>
          <table:table-cell table:style-name="Table25.A3" office:value-type="string">
            <text:p text:style-name="P24">6th</text:p>
          </table:table-cell>
          <table:table-cell table:style-name="Table25.B3" office:value-type="float" office:value="6">
            <text:p text:style-name="P24">6</text:p>
          </table:table-cell>
          <table:table-cell table:style-name="Table25.A3" office:value-type="string">
            <text:p text:style-name="P24">+5</text:p>
          </table:table-cell>
          <table:table-cell table:style-name="Table25.A3" office:value-type="string">
            <text:p text:style-name="P26">+2</text:p>
          </table:table-cell>
          <table:table-cell table:style-name="Table25.A3" office:value-type="string">
            <text:p text:style-name="P24">+5</text:p>
          </table:table-cell>
          <table:table-cell table:style-name="Table25.A3" office:value-type="string">
            <text:p text:style-name="P24"/>
          </table:table-cell>
          <table:table-cell table:style-name="Table25.B3" office:value-type="float" office:value="3">
            <text:p text:style-name="P24">3</text:p>
          </table:table-cell>
          <table:table-cell table:style-name="Table25.B3" office:value-type="float" office:value="2">
            <text:p text:style-name="P24">2</text:p>
          </table:table-cell>
          <table:table-cell table:style-name="Table25.B3" office:value-type="float" office:value="1">
            <text:p text:style-name="P24">1</text:p>
          </table:table-cell>
          <table:table-cell table:style-name="Table25.A3" office:value-type="string">
            <text:p text:style-name="P24">-</text:p>
          </table:table-cell>
        </table:table-row>
        <table:table-row>
          <table:table-cell table:style-name="Table25.A3" office:value-type="string">
            <text:p text:style-name="P24">7th</text:p>
          </table:table-cell>
          <table:table-cell table:style-name="Table25.B3" office:value-type="float" office:value="7">
            <text:p text:style-name="P24">7</text:p>
          </table:table-cell>
          <table:table-cell table:style-name="Table25.A3" office:value-type="string">
            <text:p text:style-name="P24">+5</text:p>
          </table:table-cell>
          <table:table-cell table:style-name="Table25.A3" office:value-type="string">
            <text:p text:style-name="P27">+2</text:p>
          </table:table-cell>
          <table:table-cell table:style-name="Table25.A3" office:value-type="string">
            <text:p text:style-name="P24">+5</text:p>
          </table:table-cell>
          <table:table-cell table:style-name="Table25.A3" office:value-type="string">
            <text:p text:style-name="P24">Lending Hands</text:p>
          </table:table-cell>
          <table:table-cell table:style-name="Table25.B3" office:value-type="float" office:value="3">
            <text:p text:style-name="P24">3</text:p>
          </table:table-cell>
          <table:table-cell table:style-name="Table25.B3" office:value-type="float" office:value="2">
            <text:p text:style-name="P24">2</text:p>
          </table:table-cell>
          <table:table-cell table:style-name="Table25.B3" office:value-type="float" office:value="1">
            <text:p text:style-name="P24">1</text:p>
          </table:table-cell>
          <table:table-cell table:style-name="Table25.A3" office:value-type="string">
            <text:p text:style-name="P24">-</text:p>
          </table:table-cell>
        </table:table-row>
        <table:table-row>
          <table:table-cell table:style-name="Table25.A3" office:value-type="string">
            <text:p text:style-name="P24">8th</text:p>
          </table:table-cell>
          <table:table-cell table:style-name="Table25.B3" office:value-type="float" office:value="8">
            <text:p text:style-name="P24">8</text:p>
          </table:table-cell>
          <table:table-cell table:style-name="Table25.A3" office:value-type="string">
            <text:p text:style-name="P24">+6</text:p>
          </table:table-cell>
          <table:table-cell table:style-name="Table25.A3" office:value-type="string">
            <text:p text:style-name="P27">+3</text:p>
          </table:table-cell>
          <table:table-cell table:style-name="Table25.A3" office:value-type="string">
            <text:p text:style-name="P24">+6</text:p>
          </table:table-cell>
          <table:table-cell table:style-name="Table25.A3" office:value-type="string">
            <text:p text:style-name="P24"/>
          </table:table-cell>
          <table:table-cell table:style-name="Table25.B3" office:value-type="float" office:value="3">
            <text:p text:style-name="P24">3</text:p>
          </table:table-cell>
          <table:table-cell table:style-name="Table25.B3" office:value-type="float" office:value="2">
            <text:p text:style-name="P24">2</text:p>
          </table:table-cell>
          <table:table-cell table:style-name="Table25.B3" office:value-type="float" office:value="1">
            <text:p text:style-name="P24">1</text:p>
          </table:table-cell>
          <table:table-cell table:style-name="Table25.A3" office:value-type="string">
            <text:p text:style-name="P24">-</text:p>
          </table:table-cell>
        </table:table-row>
        <table:table-row>
          <table:table-cell table:style-name="Table25.A3" office:value-type="string">
            <text:p text:style-name="P24">9th</text:p>
          </table:table-cell>
          <table:table-cell table:style-name="Table25.B3" office:value-type="float" office:value="9">
            <text:p text:style-name="P24">9</text:p>
          </table:table-cell>
          <table:table-cell table:style-name="Table25.A3" office:value-type="string">
            <text:p text:style-name="P24">+6</text:p>
          </table:table-cell>
          <table:table-cell table:style-name="Table25.A3" office:value-type="string">
            <text:p text:style-name="P27">+3</text:p>
          </table:table-cell>
          <table:table-cell table:style-name="Table25.A3" office:value-type="string">
            <text:p text:style-name="P24">+6</text:p>
          </table:table-cell>
          <table:table-cell table:style-name="Table25.A3" office:value-type="string">
            <text:p text:style-name="P24"/>
          </table:table-cell>
          <table:table-cell table:style-name="Table25.B3" office:value-type="float" office:value="4">
            <text:p text:style-name="P24">4</text:p>
          </table:table-cell>
          <table:table-cell table:style-name="Table25.B3" office:value-type="float" office:value="3">
            <text:p text:style-name="P24">3</text:p>
          </table:table-cell>
          <table:table-cell table:style-name="Table25.B3" office:value-type="float" office:value="2">
            <text:p text:style-name="P24">2</text:p>
          </table:table-cell>
          <table:table-cell table:style-name="Table25.B3" office:value-type="float" office:value="1">
            <text:p text:style-name="P24">1</text:p>
          </table:table-cell>
        </table:table-row>
        <table:table-row>
          <table:table-cell table:style-name="Table25.A3" office:value-type="string">
            <text:p text:style-name="P24">10th</text:p>
          </table:table-cell>
          <table:table-cell table:style-name="Table25.B3" office:value-type="float" office:value="10">
            <text:p text:style-name="P24">10</text:p>
          </table:table-cell>
          <table:table-cell table:style-name="Table25.A3" office:value-type="string">
            <text:p text:style-name="P24">+7</text:p>
          </table:table-cell>
          <table:table-cell table:style-name="Table25.A3" office:value-type="string">
            <text:p text:style-name="P62">+3</text:p>
          </table:table-cell>
          <table:table-cell table:style-name="Table25.A3" office:value-type="string">
            <text:p text:style-name="P24">+7</text:p>
          </table:table-cell>
          <table:table-cell table:style-name="Table25.A3" office:value-type="string">
            <text:p text:style-name="P31">Invoke Edgar</text:p>
          </table:table-cell>
          <table:table-cell table:style-name="Table25.B3" office:value-type="float" office:value="4">
            <text:p text:style-name="P31">4</text:p>
          </table:table-cell>
          <table:table-cell table:style-name="Table25.B3" office:value-type="float" office:value="3">
            <text:p text:style-name="P31">3</text:p>
          </table:table-cell>
          <table:table-cell table:style-name="Table25.B3" office:value-type="float" office:value="2">
            <text:p text:style-name="P31">2</text:p>
          </table:table-cell>
          <table:table-cell table:style-name="Table25.B3" office:value-type="float" office:value="1">
            <text:p text:style-name="P31">1</text:p>
          </table:table-cell>
        </table:table-row>
      </table:table>
      <text:p text:style-name="P12"/>
      <text:p text:style-name="P12"><text:span text:style-name="T30">Sworn Oath:</text:span> You have sworn to continue the work Edgar did in life. <text:s/>Attempt to find those profiting from someone's labor, and ensure the money is evenly distributed. In practice, you often find new leadership is the solution, as the rich and lazy rarely redistribute wealth in a fair manner willingly.</text:p>
      <text:p text:style-name="P12"/>
      <text:p text:style-name="P12"><text:soft-page-break/><text:span text:style-name="T30">Armor and weapon proficiency: </text:span><text:s/>You gain proficiency with the trident (Pitchfork).</text:p>
      <text:p text:style-name="P12"/>
      <text:p text:style-name="P12"><text:span text:style-name="T30">Spellcasting:</text:span> At 1<text:span text:style-name="T50">st</text:span> level, a faithful of the god of hard work gains access to the paladin spell list and may spontaneously cast spells from the paladin spell list. <text:s text:c="2"/>Their caster level for these spells is considered their character level. <text:s/>They gain additional spells for having a high charisma.</text:p>
      <text:p text:style-name="P12"/>
      <text:p text:style-name="P12"><text:span text:style-name="T30">Self Determination:</text:span> <text:s/>When you use a spell to heal an ally who has one of the following conditions,(grappled, helpless, paralyzed, panicked, pinned, shaken, prone, staggered, or stunned), you may forgo half of the healing effect to allow them to make a new save against the effect. <text:s/>If the effect does not have a save DC, it ends.</text:p>
      <text:p text:style-name="P12"><text:s/></text:p>
      <text:p text:style-name="P12"><text:span text:style-name="T30">Lending Hands: </text:span><text:s/>When you cast a spell that will attempt to remove a movement or attack impairing effect, you may treat that spell as though it were under the effects of the Reach meta-magic feat.</text:p>
      <text:p text:style-name="P12">In addition, you gain the ability to cast Plant Growth as a spell-like ability, using your Faithful level as a caster level. <text:s/>If you have this spell from another class, its levels stack with your Faithful levels for the purposes of determining the caster level of Plant Growth.</text:p>
      <text:p text:style-name="P12"/>
      <text:p text:style-name="P12"><text:span text:style-name="T30">Invoke Edgar: <text:s/></text:span>At 10<text:span text:style-name="T50">th</text:span> level When you prepare your spells you may select an aspect of nature, either air or earth. <text:s/>For the day<text:span text:style-name="T61">, you may select one of the two benefits to have for the day.</text:span></text:p>
      <text:p text:style-name="P72"/>
      <text:p text:style-name="P59"><text:span text:style-name="T9">Air</text:span><text:span text:style-name="T6">: You become wispy and translucent. You gain a fly speed of 60 feet with perfect maneuverability, or you increase your current fly speed by 30 feet—whichever results in a faster speed. While flying, you gain a +1 </text:span><text:span text:style-name="T8">dodge bonus</text:span><text:span text:style-name="T6"> to your AC.</text:span></text:p>
      <text:p text:style-name="P61"/>
      <text:p text:style-name="P60"><text:span text:style-name="T9">Earth</text:span><text:span text:style-name="T6">: Your flesh becomes stony. You gain </text:span><text:span text:style-name="T8">DR</text:span><text:span text:style-name="T6"> 10/bludgeoning and are immune to petrification effects.</text:span></text:p>
      <text:p text:style-name="P61"/>
      <text:p text:style-name="P60"><text:span text:style-name="T9">Weather</text:span><text:span text:style-name="T6">: Your hair and clothing are constantly wind-tossed, and you crackle with electricity. You do not take penalties or damage or suffer from reduced visibility or other effects due to natural weather. You are immune to electricity damage, and your </text:span><text:span text:style-name="T13">call lightning</text:span><text:span text:style-name="T6"> and </text:span><text:span text:style-name="T13">call lightning storm</text:span><text:span text:style-name="T6"> spells and effects always function as though called outdoors in stormy weather.</text:span></text:p>
      <text:p text:style-name="P12">In addition, when wielding a pitchfork, your deity bestows their protection over you. <text:s/>You may add your charisma modifier to all saves, if you do not already.</text:p>
      <text:p text:style-name="P39"><text:bookmark-start text:name="Favored of Fingo god of souls and the afterlives"/>Favored of Fingo, god of souls and the afterlives<text:bookmark-end text:name="Favored of Fingo god of souls and the afterlives"/></text:p>
      <text:p text:style-name="P12"/>
      <text:p text:style-name="P12">Fingo was born with a rare curse, as he was told. <text:s/>The curse allowed him to see the souls lost wandering the continent. <text:s/>But, Fingo was an exceptionally sociable individual, even for halflings, and saw no reason not to use this as a chance to make friends. <text:s text:c="2"/>As he grew older, his spirit friends easily outnumbered his living friends, and he became increasingly interested in finding a solution to the endless wandering these souls are forced to endure.</text:p>
      <text:p text:style-name="P12">Upon being urged by a series of souls, he applied to continue his work at the famed Timeless Academy of Magical Arts. <text:s/>His application was rebuffed, but upon being able to prove his recommendations from 11 prior headmasters, he was invited to continue his research if he agreed to be studied and ask the occasional opinion from the spirits.</text:p>
      <text:p text:style-name="P12">He spent 6 decades researching and traveling to meet new souls from across the continent. <text:s/>He ultimately accomplished nothing of modern scholarly value, but the souls that believed in him proved otherwise. <text:s/>When Fingo ascended to the Upper Panthion, his ascendance wasn't cheered by his followers. <text:s/>The hundreds of thousands of lost souls who believed in him, and the several million he never had a chance to meet, moved on and found their own peace.</text:p>
      <text:p text:style-name="P12"/>
      <text:p text:style-name="P12">Most of the modern knowledge of the nature of a soul still on the continent is known from his work, although, now that souls move on, it is entirely irreverent. <text:s/>While he isn't the first academic to prove his own work irreverent, he may be the first one to have done it by succeeding. </text:p>
      <text:p text:style-name="P12"/>
      <text:p text:style-name="P7">Requirement: </text:p>
      <text:p text:style-name="P6">Cleric of Fingo, god of <text:span text:style-name="T59">the afterlives</text:span></text:p>
      <text:p text:style-name="P6">Must have never broken his unbreakable tenet</text:p>
      <text:p text:style-name="P6">or</text:p>
      <text:p text:style-name="P5">Must never have broken Fingo's Minor or Unbreakable Tenets.</text:p>
      <text:p text:style-name="P12"/>
      <text:p text:style-name="P51"><text:span text:style-name="T30">Alignment: </text:span><text:span text:style-name="T39">Any</text:span></text:p>
      <text:p text:style-name="Standard"><text:span text:style-name="T47">Hit Dice: </text:span><text:span text:style-name="T46">d8</text:span><text:span text:style-name="T47"><text:line-break/>Proficiency: </text:span><text:span text:style-name="T46">You gain proficiency in the slingstaff</text:span><text:span text:style-name="T47"><text:line-break/>Added </text:span><text:span text:style-name="T42">Class skills: </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P12"/>
      <table:table table:name="Table26" table:style-name="Table26">
        <table:table-column table:style-name="Table26.A"/>
        <table:table-column table:style-name="Table26.B"/>
        <table:table-column table:style-name="Table26.C"/>
        <table:table-column table:style-name="Table26.D" table:number-columns-repeated="2"/>
        <table:table-column table:style-name="Table26.F"/>
        <table:table-column table:style-name="Table26.G"/>
        <table:table-column table:style-name="Table26.H"/>
        <table:table-column table:style-name="Table26.C"/>
        <table:table-column table:style-name="Table26.J"/>
        <table:table-row>
          <table:table-cell table:style-name="Table26.A1" table:number-rows-spanned="2" office:value-type="string">
            <text:p text:style-name="P40">Level</text:p>
          </table:table-cell>
          <table:table-cell table:style-name="Table26.A1" table:number-rows-spanned="2" office:value-type="string">
            <text:p text:style-name="P41"/>
            <text:p text:style-name="P41">BAB</text:p>
          </table:table-cell>
          <table:table-cell table:style-name="Table26.A1" table:number-rows-spanned="2" office:value-type="string">
            <text:p text:style-name="P40">Fort</text:p>
          </table:table-cell>
          <table:table-cell table:style-name="Table26.A1" table:number-rows-spanned="2" office:value-type="string">
            <text:p text:style-name="P40">Ref</text:p>
          </table:table-cell>
          <table:table-cell table:style-name="Table26.A1" table:number-rows-spanned="2" office:value-type="string">
            <text:p text:style-name="P40">Will</text:p>
          </table:table-cell>
          <table:table-cell table:style-name="Table26.F1" table:number-rows-spanned="2" office:value-type="string">
            <text:p text:style-name="P40">Special</text:p>
          </table:table-cell>
          <table:table-cell table:style-name="Table26.G1" table:number-columns-spanned="4" office:value-type="string">
            <text:p text:style-name="P32">Spell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26.G2" office:value-type="float" office:value="1">
            <text:p text:style-name="P32">1</text:p>
          </table:table-cell>
          <table:table-cell table:style-name="Table26.G2" office:value-type="float" office:value="2">
            <text:p text:style-name="P32">2</text:p>
          </table:table-cell>
          <table:table-cell table:style-name="Table26.G2" office:value-type="float" office:value="3">
            <text:p text:style-name="P32">3</text:p>
          </table:table-cell>
          <table:table-cell table:style-name="Table26.G2" office:value-type="float" office:value="4">
            <text:p text:style-name="P32">4</text:p>
          </table:table-cell>
        </table:table-row>
        <table:table-row>
          <table:table-cell table:style-name="Table26.A3" office:value-type="string">
            <text:p text:style-name="P24">1st</text:p>
          </table:table-cell>
          <table:table-cell table:style-name="Table26.B3" office:value-type="float" office:value="1">
            <text:p text:style-name="P24">1</text:p>
          </table:table-cell>
          <table:table-cell table:style-name="Table26.A3" office:value-type="string">
            <text:p text:style-name="P24">+2</text:p>
          </table:table-cell>
          <table:table-cell table:style-name="Table26.A3" office:value-type="string">
            <text:p text:style-name="P26">+0</text:p>
          </table:table-cell>
          <table:table-cell table:style-name="Table26.A3" office:value-type="string">
            <text:p text:style-name="P24">+2</text:p>
          </table:table-cell>
          <table:table-cell table:style-name="Table26.A3" office:value-type="string">
            <text:p text:style-name="P24">Spellcasting, Sworn Oath</text:p>
          </table:table-cell>
          <table:table-cell table:style-name="Table26.B3" office:value-type="float" office:value="1">
            <text:p text:style-name="P24">1</text:p>
          </table:table-cell>
          <table:table-cell table:style-name="Table26.A3" office:value-type="string">
            <text:p text:style-name="P24">-</text:p>
          </table:table-cell>
          <table:table-cell table:style-name="Table26.A3" office:value-type="string">
            <text:p text:style-name="P24">-</text:p>
          </table:table-cell>
          <table:table-cell table:style-name="Table26.A3" office:value-type="string">
            <text:p text:style-name="P24">-</text:p>
          </table:table-cell>
        </table:table-row>
        <table:table-row>
          <table:table-cell table:style-name="Table26.A3" office:value-type="string">
            <text:p text:style-name="P24">2nd</text:p>
          </table:table-cell>
          <table:table-cell table:style-name="Table26.B3" office:value-type="float" office:value="2">
            <text:p text:style-name="P24">2</text:p>
          </table:table-cell>
          <table:table-cell table:style-name="Table26.A3" office:value-type="string">
            <text:p text:style-name="P24">+3</text:p>
          </table:table-cell>
          <table:table-cell table:style-name="Table26.A3" office:value-type="string">
            <text:p text:style-name="P26">+1</text:p>
          </table:table-cell>
          <table:table-cell table:style-name="Table26.A3" office:value-type="string">
            <text:p text:style-name="P24">+3</text:p>
          </table:table-cell>
          <table:table-cell table:style-name="Table26.A3" office:value-type="string">
            <text:p text:style-name="P24">Spirit Sight</text:p>
          </table:table-cell>
          <table:table-cell table:style-name="Table26.B3" office:value-type="float" office:value="1">
            <text:p text:style-name="P24">1</text:p>
          </table:table-cell>
          <table:table-cell table:style-name="Table26.A3" office:value-type="string">
            <text:p text:style-name="P24">-</text:p>
          </table:table-cell>
          <table:table-cell table:style-name="Table26.A3" office:value-type="string">
            <text:p text:style-name="P24">-</text:p>
          </table:table-cell>
          <table:table-cell table:style-name="Table26.A3" office:value-type="string">
            <text:p text:style-name="P24">-</text:p>
          </table:table-cell>
        </table:table-row>
        <table:table-row>
          <table:table-cell table:style-name="Table26.A3" office:value-type="string">
            <text:p text:style-name="P24">3rd</text:p>
          </table:table-cell>
          <table:table-cell table:style-name="Table26.B3" office:value-type="float" office:value="3">
            <text:p text:style-name="P24">3</text:p>
          </table:table-cell>
          <table:table-cell table:style-name="Table26.A3" office:value-type="string">
            <text:p text:style-name="P24">+3</text:p>
          </table:table-cell>
          <table:table-cell table:style-name="Table26.A3" office:value-type="string">
            <text:p text:style-name="P26">+1</text:p>
          </table:table-cell>
          <table:table-cell table:style-name="Table26.A3" office:value-type="string">
            <text:p text:style-name="P24">+3</text:p>
          </table:table-cell>
          <table:table-cell table:style-name="Table26.A3" office:value-type="string">
            <text:p text:style-name="P24"/>
          </table:table-cell>
          <table:table-cell table:style-name="Table26.B3" office:value-type="float" office:value="2">
            <text:p text:style-name="P24">2</text:p>
          </table:table-cell>
          <table:table-cell table:style-name="Table26.B3" office:value-type="float" office:value="1">
            <text:p text:style-name="P24">1</text:p>
          </table:table-cell>
          <table:table-cell table:style-name="Table26.A3" office:value-type="string">
            <text:p text:style-name="P24">-</text:p>
          </table:table-cell>
          <table:table-cell table:style-name="Table26.A3" office:value-type="string">
            <text:p text:style-name="P24">-</text:p>
          </table:table-cell>
        </table:table-row>
        <table:table-row>
          <table:table-cell table:style-name="Table26.A3" office:value-type="string">
            <text:p text:style-name="P24">4th</text:p>
          </table:table-cell>
          <table:table-cell table:style-name="Table26.B3" office:value-type="float" office:value="4">
            <text:p text:style-name="P24">4</text:p>
          </table:table-cell>
          <table:table-cell table:style-name="Table26.A3" office:value-type="string">
            <text:p text:style-name="P24">+4</text:p>
          </table:table-cell>
          <table:table-cell table:style-name="Table26.A3" office:value-type="string">
            <text:p text:style-name="P26">+1</text:p>
          </table:table-cell>
          <table:table-cell table:style-name="Table26.A3" office:value-type="string">
            <text:p text:style-name="P24">+4</text:p>
          </table:table-cell>
          <table:table-cell table:style-name="Table26.A3" office:value-type="string">
            <text:p text:style-name="P24">Speak With The Beyond</text:p>
          </table:table-cell>
          <table:table-cell table:style-name="Table26.B3" office:value-type="float" office:value="2">
            <text:p text:style-name="P24">2</text:p>
          </table:table-cell>
          <table:table-cell table:style-name="Table26.B3" office:value-type="float" office:value="1">
            <text:p text:style-name="P24">1</text:p>
          </table:table-cell>
          <table:table-cell table:style-name="Table26.A3" office:value-type="string">
            <text:p text:style-name="P24">-</text:p>
          </table:table-cell>
          <table:table-cell table:style-name="Table26.A3" office:value-type="string">
            <text:p text:style-name="P24">-</text:p>
          </table:table-cell>
        </table:table-row>
        <table:table-row>
          <table:table-cell table:style-name="Table26.A3" office:value-type="string">
            <text:p text:style-name="P24">5th</text:p>
          </table:table-cell>
          <table:table-cell table:style-name="Table26.B3" office:value-type="float" office:value="5">
            <text:p text:style-name="P24">5</text:p>
          </table:table-cell>
          <table:table-cell table:style-name="Table26.A3" office:value-type="string">
            <text:p text:style-name="P24">+4</text:p>
          </table:table-cell>
          <table:table-cell table:style-name="Table26.A3" office:value-type="string">
            <text:p text:style-name="P26">+2</text:p>
          </table:table-cell>
          <table:table-cell table:style-name="Table26.A3" office:value-type="string">
            <text:p text:style-name="P24">+4</text:p>
          </table:table-cell>
          <table:table-cell table:style-name="Table26.A3" office:value-type="string">
            <text:p text:style-name="P24"/>
          </table:table-cell>
          <table:table-cell table:style-name="Table26.B3" office:value-type="float" office:value="2">
            <text:p text:style-name="P24">2</text:p>
          </table:table-cell>
          <table:table-cell table:style-name="Table26.B3" office:value-type="float" office:value="1">
            <text:p text:style-name="P24">1</text:p>
          </table:table-cell>
          <table:table-cell table:style-name="Table26.A3" office:value-type="string">
            <text:p text:style-name="P24">-</text:p>
          </table:table-cell>
          <table:table-cell table:style-name="Table26.A3" office:value-type="string">
            <text:p text:style-name="P24">-</text:p>
          </table:table-cell>
        </table:table-row>
        <table:table-row>
          <table:table-cell table:style-name="Table26.A3" office:value-type="string">
            <text:p text:style-name="P24">6th</text:p>
          </table:table-cell>
          <table:table-cell table:style-name="Table26.B3" office:value-type="float" office:value="6">
            <text:p text:style-name="P24">6</text:p>
          </table:table-cell>
          <table:table-cell table:style-name="Table26.A3" office:value-type="string">
            <text:p text:style-name="P24">+5</text:p>
          </table:table-cell>
          <table:table-cell table:style-name="Table26.A3" office:value-type="string">
            <text:p text:style-name="P26">+2</text:p>
          </table:table-cell>
          <table:table-cell table:style-name="Table26.A3" office:value-type="string">
            <text:p text:style-name="P24">+5</text:p>
          </table:table-cell>
          <table:table-cell table:style-name="Table26.A3" office:value-type="string">
            <text:p text:style-name="P24"/>
          </table:table-cell>
          <table:table-cell table:style-name="Table26.B3" office:value-type="float" office:value="3">
            <text:p text:style-name="P24">3</text:p>
          </table:table-cell>
          <table:table-cell table:style-name="Table26.B3" office:value-type="float" office:value="2">
            <text:p text:style-name="P24">2</text:p>
          </table:table-cell>
          <table:table-cell table:style-name="Table26.B3" office:value-type="float" office:value="1">
            <text:p text:style-name="P24">1</text:p>
          </table:table-cell>
          <table:table-cell table:style-name="Table26.A3" office:value-type="string">
            <text:p text:style-name="P24">-</text:p>
          </table:table-cell>
        </table:table-row>
        <table:table-row>
          <table:table-cell table:style-name="Table26.A3" office:value-type="string">
            <text:p text:style-name="P24">7th</text:p>
          </table:table-cell>
          <table:table-cell table:style-name="Table26.B3" office:value-type="float" office:value="7">
            <text:p text:style-name="P24">7</text:p>
          </table:table-cell>
          <table:table-cell table:style-name="Table26.A3" office:value-type="string">
            <text:p text:style-name="P24">+5</text:p>
          </table:table-cell>
          <table:table-cell table:style-name="Table26.A3" office:value-type="string">
            <text:p text:style-name="P27">+2</text:p>
          </table:table-cell>
          <table:table-cell table:style-name="Table26.A3" office:value-type="string">
            <text:p text:style-name="P24">+5</text:p>
          </table:table-cell>
          <table:table-cell table:style-name="Table26.A3" office:value-type="string">
            <text:p text:style-name="P31">Staff of Repose</text:p>
          </table:table-cell>
          <table:table-cell table:style-name="Table26.B3" office:value-type="float" office:value="3">
            <text:p text:style-name="P24">3</text:p>
          </table:table-cell>
          <table:table-cell table:style-name="Table26.B3" office:value-type="float" office:value="2">
            <text:p text:style-name="P24">2</text:p>
          </table:table-cell>
          <table:table-cell table:style-name="Table26.B3" office:value-type="float" office:value="1">
            <text:p text:style-name="P24">1</text:p>
          </table:table-cell>
          <table:table-cell table:style-name="Table26.A3" office:value-type="string">
            <text:p text:style-name="P24">-</text:p>
          </table:table-cell>
        </table:table-row>
        <table:table-row>
          <table:table-cell table:style-name="Table26.A3" office:value-type="string">
            <text:p text:style-name="P24">8th</text:p>
          </table:table-cell>
          <table:table-cell table:style-name="Table26.B3" office:value-type="float" office:value="8">
            <text:p text:style-name="P24">8</text:p>
          </table:table-cell>
          <table:table-cell table:style-name="Table26.A3" office:value-type="string">
            <text:p text:style-name="P24">+6</text:p>
          </table:table-cell>
          <table:table-cell table:style-name="Table26.A3" office:value-type="string">
            <text:p text:style-name="P27">+3</text:p>
          </table:table-cell>
          <table:table-cell table:style-name="Table26.A3" office:value-type="string">
            <text:p text:style-name="P24">+6</text:p>
          </table:table-cell>
          <table:table-cell table:style-name="Table26.A3" office:value-type="string">
            <text:p text:style-name="P24"/>
          </table:table-cell>
          <table:table-cell table:style-name="Table26.B3" office:value-type="float" office:value="3">
            <text:p text:style-name="P24">3</text:p>
          </table:table-cell>
          <table:table-cell table:style-name="Table26.B3" office:value-type="float" office:value="2">
            <text:p text:style-name="P24">2</text:p>
          </table:table-cell>
          <table:table-cell table:style-name="Table26.B3" office:value-type="float" office:value="1">
            <text:p text:style-name="P24">1</text:p>
          </table:table-cell>
          <table:table-cell table:style-name="Table26.A3" office:value-type="string">
            <text:p text:style-name="P24">-</text:p>
          </table:table-cell>
        </table:table-row>
        <table:table-row>
          <table:table-cell table:style-name="Table26.A3" office:value-type="string">
            <text:p text:style-name="P24">9th</text:p>
          </table:table-cell>
          <table:table-cell table:style-name="Table26.B3" office:value-type="float" office:value="9">
            <text:p text:style-name="P24">9</text:p>
          </table:table-cell>
          <table:table-cell table:style-name="Table26.A3" office:value-type="string">
            <text:p text:style-name="P24">+6</text:p>
          </table:table-cell>
          <table:table-cell table:style-name="Table26.A3" office:value-type="string">
            <text:p text:style-name="P27">+3</text:p>
          </table:table-cell>
          <table:table-cell table:style-name="Table26.A3" office:value-type="string">
            <text:p text:style-name="P24">+6</text:p>
          </table:table-cell>
          <table:table-cell table:style-name="Table26.A3" office:value-type="string">
            <text:p text:style-name="P24"/>
          </table:table-cell>
          <table:table-cell table:style-name="Table26.B3" office:value-type="float" office:value="4">
            <text:p text:style-name="P24">4</text:p>
          </table:table-cell>
          <table:table-cell table:style-name="Table26.B3" office:value-type="float" office:value="3">
            <text:p text:style-name="P24">3</text:p>
          </table:table-cell>
          <table:table-cell table:style-name="Table26.B3" office:value-type="float" office:value="2">
            <text:p text:style-name="P24">2</text:p>
          </table:table-cell>
          <table:table-cell table:style-name="Table26.B3" office:value-type="float" office:value="1">
            <text:p text:style-name="P24">1</text:p>
          </table:table-cell>
        </table:table-row>
        <table:table-row>
          <table:table-cell table:style-name="Table26.A3" office:value-type="string">
            <text:p text:style-name="P24">10th</text:p>
          </table:table-cell>
          <table:table-cell table:style-name="Table26.B3" office:value-type="float" office:value="10">
            <text:p text:style-name="P24">10</text:p>
          </table:table-cell>
          <table:table-cell table:style-name="Table26.A3" office:value-type="string">
            <text:p text:style-name="P24">+7</text:p>
          </table:table-cell>
          <table:table-cell table:style-name="Table26.A3" office:value-type="string">
            <text:p text:style-name="P62">+3</text:p>
          </table:table-cell>
          <table:table-cell table:style-name="Table26.A3" office:value-type="string">
            <text:p text:style-name="P24">+7</text:p>
          </table:table-cell>
          <table:table-cell table:style-name="Table26.A3" office:value-type="string">
            <text:p text:style-name="P31">Soul Walk</text:p>
          </table:table-cell>
          <table:table-cell table:style-name="Table26.B3" office:value-type="float" office:value="4">
            <text:p text:style-name="P31">4</text:p>
          </table:table-cell>
          <table:table-cell table:style-name="Table26.B3" office:value-type="float" office:value="3">
            <text:p text:style-name="P31">3</text:p>
          </table:table-cell>
          <table:table-cell table:style-name="Table26.B3" office:value-type="float" office:value="2">
            <text:p text:style-name="P31">2</text:p>
          </table:table-cell>
          <table:table-cell table:style-name="Table26.B3" office:value-type="float" office:value="1">
            <text:p text:style-name="P31">1</text:p>
          </table:table-cell>
        </table:table-row>
      </table:table>
      <text:p text:style-name="P44"/>
      <text:p text:style-name="P44"><text:span text:style-name="T30">Sworn Oath: </text:span><text:s/>You have proven yourself worthy to continue Fingo's work. <text:s/>Every so often, a soul does not leave the world when their body dies. <text:s/>This rarely occurs naturally, and is often dark magic or a creature of evil. <text:s text:c="2"/>It is possible to recover fragments of a soul and repair it, but it takes skill and time. <text:s/>You have sworn to not just repair any soul you find, but to actively seek out ones in need.</text:p>
      <text:p text:style-name="P44"/>
      <text:p text:style-name="P44"><text:span text:style-name="T30">Spellcasting:</text:span> <text:span text:style-name="T15">At 1</text:span><text:span text:style-name="T24">st</text:span><text:span text:style-name="T15"> level, a faithful gains access to the paladin spell list and may spontaneously cast spells from the paladin spell list. <text:s text:c="2"/>Their caster level for these spells is considered their character level. <text:s/>They gain additional spells for having a high </text:span><text:soft-page-break/><text:span text:style-name="T15">charisma.</text:span></text:p>
      <text:p text:style-name="P58"/>
      <text:p text:style-name="P44"><text:span text:style-name="T30">Spirit Sight: </text:span>You gain the ability to see incorporeal and ethereal creatures as if they were physical and not invisible. <text:s/>You do not gain the ability to see creatures hidden in the plane of shadow.</text:p>
      <text:p text:style-name="P44"/>
      <text:p text:style-name="P46">Speak with the Beyond: <text:span text:style-name="T39">You gain speak with Soul as a spell-like ability. <text:s/>The DC for this spell is charisma based and your caster level for this ability is equal to your cleric caster levels plus your faithful caster levels. . You can cast this a number of times per day equal to your wisdom modifier. </text:span></text:p>
      <text:p text:style-name="P44"/>
      <text:p text:style-name="P44"><text:span text:style-name="T30">Staff of Repose:</text:span> <text:s/>While weilding a slingstaff, when using it in melee as a light mace, you may treat it as if it were under the effects of the Blade of Light paladin spell. <text:s/>Your caster level for this ability is equal to your cleric caster levels plus your faithful caster levels.</text:p>
      <text:p text:style-name="P44">In addition, when wielding a slingstaff, your diety bestows their protection over you. <text:s/>You may add your charisma modifier to all saves, if you do not already..</text:p>
      <text:p text:style-name="P44"/>
      <text:p text:style-name="P46">Soul Walk: <text:s/><text:span text:style-name="T39">At 10</text:span><text:span text:style-name="T52">th</text:span><text:span text:style-name="T39"> level, you have a full understanding of the ethereal plane and can travel to it freely. <text:s/>You gain the Etherealness spell as a spell like ability, a number of times per day equal to your charisma modifier. <text:s/>Use your Faithful levels plus any cleric levels you may possess to determine the duration of this ability.</text:span></text:p>
      <text:p text:style-name="P66"><text:bookmark-start text:name="Favored of Gohlynna Goddess of the Harvest"/><text:span text:style-name="T14">Favored</text:span> of Gohlynna, Goddess of the Harvest<text:bookmark-end text:name="Favored of Gohlynna Goddess of the Harvest"/></text:p>
      <text:p text:style-name="P58"/>
      <text:p text:style-name="P58">Gohlynna drew worship in a rather unfortunate way. <text:s/>She lived in a society of druids, who stressed an extreme reverence to nature. <text:s/>If a wild beast kills one of them, it was simply that druid's time. <text:s/>But Gohlynna rejected this answer when her parents did not return from a hunt, and organized a group to hunt down the animals that would dare attack a druid. <text:s/>They found the great beasts in their lair asleep and killed them quickly.</text:p>
      <text:p text:style-name="P58">When they returned victorious, the city elders, who forbid them to take action, attempted to banish the party from the village. <text:s/>But when it was revealed that these creatures had belongings from dozens of other missing villagers in their lair, the elder's lost the support of the people.</text:p>
      <text:p text:style-name="P58">Gohlynna was made her tribes leader, and proceeded to cull the dangerous animals of the forest, and use the druids magic to aid their societies transition to an agricultural society.</text:p>
      <text:p text:style-name="P58">Gohlynna would perhaps not ascended as a god, if she had lived a normal orc's lifespan. <text:s/>However, her druidic talents served her well in extending her life and she was able to see her small tribal village expand into a massive city over the course of her 2300 year life.</text:p>
      <text:p text:style-name="P58">Ruling the City of Gohlynnia is the head of their druidic order, and Gohlynna's great granddaughter.</text:p>
      <text:p text:style-name="P12"/>
      <text:p text:style-name="P7">Requirement: </text:p>
      <text:p text:style-name="P6">Cleric of Gohlynna, goddess of <text:span text:style-name="T59">the Harvest or Druid</text:span></text:p>
      <text:p text:style-name="P6">Must have never broken her unbreakable tenet</text:p>
      <text:p text:style-name="P6">or</text:p>
      <text:p text:style-name="P58">Must never have broken Gohlynna's Minor or Unbreakable Tenets.</text:p>
      <text:p text:style-name="Standard"/>
      <text:p text:style-name="P51"><text:span text:style-name="T30">Alignment: </text:span><text:span text:style-name="T39">Any</text:span></text:p>
      <text:p text:style-name="Standard"><text:span text:style-name="T47">Hit Dice: </text:span><text:span text:style-name="T46">d8</text:span><text:span text:style-name="T47"><text:line-break/>Proficiency:</text:span><text:span text:style-name="T46"> You gain proficiency in the scythe.</text:span><text:span text:style-name="T47"><text:line-break/>Added </text:span><text:span text:style-name="T42">Class skills: </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p>
      <text:p text:style-name="Standard"/>
      <table:table table:name="Table27" table:style-name="Table27">
        <table:table-column table:style-name="Table27.A"/>
        <table:table-column table:style-name="Table27.B"/>
        <table:table-column table:style-name="Table27.C"/>
        <table:table-column table:style-name="Table27.D" table:number-columns-repeated="2"/>
        <table:table-column table:style-name="Table27.F"/>
        <table:table-column table:style-name="Table27.G"/>
        <table:table-column table:style-name="Table27.H"/>
        <table:table-column table:style-name="Table27.C"/>
        <table:table-column table:style-name="Table27.J"/>
        <table:table-row>
          <table:table-cell table:style-name="Table27.A1" table:number-rows-spanned="2" office:value-type="string">
            <text:p text:style-name="P40">Level</text:p>
          </table:table-cell>
          <table:table-cell table:style-name="Table27.A1" table:number-rows-spanned="2" office:value-type="string">
            <text:p text:style-name="P41"/>
            <text:p text:style-name="P41">BAB</text:p>
          </table:table-cell>
          <table:table-cell table:style-name="Table27.A1" table:number-rows-spanned="2" office:value-type="string">
            <text:p text:style-name="P40">Fort</text:p>
          </table:table-cell>
          <table:table-cell table:style-name="Table27.A1" table:number-rows-spanned="2" office:value-type="string">
            <text:p text:style-name="P40">Ref</text:p>
          </table:table-cell>
          <table:table-cell table:style-name="Table27.A1" table:number-rows-spanned="2" office:value-type="string">
            <text:p text:style-name="P40">Will</text:p>
          </table:table-cell>
          <table:table-cell table:style-name="Table27.F1" table:number-rows-spanned="2" office:value-type="string">
            <text:p text:style-name="P40">Special</text:p>
          </table:table-cell>
          <table:table-cell table:style-name="Table27.G1" table:number-columns-spanned="4" office:value-type="string">
            <text:p text:style-name="P32">Spell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27.G2" office:value-type="float" office:value="1">
            <text:p text:style-name="P32">1</text:p>
          </table:table-cell>
          <table:table-cell table:style-name="Table27.G2" office:value-type="float" office:value="2">
            <text:p text:style-name="P32">2</text:p>
          </table:table-cell>
          <table:table-cell table:style-name="Table27.G2" office:value-type="float" office:value="3">
            <text:p text:style-name="P32">3</text:p>
          </table:table-cell>
          <table:table-cell table:style-name="Table27.G2" office:value-type="float" office:value="4">
            <text:p text:style-name="P32">4</text:p>
          </table:table-cell>
        </table:table-row>
        <table:table-row>
          <table:table-cell table:style-name="Table27.A3" office:value-type="string">
            <text:p text:style-name="P24">1st</text:p>
          </table:table-cell>
          <table:table-cell table:style-name="Table27.B3" office:value-type="float" office:value="1">
            <text:p text:style-name="P24">1</text:p>
          </table:table-cell>
          <table:table-cell table:style-name="Table27.A3" office:value-type="string">
            <text:p text:style-name="P24">+2</text:p>
          </table:table-cell>
          <table:table-cell table:style-name="Table27.A3" office:value-type="string">
            <text:p text:style-name="P26">+0</text:p>
          </table:table-cell>
          <table:table-cell table:style-name="Table27.A3" office:value-type="string">
            <text:p text:style-name="P24">+2</text:p>
          </table:table-cell>
          <table:table-cell table:style-name="Table27.A3" office:value-type="string">
            <text:p text:style-name="P24">Spellcasting, Sworn Oath</text:p>
          </table:table-cell>
          <table:table-cell table:style-name="Table27.B3" office:value-type="float" office:value="1">
            <text:p text:style-name="P24">1</text:p>
          </table:table-cell>
          <table:table-cell table:style-name="Table27.A3" office:value-type="string">
            <text:p text:style-name="P24">-</text:p>
          </table:table-cell>
          <table:table-cell table:style-name="Table27.A3" office:value-type="string">
            <text:p text:style-name="P24">-</text:p>
          </table:table-cell>
          <table:table-cell table:style-name="Table27.A3" office:value-type="string">
            <text:p text:style-name="P24">-</text:p>
          </table:table-cell>
        </table:table-row>
        <table:table-row>
          <table:table-cell table:style-name="Table27.A3" office:value-type="string">
            <text:p text:style-name="P24">2nd</text:p>
          </table:table-cell>
          <table:table-cell table:style-name="Table27.B3" office:value-type="float" office:value="2">
            <text:p text:style-name="P24">2</text:p>
          </table:table-cell>
          <table:table-cell table:style-name="Table27.A3" office:value-type="string">
            <text:p text:style-name="P24">+3</text:p>
          </table:table-cell>
          <table:table-cell table:style-name="Table27.A3" office:value-type="string">
            <text:p text:style-name="P26">+1</text:p>
          </table:table-cell>
          <table:table-cell table:style-name="Table27.A3" office:value-type="string">
            <text:p text:style-name="P24">+3</text:p>
          </table:table-cell>
          <table:table-cell table:style-name="Table27.A3" office:value-type="string">
            <text:p text:style-name="P24"/>
          </table:table-cell>
          <table:table-cell table:style-name="Table27.B3" office:value-type="float" office:value="1">
            <text:p text:style-name="P24">1</text:p>
          </table:table-cell>
          <table:table-cell table:style-name="Table27.A3" office:value-type="string">
            <text:p text:style-name="P24">-</text:p>
          </table:table-cell>
          <table:table-cell table:style-name="Table27.A3" office:value-type="string">
            <text:p text:style-name="P24">-</text:p>
          </table:table-cell>
          <table:table-cell table:style-name="Table27.A3" office:value-type="string">
            <text:p text:style-name="P24">-</text:p>
          </table:table-cell>
        </table:table-row>
        <table:table-row>
          <table:table-cell table:style-name="Table27.A3" office:value-type="string">
            <text:p text:style-name="P24">3rd</text:p>
          </table:table-cell>
          <table:table-cell table:style-name="Table27.B3" office:value-type="float" office:value="3">
            <text:p text:style-name="P24">3</text:p>
          </table:table-cell>
          <table:table-cell table:style-name="Table27.A3" office:value-type="string">
            <text:p text:style-name="P24">+3</text:p>
          </table:table-cell>
          <table:table-cell table:style-name="Table27.A3" office:value-type="string">
            <text:p text:style-name="P26">+1</text:p>
          </table:table-cell>
          <table:table-cell table:style-name="Table27.A3" office:value-type="string">
            <text:p text:style-name="P24">+3</text:p>
          </table:table-cell>
          <table:table-cell table:style-name="Table27.A3" office:value-type="string">
            <text:p text:style-name="P24"/>
          </table:table-cell>
          <table:table-cell table:style-name="Table27.B3" office:value-type="float" office:value="2">
            <text:p text:style-name="P24">2</text:p>
          </table:table-cell>
          <table:table-cell table:style-name="Table27.B3" office:value-type="float" office:value="1">
            <text:p text:style-name="P24">1</text:p>
          </table:table-cell>
          <table:table-cell table:style-name="Table27.A3" office:value-type="string">
            <text:p text:style-name="P24">-</text:p>
          </table:table-cell>
          <table:table-cell table:style-name="Table27.A3" office:value-type="string">
            <text:p text:style-name="P24">-</text:p>
          </table:table-cell>
        </table:table-row>
        <table:table-row>
          <table:table-cell table:style-name="Table27.A3" office:value-type="string">
            <text:p text:style-name="P24">4th</text:p>
          </table:table-cell>
          <table:table-cell table:style-name="Table27.B3" office:value-type="float" office:value="4">
            <text:p text:style-name="P24">4</text:p>
          </table:table-cell>
          <table:table-cell table:style-name="Table27.A3" office:value-type="string">
            <text:p text:style-name="P24">+4</text:p>
          </table:table-cell>
          <table:table-cell table:style-name="Table27.A3" office:value-type="string">
            <text:p text:style-name="P26">+1</text:p>
          </table:table-cell>
          <table:table-cell table:style-name="Table27.A3" office:value-type="string">
            <text:p text:style-name="P24">+4</text:p>
          </table:table-cell>
          <table:table-cell table:style-name="Table27.A3" office:value-type="string">
            <text:p text:style-name="P24">Spontaneous food</text:p>
          </table:table-cell>
          <table:table-cell table:style-name="Table27.B3" office:value-type="float" office:value="2">
            <text:p text:style-name="P24">2</text:p>
          </table:table-cell>
          <table:table-cell table:style-name="Table27.B3" office:value-type="float" office:value="1">
            <text:p text:style-name="P24">1</text:p>
          </table:table-cell>
          <table:table-cell table:style-name="Table27.A3" office:value-type="string">
            <text:p text:style-name="P24">-</text:p>
          </table:table-cell>
          <table:table-cell table:style-name="Table27.A3" office:value-type="string">
            <text:p text:style-name="P24">-</text:p>
          </table:table-cell>
        </table:table-row>
        <table:table-row>
          <table:table-cell table:style-name="Table27.A3" office:value-type="string">
            <text:p text:style-name="P24">5th</text:p>
          </table:table-cell>
          <table:table-cell table:style-name="Table27.B3" office:value-type="float" office:value="5">
            <text:p text:style-name="P24">5</text:p>
          </table:table-cell>
          <table:table-cell table:style-name="Table27.A3" office:value-type="string">
            <text:p text:style-name="P24">+4</text:p>
          </table:table-cell>
          <table:table-cell table:style-name="Table27.A3" office:value-type="string">
            <text:p text:style-name="P26">+2</text:p>
          </table:table-cell>
          <table:table-cell table:style-name="Table27.A3" office:value-type="string">
            <text:p text:style-name="P24">+4</text:p>
          </table:table-cell>
          <table:table-cell table:style-name="Table27.A3" office:value-type="string">
            <text:p text:style-name="P24"/>
          </table:table-cell>
          <table:table-cell table:style-name="Table27.B3" office:value-type="float" office:value="2">
            <text:p text:style-name="P24">2</text:p>
          </table:table-cell>
          <table:table-cell table:style-name="Table27.B3" office:value-type="float" office:value="1">
            <text:p text:style-name="P24">1</text:p>
          </table:table-cell>
          <table:table-cell table:style-name="Table27.A3" office:value-type="string">
            <text:p text:style-name="P24">-</text:p>
          </table:table-cell>
          <table:table-cell table:style-name="Table27.A3" office:value-type="string">
            <text:p text:style-name="P24">-</text:p>
          </table:table-cell>
        </table:table-row>
        <table:table-row>
          <table:table-cell table:style-name="Table27.A3" office:value-type="string">
            <text:p text:style-name="P24">6th</text:p>
          </table:table-cell>
          <table:table-cell table:style-name="Table27.B3" office:value-type="float" office:value="6">
            <text:p text:style-name="P24">6</text:p>
          </table:table-cell>
          <table:table-cell table:style-name="Table27.A3" office:value-type="string">
            <text:p text:style-name="P24">+5</text:p>
          </table:table-cell>
          <table:table-cell table:style-name="Table27.A3" office:value-type="string">
            <text:p text:style-name="P26">+2</text:p>
          </table:table-cell>
          <table:table-cell table:style-name="Table27.A3" office:value-type="string">
            <text:p text:style-name="P24">+5</text:p>
          </table:table-cell>
          <table:table-cell table:style-name="Table27.A3" office:value-type="string">
            <text:p text:style-name="P24"/>
          </table:table-cell>
          <table:table-cell table:style-name="Table27.B3" office:value-type="float" office:value="3">
            <text:p text:style-name="P24">3</text:p>
          </table:table-cell>
          <table:table-cell table:style-name="Table27.B3" office:value-type="float" office:value="2">
            <text:p text:style-name="P24">2</text:p>
          </table:table-cell>
          <table:table-cell table:style-name="Table27.B3" office:value-type="float" office:value="1">
            <text:p text:style-name="P24">1</text:p>
          </table:table-cell>
          <table:table-cell table:style-name="Table27.A3" office:value-type="string">
            <text:p text:style-name="P24">-</text:p>
          </table:table-cell>
        </table:table-row>
        <table:table-row>
          <table:table-cell table:style-name="Table27.A3" office:value-type="string">
            <text:p text:style-name="P24">7th</text:p>
          </table:table-cell>
          <table:table-cell table:style-name="Table27.B3" office:value-type="float" office:value="7">
            <text:p text:style-name="P24">7</text:p>
          </table:table-cell>
          <table:table-cell table:style-name="Table27.A3" office:value-type="string">
            <text:p text:style-name="P24">+5</text:p>
          </table:table-cell>
          <table:table-cell table:style-name="Table27.A3" office:value-type="string">
            <text:p text:style-name="P27">+2</text:p>
          </table:table-cell>
          <table:table-cell table:style-name="Table27.A3" office:value-type="string">
            <text:p text:style-name="P24">+5</text:p>
          </table:table-cell>
          <table:table-cell table:style-name="Table27.A3" office:value-type="string">
            <text:p text:style-name="P24">Cull the field</text:p>
          </table:table-cell>
          <table:table-cell table:style-name="Table27.B3" office:value-type="float" office:value="3">
            <text:p text:style-name="P24">3</text:p>
          </table:table-cell>
          <table:table-cell table:style-name="Table27.B3" office:value-type="float" office:value="2">
            <text:p text:style-name="P24">2</text:p>
          </table:table-cell>
          <table:table-cell table:style-name="Table27.B3" office:value-type="float" office:value="1">
            <text:p text:style-name="P24">1</text:p>
          </table:table-cell>
          <table:table-cell table:style-name="Table27.A3" office:value-type="string">
            <text:p text:style-name="P24">-</text:p>
          </table:table-cell>
        </table:table-row>
        <table:table-row>
          <table:table-cell table:style-name="Table27.A3" office:value-type="string">
            <text:p text:style-name="P24">8th</text:p>
          </table:table-cell>
          <table:table-cell table:style-name="Table27.B3" office:value-type="float" office:value="8">
            <text:p text:style-name="P24">8</text:p>
          </table:table-cell>
          <table:table-cell table:style-name="Table27.A3" office:value-type="string">
            <text:p text:style-name="P24">+6</text:p>
          </table:table-cell>
          <table:table-cell table:style-name="Table27.A3" office:value-type="string">
            <text:p text:style-name="P27">+3</text:p>
          </table:table-cell>
          <table:table-cell table:style-name="Table27.A3" office:value-type="string">
            <text:p text:style-name="P24">+6</text:p>
          </table:table-cell>
          <table:table-cell table:style-name="Table27.A3" office:value-type="string">
            <text:p text:style-name="P24"/>
          </table:table-cell>
          <table:table-cell table:style-name="Table27.B3" office:value-type="float" office:value="3">
            <text:p text:style-name="P24">3</text:p>
          </table:table-cell>
          <table:table-cell table:style-name="Table27.B3" office:value-type="float" office:value="2">
            <text:p text:style-name="P24">2</text:p>
          </table:table-cell>
          <table:table-cell table:style-name="Table27.B3" office:value-type="float" office:value="1">
            <text:p text:style-name="P24">1</text:p>
          </table:table-cell>
          <table:table-cell table:style-name="Table27.A3" office:value-type="string">
            <text:p text:style-name="P24">-</text:p>
          </table:table-cell>
        </table:table-row>
        <table:table-row>
          <table:table-cell table:style-name="Table27.A3" office:value-type="string">
            <text:p text:style-name="P24">9th</text:p>
          </table:table-cell>
          <table:table-cell table:style-name="Table27.B3" office:value-type="float" office:value="9">
            <text:p text:style-name="P24">9</text:p>
          </table:table-cell>
          <table:table-cell table:style-name="Table27.A3" office:value-type="string">
            <text:p text:style-name="P24">+6</text:p>
          </table:table-cell>
          <table:table-cell table:style-name="Table27.A3" office:value-type="string">
            <text:p text:style-name="P27">+3</text:p>
          </table:table-cell>
          <table:table-cell table:style-name="Table27.A3" office:value-type="string">
            <text:p text:style-name="P24">+6</text:p>
          </table:table-cell>
          <table:table-cell table:style-name="Table27.A3" office:value-type="string">
            <text:p text:style-name="P24"/>
          </table:table-cell>
          <table:table-cell table:style-name="Table27.B3" office:value-type="float" office:value="4">
            <text:p text:style-name="P24">4</text:p>
          </table:table-cell>
          <table:table-cell table:style-name="Table27.B3" office:value-type="float" office:value="3">
            <text:p text:style-name="P24">3</text:p>
          </table:table-cell>
          <table:table-cell table:style-name="Table27.B3" office:value-type="float" office:value="2">
            <text:p text:style-name="P24">2</text:p>
          </table:table-cell>
          <table:table-cell table:style-name="Table27.B3" office:value-type="float" office:value="1">
            <text:p text:style-name="P24">1</text:p>
          </table:table-cell>
        </table:table-row>
        <table:table-row>
          <table:table-cell table:style-name="Table27.A3" office:value-type="string">
            <text:p text:style-name="P24">10th</text:p>
          </table:table-cell>
          <table:table-cell table:style-name="Table27.B3" office:value-type="float" office:value="10">
            <text:p text:style-name="P24">10</text:p>
          </table:table-cell>
          <table:table-cell table:style-name="Table27.A3" office:value-type="string">
            <text:p text:style-name="P24">+7</text:p>
          </table:table-cell>
          <table:table-cell table:style-name="Table27.A3" office:value-type="string">
            <text:p text:style-name="P62">+3</text:p>
          </table:table-cell>
          <table:table-cell table:style-name="Table27.A3" office:value-type="string">
            <text:p text:style-name="P24">+7</text:p>
          </table:table-cell>
          <table:table-cell table:style-name="Table27.A3" office:value-type="string">
            <text:p text:style-name="P31"><text:s/>Reaping the Harvest</text:p>
          </table:table-cell>
          <table:table-cell table:style-name="Table27.B3" office:value-type="float" office:value="4">
            <text:p text:style-name="P31">4</text:p>
          </table:table-cell>
          <table:table-cell table:style-name="Table27.B3" office:value-type="float" office:value="3">
            <text:p text:style-name="P31">3</text:p>
          </table:table-cell>
          <table:table-cell table:style-name="Table27.B3" office:value-type="float" office:value="2">
            <text:p text:style-name="P31">2</text:p>
          </table:table-cell>
          <table:table-cell table:style-name="Table27.B3" office:value-type="float" office:value="1">
            <text:p text:style-name="P31">1</text:p>
          </table:table-cell>
        </table:table-row>
      </table:table>
      <text:p text:style-name="P44"/>
      <text:p text:style-name="P44"><text:span text:style-name="T30">Sworn Oath: </text:span><text:s/>Gohlynna values land that has been put to good use. <text:s/>While her followers tend to respect everything and enjoy most things about nature, her faithful abhor it. <text:s/>Unorganized and wasteful, you have sworn to expand farmlands through every grass field and make orchards out of every non productive forest.</text:p>
      <text:p text:style-name="P44"/>
      <text:p text:style-name="P44"><text:span text:style-name="T30">Spellcasting:</text:span> <text:span text:style-name="T15">At 1</text:span><text:span text:style-name="T24">st</text:span><text:span text:style-name="T15"> level, a faithful gains access to the paladin spell list and may spontaneously cast spells from the paladin spell list. <text:s text:c="2"/>Their caster level for these spells is considered their character level. <text:s/>They gain additional spells for having a high charisma.</text:span></text:p>
      <text:p text:style-name="P44"/>
      <text:p text:style-name="P44"><text:soft-page-break/><text:span text:style-name="T30">Spontaneous Food:</text:span> <text:s/>You gain the Druid spell Harvest Season as an at will spell-like ability. <text:s/>The caster level of this spell is equal to your Faithful level plus any Druid or Cleric levels you may have.</text:p>
      <text:p text:style-name="P44"/>
      <text:p text:style-name="P44"><text:span text:style-name="T30">Cull the Field:</text:span> <text:s/>You gain the spell Blight as an at will spell-like ability. <text:s/>The save DC is equal to 10 + half character level + charisma modifier. <text:s/>Your caster level for this spell is equal to your Faithful level from any Druid or Cleric levels you may have.</text:p>
      <text:p text:style-name="P44">In addition, when wielding a scythe, your deity bestows their protection over you. <text:s/>You may add your charisma modifier to all saves, if you do not already..</text:p>
      <text:p text:style-name="P44"/>
      <text:p text:style-name="P46">Reaping the Harvest: <text:s/><text:span text:style-name="T39">You gain the spell Heroes Feast as an at will spell-like ability. <text:s/>In addition, it only requires 30 minutes to consume, rather than the normal one hour. <text:s/>Your caster level for this is your Faithful level plus any druid or cleric levels you may possess.</text:span></text:p>
      <text:p text:style-name="P66"><text:bookmark-start text:name="Favored of Thomtom God of Music"/><text:span text:style-name="T14">Favored</text:span> of Thomtom, God of Music<text:bookmark-end text:name="Favored of Thomtom God of Music"/></text:p>
      <text:p text:style-name="Standard"/>
      <text:p text:style-name="P44">Like many of the Faithless who have ascended, Thomtom's true nature was a surprise to all his followers. <text:s/>They knew him as a shrewd leader, a practiced diplomat, and spiritual guide. <text:s/>He perhaps enjoyed a little music, but for that to be what he loved and fought for most in his life was a surprise to say the least.</text:p>
      <text:p text:style-name="P44"/>
      <text:p text:style-name="P44">Unfortunately for the historians of the world, much of Thomtom's life is no longer public knowledge. <text:s/>Partly due to his followers largely abandoning him after his nature became apparent, and partly due to the Faithless ensuring bitter follower's stories did not travel far or last in their memory for long.</text:p>
      <text:p text:style-name="P44"/>
      <text:p text:style-name="P44">The bards and lovers of music who worship him today care little for why a fellow music lover has a share of the heavens. <text:s/></text:p>
      <text:p text:style-name="Standard"/>
      <text:p text:style-name="P7">Requirement: </text:p>
      <text:p text:style-name="P6">Cleric of Thomtom, god of Music<text:span text:style-name="T59"> or Bard </text:span></text:p>
      <text:p text:style-name="P6">Must have never broken his unbreakable tenet</text:p>
      <text:p text:style-name="P6">or</text:p>
      <text:p text:style-name="P58">Must never have broken Thomtom's Minor or Unbreakable Tenets.</text:p>
      <text:p text:style-name="Standard"/>
      <text:p text:style-name="P51"><text:span text:style-name="T30">Alignment: </text:span><text:span text:style-name="T39">Any</text:span></text:p>
      <text:p text:style-name="Standard"><text:span text:style-name="T47">Hit Dice: </text:span><text:span text:style-name="T46">d8</text:span><text:span text:style-name="T47"><text:line-break/>Proficiency: </text:span><text:span text:style-name="T46">You gain proficiency in the Totem Spear and light armor.</text:span><text:span text:style-name="T47"><text:line-break/>Added </text:span><text:span text:style-name="T42">Class skills: </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p>
      <text:p text:style-name="Standard"/>
      <table:table table:name="Table28" table:style-name="Table28">
        <table:table-column table:style-name="Table28.A"/>
        <table:table-column table:style-name="Table28.B"/>
        <table:table-column table:style-name="Table28.C"/>
        <table:table-column table:style-name="Table28.D" table:number-columns-repeated="2"/>
        <table:table-column table:style-name="Table28.F"/>
        <table:table-column table:style-name="Table28.G"/>
        <table:table-column table:style-name="Table28.H"/>
        <table:table-column table:style-name="Table28.C"/>
        <table:table-column table:style-name="Table28.J"/>
        <table:table-row>
          <table:table-cell table:style-name="Table28.A1" table:number-rows-spanned="2" office:value-type="string">
            <text:p text:style-name="P40">Level</text:p>
          </table:table-cell>
          <table:table-cell table:style-name="Table28.A1" table:number-rows-spanned="2" office:value-type="string">
            <text:p text:style-name="P41"/>
            <text:p text:style-name="P41">BAB</text:p>
          </table:table-cell>
          <table:table-cell table:style-name="Table28.A1" table:number-rows-spanned="2" office:value-type="string">
            <text:p text:style-name="P40">Fort</text:p>
          </table:table-cell>
          <table:table-cell table:style-name="Table28.A1" table:number-rows-spanned="2" office:value-type="string">
            <text:p text:style-name="P40">Ref</text:p>
          </table:table-cell>
          <table:table-cell table:style-name="Table28.A1" table:number-rows-spanned="2" office:value-type="string">
            <text:p text:style-name="P40">Will</text:p>
          </table:table-cell>
          <table:table-cell table:style-name="Table28.F1" table:number-rows-spanned="2" office:value-type="string">
            <text:p text:style-name="P40">Special</text:p>
          </table:table-cell>
          <table:table-cell table:style-name="Table28.G1" table:number-columns-spanned="4" office:value-type="string">
            <text:p text:style-name="P32">Spell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28.G2" office:value-type="float" office:value="1">
            <text:p text:style-name="P32">1</text:p>
          </table:table-cell>
          <table:table-cell table:style-name="Table28.G2" office:value-type="float" office:value="2">
            <text:p text:style-name="P32">2</text:p>
          </table:table-cell>
          <table:table-cell table:style-name="Table28.G2" office:value-type="float" office:value="3">
            <text:p text:style-name="P32">3</text:p>
          </table:table-cell>
          <table:table-cell table:style-name="Table28.G2" office:value-type="float" office:value="4">
            <text:p text:style-name="P32">4</text:p>
          </table:table-cell>
        </table:table-row>
        <table:table-row>
          <table:table-cell table:style-name="Table28.A3" office:value-type="string">
            <text:p text:style-name="P24">1st</text:p>
          </table:table-cell>
          <table:table-cell table:style-name="Table28.B3" office:value-type="float" office:value="1">
            <text:p text:style-name="P24">1</text:p>
          </table:table-cell>
          <table:table-cell table:style-name="Table28.A3" office:value-type="string">
            <text:p text:style-name="P24">+2</text:p>
          </table:table-cell>
          <table:table-cell table:style-name="Table28.A3" office:value-type="string">
            <text:p text:style-name="P26">+0</text:p>
          </table:table-cell>
          <table:table-cell table:style-name="Table28.A3" office:value-type="string">
            <text:p text:style-name="P24">+2</text:p>
          </table:table-cell>
          <table:table-cell table:style-name="Table28.A3" office:value-type="string">
            <text:p text:style-name="P24">Spellcasting, Sworn Oath</text:p>
          </table:table-cell>
          <table:table-cell table:style-name="Table28.B3" office:value-type="float" office:value="1">
            <text:p text:style-name="P24">1</text:p>
          </table:table-cell>
          <table:table-cell table:style-name="Table28.A3" office:value-type="string">
            <text:p text:style-name="P24">-</text:p>
          </table:table-cell>
          <table:table-cell table:style-name="Table28.A3" office:value-type="string">
            <text:p text:style-name="P24">-</text:p>
          </table:table-cell>
          <table:table-cell table:style-name="Table28.A3" office:value-type="string">
            <text:p text:style-name="P24">-</text:p>
          </table:table-cell>
        </table:table-row>
        <table:table-row>
          <table:table-cell table:style-name="Table28.A3" office:value-type="string">
            <text:p text:style-name="P24">2nd</text:p>
          </table:table-cell>
          <table:table-cell table:style-name="Table28.B3" office:value-type="float" office:value="2">
            <text:p text:style-name="P24">2</text:p>
          </table:table-cell>
          <table:table-cell table:style-name="Table28.A3" office:value-type="string">
            <text:p text:style-name="P24">+3</text:p>
          </table:table-cell>
          <table:table-cell table:style-name="Table28.A3" office:value-type="string">
            <text:p text:style-name="P26">+1</text:p>
          </table:table-cell>
          <table:table-cell table:style-name="Table28.A3" office:value-type="string">
            <text:p text:style-name="P24">+3</text:p>
          </table:table-cell>
          <table:table-cell table:style-name="Table28.A3" office:value-type="string">
            <text:p text:style-name="P24"/>
          </table:table-cell>
          <table:table-cell table:style-name="Table28.B3" office:value-type="float" office:value="1">
            <text:p text:style-name="P24">1</text:p>
          </table:table-cell>
          <table:table-cell table:style-name="Table28.A3" office:value-type="string">
            <text:p text:style-name="P24">-</text:p>
          </table:table-cell>
          <table:table-cell table:style-name="Table28.A3" office:value-type="string">
            <text:p text:style-name="P24">-</text:p>
          </table:table-cell>
          <table:table-cell table:style-name="Table28.A3" office:value-type="string">
            <text:p text:style-name="P24">-</text:p>
          </table:table-cell>
        </table:table-row>
        <table:table-row>
          <table:table-cell table:style-name="Table28.A3" office:value-type="string">
            <text:p text:style-name="P24">3rd</text:p>
          </table:table-cell>
          <table:table-cell table:style-name="Table28.B3" office:value-type="float" office:value="3">
            <text:p text:style-name="P24">3</text:p>
          </table:table-cell>
          <table:table-cell table:style-name="Table28.A3" office:value-type="string">
            <text:p text:style-name="P24">+3</text:p>
          </table:table-cell>
          <table:table-cell table:style-name="Table28.A3" office:value-type="string">
            <text:p text:style-name="P26">+1</text:p>
          </table:table-cell>
          <table:table-cell table:style-name="Table28.A3" office:value-type="string">
            <text:p text:style-name="P24">+3</text:p>
          </table:table-cell>
          <table:table-cell table:style-name="Table28.A3" office:value-type="string">
            <text:p text:style-name="P24"/>
          </table:table-cell>
          <table:table-cell table:style-name="Table28.B3" office:value-type="float" office:value="2">
            <text:p text:style-name="P24">2</text:p>
          </table:table-cell>
          <table:table-cell table:style-name="Table28.B3" office:value-type="float" office:value="1">
            <text:p text:style-name="P24">1</text:p>
          </table:table-cell>
          <table:table-cell table:style-name="Table28.A3" office:value-type="string">
            <text:p text:style-name="P24">-</text:p>
          </table:table-cell>
          <table:table-cell table:style-name="Table28.A3" office:value-type="string">
            <text:p text:style-name="P24">-</text:p>
          </table:table-cell>
        </table:table-row>
        <table:table-row>
          <table:table-cell table:style-name="Table28.A3" office:value-type="string">
            <text:p text:style-name="P24">4th</text:p>
          </table:table-cell>
          <table:table-cell table:style-name="Table28.B3" office:value-type="float" office:value="4">
            <text:p text:style-name="P24">4</text:p>
          </table:table-cell>
          <table:table-cell table:style-name="Table28.A3" office:value-type="string">
            <text:p text:style-name="P24">+4</text:p>
          </table:table-cell>
          <table:table-cell table:style-name="Table28.A3" office:value-type="string">
            <text:p text:style-name="P26">+1</text:p>
          </table:table-cell>
          <table:table-cell table:style-name="Table28.A3" office:value-type="string">
            <text:p text:style-name="P24">+4</text:p>
          </table:table-cell>
          <table:table-cell table:style-name="Table28.A3" office:value-type="string">
            <text:p text:style-name="P24">Lucky Beacon</text:p>
          </table:table-cell>
          <table:table-cell table:style-name="Table28.B3" office:value-type="float" office:value="2">
            <text:p text:style-name="P24">2</text:p>
          </table:table-cell>
          <table:table-cell table:style-name="Table28.B3" office:value-type="float" office:value="1">
            <text:p text:style-name="P24">1</text:p>
          </table:table-cell>
          <table:table-cell table:style-name="Table28.A3" office:value-type="string">
            <text:p text:style-name="P24">-</text:p>
          </table:table-cell>
          <table:table-cell table:style-name="Table28.A3" office:value-type="string">
            <text:p text:style-name="P24">-</text:p>
          </table:table-cell>
        </table:table-row>
        <table:table-row>
          <table:table-cell table:style-name="Table28.A3" office:value-type="string">
            <text:p text:style-name="P24">5th</text:p>
          </table:table-cell>
          <table:table-cell table:style-name="Table28.B3" office:value-type="float" office:value="5">
            <text:p text:style-name="P24">5</text:p>
          </table:table-cell>
          <table:table-cell table:style-name="Table28.A3" office:value-type="string">
            <text:p text:style-name="P24">+4</text:p>
          </table:table-cell>
          <table:table-cell table:style-name="Table28.A3" office:value-type="string">
            <text:p text:style-name="P26">+2</text:p>
          </table:table-cell>
          <table:table-cell table:style-name="Table28.A3" office:value-type="string">
            <text:p text:style-name="P24">+4</text:p>
          </table:table-cell>
          <table:table-cell table:style-name="Table28.A3" office:value-type="string">
            <text:p text:style-name="P24"/>
          </table:table-cell>
          <table:table-cell table:style-name="Table28.B3" office:value-type="float" office:value="2">
            <text:p text:style-name="P24">2</text:p>
          </table:table-cell>
          <table:table-cell table:style-name="Table28.B3" office:value-type="float" office:value="1">
            <text:p text:style-name="P24">1</text:p>
          </table:table-cell>
          <table:table-cell table:style-name="Table28.A3" office:value-type="string">
            <text:p text:style-name="P24">-</text:p>
          </table:table-cell>
          <table:table-cell table:style-name="Table28.A3" office:value-type="string">
            <text:p text:style-name="P24">-</text:p>
          </table:table-cell>
        </table:table-row>
        <table:table-row>
          <table:table-cell table:style-name="Table28.A3" office:value-type="string">
            <text:p text:style-name="P24">6th</text:p>
          </table:table-cell>
          <table:table-cell table:style-name="Table28.B3" office:value-type="float" office:value="6">
            <text:p text:style-name="P24">6</text:p>
          </table:table-cell>
          <table:table-cell table:style-name="Table28.A3" office:value-type="string">
            <text:p text:style-name="P24">+5</text:p>
          </table:table-cell>
          <table:table-cell table:style-name="Table28.A3" office:value-type="string">
            <text:p text:style-name="P26">+2</text:p>
          </table:table-cell>
          <table:table-cell table:style-name="Table28.A3" office:value-type="string">
            <text:p text:style-name="P24">+5</text:p>
          </table:table-cell>
          <table:table-cell table:style-name="Table28.A3" office:value-type="string">
            <text:p text:style-name="P24"/>
          </table:table-cell>
          <table:table-cell table:style-name="Table28.B3" office:value-type="float" office:value="3">
            <text:p text:style-name="P24">3</text:p>
          </table:table-cell>
          <table:table-cell table:style-name="Table28.B3" office:value-type="float" office:value="2">
            <text:p text:style-name="P24">2</text:p>
          </table:table-cell>
          <table:table-cell table:style-name="Table28.B3" office:value-type="float" office:value="1">
            <text:p text:style-name="P24">1</text:p>
          </table:table-cell>
          <table:table-cell table:style-name="Table28.A3" office:value-type="string">
            <text:p text:style-name="P24">-</text:p>
          </table:table-cell>
        </table:table-row>
        <table:table-row>
          <table:table-cell table:style-name="Table28.A3" office:value-type="string">
            <text:p text:style-name="P24">7th</text:p>
          </table:table-cell>
          <table:table-cell table:style-name="Table28.B3" office:value-type="float" office:value="7">
            <text:p text:style-name="P24">7</text:p>
          </table:table-cell>
          <table:table-cell table:style-name="Table28.A3" office:value-type="string">
            <text:p text:style-name="P24">+5</text:p>
          </table:table-cell>
          <table:table-cell table:style-name="Table28.A3" office:value-type="string">
            <text:p text:style-name="P27">+2</text:p>
          </table:table-cell>
          <table:table-cell table:style-name="Table28.A3" office:value-type="string">
            <text:p text:style-name="P24">+5</text:p>
          </table:table-cell>
          <table:table-cell table:style-name="Table28.A3" office:value-type="string">
            <text:p text:style-name="P24">Standalone Performance</text:p>
          </table:table-cell>
          <table:table-cell table:style-name="Table28.B3" office:value-type="float" office:value="3">
            <text:p text:style-name="P24">3</text:p>
          </table:table-cell>
          <table:table-cell table:style-name="Table28.B3" office:value-type="float" office:value="2">
            <text:p text:style-name="P24">2</text:p>
          </table:table-cell>
          <table:table-cell table:style-name="Table28.B3" office:value-type="float" office:value="1">
            <text:p text:style-name="P24">1</text:p>
          </table:table-cell>
          <table:table-cell table:style-name="Table28.A3" office:value-type="string">
            <text:p text:style-name="P24">-</text:p>
          </table:table-cell>
        </table:table-row>
        <table:table-row>
          <table:table-cell table:style-name="Table28.A3" office:value-type="string">
            <text:p text:style-name="P24">8th</text:p>
          </table:table-cell>
          <table:table-cell table:style-name="Table28.B3" office:value-type="float" office:value="8">
            <text:p text:style-name="P24">8</text:p>
          </table:table-cell>
          <table:table-cell table:style-name="Table28.A3" office:value-type="string">
            <text:p text:style-name="P24">+6</text:p>
          </table:table-cell>
          <table:table-cell table:style-name="Table28.A3" office:value-type="string">
            <text:p text:style-name="P27">+3</text:p>
          </table:table-cell>
          <table:table-cell table:style-name="Table28.A3" office:value-type="string">
            <text:p text:style-name="P24">+6</text:p>
          </table:table-cell>
          <table:table-cell table:style-name="Table28.A3" office:value-type="string">
            <text:p text:style-name="P24"/>
          </table:table-cell>
          <table:table-cell table:style-name="Table28.B3" office:value-type="float" office:value="3">
            <text:p text:style-name="P24">3</text:p>
          </table:table-cell>
          <table:table-cell table:style-name="Table28.B3" office:value-type="float" office:value="2">
            <text:p text:style-name="P24">2</text:p>
          </table:table-cell>
          <table:table-cell table:style-name="Table28.B3" office:value-type="float" office:value="1">
            <text:p text:style-name="P24">1</text:p>
          </table:table-cell>
          <table:table-cell table:style-name="Table28.A3" office:value-type="string">
            <text:p text:style-name="P24">-</text:p>
          </table:table-cell>
        </table:table-row>
        <table:table-row>
          <table:table-cell table:style-name="Table28.A3" office:value-type="string">
            <text:p text:style-name="P24">9th</text:p>
          </table:table-cell>
          <table:table-cell table:style-name="Table28.B3" office:value-type="float" office:value="9">
            <text:p text:style-name="P24">9</text:p>
          </table:table-cell>
          <table:table-cell table:style-name="Table28.A3" office:value-type="string">
            <text:p text:style-name="P24">+6</text:p>
          </table:table-cell>
          <table:table-cell table:style-name="Table28.A3" office:value-type="string">
            <text:p text:style-name="P27">+3</text:p>
          </table:table-cell>
          <table:table-cell table:style-name="Table28.A3" office:value-type="string">
            <text:p text:style-name="P24">+6</text:p>
          </table:table-cell>
          <table:table-cell table:style-name="Table28.A3" office:value-type="string">
            <text:p text:style-name="P24"/>
          </table:table-cell>
          <table:table-cell table:style-name="Table28.B3" office:value-type="float" office:value="4">
            <text:p text:style-name="P24">4</text:p>
          </table:table-cell>
          <table:table-cell table:style-name="Table28.B3" office:value-type="float" office:value="3">
            <text:p text:style-name="P24">3</text:p>
          </table:table-cell>
          <table:table-cell table:style-name="Table28.B3" office:value-type="float" office:value="2">
            <text:p text:style-name="P24">2</text:p>
          </table:table-cell>
          <table:table-cell table:style-name="Table28.B3" office:value-type="float" office:value="1">
            <text:p text:style-name="P24">1</text:p>
          </table:table-cell>
        </table:table-row>
        <table:table-row>
          <table:table-cell table:style-name="Table28.A3" office:value-type="string">
            <text:p text:style-name="P24">10th</text:p>
          </table:table-cell>
          <table:table-cell table:style-name="Table28.B3" office:value-type="float" office:value="10">
            <text:p text:style-name="P24">10</text:p>
          </table:table-cell>
          <table:table-cell table:style-name="Table28.A3" office:value-type="string">
            <text:p text:style-name="P24">+7</text:p>
          </table:table-cell>
          <table:table-cell table:style-name="Table28.A3" office:value-type="string">
            <text:p text:style-name="P62">+3</text:p>
          </table:table-cell>
          <table:table-cell table:style-name="Table28.A3" office:value-type="string">
            <text:p text:style-name="P24">+7</text:p>
          </table:table-cell>
          <table:table-cell table:style-name="Table28.A3" office:value-type="string">
            <text:p text:style-name="P31">The Show Must Go On</text:p>
          </table:table-cell>
          <table:table-cell table:style-name="Table28.B3" office:value-type="float" office:value="4">
            <text:p text:style-name="P31">4</text:p>
          </table:table-cell>
          <table:table-cell table:style-name="Table28.B3" office:value-type="float" office:value="3">
            <text:p text:style-name="P31">3</text:p>
          </table:table-cell>
          <table:table-cell table:style-name="Table28.B3" office:value-type="float" office:value="2">
            <text:p text:style-name="P31">2</text:p>
          </table:table-cell>
          <table:table-cell table:style-name="Table28.B3" office:value-type="float" office:value="1">
            <text:p text:style-name="P31">1</text:p>
          </table:table-cell>
        </table:table-row>
      </table:table>
      <text:p text:style-name="Standard"/>
      <text:p text:style-name="P44"><text:span text:style-name="T30">Sworn Oath: </text:span><text:s/>You have taken an oath to preform solely for the love of it. <text:s/>Any money you make from musical performances must be donated to another musician, ideally one who is struggling and needs assistance. <text:s/>A 5% tithe to local musicians is expected from money earned from adventuring or elsewhere. </text:p>
      <text:p text:style-name="P44"/>
      <text:p text:style-name="P44"><text:span text:style-name="T30">Spellcasting:</text:span> <text:span text:style-name="T15">At 1</text:span><text:span text:style-name="T24">st</text:span><text:span text:style-name="T15"> level, a faithful gains access to the paladin spell list and may spontaneously cast spells from the paladin spell list. <text:s text:c="2"/>Their caster level for these spells is considered their character level. <text:s/>They gain additional spells for having a high charisma.</text:span></text:p>
      <text:p text:style-name="P44"/>
      <text:p text:style-name="P44"><text:span text:style-name="T30">Lucky Beacon</text:span>: You gain the spell Beacon of Luck spell as an at will spell like ability. <text:s/>You may use your Faithful level, plus any Cleric or Bard levels you may have as the spells caster level. </text:p>
      <text:p text:style-name="P44"/>
      <text:p text:style-name="P44"><text:span text:style-name="T30">Standalone Performance: </text:span><text:s/>You gain the spell Saving Finale as a spell like ability. <text:s/>You can use this ability a number of <text:soft-page-break/>times per day equal to your charisma modifier. <text:s/>When you cast this spell, you do not need to have a bardic performance in effect and it does not end any performance you may have active.</text:p>
      <text:p text:style-name="P44">In addition, when wielding a Totem Spear, your deity bestows their protection over you. <text:s/>You may add your charisma modifier to all saves, if you do not already.</text:p>
      <text:p text:style-name="P44"/>
      <text:p text:style-name="P46">The Show Must Go On: <text:span text:style-name="T39">Whenever you are wearing armor of any kind, you are considered to be under the effects of the Revenant Armor spell. <text:s/>You caster level is considered your Faithful level, plus any Cleric or Bard levels you possess. <text:s/>If this occurs in the middle of a performance, the armor/corpse is able to continue the performance for rounds equal to your charisma modifier.</text:span></text:p>
      <text:p text:style-name="P58"/>
      <text:p text:style-name="P66"><text:bookmark-start text:name="Faithful of Ushuk Goddess of Peace"/>Faithful of Ushuk, Goddess of Peace<text:bookmark-end text:name="Faithful of Ushuk Goddess of Peace"/></text:p>
      <text:p text:style-name="P44">Ushuk is the most famous of gods and arguably the most powerful in life. <text:s/>In life, she is remembered for bringing down the great and terrible Naga civilization, which spanned nearly half the continent. Then, instead of conquering any land she wanted with her army of freed slaves, she altered the nature of a large enough portion of the Scar to settle a city.</text:p>
      <text:p text:style-name="P44">Ushuk's followers, however, believe that how she did these things, and why she did them that way, is far more important for the world to learn.</text:p>
      <text:p text:style-name="P44">Ushuk was born in a Naga breading pit, two years after the scar shook the world. <text:s/>She had been bread to be a library orc, and proved herself useful enough assisting the wizards with their research to have life extending spells cast upon her. <text:s/>While she learned a great deal of magic as part of her work, she was forbidden to learn offensive spells. <text:s/>This did not deter her, as violence was not something she enjoyed or felt was ever needed among intelligent individuals.</text:p>
      <text:p text:style-name="P44">Over 800 years passed, and Ushuk continued her work in the libraries. <text:s/>At this point, she was spending her free time, not learning about defensive magic, but inventing it. <text:s/>In doing so, she discovered an inherent weakness in the Naga. <text:s/>Their magical nature was not from a kind and or neutral source of magic, but was malevolent in nature. <text:s/>Utilizing spell work both counter to their own specialties in magic, and their fundamental nature itself, Ushuk developed a novel and unparalleled protective spell.</text:p>
      <text:p text:style-name="P44">The ritual she developed would take over 24 hours of casting, but she was very skilled in pausing a ritual, and worked on the spell for a few hours a day as to not draw any suspicion. <text:s/>When it was completed, the slave quarters were encased in a massive magical protective bubble.</text:p>
      <text:p text:style-name="P44">The naga outside the barrier found they could not enter, and the ones inside felt an overwhelming desire to flee. <text:s/>Ushuk had successfully created a protective sphere that prevents anyone who holds hate for its creators from venturing inside or casting spells targeting those inside.</text:p>
      <text:p text:style-name="P44">The newly freed slaves assisted Ushuk in repeating the ritual, expanding the zone to eventually cover nearly the entire capitol. <text:s text:c="2"/>As the naga relied entirely on slave labor to run their society, it came to a crashing halt. <text:s/></text:p>
      <text:p text:style-name="P44">Ushuk then repeated the ritual in every naga city she was able to find. <text:s/>Over the course of 10 years, Ushuk brought the largest civilization ever known to a crashing halt. <text:s/>Today, the naga only exist in small settlements in underwater caverns and do not dare attempt to occupy the land once again.</text:p>
      <text:p text:style-name="Standard"/>
      <text:p text:style-name="P7">Requirement: </text:p>
      <text:p text:style-name="P6">Cleric of Ushuk, goddess of <text:span text:style-name="T59">the Peace or 5 levels of Patron Knight</text:span></text:p>
      <text:p text:style-name="P6">Must have never broken her unbreakable tenet</text:p>
      <text:p text:style-name="P6">or</text:p>
      <text:p text:style-name="P58">Must never have broken Ushuk's Minor or Unbreakable Tenets.</text:p>
      <text:p text:style-name="Standard"/>
      <text:p text:style-name="P51"><text:span text:style-name="T30">Alignment: </text:span><text:span text:style-name="T39">Any</text:span></text:p>
      <text:p text:style-name="Standard"><text:span text:style-name="T47">Hit Dice: </text:span><text:span text:style-name="T46">d10</text:span><text:span text:style-name="T47"><text:line-break/>Proficiency: </text:span><text:span text:style-name="T46"><text:s text:c="2"/>You gain proficiency in the Quarterstaff.</text:span><text:span text:style-name="T47"><text:line-break/>Added </text:span><text:span text:style-name="T42">Class skills: </text:span></text:p>
      <text:p text:style-name="P12"><text:span text:style-name="T30">Skill Ranks per Level</text:span><text:span text:style-name="T49">: 4 + </text:span><text:a xlink:type="simple" xlink:href="https://www.d20pfsrd.com/basics-ability-scores/ability-scores#TOC-Intelligence-Int-" text:style-name="Internet_20_link" text:visited-style-name="Visited_20_Internet_20_Link"><text:span text:style-name="T55">Int</text:span></text:a><text:span text:style-name="T30"> </text:span><text:span text:style-name="T49">modifier.</text:span><text:span text:style-name="T30"> </text:span></text:p>
      <text:p text:style-name="Standard"/>
      <table:table table:name="Table29" table:style-name="Table29">
        <table:table-column table:style-name="Table29.A"/>
        <table:table-column table:style-name="Table29.B"/>
        <table:table-column table:style-name="Table29.C"/>
        <table:table-column table:style-name="Table29.D" table:number-columns-repeated="2"/>
        <table:table-column table:style-name="Table29.F"/>
        <table:table-column table:style-name="Table29.G"/>
        <table:table-column table:style-name="Table29.H"/>
        <table:table-column table:style-name="Table29.C"/>
        <table:table-column table:style-name="Table29.J"/>
        <table:table-row>
          <table:table-cell table:style-name="Table29.A1" table:number-rows-spanned="2" office:value-type="string">
            <text:p text:style-name="P40">Level</text:p>
          </table:table-cell>
          <table:table-cell table:style-name="Table29.A1" table:number-rows-spanned="2" office:value-type="string">
            <text:p text:style-name="P41"/>
            <text:p text:style-name="P41">BAB</text:p>
          </table:table-cell>
          <table:table-cell table:style-name="Table29.A1" table:number-rows-spanned="2" office:value-type="string">
            <text:p text:style-name="P40">Fort</text:p>
          </table:table-cell>
          <table:table-cell table:style-name="Table29.A1" table:number-rows-spanned="2" office:value-type="string">
            <text:p text:style-name="P40">Ref</text:p>
          </table:table-cell>
          <table:table-cell table:style-name="Table29.A1" table:number-rows-spanned="2" office:value-type="string">
            <text:p text:style-name="P40">Will</text:p>
          </table:table-cell>
          <table:table-cell table:style-name="Table29.F1" table:number-rows-spanned="2" office:value-type="string">
            <text:p text:style-name="P40">Special</text:p>
          </table:table-cell>
          <table:table-cell table:style-name="Table29.G1" table:number-columns-spanned="4" office:value-type="string">
            <text:p text:style-name="P32">Spell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29.G2" office:value-type="float" office:value="1">
            <text:p text:style-name="P32">1</text:p>
          </table:table-cell>
          <table:table-cell table:style-name="Table29.G2" office:value-type="float" office:value="2">
            <text:p text:style-name="P32">2</text:p>
          </table:table-cell>
          <table:table-cell table:style-name="Table29.G2" office:value-type="float" office:value="3">
            <text:p text:style-name="P32">3</text:p>
          </table:table-cell>
          <table:table-cell table:style-name="Table29.G2" office:value-type="float" office:value="4">
            <text:p text:style-name="P32">4</text:p>
          </table:table-cell>
        </table:table-row>
        <table:table-row>
          <table:table-cell table:style-name="Table29.A3" office:value-type="string">
            <text:p text:style-name="P24">1st</text:p>
          </table:table-cell>
          <table:table-cell table:style-name="Table29.B3" office:value-type="float" office:value="1">
            <text:p text:style-name="P24">1</text:p>
          </table:table-cell>
          <table:table-cell table:style-name="Table29.A3" office:value-type="string">
            <text:p text:style-name="P24">+2</text:p>
          </table:table-cell>
          <table:table-cell table:style-name="Table29.A3" office:value-type="string">
            <text:p text:style-name="P26">+0</text:p>
          </table:table-cell>
          <table:table-cell table:style-name="Table29.A3" office:value-type="string">
            <text:p text:style-name="P24">+2</text:p>
          </table:table-cell>
          <table:table-cell table:style-name="Table29.A3" office:value-type="string">
            <text:p text:style-name="P24">Spellcasting, Sworn Oath</text:p>
          </table:table-cell>
          <table:table-cell table:style-name="Table29.B3" office:value-type="float" office:value="1">
            <text:p text:style-name="P24">1</text:p>
          </table:table-cell>
          <table:table-cell table:style-name="Table29.A3" office:value-type="string">
            <text:p text:style-name="P24">-</text:p>
          </table:table-cell>
          <table:table-cell table:style-name="Table29.A3" office:value-type="string">
            <text:p text:style-name="P24">-</text:p>
          </table:table-cell>
          <table:table-cell table:style-name="Table29.A3" office:value-type="string">
            <text:p text:style-name="P24">-</text:p>
          </table:table-cell>
        </table:table-row>
        <table:table-row>
          <table:table-cell table:style-name="Table29.A3" office:value-type="string">
            <text:p text:style-name="P24">2nd</text:p>
          </table:table-cell>
          <table:table-cell table:style-name="Table29.B3" office:value-type="float" office:value="2">
            <text:p text:style-name="P24">2</text:p>
          </table:table-cell>
          <table:table-cell table:style-name="Table29.A3" office:value-type="string">
            <text:p text:style-name="P24">+3</text:p>
          </table:table-cell>
          <table:table-cell table:style-name="Table29.A3" office:value-type="string">
            <text:p text:style-name="P26">+1</text:p>
          </table:table-cell>
          <table:table-cell table:style-name="Table29.A3" office:value-type="string">
            <text:p text:style-name="P24">+3</text:p>
          </table:table-cell>
          <table:table-cell table:style-name="Table29.A3" office:value-type="string">
            <text:p text:style-name="P24"/>
          </table:table-cell>
          <table:table-cell table:style-name="Table29.B3" office:value-type="float" office:value="1">
            <text:p text:style-name="P24">1</text:p>
          </table:table-cell>
          <table:table-cell table:style-name="Table29.A3" office:value-type="string">
            <text:p text:style-name="P24">-</text:p>
          </table:table-cell>
          <table:table-cell table:style-name="Table29.A3" office:value-type="string">
            <text:p text:style-name="P24">-</text:p>
          </table:table-cell>
          <table:table-cell table:style-name="Table29.A3" office:value-type="string">
            <text:p text:style-name="P24">-</text:p>
          </table:table-cell>
        </table:table-row>
        <table:table-row>
          <table:table-cell table:style-name="Table29.A3" office:value-type="string">
            <text:p text:style-name="P24">3rd</text:p>
          </table:table-cell>
          <table:table-cell table:style-name="Table29.B3" office:value-type="float" office:value="3">
            <text:p text:style-name="P24">3</text:p>
          </table:table-cell>
          <table:table-cell table:style-name="Table29.A3" office:value-type="string">
            <text:p text:style-name="P24">+3</text:p>
          </table:table-cell>
          <table:table-cell table:style-name="Table29.A3" office:value-type="string">
            <text:p text:style-name="P26">+1</text:p>
          </table:table-cell>
          <table:table-cell table:style-name="Table29.A3" office:value-type="string">
            <text:p text:style-name="P24">+3</text:p>
          </table:table-cell>
          <table:table-cell table:style-name="Table29.A3" office:value-type="string">
            <text:p text:style-name="P24"/>
          </table:table-cell>
          <table:table-cell table:style-name="Table29.B3" office:value-type="float" office:value="2">
            <text:p text:style-name="P24">2</text:p>
          </table:table-cell>
          <table:table-cell table:style-name="Table29.B3" office:value-type="float" office:value="1">
            <text:p text:style-name="P24">1</text:p>
          </table:table-cell>
          <table:table-cell table:style-name="Table29.A3" office:value-type="string">
            <text:p text:style-name="P24">-</text:p>
          </table:table-cell>
          <table:table-cell table:style-name="Table29.A3" office:value-type="string">
            <text:p text:style-name="P24">-</text:p>
          </table:table-cell>
        </table:table-row>
        <table:table-row>
          <table:table-cell table:style-name="Table29.A3" office:value-type="string">
            <text:p text:style-name="P24">4th</text:p>
          </table:table-cell>
          <table:table-cell table:style-name="Table29.B3" office:value-type="float" office:value="4">
            <text:p text:style-name="P24">4</text:p>
          </table:table-cell>
          <table:table-cell table:style-name="Table29.A3" office:value-type="string">
            <text:p text:style-name="P24">+4</text:p>
          </table:table-cell>
          <table:table-cell table:style-name="Table29.A3" office:value-type="string">
            <text:p text:style-name="P26">+1</text:p>
          </table:table-cell>
          <table:table-cell table:style-name="Table29.A3" office:value-type="string">
            <text:p text:style-name="P24">+4</text:p>
          </table:table-cell>
          <table:table-cell table:style-name="Table29.A3" office:value-type="string">
            <text:p text:style-name="P24">Anything But a Weapon</text:p>
          </table:table-cell>
          <table:table-cell table:style-name="Table29.B3" office:value-type="float" office:value="2">
            <text:p text:style-name="P24">2</text:p>
          </table:table-cell>
          <table:table-cell table:style-name="Table29.B3" office:value-type="float" office:value="1">
            <text:p text:style-name="P24">1</text:p>
          </table:table-cell>
          <table:table-cell table:style-name="Table29.A3" office:value-type="string">
            <text:p text:style-name="P24">-</text:p>
          </table:table-cell>
          <table:table-cell table:style-name="Table29.A3" office:value-type="string">
            <text:p text:style-name="P24">-</text:p>
          </table:table-cell>
        </table:table-row>
        <table:table-row>
          <table:table-cell table:style-name="Table29.A3" office:value-type="string">
            <text:p text:style-name="P24">5th</text:p>
          </table:table-cell>
          <table:table-cell table:style-name="Table29.B3" office:value-type="float" office:value="5">
            <text:p text:style-name="P24">5</text:p>
          </table:table-cell>
          <table:table-cell table:style-name="Table29.A3" office:value-type="string">
            <text:p text:style-name="P24">+4</text:p>
          </table:table-cell>
          <table:table-cell table:style-name="Table29.A3" office:value-type="string">
            <text:p text:style-name="P26">+2</text:p>
          </table:table-cell>
          <table:table-cell table:style-name="Table29.A3" office:value-type="string">
            <text:p text:style-name="P24">+4</text:p>
          </table:table-cell>
          <table:table-cell table:style-name="Table29.A3" office:value-type="string">
            <text:p text:style-name="P24"/>
          </table:table-cell>
          <table:table-cell table:style-name="Table29.B3" office:value-type="float" office:value="2">
            <text:p text:style-name="P24">2</text:p>
          </table:table-cell>
          <table:table-cell table:style-name="Table29.B3" office:value-type="float" office:value="1">
            <text:p text:style-name="P24">1</text:p>
          </table:table-cell>
          <table:table-cell table:style-name="Table29.A3" office:value-type="string">
            <text:p text:style-name="P24">-</text:p>
          </table:table-cell>
          <table:table-cell table:style-name="Table29.A3" office:value-type="string">
            <text:p text:style-name="P24">-</text:p>
          </table:table-cell>
        </table:table-row>
        <table:table-row>
          <table:table-cell table:style-name="Table29.A3" office:value-type="string">
            <text:p text:style-name="P24">6th</text:p>
          </table:table-cell>
          <table:table-cell table:style-name="Table29.B3" office:value-type="float" office:value="6">
            <text:p text:style-name="P24">6</text:p>
          </table:table-cell>
          <table:table-cell table:style-name="Table29.A3" office:value-type="string">
            <text:p text:style-name="P24">+5</text:p>
          </table:table-cell>
          <table:table-cell table:style-name="Table29.A3" office:value-type="string">
            <text:p text:style-name="P26">+2</text:p>
          </table:table-cell>
          <table:table-cell table:style-name="Table29.A3" office:value-type="string">
            <text:p text:style-name="P24">+5</text:p>
          </table:table-cell>
          <table:table-cell table:style-name="Table29.A3" office:value-type="string">
            <text:p text:style-name="P24"/>
          </table:table-cell>
          <table:table-cell table:style-name="Table29.B3" office:value-type="float" office:value="3">
            <text:p text:style-name="P24">3</text:p>
          </table:table-cell>
          <table:table-cell table:style-name="Table29.B3" office:value-type="float" office:value="2">
            <text:p text:style-name="P24">2</text:p>
          </table:table-cell>
          <table:table-cell table:style-name="Table29.B3" office:value-type="float" office:value="1">
            <text:p text:style-name="P24">1</text:p>
          </table:table-cell>
          <table:table-cell table:style-name="Table29.A3" office:value-type="string">
            <text:p text:style-name="P24">-</text:p>
          </table:table-cell>
        </table:table-row>
        <table:table-row>
          <table:table-cell table:style-name="Table29.A3" office:value-type="string">
            <text:p text:style-name="P24">7th</text:p>
          </table:table-cell>
          <table:table-cell table:style-name="Table29.B3" office:value-type="float" office:value="7">
            <text:p text:style-name="P24">7</text:p>
          </table:table-cell>
          <table:table-cell table:style-name="Table29.A3" office:value-type="string">
            <text:p text:style-name="P24">+5</text:p>
          </table:table-cell>
          <table:table-cell table:style-name="Table29.A3" office:value-type="string">
            <text:p text:style-name="P27">+2</text:p>
          </table:table-cell>
          <table:table-cell table:style-name="Table29.A3" office:value-type="string">
            <text:p text:style-name="P24">+5</text:p>
          </table:table-cell>
          <table:table-cell table:style-name="Table29.A3" office:value-type="string">
            <text:p text:style-name="P31">Walking Stick</text:p>
          </table:table-cell>
          <table:table-cell table:style-name="Table29.B3" office:value-type="float" office:value="3">
            <text:p text:style-name="P24">3</text:p>
          </table:table-cell>
          <table:table-cell table:style-name="Table29.B3" office:value-type="float" office:value="2">
            <text:p text:style-name="P24">2</text:p>
          </table:table-cell>
          <table:table-cell table:style-name="Table29.B3" office:value-type="float" office:value="1">
            <text:p text:style-name="P24">1</text:p>
          </table:table-cell>
          <table:table-cell table:style-name="Table29.A3" office:value-type="string">
            <text:p text:style-name="P24">-</text:p>
          </table:table-cell>
        </table:table-row>
        <table:table-row>
          <table:table-cell table:style-name="Table29.A3" office:value-type="string">
            <text:p text:style-name="P24">8th</text:p>
          </table:table-cell>
          <table:table-cell table:style-name="Table29.B3" office:value-type="float" office:value="8">
            <text:p text:style-name="P24">8</text:p>
          </table:table-cell>
          <table:table-cell table:style-name="Table29.A3" office:value-type="string">
            <text:p text:style-name="P24">+6</text:p>
          </table:table-cell>
          <table:table-cell table:style-name="Table29.A3" office:value-type="string">
            <text:p text:style-name="P27">+3</text:p>
          </table:table-cell>
          <table:table-cell table:style-name="Table29.A3" office:value-type="string">
            <text:p text:style-name="P24">+6</text:p>
          </table:table-cell>
          <table:table-cell table:style-name="Table29.A3" office:value-type="string">
            <text:p text:style-name="P24"/>
          </table:table-cell>
          <table:table-cell table:style-name="Table29.B3" office:value-type="float" office:value="3">
            <text:p text:style-name="P24">3</text:p>
          </table:table-cell>
          <table:table-cell table:style-name="Table29.B3" office:value-type="float" office:value="2">
            <text:p text:style-name="P24">2</text:p>
          </table:table-cell>
          <table:table-cell table:style-name="Table29.B3" office:value-type="float" office:value="1">
            <text:p text:style-name="P24">1</text:p>
          </table:table-cell>
          <table:table-cell table:style-name="Table29.A3" office:value-type="string">
            <text:p text:style-name="P24">-</text:p>
          </table:table-cell>
        </table:table-row>
        <table:table-row>
          <table:table-cell table:style-name="Table29.A3" office:value-type="string">
            <text:p text:style-name="P24">9th</text:p>
          </table:table-cell>
          <table:table-cell table:style-name="Table29.B3" office:value-type="float" office:value="9">
            <text:p text:style-name="P24">9</text:p>
          </table:table-cell>
          <table:table-cell table:style-name="Table29.A3" office:value-type="string">
            <text:p text:style-name="P24">+6</text:p>
          </table:table-cell>
          <table:table-cell table:style-name="Table29.A3" office:value-type="string">
            <text:p text:style-name="P27">+3</text:p>
          </table:table-cell>
          <table:table-cell table:style-name="Table29.A3" office:value-type="string">
            <text:p text:style-name="P24">+6</text:p>
          </table:table-cell>
          <table:table-cell table:style-name="Table29.A3" office:value-type="string">
            <text:p text:style-name="P24"/>
          </table:table-cell>
          <table:table-cell table:style-name="Table29.B3" office:value-type="float" office:value="4">
            <text:p text:style-name="P24">4</text:p>
          </table:table-cell>
          <table:table-cell table:style-name="Table29.B3" office:value-type="float" office:value="3">
            <text:p text:style-name="P24">3</text:p>
          </table:table-cell>
          <table:table-cell table:style-name="Table29.B3" office:value-type="float" office:value="2">
            <text:p text:style-name="P24">2</text:p>
          </table:table-cell>
          <table:table-cell table:style-name="Table29.B3" office:value-type="float" office:value="1">
            <text:p text:style-name="P24">1</text:p>
          </table:table-cell>
        </table:table-row>
        <text:soft-page-break/>
        <table:table-row>
          <table:table-cell table:style-name="Table29.A3" office:value-type="string">
            <text:p text:style-name="P24">10th</text:p>
          </table:table-cell>
          <table:table-cell table:style-name="Table29.B3" office:value-type="float" office:value="10">
            <text:p text:style-name="P24">10</text:p>
          </table:table-cell>
          <table:table-cell table:style-name="Table29.A3" office:value-type="string">
            <text:p text:style-name="P24">+7</text:p>
          </table:table-cell>
          <table:table-cell table:style-name="Table29.A3" office:value-type="string">
            <text:p text:style-name="P62">+3</text:p>
          </table:table-cell>
          <table:table-cell table:style-name="Table29.A3" office:value-type="string">
            <text:p text:style-name="P24">+7</text:p>
          </table:table-cell>
          <table:table-cell table:style-name="Table29.A3" office:value-type="string">
            <text:p text:style-name="P31">Divine Protection</text:p>
          </table:table-cell>
          <table:table-cell table:style-name="Table29.B3" office:value-type="float" office:value="4">
            <text:p text:style-name="P31">4</text:p>
          </table:table-cell>
          <table:table-cell table:style-name="Table29.B3" office:value-type="float" office:value="3">
            <text:p text:style-name="P31">3</text:p>
          </table:table-cell>
          <table:table-cell table:style-name="Table29.B3" office:value-type="float" office:value="2">
            <text:p text:style-name="P31">2</text:p>
          </table:table-cell>
          <table:table-cell table:style-name="Table29.B3" office:value-type="float" office:value="1">
            <text:p text:style-name="P31">1</text:p>
          </table:table-cell>
        </table:table-row>
      </table:table>
      <text:p text:style-name="Standard"/>
      <text:p text:style-name="Standard"><text:span text:style-name="T57">Sworn Oath: </text:span><text:span text:style-name="T56"><text:s/>You have taken an oath to take your vow of peace one step further. <text:s/>You no longer may harm a non evil living creature.</text:span></text:p>
      <text:p text:style-name="P44"/>
      <text:p text:style-name="P44"><text:span text:style-name="T30">Spellcasting:</text:span> <text:span text:style-name="T15">At 1</text:span><text:span text:style-name="T24">st</text:span><text:span text:style-name="T15"> level, a faithful gains access to the paladin spell list and may spontaneously cast spells from the paladin spell list. <text:s text:c="2"/>Their caster level for these spells is considered their character level. <text:s/>They gain additional spells for having a high charisma.</text:span></text:p>
      <text:p text:style-name="P58"/>
      <text:p text:style-name="P44"><text:span text:style-name="T18">Anything But a Weapon:</text:span><text:span text:style-name="T15"> When wielding a quarterstaff, a small wooden button always appears, and functions as if it were an immovable rod. <text:s/>If you let go of the staff, it will retain this property for rounds equal to your charisma modifier, but only you can see or use the button.</text:span></text:p>
      <text:p text:style-name="P58"/>
      <text:p text:style-name="P44"><text:span text:style-name="T18">Walking Stick:</text:span><text:span text:style-name="T15"> When wielding a quarterstaff or no weapon, you are considered to be under the effects of the spell Oath of Peace. <text:s/>If this spell ends as a result of hostility towards an evil creature, you may reactive it as a standard action.<text:line-break/>In addition, when wielding a a quarterstaff or no weapon, your deity bestows their protection over you. <text:s/>You may add your charisma modifier to all saves, if you do not already..</text:span></text:p>
      <text:p text:style-name="P58"/>
      <text:p text:style-name="P44"><text:span text:style-name="T18">Divine Protection: </text:span><text:span text:style-name="T15"><text:s/>At 10</text:span><text:span text:style-name="T24">th</text:span><text:span text:style-name="T15"> level, you have finally earned the trust required to perform your goddesses most famous ritual. <text:s/>As a 24 hour ritual, you may cast a protective spell over an area equal to 25 feet per caster level. <text:s/>Once completed, this spell lasts until the caster is killed. <text:s/></text:span></text:p>
      <text:p text:style-name="P58">When this spell is complete, it blocks both line of sight and line of effect for any spell. <text:s/>In addition, any creature with hatred in their heart for you can not pass through the barrier without succeeding at an opposed caster level check. <text:s/>Any enemy inside must make the same check or be driven mad with fear until they flee the protective zone.</text:p>
      <text:p text:style-name="P58">Your caster level for this ability is considered your total character level plus your Faithful of Ushuk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5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1:29:28.25</meta:creation-date>
    <dc:date>2021-08-15T09:28:36.02</dc:date>
    <meta:editing-duration>P31DT18H53M17S</meta:editing-duration>
    <meta:editing-cycles>121</meta:editing-cycles>
    <meta:generator>OpenOffice/4.1.5$Win32 OpenOffice.org_project/415m1$Build-9789</meta:generator>
    <meta:document-statistic meta:table-count="29" meta:image-count="0" meta:object-count="0" meta:page-count="41" meta:paragraph-count="2164" meta:word-count="13989" meta:character-count="75943"/>
  </office:meta>
</office:document-meta>
</file>